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Preformatted_20_Text">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paragraph-properties fo:margin-top="0in" fo:margin-bottom="0in"/>
    </style:style>
    <style:style style:name="P31" style:family="paragraph" style:parent-style-name="Text_20_body" style:list-style-name="L30">
      <style:paragraph-properties fo:margin-top="0in" fo:margin-bottom="0in"/>
    </style:style>
    <style:style style:name="P32" style:family="paragraph" style:parent-style-name="Text_20_body" style:list-style-name="L31">
      <style:paragraph-properties fo:margin-top="0in" fo:margin-bottom="0in"/>
    </style:style>
  </office:automatic-styles>
  <office:body>
    <office:text>
      <text:p text:style-name="Title">2. Literature Review</text:p>
      <text:list text:style-name="L1">
        <text:list-item>
          <text:p text:style-name="P1"><text:a xlink:type="simple" xlink:href="#research-questions---october-2023" office:name=""><text:span text:style-name="Definition">Research Questions - October 2023</text:span></text:a></text:p>
        </text:list-item>
        <text:list-item>
          <text:p text:style-name="P1"><text:a xlink:type="simple" xlink:href="#literature-review-introduction" office:name=""><text:span text:style-name="Definition">Literature Review Introduction</text:span></text:a></text:p>
        </text:list-item>
        <text:list-item>
          <text:p text:style-name="P1"><text:a xlink:type="simple" xlink:href="#structuring-the-literature-review" office:name=""><text:span text:style-name="Definition">Structuring the literature review</text:span></text:a></text:p>
        </text:list-item>
        <text:list-item>
          <text:p text:style-name="P1"><text:a xlink:type="simple" xlink:href="#informal-education-pedagogies" office:name=""><text:span text:style-name="Definition">Informal Education Pedagogies</text:span></text:a></text:p>
          <text:list text:style-name="L2">
            <text:list-item>
              <text:p text:style-name="P2"><text:a xlink:type="simple" xlink:href="#the-role-of-agency-in-informal-pedagogies" office:name=""><text:span text:style-name="Definition">The role of Agency in Informal Pedagogies</text:span></text:a></text:p>
            </text:list-item>
            <text:list-item>
              <text:p text:style-name="P2"><text:a xlink:type="simple" xlink:href="#defining-agency-in-this-study" office:name=""><text:span text:style-name="Definition">Defining Agency in this study</text:span></text:a></text:p>
            </text:list-item>
            <text:list-item>
              <text:p text:style-name="P2"><text:a xlink:type="simple" xlink:href="#defining-and-conceptualising-informal-education" office:name=""><text:span text:style-name="Definition">Defining and conceptualising informal education</text:span></text:a></text:p>
              <text:list text:style-name="L3">
                <text:list-item>
                  <text:p text:style-name="P3"><text:a xlink:type="simple" xlink:href="#conceptualising-informal-education-via-foundational-theory" office:name=""><text:span text:style-name="Definition">Conceptualising informal education via foundational theory</text:span></text:a></text:p>
                </text:list-item>
              </text:list>
            </text:list-item>
            <text:list-item>
              <text:p text:style-name="P2"><text:a xlink:type="simple" xlink:href="#communities-of-practice" office:name=""><text:span text:style-name="Definition">Communities of Practice</text:span></text:a></text:p>
              <text:list text:style-name="L4">
                <text:list-item>
                  <text:p text:style-name="P4"><text:a xlink:type="simple" xlink:href="#informal-participatory-digital-and-gaming-communities" office:name=""><text:span text:style-name="Definition">Informal, participatory, digital and gaming communities</text:span></text:a></text:p>
                </text:list-item>
              </text:list>
            </text:list-item>
            <text:list-item>
              <text:p text:style-name="P2"><text:a xlink:type="simple" xlink:href="#guided-participation-rogoff-and-communities-of-learners" office:name=""><text:span text:style-name="Definition">Guided participation Rogoff and Communities of Learners</text:span></text:a></text:p>
            </text:list-item>
            <text:list-item>
              <text:p text:style-name="P2"><text:a xlink:type="simple" xlink:href="#funds-of-knowledge" office:name=""><text:span text:style-name="Definition">Funds of Knowledge</text:span></text:a></text:p>
              <text:list text:style-name="L5">
                <text:list-item>
                  <text:p text:style-name="P5"><text:a xlink:type="simple" xlink:href="#retro-gaming-as-a-fund-of-knowledge---move-to-intro" office:name=""><text:span text:style-name="Definition">Retro Gaming as a Fund of knowledge - move to intro?</text:span></text:a></text:p>
                </text:list-item>
              </text:list>
            </text:list-item>
            <text:list-item>
              <text:p text:style-name="P2"><text:a xlink:type="simple" xlink:href="#mantle-of-the-expert-as-a-processes-drama" office:name=""><text:span text:style-name="Definition">Mantle of the Expert as a processes drama</text:span></text:a></text:p>
            </text:list-item>
          </text:list>
        </text:list-item>
        <text:list-item>
          <text:p text:style-name="P1"><text:a xlink:type="simple" xlink:href="#studies-with-pedagogies-addressing-barriers-to-do-with-identity-and-computer-cultures" office:name=""><text:span text:style-name="Definition">Studies with pedagogies addressing barriers to do with identity and computer cultures</text:span></text:a></text:p>
        </text:list-item>
        <text:list-item>
          <text:p text:style-name="P1"><text:a xlink:type="simple" xlink:href="#pedagogies-from-coding-for-learning-community---k12-focused" office:name=""><text:span text:style-name="Definition">Pedagogies from coding for learning community - K12 focused</text:span></text:a></text:p>
          <text:list text:style-name="L6">
            <text:list-item>
              <text:p text:style-name="P6"><text:a xlink:type="simple" xlink:href="#also-see-this-writing-and-adapt" office:name=""><text:span text:style-name="Definition">Also See this writing and adapt</text:span></text:a></text:p>
            </text:list-item>
            <text:list-item>
              <text:p text:style-name="P6"><text:a xlink:type="simple" xlink:href="#tutorials-and-code-examples" office:name=""><text:span text:style-name="Definition">Tutorials and code examples</text:span></text:a></text:p>
            </text:list-item>
            <text:list-item>
              <text:p text:style-name="P6"><text:a xlink:type="simple" xlink:href="#umc-mircroworlds-and-half-baked-games" office:name=""><text:span text:style-name="Definition">UMC, Mircroworlds and Half-Baked Games</text:span></text:a></text:p>
              <text:list text:style-name="L7">
                <text:list-item>
                  <text:p text:style-name="P7"><text:a xlink:type="simple" xlink:href="#use-modify-create" office:name=""><text:span text:style-name="Definition">Use Modify Create</text:span></text:a></text:p>
                </text:list-item>
                <text:list-item>
                  <text:p text:style-name="P7"><text:a xlink:type="simple" xlink:href="#half-baked-games-as-microworlds" office:name=""><text:span text:style-name="Definition">Half-baked games as Microworlds</text:span></text:a></text:p>
                </text:list-item>
              </text:list>
            </text:list-item>
            <text:list-item>
              <text:p text:style-name="P6"><text:a xlink:type="simple" xlink:href="#primm" office:name=""><text:span text:style-name="Definition">PRIMM</text:span></text:a></text:p>
            </text:list-item>
            <text:list-item>
              <text:p text:style-name="P6"><text:a xlink:type="simple" xlink:href="#semantic-profiles-and-waves" office:name=""><text:span text:style-name="Definition">Semantic Profiles and Waves</text:span></text:a></text:p>
            </text:list-item>
            <text:list-item>
              <text:p text:style-name="P6"><text:a xlink:type="simple" xlink:href="#pair-programming-socialcollaborative-coding" office:name=""><text:span text:style-name="Definition">Pair programming &amp; social/collaborative coding</text:span></text:a></text:p>
            </text:list-item>
            <text:list-item>
              <text:p text:style-name="P6"><text:a xlink:type="simple" xlink:href="#project-based-learning-pbl" office:name=""><text:span text:style-name="Definition">Project based learning PBL</text:span></text:a></text:p>
              <text:list text:style-name="L8">
                <text:list-item>
                  <text:p text:style-name="P8"><text:a xlink:type="simple" xlink:href="#game-making-and-project-problem-based-learning" office:name=""><text:span text:style-name="Definition">Game making and Project / Problem Based Learning</text:span></text:a></text:p>
                </text:list-item>
                <text:list-item>
                  <text:p text:style-name="P8"><text:a xlink:type="simple" xlink:href="#pbl-and-authenticity" office:name=""><text:span text:style-name="Definition">PBL and Authenticity</text:span></text:a></text:p>
                </text:list-item>
              </text:list>
            </text:list-item>
          </text:list>
        </text:list-item>
        <text:list-item>
          <text:p text:style-name="P1"><text:a xlink:type="simple" xlink:href="#pedagogical-resources-in-the-form-of-professional-practices-and-frameworks" office:name=""><text:span text:style-name="Definition">Pedagogical resources in the form of professional practices and frameworks</text:span></text:a></text:p>
          <text:list text:style-name="L9">
            <text:list-item>
              <text:p text:style-name="P9"><text:a xlink:type="simple" xlink:href="#design-steps-frameworks-via-stages" office:name=""><text:span text:style-name="Definition">Design steps frameworks via stages</text:span></text:a></text:p>
              <text:list text:style-name="L10">
                <text:list-item>
                  <text:p text:style-name="P10"><text:a xlink:type="simple" xlink:href="#broad-design-based-approaches" office:name=""><text:span text:style-name="Definition">Broad design based approaches</text:span></text:a></text:p>
                </text:list-item>
              </text:list>
            </text:list-item>
            <text:list-item>
              <text:p text:style-name="P9"><text:a xlink:type="simple" xlink:href="#mda-and-conceptual-game-elements-framework" office:name=""><text:span text:style-name="Definition">MDA and conceptual game elements framework</text:span></text:a></text:p>
            </text:list-item>
            <text:list-item>
              <text:p text:style-name="P9"><text:a xlink:type="simple" xlink:href="#design-patterns-and-game-design-patterns-in-professional-context" office:name=""><text:span text:style-name="Definition">Design Patterns and Game Design Patterns in professional context</text:span></text:a></text:p>
            </text:list-item>
            <text:list-item>
              <text:p text:style-name="P9"><text:a xlink:type="simple" xlink:href="#using-professional-frameworks-to-help-novice-game-makers" office:name=""><text:span text:style-name="Definition">Using professional frameworks to help novice game makers</text:span></text:a></text:p>
              <text:list text:style-name="L11">
                <text:list-item>
                  <text:p text:style-name="P11"><text:a xlink:type="simple" xlink:href="#using-concepts-of-design-patterns-and-game-design-patterns" office:name=""><text:span text:style-name="Definition">Using concepts of design patterns and game design patterns</text:span></text:a></text:p>
                </text:list-item>
                <text:list-item>
                  <text:p text:style-name="P11"><text:a xlink:type="simple" xlink:href="#using-pattern-collections-and-code-examples-to-help-students." office:name=""><text:span text:style-name="Definition">Using pattern collections and code examples to help students.</text:span></text:a></text:p>
                </text:list-item>
              </text:list>
            </text:list-item>
          </text:list>
        </text:list-item>
        <text:list-item>
          <text:p text:style-name="P1"><text:a xlink:type="simple" xlink:href="#relevant-case-studies-research-in-digital-making-context---family-making-ito-gee-etc-5th-dimension" office:name=""><text:span text:style-name="Definition">Relevant case studies / research in digital making context - Family Making, Ito / Gee etc, 5th Dimension</text:span></text:a></text:p>
          <text:list text:style-name="L12">
            <text:list-item>
              <text:p text:style-name="P12"><text:a xlink:type="simple" xlink:href="#family-making---what-in-particular-to-explore" office:name=""><text:span text:style-name="Definition">Family Making - WHAT IN PARTICULAR TO EXPLORE ?</text:span></text:a></text:p>
            </text:list-item>
            <text:list-item>
              <text:p text:style-name="P12"><text:a xlink:type="simple" xlink:href="#game-playing-and-making-communities---community-activities-around-the-game-gee-ito" office:name=""><text:span text:style-name="Definition">Game playing and making communities - community activities around the game Gee / Ito</text:span></text:a></text:p>
            </text:list-item>
            <text:list-item>
              <text:p text:style-name="P12"><text:a xlink:type="simple" xlink:href="#mozilla---teach-the-web" office:name=""><text:span text:style-name="Definition">Mozilla - Teach the Web</text:span></text:a></text:p>
              <text:list text:style-name="L13">
                <text:list-item>
                  <text:p text:style-name="P13"><text:a xlink:type="simple" xlink:href="#phaser.js" office:name=""><text:span text:style-name="Definition">Phaser.js</text:span></text:a></text:p>
                </text:list-item>
                <text:list-item>
                  <text:p text:style-name="P13"><text:a xlink:type="simple" xlink:href="#tensions-surrounding-authenticity-of-tool-use--move-to-lit-review-end-discussion" office:name=""><text:span text:style-name="Definition">Tensions surrounding authenticity of tool use- move to LIT REVIEW / END DISCUSSION?</text:span></text:a></text:p>
                </text:list-item>
              </text:list>
            </text:list-item>
            <text:list-item>
              <text:p text:style-name="P12"><text:a xlink:type="simple" xlink:href="#game-jams-game-competitions" office:name=""><text:span text:style-name="Definition">Game jams &amp; game competitions</text:span></text:a></text:p>
            </text:list-item>
            <text:list-item>
              <text:p text:style-name="P12"><text:a xlink:type="simple" xlink:href="#digital-informal-participatory-culture-and-learning" office:name=""><text:span text:style-name="Definition">Digital informal / participatory culture and Learning</text:span></text:a></text:p>
              <text:list text:style-name="L14">
                <text:list-item>
                  <text:p text:style-name="P14"><text:a xlink:type="simple" xlink:href="#inequality-of-access-to-participatory-culture-communities-barrier" office:name=""><text:span text:style-name="Definition">Inequality of access to participatory culture communities (Barrier)</text:span></text:a></text:p>
                </text:list-item>
              </text:list>
            </text:list-item>
            <text:list-item>
              <text:p text:style-name="P12"><text:a xlink:type="simple" xlink:href="#barrier---lack-of-knowledge-of-cultural-processes" office:name=""><text:span text:style-name="Definition">Barrier - lack of knowledge of cultural processes</text:span></text:a></text:p>
            </text:list-item>
          </text:list>
        </text:list-item>
      </text:list>
      <text:h text:style-name="Heading_20_2" text:outline-level="2"><text:bookmark-start text:name="research-questions---october-2023"/>Research Questions - October 2023<text:bookmark-end text:name="research-questions---october-2023"/></text:h>
      <text:list text:style-name="L15">
        <text:list-item>
          <text:p text:style-name="P15">What pedagogical tools and processes are available to support novices to overcome barriers to authentic game coding and design?</text:p>
        </text:list-item>
        <text:list-item>
          <text:p text:style-name="P15">How can participants build agency in an evolving community of game makers?</text:p>
        </text:list-item>
        <text:list-item>
          <text:p text:style-name="P15">How can game design patterns support the development of coding practices with novices?</text:p>
        </text:list-item>
      </text:list>
      <text:h text:style-name="Heading_20_2" text:outline-level="2"><text:bookmark-start text:name="literature-review-introduction"/>Literature Review Introduction<text:bookmark-end text:name="literature-review-introduction"/></text:h>
      <text:p text:style-name="First_20_paragraph">The aims of this literature review:</text:p>
      <text:list text:style-name="L16">
        <text:list-item>
          <text:p text:style-name="P16">Recap motivations for game making and terms needed to expore that later</text:p>
          <text:list text:style-name="L17">
            <text:list-item>
              <text:p text:style-name="P17">CT in relation to Design Patterns - abstract / concrete elements</text:p>
            </text:list-item>
          </text:list>
        </text:list-item>
        <text:list-item>
          <text:p text:style-name="P16">outline existing game making pedagogies &amp; resources for learning coding</text:p>
        </text:list-item>
        <text:list-item>
          <text:p text:style-name="P16">focus in on cultural / social elements of particular promising pedagogies.<text:line-break/></text:p>
        </text:list-item>
        <text:list-item>
          <text:p text:style-name="P16">introduce concepts that may also inform conceptual framework / methodology</text:p>
          <text:list text:style-name="L18">
            <text:list-item>
              <text:p text:style-name="P18">PERHAPS MOVE TO NEXT CHAPTER?</text:p>
            </text:list-item>
          </text:list>
        </text:list-item>
      </text:list>
      <text:h text:style-name="Heading_20_2" text:outline-level="2"><text:bookmark-start text:name="structuring-the-literature-review"/>Structuring the literature review<text:bookmark-end text:name="structuring-the-literature-review"/></text:h>
      <text:p text:style-name="First_20_paragraph">To help answer RQ1 and 2, this literature review explores pedagogies and resources used by practitioners and learners to support the process of learning</text:p>
      <text:p text:style-name="Text_20_body"><text:span text:style-name="T1">Specifically in RQ1 terms - what does authentic mean. A bit of what does agency mean which is followed in chapter three.</text:span></text:p>
      <text:p text:style-name="Text_20_body">Identify types of barriers / obstacles and address pedagogies which address then?</text:p>
      <text:p text:style-name="Text_20_body">Because of the community focus of the study, but the relevance of new curriculum the lit review spans different community perspectives / scopes.</text:p>
      <text:list text:style-name="L19">
        <text:list-item>
          <text:p text:style-name="P19">Coverage of wider pedagogical frameworks focused on participants to develop agency in an evolving community.</text:p>
          <text:list text:style-name="L20">
            <text:list-item>
              <text:p text:style-name="P20">what is informal settings / learning?</text:p>
            </text:list-item>
            <text:list-item>
              <text:p text:style-name="P20">communities of practice - legitimate peripheral participation boundaries and Barriers</text:p>
            </text:list-item>
            <text:list-item>
              <text:p text:style-name="P20">community of learner and the methods to expose practice</text:p>
            </text:list-item>
          </text:list>
          <text:p text:style-name="P19"/>
        </text:list-item>
        <text:list-item>
          <text:p text:style-name="P19">Examples informal community creation in practice and research &amp; pedogogies with young people</text:p>
          <text:list text:style-name="L21">
            <text:list-item>
              <text:p text:style-name="P21">Tinkering -Design-based &amp; Tinkering / Exploratory - Bevan et al</text:p>
            </text:list-item>
            <text:list-item>
              <text:p text:style-name="P21">Parents as brokers in tech use / learning - Roque et al, Barron, Correa</text:p>
            </text:list-item>
            <text:list-item>
              <text:p text:style-name="P21">5th dimension</text:p>
            </text:list-item>
            <text:list-item>
              <text:p text:style-name="P21">Mantle of the Expert (and drama processes games)</text:p>
            </text:list-item>
          </text:list>
        </text:list-item>
        <text:list-item>
          <text:p text:style-name="P19">K12 context: types of barriers addressed focused around curriculum and assessment, end with analysis of what formal ed often fails to address</text:p>
          <text:list text:style-name="L22">
            <text:list-item>
              <text:p text:style-name="P22">computational thinking vs coding practices: explain why CT not the focus, abstract / concrete aspsect.</text:p>
            </text:list-item>
          </text:list>
        </text:list-item>
        <text:list-item>
          <text:p text:style-name="P19">professional and enthusiast game making communities and informal setttings: better to address coding practices not -hci and affordance theory, technical barriers , solved by design - MDA - design patterns and gdp collections - game jam, playful approaches, drama games</text:p>
        </text:list-item>
      </text:list>
      <text:p text:style-name="First_20_paragraph">The study then seeks to reconsile some of the different elements above in the context of family / informal ed -</text:p>
      <text:h text:style-name="Heading_20_2" text:outline-level="2"><text:bookmark-start text:name="informal-education-pedagogies"/>Informal Education Pedagogies<text:bookmark-end text:name="informal-education-pedagogies"/></text:h>
      <text:p text:style-name="First_20_paragraph">To develop these focused professional frameworks of concepts, we now place them in the context of wider theories of community and informal learning.</text:p>
      <text:h text:style-name="Heading_20_3" text:outline-level="3"><text:bookmark-start text:name="the-role-of-agency-in-informal-pedagogies"/>The role of Agency in Informal Pedagogies<text:bookmark-end text:name="the-role-of-agency-in-informal-pedagogies"/></text:h>
      <text:h text:style-name="Heading_20_3" text:outline-level="3"><text:bookmark-start text:name="defining-agency-in-this-study"/>Defining Agency in this study<text:bookmark-end text:name="defining-agency-in-this-study"/></text:h>
      <text:p text:style-name="First_20_paragraph">Concepts of agency are explored in more depth in chapter three, however a brief definition of agency in relation to informal education and this study is useful to ground the findings of the literature review.</text:p>
      <text:p text:style-name="Text_20_body">Concepts of facilitating the development of agency in education have diverse threads <text:reference-mark-start text:name="ZOTERO_ITEM CSL_CITATION {&quot;citationID&quot;:&quot;kuuxfith&quot;,&quot;citationItems&quot;:[{&quot;suffix&quot;:&quot;&quot;,&quot;id&quot;:8819,&quot;prefix&quot;:&quot;&quot;,&quot;itemData&quot;:{&quot;page&quot;:&quot;420-446&quot;,&quot;URL&quot;:&quot;https://doi.org/10.1007/s12124-015-9336-0&quot;,&quot;container-title-short&quot;:&quot;Integr. psych. behav.&quot;,&quot;source&quot;:&quot;Springer Link&quot;,&quot;author&quot;:[{&quot;family&quot;:&quot;Matusov&quot;,&quot;given&quot;:&quot;Eugene&quot;},{&quot;given&quot;:&quot;Katherine&quot;,&quot;non-dropping-particle&quot;:&quot;von&quot;,&quot;family&quot;:&quot;Duyke&quot;},{&quot;family&quot;:&quot;Kayumova&quot;,&quot;given&quot;:&quot;Shakhnoza&quot;}],&quot;type&quot;:&quot;article-journal&quot;,&quot;volume&quot;:&quot;50&quot;,&quot;language&quot;:&quot;en&quot;,&quot;accessed&quot;:{&quot;date-parts&quot;:[[2023,6,19]]},&quot;issue&quot;:&quot;3&quot;,&quot;citation-key&quot;:&quot;matusov_mapping_2016&quot;,&quot;title&quot;:&quot;Mapping Concepts of Agency in Educational Contexts&quot;,&quot;issued&quot;:{&quot;date-parts&quot;:[[2016,9,1]]},&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ISSN&quot;:&quot;1936-3567&quot;,&quot;container-title&quot;:&quot;Integrative Psychological and Behavioral Science&quot;},&quot;uris&quot;:[&quot;http://zotero.org/users/1913249/items/ZU33LZ9E&quot;],&quot;uri&quot;:[&quot;http://zotero.org/users/1913249/items/ZU33LZ9E&quot;]}],&quot;schema&quot;:&quot;https://github.com/citation-style-language/schema/raw/master/csl-citation.json&quot;,&quot;properties&quot;:{&quot;formattedCitation&quot;:&quot;[@matusov_mapping_2016]&quot;,&quot;noteIndex&quot;:0}} RNDomqjnyxqsd"/>&lt;Do Zotero Refresh: [@matusov_mapping_2016]&gt;<text:reference-mark-end text:name="ZOTERO_ITEM CSL_CITATION {&quot;citationID&quot;:&quot;kuuxfith&quot;,&quot;citationItems&quot;:[{&quot;suffix&quot;:&quot;&quot;,&quot;id&quot;:8819,&quot;prefix&quot;:&quot;&quot;,&quot;itemData&quot;:{&quot;page&quot;:&quot;420-446&quot;,&quot;URL&quot;:&quot;https://doi.org/10.1007/s12124-015-9336-0&quot;,&quot;container-title-short&quot;:&quot;Integr. psych. behav.&quot;,&quot;source&quot;:&quot;Springer Link&quot;,&quot;author&quot;:[{&quot;family&quot;:&quot;Matusov&quot;,&quot;given&quot;:&quot;Eugene&quot;},{&quot;given&quot;:&quot;Katherine&quot;,&quot;non-dropping-particle&quot;:&quot;von&quot;,&quot;family&quot;:&quot;Duyke&quot;},{&quot;family&quot;:&quot;Kayumova&quot;,&quot;given&quot;:&quot;Shakhnoza&quot;}],&quot;type&quot;:&quot;article-journal&quot;,&quot;volume&quot;:&quot;50&quot;,&quot;language&quot;:&quot;en&quot;,&quot;accessed&quot;:{&quot;date-parts&quot;:[[2023,6,19]]},&quot;issue&quot;:&quot;3&quot;,&quot;citation-key&quot;:&quot;matusov_mapping_2016&quot;,&quot;title&quot;:&quot;Mapping Concepts of Agency in Educational Contexts&quot;,&quot;issued&quot;:{&quot;date-parts&quot;:[[2016,9,1]]},&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ISSN&quot;:&quot;1936-3567&quot;,&quot;container-title&quot;:&quot;Integrative Psychological and Behavioral Science&quot;},&quot;uris&quot;:[&quot;http://zotero.org/users/1913249/items/ZU33LZ9E&quot;],&quot;uri&quot;:[&quot;http://zotero.org/users/1913249/items/ZU33LZ9E&quot;]}],&quot;schema&quot;:&quot;https://github.com/citation-style-language/schema/raw/master/csl-citation.json&quot;,&quot;properties&quot;:{&quot;formattedCitation&quot;:&quot;[@matusov_mapping_2016]&quot;,&quot;noteIndex&quot;:0}} RNDomqjnyxqsd"/>. These include: instrumental agency with a focus on developing capacities; effortful agency which enhances motivation and commitment; dynamically emergent agency which includes the agency of non-human actors; and authorial agency which involves agentic changes to the learning environment.</text:p>
      <text:p text:style-name="Text_20_body">Informal education has the potential to offer less barriers to authorial agency which are engendered by factors such as curricular constraints, practical classroom factors and school behaviour norms,</text:p>
      <text:h text:style-name="Heading_20_3" text:outline-level="3"><text:bookmark-start text:name="defining-and-conceptualising-informal-education"/>Defining and conceptualising informal education<text:bookmark-end text:name="defining-and-conceptualising-informal-education"/></text:h>
      <text:p text:style-name="First_20_paragraph">Definitions of informal education are complex and beyond the remit of this literature review. Informal here is not just about a school or non-school environment <text:reference-mark-start text:name="ZOTERO_ITEM CSL_CITATION {&quot;citationID&quot;:&quot;pagduekd&quot;,&quot;citationItems&quot;:[{&quot;suffix&quot;:&quot;&quot;,&quot;id&quot;:3752,&quot;prefix&quot;:&quot;&quot;,&quot;itemData&quot;:{&quot;edition&quot;:&quot;1&quot;,&quot;page&quot;:&quot;1-20&quot;,&quot;URL&quot;:&quot;https://www.cambridge.org/core/product/identifier/9781139026239%23c00591-8/type/book_part&quot;,&quot;source&quot;:&quot;DOI.org (Crossref)&quot;,&quot;publisher&quot;:&quot;Cambridge University Press&quot;,&quot;ISBN&quot;:&quot;978-1-139-02623-9 978-1-107-00591-4 978-1-107-50727-2&quot;,&quot;author&quot;:[{&quot;family&quot;:&quot;Sefton-Green&quot;,&quot;given&quot;:&quot;Julian&quot;},{&quot;family&quot;:&quot;Erstad&quot;,&quot;given&quot;:&quot;Ola&quot;}],&quot;editor&quot;:[{&quot;family&quot;:&quot;Erstad&quot;,&quot;given&quot;:&quot;Ola&quot;},{&quot;family&quot;:&quot;Sefton-Green&quot;,&quot;given&quot;:&quot;Julian&quot;}],&quot;language&quot;:&quot;en&quot;,&quot;accessed&quot;:{&quot;date-parts&quot;:[[2022,8,9]]},&quot;DOI&quot;:&quot;10.1017/CBO9781139026239.001&quot;,&quot;issued&quot;:{&quot;date-parts&quot;:[[2012,10,22]]},&quot;container-title&quot;:&quot;Identity, Community, and Learning Lives in the Digital Age&quot;,&quot;type&quot;:&quot;chapter&quot;,&quot;title&quot;:&quot;Identity, Community, and Learning Lives in the Digital Age&quot;,&quot;citation-key&quot;:&quot;erstad_identity_2012&quot;,&quot;id&quot;:&quot;erstad_identity_2012&quot;},&quot;uris&quot;:[&quot;http://zotero.org/users/1913249/items/TE57K2KN&quot;],&quot;uri&quot;:[&quot;http://zotero.org/users/1913249/items/TE57K2KN&quot;]}],&quot;schema&quot;:&quot;https://github.com/citation-style-language/schema/raw/master/csl-citation.json&quot;,&quot;properties&quot;:{&quot;formattedCitation&quot;:&quot;[@erstad_identity_2012]&quot;,&quot;noteIndex&quot;:0}} RNDczfnvphqnm"/>&lt;Do Zotero Refresh: [@erstad_identity_2012]&gt;<text:reference-mark-end text:name="ZOTERO_ITEM CSL_CITATION {&quot;citationID&quot;:&quot;pagduekd&quot;,&quot;citationItems&quot;:[{&quot;suffix&quot;:&quot;&quot;,&quot;id&quot;:3752,&quot;prefix&quot;:&quot;&quot;,&quot;itemData&quot;:{&quot;edition&quot;:&quot;1&quot;,&quot;page&quot;:&quot;1-20&quot;,&quot;URL&quot;:&quot;https://www.cambridge.org/core/product/identifier/9781139026239%23c00591-8/type/book_part&quot;,&quot;source&quot;:&quot;DOI.org (Crossref)&quot;,&quot;publisher&quot;:&quot;Cambridge University Press&quot;,&quot;ISBN&quot;:&quot;978-1-139-02623-9 978-1-107-00591-4 978-1-107-50727-2&quot;,&quot;author&quot;:[{&quot;family&quot;:&quot;Sefton-Green&quot;,&quot;given&quot;:&quot;Julian&quot;},{&quot;family&quot;:&quot;Erstad&quot;,&quot;given&quot;:&quot;Ola&quot;}],&quot;editor&quot;:[{&quot;family&quot;:&quot;Erstad&quot;,&quot;given&quot;:&quot;Ola&quot;},{&quot;family&quot;:&quot;Sefton-Green&quot;,&quot;given&quot;:&quot;Julian&quot;}],&quot;language&quot;:&quot;en&quot;,&quot;accessed&quot;:{&quot;date-parts&quot;:[[2022,8,9]]},&quot;DOI&quot;:&quot;10.1017/CBO9781139026239.001&quot;,&quot;issued&quot;:{&quot;date-parts&quot;:[[2012,10,22]]},&quot;container-title&quot;:&quot;Identity, Community, and Learning Lives in the Digital Age&quot;,&quot;type&quot;:&quot;chapter&quot;,&quot;title&quot;:&quot;Identity, Community, and Learning Lives in the Digital Age&quot;,&quot;citation-key&quot;:&quot;erstad_identity_2012&quot;,&quot;id&quot;:&quot;erstad_identity_2012&quot;},&quot;uris&quot;:[&quot;http://zotero.org/users/1913249/items/TE57K2KN&quot;],&quot;uri&quot;:[&quot;http://zotero.org/users/1913249/items/TE57K2KN&quot;]}],&quot;schema&quot;:&quot;https://github.com/citation-style-language/schema/raw/master/csl-citation.json&quot;,&quot;properties&quot;:{&quot;formattedCitation&quot;:&quot;[@erstad_identity_2012]&quot;,&quot;noteIndex&quot;:0}} RNDczfnvphqnm"/>.</text:p>
      <text:p text:style-name="Text_20_body">Gerber define formal learning as that which happens in school and informal learning as that outside of school <text:reference-mark-start text:name="ZOTERO_ITEM CSL_CITATION {&quot;citationID&quot;:&quot;zhunukxh&quot;,&quot;citationItems&quot;:[{&quot;suffix&quot;:&quot;&quot;,&quot;id&quot;:3216,&quot;prefix&quot;:&quot;&quot;,&quot;itemData&quot;:{&quot;page&quot;:&quot;569-583&quot;,&quot;URL&quot;:&quot;http://www.tandfonline.com/doi/abs/10.1080/09500690116959&quot;,&quot;container-title-short&quot;:&quot;International Journal of Science Education&quot;,&quot;title&quot;:&quot;Development of an informal learning opportunities assay&quot;,&quot;author&quot;:[{&quot;family&quot;:&quot;Gerber&quot;,&quot;given&quot;:&quot;Brian L.&quot;},{&quot;family&quot;:&quot;Marek&quot;,&quot;given&quot;:&quot;Edmund A.&quot;},{&quot;family&quot;:&quot;Cavallo&quot;,&quot;given&quot;:&quot;Ann M. L.&quot;}],&quot;type&quot;:&quot;article-journal&quot;,&quot;volume&quot;:&quot;23&quot;,&quot;accessed&quot;:{&quot;date-parts&quot;:[[2019,7,23]]},&quot;issue&quot;:&quot;6&quot;,&quot;issued&quot;:{&quot;date-parts&quot;:[[2001,6]]},&quot;language&quot;:&quot;en&quot;,&quot;source&quot;:&quot;DOI.org (Crossref)&quot;,&quot;container-title&quot;:&quot;International Journal of Science Education&quot;,&quot;DOI&quot;:&quot;10.1080/09500690116959&quot;,&quot;citation-key&quot;:&quot;gerber_development_2001&quot;,&quot;id&quot;:&quot;gerber_development_2001&quot;,&quot;ISSN&quot;:&quot;0950-0693, 1464-5289&quot;},&quot;uris&quot;:[&quot;http://zotero.org/users/1913249/items/3TFJAQIM&quot;],&quot;uri&quot;:[&quot;http://zotero.org/users/1913249/items/3TFJAQIM&quot;]}],&quot;schema&quot;:&quot;https://github.com/citation-style-language/schema/raw/master/csl-citation.json&quot;,&quot;properties&quot;:{&quot;formattedCitation&quot;:&quot;[@gerber_development_2001]&quot;,&quot;noteIndex&quot;:0}} RNDjvxbyncerx"/>&lt;Do Zotero Refresh: [@gerber_development_2001]&gt;<text:reference-mark-end text:name="ZOTERO_ITEM CSL_CITATION {&quot;citationID&quot;:&quot;zhunukxh&quot;,&quot;citationItems&quot;:[{&quot;suffix&quot;:&quot;&quot;,&quot;id&quot;:3216,&quot;prefix&quot;:&quot;&quot;,&quot;itemData&quot;:{&quot;page&quot;:&quot;569-583&quot;,&quot;URL&quot;:&quot;http://www.tandfonline.com/doi/abs/10.1080/09500690116959&quot;,&quot;container-title-short&quot;:&quot;International Journal of Science Education&quot;,&quot;title&quot;:&quot;Development of an informal learning opportunities assay&quot;,&quot;author&quot;:[{&quot;family&quot;:&quot;Gerber&quot;,&quot;given&quot;:&quot;Brian L.&quot;},{&quot;family&quot;:&quot;Marek&quot;,&quot;given&quot;:&quot;Edmund A.&quot;},{&quot;family&quot;:&quot;Cavallo&quot;,&quot;given&quot;:&quot;Ann M. L.&quot;}],&quot;type&quot;:&quot;article-journal&quot;,&quot;volume&quot;:&quot;23&quot;,&quot;accessed&quot;:{&quot;date-parts&quot;:[[2019,7,23]]},&quot;issue&quot;:&quot;6&quot;,&quot;issued&quot;:{&quot;date-parts&quot;:[[2001,6]]},&quot;language&quot;:&quot;en&quot;,&quot;source&quot;:&quot;DOI.org (Crossref)&quot;,&quot;container-title&quot;:&quot;International Journal of Science Education&quot;,&quot;DOI&quot;:&quot;10.1080/09500690116959&quot;,&quot;citation-key&quot;:&quot;gerber_development_2001&quot;,&quot;id&quot;:&quot;gerber_development_2001&quot;,&quot;ISSN&quot;:&quot;0950-0693, 1464-5289&quot;},&quot;uris&quot;:[&quot;http://zotero.org/users/1913249/items/3TFJAQIM&quot;],&quot;uri&quot;:[&quot;http://zotero.org/users/1913249/items/3TFJAQIM&quot;]}],&quot;schema&quot;:&quot;https://github.com/citation-style-language/schema/raw/master/csl-citation.json&quot;,&quot;properties&quot;:{&quot;formattedCitation&quot;:&quot;[@gerber_development_2001]&quot;,&quot;noteIndex&quot;:0}} RNDjvxbyncerx"/>, Sefton-Green <text:reference-mark-start text:name="ZOTERO_ITEM CSL_CITATION {&quot;citationID&quot;:&quot;jbalbgzx&quot;,&quot;citationItems&quot;:[{&quot;suffix&quot;:&quot;&quot;,&quot;id&quot;:3214,&quot;prefix&quot;:&quot;&quot;,&quot;itemData&quot;:{&quot;language&quot;:&quot;en&quot;,&quot;page&quot;:&quot;43&quot;,&quot;source&quot;:&quot;Zotero&quot;,&quot;issued&quot;:{&quot;date-parts&quot;:[[2004]]},&quot;id&quot;:&quot;sefton-green_literature_2004&quot;,&quot;author&quot;:[{&quot;family&quot;:&quot;Sefton-Green&quot;,&quot;given&quot;:&quot;Julian&quot;}],&quot;type&quot;:&quot;report&quot;,&quot;citation-key&quot;:&quot;sefton-green_literature_2004&quot;,&quot;title&quot;:&quot;Literature Review in Informal Learning with Technology Outside School&quot;},&quot;uris&quot;:[&quot;http://zotero.org/users/1913249/items/NMBYWLRS&quot;],&quot;uri&quot;:[&quot;http://zotero.org/users/1913249/items/NMBYWLRS&quot;]}],&quot;schema&quot;:&quot;https://github.com/citation-style-language/schema/raw/master/csl-citation.json&quot;,&quot;properties&quot;:{&quot;formattedCitation&quot;:&quot;[@sefton-green_literature_2004]&quot;,&quot;noteIndex&quot;:0}} RNDwgojtnrnbl"/>&lt;Do Zotero Refresh: [@sefton-green_literature_2004]&gt;<text:reference-mark-end text:name="ZOTERO_ITEM CSL_CITATION {&quot;citationID&quot;:&quot;jbalbgzx&quot;,&quot;citationItems&quot;:[{&quot;suffix&quot;:&quot;&quot;,&quot;id&quot;:3214,&quot;prefix&quot;:&quot;&quot;,&quot;itemData&quot;:{&quot;language&quot;:&quot;en&quot;,&quot;page&quot;:&quot;43&quot;,&quot;source&quot;:&quot;Zotero&quot;,&quot;issued&quot;:{&quot;date-parts&quot;:[[2004]]},&quot;id&quot;:&quot;sefton-green_literature_2004&quot;,&quot;author&quot;:[{&quot;family&quot;:&quot;Sefton-Green&quot;,&quot;given&quot;:&quot;Julian&quot;}],&quot;type&quot;:&quot;report&quot;,&quot;citation-key&quot;:&quot;sefton-green_literature_2004&quot;,&quot;title&quot;:&quot;Literature Review in Informal Learning with Technology Outside School&quot;},&quot;uris&quot;:[&quot;http://zotero.org/users/1913249/items/NMBYWLRS&quot;],&quot;uri&quot;:[&quot;http://zotero.org/users/1913249/items/NMBYWLRS&quot;]}],&quot;schema&quot;:&quot;https://github.com/citation-style-language/schema/raw/master/csl-citation.json&quot;,&quot;properties&quot;:{&quot;formattedCitation&quot;:&quot;[@sefton-green_literature_2004]&quot;,&quot;noteIndex&quot;:0}} RNDwgojtnrnbl"/> complicates this view, noting that2 informal learning can take place in formal settings and vice-versa.</text:p>
      <text:p text:style-name="Text_20_body">Others writers <text:reference-mark-start text:name="ZOTERO_ITEM CSL_CITATION {&quot;citationID&quot;:&quot;yyshtqjr&quot;,&quot;citationItems&quot;:[{&quot;locator&quot;:&quot; 173&quot;,&quot;id&quot;:3302,&quot;prefix&quot;:&quot;&quot;,&quot;itemData&quot;:{&quot;page&quot;:&quot;171-190&quot;,&quot;title-short&quot;:&quot;Bridging In-school and Out-of-school Learning&quot;,&quot;URL&quot;:&quot;https://doi.org/10.1007/s10956-006-9027-1&quot;,&quot;container-title-short&quot;:&quot;J Sci Educ Technol&quot;,&quot;title&quot;:&quot;Bridging In-school and Out-of-school Learning: Formal, Non-Formal, and Informal Education&quot;,&quot;author&quot;:[{&quot;family&quot;:&quot;Eshach&quot;,&quot;given&quot;:&quot;Haim&quot;}],&quot;language&quot;:&quot;en&quot;,&quot;volume&quot;:&quot;16&quot;,&quot;type&quot;:&quot;article-journal&quot;,&quot;accessed&quot;:{&quot;date-parts&quot;:[[2019,4,24]]},&quot;issue&quot;:&quot;2&quot;,&quot;citation-key&quot;:&quot;eshach_bridging_2007&quot;,&quot;source&quot;:&quot;Springer Link&quot;,&quot;issued&quot;:{&quot;date-parts&quot;:[[2007,4,1]]},&quot;id&quot;:&quot;eshach_bridging_2007&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DOI&quot;:&quot;10.1007/s10956-006-9027-1&quot;,&quot;ISSN&quot;:&quot;1573-1839&quot;,&quot;container-title&quot;:&quot;Journal of Science Education and Technology&quot;},&quot;uris&quot;:[&quot;http://zotero.org/users/1913249/items/CKARKKW9&quot;],&quot;uri&quot;:[&quot;http://zotero.org/users/1913249/items/CKARKKW9&quot;]},{&quot;suffix&quot;:&quot;&quot;,&quot;id&quot;:3306,&quot;prefix&quot;:&quot;&quot;,&quot;itemData&quot;:{&quot;language&quot;:&quot;en&quot;,&quot;title&quot;:&quot;Recognition of Non-formal and Informal Learning in OECD Countries: an Overview of Some Key Issues&quot;,&quot;type&quot;:&quot;article-journal&quot;,&quot;title-short&quot;:&quot;Recognition of Non-formal and Informal Learning in OECD Countries&quot;,&quot;URL&quot;:&quot;http://doi.org/10.3278/REP0903W011&quot;,&quot;accessed&quot;:{&quot;date-parts&quot;:[[2019,4,24]]},&quot;DOI&quot;:&quot;10.3278/REP0903W011&quot;,&quot;citation-key&quot;:&quot;werquin_recognition_2009&quot;,&quot;source&quot;:&quot;DOI.org (CSL JSON)&quot;,&quot;issued&quot;:{&quot;date-parts&quot;:[[2009,3,1]]},&quot;container-title&quot;:&quot;Recognition of Non-formal and Informal Learning in OECD Countries: an Overview of Some Key Issues&quot;,&quot;author&quot;:[{&quot;family&quot;:&quot;Werquin&quot;,&quot;given&quot;:&quot;Patrick&quot;}],&quot;issue&quot;:&quot;03/2009&quot;,&quot;ISSN&quot;:&quot;0177-4166&quot;,&quot;id&quot;:&quot;werquin_recognition_2009&quot;},&quot;uris&quot;:[&quot;http://zotero.org/users/1913249/items/WJMQLNPY&quot;],&quot;uri&quot;:[&quot;http://zotero.org/users/1913249/items/WJMQLNPY&quot;]}],&quot;schema&quot;:&quot;https://github.com/citation-style-language/schema/raw/master/csl-citation.json&quot;,&quot;properties&quot;:{&quot;formattedCitation&quot;:&quot;[@eshach_bridging_2007, p. 173; @werquin_recognition_2009]&quot;,&quot;noteIndex&quot;:0}} RNDelwvifxjry"/>&lt;Do Zotero Refresh: [@eshach_bridging_2007, p. 173; @werquin_recognition_2009]&gt;<text:reference-mark-end text:name="ZOTERO_ITEM CSL_CITATION {&quot;citationID&quot;:&quot;yyshtqjr&quot;,&quot;citationItems&quot;:[{&quot;locator&quot;:&quot; 173&quot;,&quot;id&quot;:3302,&quot;prefix&quot;:&quot;&quot;,&quot;itemData&quot;:{&quot;page&quot;:&quot;171-190&quot;,&quot;title-short&quot;:&quot;Bridging In-school and Out-of-school Learning&quot;,&quot;URL&quot;:&quot;https://doi.org/10.1007/s10956-006-9027-1&quot;,&quot;container-title-short&quot;:&quot;J Sci Educ Technol&quot;,&quot;title&quot;:&quot;Bridging In-school and Out-of-school Learning: Formal, Non-Formal, and Informal Education&quot;,&quot;author&quot;:[{&quot;family&quot;:&quot;Eshach&quot;,&quot;given&quot;:&quot;Haim&quot;}],&quot;language&quot;:&quot;en&quot;,&quot;volume&quot;:&quot;16&quot;,&quot;type&quot;:&quot;article-journal&quot;,&quot;accessed&quot;:{&quot;date-parts&quot;:[[2019,4,24]]},&quot;issue&quot;:&quot;2&quot;,&quot;citation-key&quot;:&quot;eshach_bridging_2007&quot;,&quot;source&quot;:&quot;Springer Link&quot;,&quot;issued&quot;:{&quot;date-parts&quot;:[[2007,4,1]]},&quot;id&quot;:&quot;eshach_bridging_2007&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DOI&quot;:&quot;10.1007/s10956-006-9027-1&quot;,&quot;ISSN&quot;:&quot;1573-1839&quot;,&quot;container-title&quot;:&quot;Journal of Science Education and Technology&quot;},&quot;uris&quot;:[&quot;http://zotero.org/users/1913249/items/CKARKKW9&quot;],&quot;uri&quot;:[&quot;http://zotero.org/users/1913249/items/CKARKKW9&quot;]},{&quot;suffix&quot;:&quot;&quot;,&quot;id&quot;:3306,&quot;prefix&quot;:&quot;&quot;,&quot;itemData&quot;:{&quot;language&quot;:&quot;en&quot;,&quot;title&quot;:&quot;Recognition of Non-formal and Informal Learning in OECD Countries: an Overview of Some Key Issues&quot;,&quot;type&quot;:&quot;article-journal&quot;,&quot;title-short&quot;:&quot;Recognition of Non-formal and Informal Learning in OECD Countries&quot;,&quot;URL&quot;:&quot;http://doi.org/10.3278/REP0903W011&quot;,&quot;accessed&quot;:{&quot;date-parts&quot;:[[2019,4,24]]},&quot;DOI&quot;:&quot;10.3278/REP0903W011&quot;,&quot;citation-key&quot;:&quot;werquin_recognition_2009&quot;,&quot;source&quot;:&quot;DOI.org (CSL JSON)&quot;,&quot;issued&quot;:{&quot;date-parts&quot;:[[2009,3,1]]},&quot;container-title&quot;:&quot;Recognition of Non-formal and Informal Learning in OECD Countries: an Overview of Some Key Issues&quot;,&quot;author&quot;:[{&quot;family&quot;:&quot;Werquin&quot;,&quot;given&quot;:&quot;Patrick&quot;}],&quot;issue&quot;:&quot;03/2009&quot;,&quot;ISSN&quot;:&quot;0177-4166&quot;,&quot;id&quot;:&quot;werquin_recognition_2009&quot;},&quot;uris&quot;:[&quot;http://zotero.org/users/1913249/items/WJMQLNPY&quot;],&quot;uri&quot;:[&quot;http://zotero.org/users/1913249/items/WJMQLNPY&quot;]}],&quot;schema&quot;:&quot;https://github.com/citation-style-language/schema/raw/master/csl-citation.json&quot;,&quot;properties&quot;:{&quot;formattedCitation&quot;:&quot;[@eshach_bridging_2007, p. 173; @werquin_recognition_2009]&quot;,&quot;noteIndex&quot;:0}} RNDelwvifxjry"/> describe learning happens outside of formal institution and where there is little instruction but the learner experience is carefully planned using the term ‘non-formal’ in contrast to both formal and unstructured/informal learning.</text:p>
      <text:h text:style-name="Heading_20_4" text:outline-level="4"><text:bookmark-start text:name="conceptualising-informal-education-via-foundational-theory"/>Conceptualising informal education via foundational theory<text:bookmark-end text:name="conceptualising-informal-education-via-foundational-theory"/></text:h>
      <text:p text:style-name="First_20_paragraph">Foundation sociocultural approach which goes beyond a conception of transmission model of learning and embraces learning in context.</text:p>
      <text:list text:style-name="L23">
        <text:list-item>
          <text:p text:style-name="P23">Vygotsky (and friends) - foundational ideas - activity as unit of analysis - mediation via objects and ideas <text:reference-mark-start text:name="ZOTERO_ITEM CSL_CITATION {&quot;citationID&quot;:&quot;prwlykvr&quot;,&quot;citationItems&quot;:[{&quot;suffix&quot;:&quot;&quot;,&quot;id&quot;:8728,&quot;prefix&quot;:&quot;&quot;,&quot;itemData&quot;:{&quot;citation-key&quot;:&quot;luriia1976cognitive&quot;,&quot;publisher&quot;:&quot;Harvard university press&quot;,&quot;id&quot;:&quot;luriia1976cognitive&quot;,&quot;author&quot;:[{&quot;family&quot;:&quot;Luriia&quot;,&quot;given&quot;:&quot;Aleksandr Romanovich&quot;}],&quot;type&quot;:&quot;book&quot;,&quot;issued&quot;:{&quot;date-parts&quot;:[[1976]]},&quot;title&quot;:&quot;Cognitive development: Its cultural and social foundations&quot;},&quot;uris&quot;:[&quot;http://zotero.org/users/1913249/items/2BVDYR5P&quot;],&quot;uri&quot;:[&quot;http://zotero.org/users/1913249/items/2BVDYR5P&quot;]}],&quot;schema&quot;:&quot;https://github.com/citation-style-language/schema/raw/master/csl-citation.json&quot;,&quot;properties&quot;:{&quot;formattedCitation&quot;:&quot;[@luriia1976cognitive]&quot;,&quot;noteIndex&quot;:0}} RNDxmfyxdwqlq"/>&lt;Do Zotero Refresh: [@luriia1976cognitive]&gt;<text:reference-mark-end text:name="ZOTERO_ITEM CSL_CITATION {&quot;citationID&quot;:&quot;prwlykvr&quot;,&quot;citationItems&quot;:[{&quot;suffix&quot;:&quot;&quot;,&quot;id&quot;:8728,&quot;prefix&quot;:&quot;&quot;,&quot;itemData&quot;:{&quot;citation-key&quot;:&quot;luriia1976cognitive&quot;,&quot;publisher&quot;:&quot;Harvard university press&quot;,&quot;id&quot;:&quot;luriia1976cognitive&quot;,&quot;author&quot;:[{&quot;family&quot;:&quot;Luriia&quot;,&quot;given&quot;:&quot;Aleksandr Romanovich&quot;}],&quot;type&quot;:&quot;book&quot;,&quot;issued&quot;:{&quot;date-parts&quot;:[[1976]]},&quot;title&quot;:&quot;Cognitive development: Its cultural and social foundations&quot;},&quot;uris&quot;:[&quot;http://zotero.org/users/1913249/items/2BVDYR5P&quot;],&quot;uri&quot;:[&quot;http://zotero.org/users/1913249/items/2BVDYR5P&quot;]}],&quot;schema&quot;:&quot;https://github.com/citation-style-language/schema/raw/master/csl-citation.json&quot;,&quot;properties&quot;:{&quot;formattedCitation&quot;:&quot;[@luriia1976cognitive]&quot;,&quot;noteIndex&quot;:0}} RNDxmfyxdwqlq"/></text:p>
        </text:list-item>
        <text:list-item>
          <text:p text:style-name="P23">Wertsch and Cole - community and context as vital in studies, role of cultural mediation in development, role of objects to study human culture (<text:span text:style-name="T2">cole_beyond_1996-1?</text:span>; <text:span text:style-name="T2">cole_culture_1995?</text:span>) .</text:p>
        </text:list-item>
        <text:list-item>
          <text:p text:style-name="P23">Rogoff - community of learners and 3 foci as a way to frame this in education</text:p>
        </text:list-item>
      </text:list>
      <text:p text:style-name="First_20_paragraph">The vital role of cultural mediation in development (<text:span text:style-name="T2">cole_beyond_1996-1?</text:span>)</text:p>
      <text:p text:style-name="Text_20_body">This clearly aligns with community-based digital making and the use of objects as mediated objects and creative processes which facilitate and constituent participation.</text:p>
      <text:h text:style-name="Heading_20_3" text:outline-level="3"><text:bookmark-start text:name="communities-of-practice"/>Communities of Practice<text:bookmark-end text:name="communities-of-practice"/></text:h>
      <text:p text:style-name="First_20_paragraph">communities of practice - legitimate peripheral participation boundaries and Barriers</text:p>
      <text:h text:style-name="Heading_20_4" text:outline-level="4"><text:bookmark-start text:name="informal-participatory-digital-and-gaming-communities"/>Informal, participatory, digital and gaming communities<text:bookmark-end text:name="informal-participatory-digital-and-gaming-communities"/></text:h>
      <text:p text:style-name="First_20_paragraph">Digital learning in IILP (GLAM settings) is fertile <text:reference-mark-start text:name="ZOTERO_ITEM CSL_CITATION {&quot;citationID&quot;:&quot;yrjtjhgp&quot;,&quot;citationItems&quot;:[{&quot;suffix&quot;:&quot;&quot;,&quot;id&quot;:8721,&quot;prefix&quot;:&quot;&quot;,&quot;itemData&quot;:{&quot;page&quot;:&quot;100068&quot;,&quot;title-short&quot;:&quot;Digital media in institutional informal learning places&quot;,&quot;URL&quot;:&quot;https://www.sciencedirect.com/science/article/pii/S2666557321000392&quot;,&quot;container-title-short&quot;:&quot;Computers and Education Open&quot;,&quot;source&quot;:&quot;ScienceDirect&quot;,&quot;author&quot;:[{&quot;family&quot;:&quot;Degner&quot;,&quot;given&quot;:&quot;Miriam&quot;},{&quot;family&quot;:&quot;Moser&quot;,&quot;given&quot;:&quot;Stephanie&quot;},{&quot;family&quot;:&quot;Lewalter&quot;,&quot;given&quot;:&quot;Doris&quot;}],&quot;type&quot;:&quot;article-journal&quot;,&quot;volume&quot;:&quot;3&quot;,&quot;accessed&quot;:{&quot;date-parts&quot;:[[2023,6,13]]},&quot;DOI&quot;:&quot;10.1016/j.caeo.2021.100068&quot;,&quot;issued&quot;:{&quot;date-parts&quot;:[[2022,12,1]]},&quot;language&quot;:&quot;en&quot;,&quot;title&quot;:&quot;Digital media in institutional informal learning places: A systematic literature review&quot;,&quot;id&quot;:&quot;degner_digital_2022&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itation-key&quot;:&quot;degner_digital_2022&quot;,&quot;ISSN&quot;:&quot;2666-5573&quot;,&quot;container-title&quot;:&quot;Computers and Education Open&quot;},&quot;uris&quot;:[&quot;http://zotero.org/users/1913249/items/NI47KCRP&quot;],&quot;uri&quot;:[&quot;http://zotero.org/users/1913249/items/NI47KCRP&quot;]},{&quot;suffix&quot;:&quot;&quot;,&quot;id&quot;:8724,&quot;prefix&quot;:&quot;&quot;,&quot;itemData&quot;:{&quot;page&quot;:&quot;70-85&quot;,&quot;title-short&quot;:&quot;Understanding and Engagement in Places of Science Experience&quot;,&quot;URL&quot;:&quot;https://doi.org/10.1080/00461520.2014.917588&quot;,&quot;ISSN&quot;:&quot;0046-1520&quot;,&quot;title&quot;:&quot;Understanding and Engagement in Places of Science Experience: Science Museums, Science Centers, Zoos, and Aquariums&quot;,&quot;publisher&quot;:&quot;Routledge&quot;,&quot;author&quot;:[{&quot;family&quot;:&quot;Schwan&quot;,&quot;given&quot;:&quot;Stephan&quot;},{&quot;family&quot;:&quot;Grajal&quot;,&quot;given&quot;:&quot;Alejandro&quot;},{&quot;family&quot;:&quot;Lewalter&quot;,&quot;given&quot;:&quot;Doris&quot;}],&quot;type&quot;:&quot;article-journal&quot;,&quot;accessed&quot;:{&quot;date-parts&quot;:[[2023,6,13]]},&quot;issue&quot;:&quot;2&quot;,&quot;citation-key&quot;:&quot;schwan_understanding_2014&quot;,&quot;volume&quot;:&quot;49&quot;,&quot;source&quot;:&quot;Taylor and Francis+NEJM&quot;,&quot;id&quot;:&quot;schwan_understanding_2014&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issued&quot;:{&quot;date-parts&quot;:[[2014,4,3]]},&quot;DOI&quot;:&quot;10.1080/00461520.2014.917588&quot;,&quot;container-title&quot;:&quot;Educational Psychologist&quot;},&quot;uris&quot;:[&quot;http://zotero.org/users/1913249/items/RSMBNEVH&quot;],&quot;uri&quot;:[&quot;http://zotero.org/users/1913249/items/RSMBNEVH&quot;]}],&quot;schema&quot;:&quot;https://github.com/citation-style-language/schema/raw/master/csl-citation.json&quot;,&quot;properties&quot;:{&quot;formattedCitation&quot;:&quot;[@degner_digital_2022; @schwan_understanding_2014]&quot;,&quot;noteIndex&quot;:0}} RNDgdtduetbyb"/>&lt;Do Zotero Refresh: [@degner_digital_2022; @schwan_understanding_2014]&gt;<text:reference-mark-end text:name="ZOTERO_ITEM CSL_CITATION {&quot;citationID&quot;:&quot;yrjtjhgp&quot;,&quot;citationItems&quot;:[{&quot;suffix&quot;:&quot;&quot;,&quot;id&quot;:8721,&quot;prefix&quot;:&quot;&quot;,&quot;itemData&quot;:{&quot;page&quot;:&quot;100068&quot;,&quot;title-short&quot;:&quot;Digital media in institutional informal learning places&quot;,&quot;URL&quot;:&quot;https://www.sciencedirect.com/science/article/pii/S2666557321000392&quot;,&quot;container-title-short&quot;:&quot;Computers and Education Open&quot;,&quot;source&quot;:&quot;ScienceDirect&quot;,&quot;author&quot;:[{&quot;family&quot;:&quot;Degner&quot;,&quot;given&quot;:&quot;Miriam&quot;},{&quot;family&quot;:&quot;Moser&quot;,&quot;given&quot;:&quot;Stephanie&quot;},{&quot;family&quot;:&quot;Lewalter&quot;,&quot;given&quot;:&quot;Doris&quot;}],&quot;type&quot;:&quot;article-journal&quot;,&quot;volume&quot;:&quot;3&quot;,&quot;accessed&quot;:{&quot;date-parts&quot;:[[2023,6,13]]},&quot;DOI&quot;:&quot;10.1016/j.caeo.2021.100068&quot;,&quot;issued&quot;:{&quot;date-parts&quot;:[[2022,12,1]]},&quot;language&quot;:&quot;en&quot;,&quot;title&quot;:&quot;Digital media in institutional informal learning places: A systematic literature review&quot;,&quot;id&quot;:&quot;degner_digital_2022&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itation-key&quot;:&quot;degner_digital_2022&quot;,&quot;ISSN&quot;:&quot;2666-5573&quot;,&quot;container-title&quot;:&quot;Computers and Education Open&quot;},&quot;uris&quot;:[&quot;http://zotero.org/users/1913249/items/NI47KCRP&quot;],&quot;uri&quot;:[&quot;http://zotero.org/users/1913249/items/NI47KCRP&quot;]},{&quot;suffix&quot;:&quot;&quot;,&quot;id&quot;:8724,&quot;prefix&quot;:&quot;&quot;,&quot;itemData&quot;:{&quot;page&quot;:&quot;70-85&quot;,&quot;title-short&quot;:&quot;Understanding and Engagement in Places of Science Experience&quot;,&quot;URL&quot;:&quot;https://doi.org/10.1080/00461520.2014.917588&quot;,&quot;ISSN&quot;:&quot;0046-1520&quot;,&quot;title&quot;:&quot;Understanding and Engagement in Places of Science Experience: Science Museums, Science Centers, Zoos, and Aquariums&quot;,&quot;publisher&quot;:&quot;Routledge&quot;,&quot;author&quot;:[{&quot;family&quot;:&quot;Schwan&quot;,&quot;given&quot;:&quot;Stephan&quot;},{&quot;family&quot;:&quot;Grajal&quot;,&quot;given&quot;:&quot;Alejandro&quot;},{&quot;family&quot;:&quot;Lewalter&quot;,&quot;given&quot;:&quot;Doris&quot;}],&quot;type&quot;:&quot;article-journal&quot;,&quot;accessed&quot;:{&quot;date-parts&quot;:[[2023,6,13]]},&quot;issue&quot;:&quot;2&quot;,&quot;citation-key&quot;:&quot;schwan_understanding_2014&quot;,&quot;volume&quot;:&quot;49&quot;,&quot;source&quot;:&quot;Taylor and Francis+NEJM&quot;,&quot;id&quot;:&quot;schwan_understanding_2014&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issued&quot;:{&quot;date-parts&quot;:[[2014,4,3]]},&quot;DOI&quot;:&quot;10.1080/00461520.2014.917588&quot;,&quot;container-title&quot;:&quot;Educational Psychologist&quot;},&quot;uris&quot;:[&quot;http://zotero.org/users/1913249/items/RSMBNEVH&quot;],&quot;uri&quot;:[&quot;http://zotero.org/users/1913249/items/RSMBNEVH&quot;]}],&quot;schema&quot;:&quot;https://github.com/citation-style-language/schema/raw/master/csl-citation.json&quot;,&quot;properties&quot;:{&quot;formattedCitation&quot;:&quot;[@degner_digital_2022; @schwan_understanding_2014]&quot;,&quot;noteIndex&quot;:0}} RNDgdtduetbyb"/></text:p>
      <text:p text:style-name="Text_20_body">The focus on historical and cultural artefacts and practices brought by Rogoff, and in particular the concept of guided participation was originated in non-school settings and younger age ranges.</text:p>
      <text:p text:style-name="Text_20_body">However, the concept has been used to analyse participation in non-formal and formal settings. The following studies are relevant:</text:p>
      <text:list text:style-name="L24">
        <text:list-item>
          <text:p text:style-name="P24">guided participation framed in media literacy (<text:span text:style-name="T2">aarsand_appropriation_2016?</text:span>).</text:p>
        </text:list-item>
      </text:list>
      <text:h text:style-name="Heading_20_3" text:outline-level="3"><text:bookmark-start text:name="guided-participation-rogoff-and-communities-of-learners"/>Guided participation Rogoff and Communities of Learners<text:bookmark-end text:name="guided-participation-rogoff-and-communities-of-learners"/></text:h>
      <text:p text:style-name="First_20_paragraph">(Continue to) refute or problematise dichotomy of learner led, teacher led approaches <text:reference-mark-start text:name="ZOTERO_ITEM CSL_CITATION {&quot;citationID&quot;:&quot;tcdncbfl&quot;,&quot;citationItems&quot;:[{&quot;suffix&quot;:&quot;&quot;,&quot;id&quot;:3755,&quot;prefix&quot;:&quot;&quot;,&quot;itemData&quot;:{&quot;type&quot;:&quot;article-journal&quot;,&quot;page&quot;:&quot;3-27&quot;,&quot;title-short&quot;:&quot;Beyond Student-Centered and Teacher-Centered Pedagogy&quot;,&quot;URL&quot;:&quot;https://scholarworks.merrimack.edu/phs/vol1/iss1/6&quot;,&quot;volume&quot;:&quot;1&quot;,&quot;issue&quot;:&quot;1&quot;,&quot;issued&quot;:{&quot;date-parts&quot;:[[2009,1,1]]},&quot;container-title&quot;:&quot;Pedagogy and the Human Sciences&quot;,&quot;author&quot;:[{&quot;family&quot;:&quot;Mascolo&quot;,&quot;given&quot;:&quot;Michael&quot;}],&quot;citation-key&quot;:&quot;mascolo_beyond_2009&quot;,&quot;title&quot;:&quot;Beyond Student-Centered and Teacher-Centered Pedagogy: Teaching and Learning as Guided Participation&quot;,&quot;id&quot;:&quot;mascolo_beyond_2009&quot;},&quot;uris&quot;:[&quot;http://zotero.org/users/1913249/items/ZJ7IPS8P&quot;],&quot;uri&quot;:[&quot;http://zotero.org/users/1913249/items/ZJ7IPS8P&quot;]}],&quot;schema&quot;:&quot;https://github.com/citation-style-language/schema/raw/master/csl-citation.json&quot;,&quot;properties&quot;:{&quot;formattedCitation&quot;:&quot;[@mascolo_beyond_2009]&quot;,&quot;noteIndex&quot;:0}} RNDvotbezfxdz"/>&lt;Do Zotero Refresh: [@mascolo_beyond_2009]&gt;<text:reference-mark-end text:name="ZOTERO_ITEM CSL_CITATION {&quot;citationID&quot;:&quot;tcdncbfl&quot;,&quot;citationItems&quot;:[{&quot;suffix&quot;:&quot;&quot;,&quot;id&quot;:3755,&quot;prefix&quot;:&quot;&quot;,&quot;itemData&quot;:{&quot;type&quot;:&quot;article-journal&quot;,&quot;page&quot;:&quot;3-27&quot;,&quot;title-short&quot;:&quot;Beyond Student-Centered and Teacher-Centered Pedagogy&quot;,&quot;URL&quot;:&quot;https://scholarworks.merrimack.edu/phs/vol1/iss1/6&quot;,&quot;volume&quot;:&quot;1&quot;,&quot;issue&quot;:&quot;1&quot;,&quot;issued&quot;:{&quot;date-parts&quot;:[[2009,1,1]]},&quot;container-title&quot;:&quot;Pedagogy and the Human Sciences&quot;,&quot;author&quot;:[{&quot;family&quot;:&quot;Mascolo&quot;,&quot;given&quot;:&quot;Michael&quot;}],&quot;citation-key&quot;:&quot;mascolo_beyond_2009&quot;,&quot;title&quot;:&quot;Beyond Student-Centered and Teacher-Centered Pedagogy: Teaching and Learning as Guided Participation&quot;,&quot;id&quot;:&quot;mascolo_beyond_2009&quot;},&quot;uris&quot;:[&quot;http://zotero.org/users/1913249/items/ZJ7IPS8P&quot;],&quot;uri&quot;:[&quot;http://zotero.org/users/1913249/items/ZJ7IPS8P&quot;]}],&quot;schema&quot;:&quot;https://github.com/citation-style-language/schema/raw/master/csl-citation.json&quot;,&quot;properties&quot;:{&quot;formattedCitation&quot;:&quot;[@mascolo_beyond_2009]&quot;,&quot;noteIndex&quot;:0}} RNDvotbezfxdz"/>.</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3" text:outline-level="3"><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bwbaxpee&quot;,&quot;citationItems&quot;:[{&quot;suffix&quot;:&quot;&quot;,&quot;id&quot;:3871,&quot;prefix&quot;:&quot;&quot;,&quot;itemData&quot;:{&quot;language&quot;:&quot;en&quot;,&quot;page&quot;:&quot;132-141&quot;,&quot;URL&quot;:&quot;http://www.jstor.org/stable/1476399&quot;,&quot;volume&quot;:&quot;31&quot;,&quot;issue&quot;:&quot;2,&quot;,&quot;issued&quot;:{&quot;date-parts&quot;:[[1992]]},&quot;type&quot;:&quot;article-journal&quot;,&quot;title&quot;:&quot;Funds of knowledge for teaching: using a qualitative approach to connect homes and classrooms&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source&quot;:&quot;Zotero&quot;,&quot;citation-key&quot;:&quot;moll_funds_1992&quot;,&quot;id&quot;:&quot;moll_funds_1992&quot;},&quot;uris&quot;:[&quot;http://zotero.org/users/1913249/items/EXBRQZWW&quot;],&quot;uri&quot;:[&quot;http://zotero.org/users/1913249/items/EXBRQZWW&quot;]}],&quot;schema&quot;:&quot;https://github.com/citation-style-language/schema/raw/master/csl-citation.json&quot;,&quot;properties&quot;:{&quot;formattedCitation&quot;:&quot;[@moll_funds_1992]&quot;,&quot;noteIndex&quot;:0}} RNDkxvjoplrcn"/>&lt;Do Zotero Refresh: [@moll_funds_1992]&gt;<text:reference-mark-end text:name="ZOTERO_ITEM CSL_CITATION {&quot;citationID&quot;:&quot;bwbaxpee&quot;,&quot;citationItems&quot;:[{&quot;suffix&quot;:&quot;&quot;,&quot;id&quot;:3871,&quot;prefix&quot;:&quot;&quot;,&quot;itemData&quot;:{&quot;language&quot;:&quot;en&quot;,&quot;page&quot;:&quot;132-141&quot;,&quot;URL&quot;:&quot;http://www.jstor.org/stable/1476399&quot;,&quot;volume&quot;:&quot;31&quot;,&quot;issue&quot;:&quot;2,&quot;,&quot;issued&quot;:{&quot;date-parts&quot;:[[1992]]},&quot;type&quot;:&quot;article-journal&quot;,&quot;title&quot;:&quot;Funds of knowledge for teaching: using a qualitative approach to connect homes and classrooms&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source&quot;:&quot;Zotero&quot;,&quot;citation-key&quot;:&quot;moll_funds_1992&quot;,&quot;id&quot;:&quot;moll_funds_1992&quot;},&quot;uris&quot;:[&quot;http://zotero.org/users/1913249/items/EXBRQZWW&quot;],&quot;uri&quot;:[&quot;http://zotero.org/users/1913249/items/EXBRQZWW&quot;]}],&quot;schema&quot;:&quot;https://github.com/citation-style-language/schema/raw/master/csl-citation.json&quot;,&quot;properties&quot;:{&quot;formattedCitation&quot;:&quot;[@moll_funds_1992]&quot;,&quot;noteIndex&quot;:0}} RNDkxvjoplrcn"/>. Research by the UK National Literacy Trust <text:reference-mark-start text:name="ZOTERO_ITEM CSL_CITATION {&quot;citationID&quot;:&quot;thzpwtqa&quot;,&quot;citationItems&quot;:[{&quot;suppress-author&quot;:true,&quot;suffix&quot;:&quot;&quot;,&quot;prefix&quot;:&quot;&quot;,&quot;id&quot;:3767,&quot;itemData&quot;:{&quot;language&quot;:&quot;en&quot;,&quot;page&quot;:&quot;31&quot;,&quot;URL&quot;:&quot;https://cdn.literacytrust.org.uk/media/documents/Video_game_playing_and_literacy_report_final_updated.pdf&quot;,&quot;source&quot;:&quot;Zotero&quot;,&quot;issued&quot;:{&quot;date-parts&quot;:[[2020]]},&quot;publisher&quot;:&quot;National Literacy Trust&quot;,&quot;id&quot;:&quot;picton_video_2020&quot;,&quot;author&quot;:[{&quot;family&quot;:&quot;Picton&quot;,&quot;given&quot;:&quot;Irene&quot;},{&quot;family&quot;:&quot;Clark&quot;,&quot;given&quot;:&quot;Christina&quot;},{&quot;family&quot;:&quot;Judge&quot;,&quot;given&quot;:&quot;Tim&quot;}],&quot;type&quot;:&quot;report&quot;,&quot;title&quot;:&quot;Video game playing and literacy: a survey of young people aged 11 to 16&quot;,&quot;citation-key&quot;:&quot;picton_video_2020&quot;},&quot;uri&quot;:[&quot;http://zotero.org/users/1913249/items/T96LXVV8&quot;],&quot;uris&quot;:[&quot;http://zotero.org/users/1913249/items/T96LXVV8&quot;]}],&quot;schema&quot;:&quot;https://github.com/citation-style-language/schema/raw/master/csl-citation.json&quot;,&quot;properties&quot;:{&quot;formattedCitation&quot;:&quot;[-@picton_video_2020]&quot;,&quot;noteIndex&quot;:0}} RNDtvywvztxzr"/>&lt;Do Zotero Refresh: [-@picton_video_2020]&gt;<text:reference-mark-end text:name="ZOTERO_ITEM CSL_CITATION {&quot;citationID&quot;:&quot;thzpwtqa&quot;,&quot;citationItems&quot;:[{&quot;suppress-author&quot;:true,&quot;suffix&quot;:&quot;&quot;,&quot;prefix&quot;:&quot;&quot;,&quot;id&quot;:3767,&quot;itemData&quot;:{&quot;language&quot;:&quot;en&quot;,&quot;page&quot;:&quot;31&quot;,&quot;URL&quot;:&quot;https://cdn.literacytrust.org.uk/media/documents/Video_game_playing_and_literacy_report_final_updated.pdf&quot;,&quot;source&quot;:&quot;Zotero&quot;,&quot;issued&quot;:{&quot;date-parts&quot;:[[2020]]},&quot;publisher&quot;:&quot;National Literacy Trust&quot;,&quot;id&quot;:&quot;picton_video_2020&quot;,&quot;author&quot;:[{&quot;family&quot;:&quot;Picton&quot;,&quot;given&quot;:&quot;Irene&quot;},{&quot;family&quot;:&quot;Clark&quot;,&quot;given&quot;:&quot;Christina&quot;},{&quot;family&quot;:&quot;Judge&quot;,&quot;given&quot;:&quot;Tim&quot;}],&quot;type&quot;:&quot;report&quot;,&quot;title&quot;:&quot;Video game playing and literacy: a survey of young people aged 11 to 16&quot;,&quot;citation-key&quot;:&quot;picton_video_2020&quot;},&quot;uri&quot;:[&quot;http://zotero.org/users/1913249/items/T96LXVV8&quot;],&quot;uris&quot;:[&quot;http://zotero.org/users/1913249/items/T96LXVV8&quot;]}],&quot;schema&quot;:&quot;https://github.com/citation-style-language/schema/raw/master/csl-citation.json&quot;,&quot;properties&quot;:{&quot;formattedCitation&quot;:&quot;[-@picton_video_2020]&quot;,&quot;noteIndex&quot;:0}} RNDtvywvztxzr"/>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mevxcqgq&quot;,&quot;citationItems&quot;:[{&quot;suppress-author&quot;:true,&quot;suffix&quot;:&quot;&quot;,&quot;prefix&quot;:&quot;&quot;,&quot;id&quot;:3768,&quot;itemData&quot;:{&quot;page&quot;:&quot;13-22&quot;,&quot;URL&quot;:&quot;https://www.igi-global.com/article/using-game-mechanics-to-measure-what-students-learn-from-programming-games/117696&quot;,&quot;container-title-short&quot;:&quot;IJGBL&quot;,&quot;source&quot;:&quot;www.igi-global.com&quot;,&quot;author&quot;:[{&quot;family&quot;:&quot;Denner&quot;,&quot;given&quot;:&quot;Jill&quot;},{&quot;family&quot;:&quot;Werner&quot;,&quot;given&quot;:&quot;Linda&quot;},{&quot;family&quot;:&quot;Campe&quot;,&quot;given&quot;:&quot;Shannon&quot;},{&quot;family&quot;:&quot;Ortiz&quot;,&quot;given&quot;:&quot;Eloy&quot;}],&quot;language&quot;:&quot;en&quot;,&quot;volume&quot;:&quot;4&quot;,&quot;type&quot;:&quot;article-journal&quot;,&quot;title&quot;:&quot;Using game mechanics to measure what students learn from programming games&quot;,&quot;accessed&quot;:{&quot;date-parts&quot;:[[2018,4,21]]},&quot;issue&quot;:&quot;3&quot;,&quot;citation-key&quot;:&quot;denner_using_2014&quot;,&quot;license&quot;:&quot;Access limited to members&quot;,&quot;issued&quot;:{&quot;date-parts&quot;:[[2014,7,1]]},&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ISSN&quot;:&quot;2155-6849 DOI: 10.4018/ijgbl.2014070102&quot;,&quot;container-title&quot;:&quot;International Journal of Game-Based Learning (IJGBL)&quot;},&quot;uri&quot;:[&quot;http://zotero.org/users/1913249/items/RUWZA8Q7&quot;],&quot;uris&quot;:[&quot;http://zotero.org/users/1913249/items/RUWZA8Q7&quot;]}],&quot;schema&quot;:&quot;https://github.com/citation-style-language/schema/raw/master/csl-citation.json&quot;,&quot;properties&quot;:{&quot;formattedCitation&quot;:&quot;[-@denner_using_2014]&quot;,&quot;noteIndex&quot;:0}} RNDfsiigbqfqn"/>&lt;Do Zotero Refresh: [-@denner_using_2014]&gt;<text:reference-mark-end text:name="ZOTERO_ITEM CSL_CITATION {&quot;citationID&quot;:&quot;mevxcqgq&quot;,&quot;citationItems&quot;:[{&quot;suppress-author&quot;:true,&quot;suffix&quot;:&quot;&quot;,&quot;prefix&quot;:&quot;&quot;,&quot;id&quot;:3768,&quot;itemData&quot;:{&quot;page&quot;:&quot;13-22&quot;,&quot;URL&quot;:&quot;https://www.igi-global.com/article/using-game-mechanics-to-measure-what-students-learn-from-programming-games/117696&quot;,&quot;container-title-short&quot;:&quot;IJGBL&quot;,&quot;source&quot;:&quot;www.igi-global.com&quot;,&quot;author&quot;:[{&quot;family&quot;:&quot;Denner&quot;,&quot;given&quot;:&quot;Jill&quot;},{&quot;family&quot;:&quot;Werner&quot;,&quot;given&quot;:&quot;Linda&quot;},{&quot;family&quot;:&quot;Campe&quot;,&quot;given&quot;:&quot;Shannon&quot;},{&quot;family&quot;:&quot;Ortiz&quot;,&quot;given&quot;:&quot;Eloy&quot;}],&quot;language&quot;:&quot;en&quot;,&quot;volume&quot;:&quot;4&quot;,&quot;type&quot;:&quot;article-journal&quot;,&quot;title&quot;:&quot;Using game mechanics to measure what students learn from programming games&quot;,&quot;accessed&quot;:{&quot;date-parts&quot;:[[2018,4,21]]},&quot;issue&quot;:&quot;3&quot;,&quot;citation-key&quot;:&quot;denner_using_2014&quot;,&quot;license&quot;:&quot;Access limited to members&quot;,&quot;issued&quot;:{&quot;date-parts&quot;:[[2014,7,1]]},&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ISSN&quot;:&quot;2155-6849 DOI: 10.4018/ijgbl.2014070102&quot;,&quot;container-title&quot;:&quot;International Journal of Game-Based Learning (IJGBL)&quot;},&quot;uri&quot;:[&quot;http://zotero.org/users/1913249/items/RUWZA8Q7&quot;],&quot;uris&quot;:[&quot;http://zotero.org/users/1913249/items/RUWZA8Q7&quot;]}],&quot;schema&quot;:&quot;https://github.com/citation-style-language/schema/raw/master/csl-citation.json&quot;,&quot;properties&quot;:{&quot;formattedCitation&quot;:&quot;[-@denner_using_2014]&quot;,&quot;noteIndex&quot;:0}} RNDfsiigbqfqn"/>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citationID&quot;:&quot;zhoscmpy&quot;,&quot;citationItems&quot;:[{&quot;suffix&quot;:&quot;&quot;,&quot;id&quot;:8895,&quot;prefix&quot;:&quot;&quot;,&quot;itemData&quot;:{&quot;page&quot;:&quot;110-136&quot;,&quot;title-short&quot;:&quot;Utopian methodology&quot;,&quot;URL&quot;:&quot;https://www.tandfonline.com/doi/full/10.1080/10508406.2022.2144736&quot;,&quot;container-title-short&quot;:&quot;Journal of the Learning Sciences&quot;,&quot;title&quot;:&quot;Utopian methodology: Researching educational interventions to promote equity over multiple timescales&quot;,&quot;author&quot;:[{&quot;family&quot;:&quot;Rajala&quot;,&quot;given&quot;:&quot;Antti&quot;},{&quot;family&quot;:&quot;Cole&quot;,&quot;given&quot;:&quot;Michael&quot;},{&quot;family&quot;:&quot;Esteban-Guitart&quot;,&quot;given&quot;:&quot;Moises&quot;}],&quot;language&quot;:&quot;en&quot;,&quot;volume&quot;:&quot;32&quot;,&quot;type&quot;:&quot;article-journal&quot;,&quot;accessed&quot;:{&quot;date-parts&quot;:[[2023,7,6]]},&quot;issue&quot;:&quot;1&quot;,&quot;citation-key&quot;:&quot;rajala_utopian_2023&quot;,&quot;source&quot;:&quot;DOI.org (Crossref)&quot;,&quot;issued&quot;:{&quot;date-parts&quot;:[[2023,1,1]]},&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ISSN&quot;:&quot;1050-8406, 1532-7809&quot;,&quot;container-title&quot;:&quot;Journal of the Learning Sciences&quot;},&quot;uris&quot;:[&quot;http://zotero.org/users/1913249/items/ZHZADF6X&quot;],&quot;uri&quot;:[&quot;http://zotero.org/users/1913249/items/ZHZADF6X&quot;]}],&quot;schema&quot;:&quot;https://github.com/citation-style-language/schema/raw/master/csl-citation.json&quot;,&quot;properties&quot;:{&quot;formattedCitation&quot;:&quot;[@rajala_utopian_2023]&quot;,&quot;noteIndex&quot;:0}} RNDliwlaipvgr"/>&lt;Do Zotero Refresh: [@rajala_utopian_2023]&gt;<text:reference-mark-end text:name="ZOTERO_ITEM CSL_CITATION {&quot;citationID&quot;:&quot;zhoscmpy&quot;,&quot;citationItems&quot;:[{&quot;suffix&quot;:&quot;&quot;,&quot;id&quot;:8895,&quot;prefix&quot;:&quot;&quot;,&quot;itemData&quot;:{&quot;page&quot;:&quot;110-136&quot;,&quot;title-short&quot;:&quot;Utopian methodology&quot;,&quot;URL&quot;:&quot;https://www.tandfonline.com/doi/full/10.1080/10508406.2022.2144736&quot;,&quot;container-title-short&quot;:&quot;Journal of the Learning Sciences&quot;,&quot;title&quot;:&quot;Utopian methodology: Researching educational interventions to promote equity over multiple timescales&quot;,&quot;author&quot;:[{&quot;family&quot;:&quot;Rajala&quot;,&quot;given&quot;:&quot;Antti&quot;},{&quot;family&quot;:&quot;Cole&quot;,&quot;given&quot;:&quot;Michael&quot;},{&quot;family&quot;:&quot;Esteban-Guitart&quot;,&quot;given&quot;:&quot;Moises&quot;}],&quot;language&quot;:&quot;en&quot;,&quot;volume&quot;:&quot;32&quot;,&quot;type&quot;:&quot;article-journal&quot;,&quot;accessed&quot;:{&quot;date-parts&quot;:[[2023,7,6]]},&quot;issue&quot;:&quot;1&quot;,&quot;citation-key&quot;:&quot;rajala_utopian_2023&quot;,&quot;source&quot;:&quot;DOI.org (Crossref)&quot;,&quot;issued&quot;:{&quot;date-parts&quot;:[[2023,1,1]]},&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ISSN&quot;:&quot;1050-8406, 1532-7809&quot;,&quot;container-title&quot;:&quot;Journal of the Learning Sciences&quot;},&quot;uris&quot;:[&quot;http://zotero.org/users/1913249/items/ZHZADF6X&quot;],&quot;uri&quot;:[&quot;http://zotero.org/users/1913249/items/ZHZADF6X&quot;]}],&quot;schema&quot;:&quot;https://github.com/citation-style-language/schema/raw/master/csl-citation.json&quot;,&quot;properties&quot;:{&quot;formattedCitation&quot;:&quot;[@rajala_utopian_2023]&quot;,&quot;noteIndex&quot;:0}} RNDliwlaipvgr"/></text:p>
      <text:h text:style-name="Heading_20_4" text:outline-level="4"><text:bookmark-start text:name="retro-gaming-as-a-fund-of-knowledge---move-to-intro"/>Retro Gaming as a Fund of knowledge - move to intro?<text:bookmark-end text:name="retro-gaming-as-a-fund-of-knowledge---move-to-intro"/></text:h>
      <text:list text:style-name="L25">
        <text:list-item>
          <text:p text:style-name="P25">What is retro gaming? [Nostalgia in Retro Game Design.]</text:p>
        </text:list-item>
        <text:list-item>
          <text:p text:style-name="P25">Why is it powerful in affect?</text:p>
        </text:list-item>
        <text:list-item>
          <text:p text:style-name="P25">What potential does that give to family game making?</text:p>
        </text:list-item>
      </text:list>
      <text:h text:style-name="Heading_20_3" text:outline-level="3"><text:bookmark-start text:name="mantle-of-the-expert-as-a-processes-drama"/>Mantle of the Expert as a processes drama<text:bookmark-end text:name="mantle-of-the-expert-as-a-processes-drama"/></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citationID&quot;:&quot;mmhseqbk&quot;,&quot;citationItems&quot;:[{&quot;suffix&quot;:&quot;&quot;,&quot;id&quot;:318,&quot;prefix&quot;:&quot;&quot;,&quot;itemData&quot;:{&quot;type&quot;:&quot;article-journal&quot;,&quot;page&quot;:&quot;34–56&quot;,&quot;title-short&quot;:&quot;Dorothy Heathcote’s Mantle of the expert approach to teaching and learning&quot;,&quot;URL&quot;:&quot;http://www.academia.edu/download/31717276/MOTE_Chapter_3_Aitken_Pages_from_Connecting_Curriculum__Fraser__v3_220213.pdf&quot;,&quot;accessed&quot;:{&quot;date-parts&quot;:[[2016,11,28]]},&quot;source&quot;:&quot;Google Scholar&quot;,&quot;issued&quot;:{&quot;date-parts&quot;:[[2013]]},&quot;id&quot;:&quot;aitken_dorothy_2013&quot;,&quot;author&quot;:[{&quot;family&quot;:&quot;Aitken&quot;,&quot;given&quot;:&quot;Viv&quot;}],&quot;title&quot;:&quot;Dorothy Heathcote’s Mantle of the expert approach to teaching and learning: A brief introduction&quot;,&quot;citation-key&quot;:&quot;aitken_dorothy_2013&quot;,&quot;container-title&quot;:&quot;Connecting curriculum linking learning&quot;},&quot;uris&quot;:[&quot;http://zotero.org/users/1913249/items/8HEQF7AH&quot;],&quot;uri&quot;:[&quot;http://zotero.org/users/1913249/items/8HEQF7AH&quot;]}],&quot;schema&quot;:&quot;https://github.com/citation-style-language/schema/raw/master/csl-citation.json&quot;,&quot;properties&quot;:{&quot;formattedCitation&quot;:&quot;[@aitken_dorothy_2013]&quot;,&quot;noteIndex&quot;:0}} RNDsrqjepqsit"/>&lt;Do Zotero Refresh: [@aitken_dorothy_2013]&gt;<text:reference-mark-end text:name="ZOTERO_ITEM CSL_CITATION {&quot;citationID&quot;:&quot;mmhseqbk&quot;,&quot;citationItems&quot;:[{&quot;suffix&quot;:&quot;&quot;,&quot;id&quot;:318,&quot;prefix&quot;:&quot;&quot;,&quot;itemData&quot;:{&quot;type&quot;:&quot;article-journal&quot;,&quot;page&quot;:&quot;34–56&quot;,&quot;title-short&quot;:&quot;Dorothy Heathcote’s Mantle of the expert approach to teaching and learning&quot;,&quot;URL&quot;:&quot;http://www.academia.edu/download/31717276/MOTE_Chapter_3_Aitken_Pages_from_Connecting_Curriculum__Fraser__v3_220213.pdf&quot;,&quot;accessed&quot;:{&quot;date-parts&quot;:[[2016,11,28]]},&quot;source&quot;:&quot;Google Scholar&quot;,&quot;issued&quot;:{&quot;date-parts&quot;:[[2013]]},&quot;id&quot;:&quot;aitken_dorothy_2013&quot;,&quot;author&quot;:[{&quot;family&quot;:&quot;Aitken&quot;,&quot;given&quot;:&quot;Viv&quot;}],&quot;title&quot;:&quot;Dorothy Heathcote’s Mantle of the expert approach to teaching and learning: A brief introduction&quot;,&quot;citation-key&quot;:&quot;aitken_dorothy_2013&quot;,&quot;container-title&quot;:&quot;Connecting curriculum linking learning&quot;},&quot;uris&quot;:[&quot;http://zotero.org/users/1913249/items/8HEQF7AH&quot;],&quot;uri&quot;:[&quot;http://zotero.org/users/1913249/items/8HEQF7AH&quot;]}],&quot;schema&quot;:&quot;https://github.com/citation-style-language/schema/raw/master/csl-citation.json&quot;,&quot;properties&quot;:{&quot;formattedCitation&quot;:&quot;[@aitken_dorothy_2013]&quot;,&quot;noteIndex&quot;:0}} RNDsrqjepqsit"/>.</text:p>
      <text:p text:style-name="Text_20_body">Heathcote discusses authenticity in detail in her writings <text:reference-mark-start text:name="ZOTERO_ITEM CSL_CITATION {&quot;citationID&quot;:&quot;fxrqgncg&quot;,&quot;citationItems&quot;:[{&quot;suffix&quot;:&quot;&quot;,&quot;id&quot;:3671,&quot;prefix&quot;:&quot;&quot;,&quot;itemData&quot;:{&quot;language&quot;:&quot;eng&quot;,&quot;type&quot;:&quot;book&quot;,&quot;title&quot;:&quot;Dorothy Heathcote: collected writings on education and drama&quot;,&quot;event-place&quot;:&quot;London&quot;,&quot;title-short&quot;:&quot;Dorothy Heathcote&quot;,&quot;id&quot;:&quot;heathcote_dorothy_1984&quot;,&quot;number-of-pages&quot;:&quot;218&quot;,&quot;source&quot;:&quot;Open WorldCat&quot;,&quot;issued&quot;:{&quot;date-parts&quot;:[[1984]]},&quot;publisher&quot;:&quot;Hutchinson&quot;,&quot;author&quot;:[{&quot;family&quot;:&quot;Heathcote&quot;,&quot;given&quot;:&quot;Dorothy&quot;},{&quot;family&quot;:&quot;Johnson&quot;,&quot;given&quot;:&quot;Liz&quot;},{&quot;family&quot;:&quot;O'Neill&quot;,&quot;given&quot;:&quot;Cecily&quot;}],&quot;ISBN&quot;:&quot;978-0-09-149261-8&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citation-key&quot;:&quot;heathcote_dorothy_1984&quot;,&quot;publisher-place&quot;:&quot;London&quot;,&quot;note&quot;:&quot;OCLC: 12584606&quot;},&quot;uris&quot;:[&quot;http://zotero.org/users/1913249/items/8ZBRVTW7&quot;],&quot;uri&quot;:[&quot;http://zotero.org/users/1913249/items/8ZBRVTW7&quot;]}],&quot;schema&quot;:&quot;https://github.com/citation-style-language/schema/raw/master/csl-citation.json&quot;,&quot;properties&quot;:{&quot;formattedCitation&quot;:&quot;[@heathcote_dorothy_1984]&quot;,&quot;noteIndex&quot;:0}} RNDwrccjoprhu"/>&lt;Do Zotero Refresh: [@heathcote_dorothy_1984]&gt;<text:reference-mark-end text:name="ZOTERO_ITEM CSL_CITATION {&quot;citationID&quot;:&quot;fxrqgncg&quot;,&quot;citationItems&quot;:[{&quot;suffix&quot;:&quot;&quot;,&quot;id&quot;:3671,&quot;prefix&quot;:&quot;&quot;,&quot;itemData&quot;:{&quot;language&quot;:&quot;eng&quot;,&quot;type&quot;:&quot;book&quot;,&quot;title&quot;:&quot;Dorothy Heathcote: collected writings on education and drama&quot;,&quot;event-place&quot;:&quot;London&quot;,&quot;title-short&quot;:&quot;Dorothy Heathcote&quot;,&quot;id&quot;:&quot;heathcote_dorothy_1984&quot;,&quot;number-of-pages&quot;:&quot;218&quot;,&quot;source&quot;:&quot;Open WorldCat&quot;,&quot;issued&quot;:{&quot;date-parts&quot;:[[1984]]},&quot;publisher&quot;:&quot;Hutchinson&quot;,&quot;author&quot;:[{&quot;family&quot;:&quot;Heathcote&quot;,&quot;given&quot;:&quot;Dorothy&quot;},{&quot;family&quot;:&quot;Johnson&quot;,&quot;given&quot;:&quot;Liz&quot;},{&quot;family&quot;:&quot;O'Neill&quot;,&quot;given&quot;:&quot;Cecily&quot;}],&quot;ISBN&quot;:&quot;978-0-09-149261-8&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citation-key&quot;:&quot;heathcote_dorothy_1984&quot;,&quot;publisher-place&quot;:&quot;London&quot;,&quot;note&quot;:&quot;OCLC: 12584606&quot;},&quot;uris&quot;:[&quot;http://zotero.org/users/1913249/items/8ZBRVTW7&quot;],&quot;uri&quot;:[&quot;http://zotero.org/users/1913249/items/8ZBRVTW7&quot;]}],&quot;schema&quot;:&quot;https://github.com/citation-style-language/schema/raw/master/csl-citation.json&quot;,&quot;properties&quot;:{&quot;formattedCitation&quot;:&quot;[@heathcote_dorothy_1984]&quot;,&quot;noteIndex&quot;:0}} RNDwrccjoprhu"/>.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citationID&quot;:&quot;hiezavie&quot;,&quot;citationItems&quot;:[{&quot;suffix&quot;:&quot;&quot;,&quot;id&quot;:3677,&quot;prefix&quot;:&quot;&quot;,&quot;itemData&quot;:{&quot;citation-key&quot;:&quot;hinton_workplace-focused_nodate&quot;,&quot;type&quot;:&quot;article-journal&quot;,&quot;id&quot;:&quot;hinton_workplace-focused_nodate&quot;,&quot;author&quot;:[{&quot;family&quot;:&quot;Hinton&quot;,&quot;given&quot;:&quot;Lisa&quot;}],&quot;title&quot;:&quot;Workplace-focused Development Drama (Mantle of the Expert) and Writing&quot;,&quot;language&quot;:&quot;en&quot;,&quot;source&quot;:&quot;Zotero&quot;},&quot;uris&quot;:[&quot;http://zotero.org/users/1913249/items/2NLLQFAQ&quot;],&quot;uri&quot;:[&quot;http://zotero.org/users/1913249/items/2NLLQFAQ&quot;]}],&quot;schema&quot;:&quot;https://github.com/citation-style-language/schema/raw/master/csl-citation.json&quot;,&quot;properties&quot;:{&quot;formattedCitation&quot;:&quot;[@hinton_workplace-focused_nodate]&quot;,&quot;noteIndex&quot;:0}} RNDlyxtsdrjuy"/>&lt;Do Zotero Refresh: [@hinton_workplace-focused_nodate]&gt;<text:reference-mark-end text:name="ZOTERO_ITEM CSL_CITATION {&quot;citationID&quot;:&quot;hiezavie&quot;,&quot;citationItems&quot;:[{&quot;suffix&quot;:&quot;&quot;,&quot;id&quot;:3677,&quot;prefix&quot;:&quot;&quot;,&quot;itemData&quot;:{&quot;citation-key&quot;:&quot;hinton_workplace-focused_nodate&quot;,&quot;type&quot;:&quot;article-journal&quot;,&quot;id&quot;:&quot;hinton_workplace-focused_nodate&quot;,&quot;author&quot;:[{&quot;family&quot;:&quot;Hinton&quot;,&quot;given&quot;:&quot;Lisa&quot;}],&quot;title&quot;:&quot;Workplace-focused Development Drama (Mantle of the Expert) and Writing&quot;,&quot;language&quot;:&quot;en&quot;,&quot;source&quot;:&quot;Zotero&quot;},&quot;uris&quot;:[&quot;http://zotero.org/users/1913249/items/2NLLQFAQ&quot;],&quot;uri&quot;:[&quot;http://zotero.org/users/1913249/items/2NLLQFAQ&quot;]}],&quot;schema&quot;:&quot;https://github.com/citation-style-language/schema/raw/master/csl-citation.json&quot;,&quot;properties&quot;:{&quot;formattedCitation&quot;:&quot;[@hinton_workplace-focused_nodate]&quot;,&quot;noteIndex&quot;:0}} RNDlyxtsdrjuy"/></text:p>
      <text:p text:style-name="Text_20_body">Rainer and Bolton explore some of the rigidity of the MoE approach in terms of time allocated and other factors. Rainer outlines a wider scope of a process drama <text:reference-mark-start text:name="ZOTERO_ITEM CSL_CITATION {&quot;citationID&quot;:&quot;xwfuohxx&quot;,&quot;citationItems&quot;:[{&quot;suppress-author&quot;:true,&quot;suffix&quot;:&quot;&quot;,&quot;prefix&quot;:&quot;&quot;,&quot;id&quot;:3679,&quot;itemData&quot;:{&quot;language&quot;:&quot;en&quot;,&quot;title-short&quot;:&quot;Drama at the Heart of the Secondary School&quot;,&quot;type&quot;:&quot;book&quot;,&quot;number-of-pages&quot;:&quot;286&quot;,&quot;source&quot;:&quot;Google Books&quot;,&quot;issued&quot;:{&quot;date-parts&quot;:[[2012,3,15]]},&quot;publisher&quot;:&quot;Routledge&quot;,&quot;title&quot;:&quot;Drama at the Heart of the Secondary School: Projects to Promote Authentic Learning&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citation-key&quot;:&quot;rainer_drama_2012&quot;,&quot;ISBN&quot;:&quot;978-1-136-49649-3&quot;,&quot;author&quot;:[{&quot;family&quot;:&quot;Rainer&quot;,&quot;given&quot;:&quot;John&quot;},{&quot;family&quot;:&quot;Lewis&quot;,&quot;given&quot;:&quot;Martin&quot;}]},&quot;uri&quot;:[&quot;http://zotero.org/users/1913249/items/L9DXC8RY&quot;],&quot;uris&quot;:[&quot;http://zotero.org/users/1913249/items/L9DXC8RY&quot;]}],&quot;schema&quot;:&quot;https://github.com/citation-style-language/schema/raw/master/csl-citation.json&quot;,&quot;properties&quot;:{&quot;formattedCitation&quot;:&quot;[-@rainer_drama_2012]&quot;,&quot;noteIndex&quot;:0}} RNDwmoehwmmwm"/>&lt;Do Zotero Refresh: [-@rainer_drama_2012]&gt;<text:reference-mark-end text:name="ZOTERO_ITEM CSL_CITATION {&quot;citationID&quot;:&quot;xwfuohxx&quot;,&quot;citationItems&quot;:[{&quot;suppress-author&quot;:true,&quot;suffix&quot;:&quot;&quot;,&quot;prefix&quot;:&quot;&quot;,&quot;id&quot;:3679,&quot;itemData&quot;:{&quot;language&quot;:&quot;en&quot;,&quot;title-short&quot;:&quot;Drama at the Heart of the Secondary School&quot;,&quot;type&quot;:&quot;book&quot;,&quot;number-of-pages&quot;:&quot;286&quot;,&quot;source&quot;:&quot;Google Books&quot;,&quot;issued&quot;:{&quot;date-parts&quot;:[[2012,3,15]]},&quot;publisher&quot;:&quot;Routledge&quot;,&quot;title&quot;:&quot;Drama at the Heart of the Secondary School: Projects to Promote Authentic Learning&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citation-key&quot;:&quot;rainer_drama_2012&quot;,&quot;ISBN&quot;:&quot;978-1-136-49649-3&quot;,&quot;author&quot;:[{&quot;family&quot;:&quot;Rainer&quot;,&quot;given&quot;:&quot;John&quot;},{&quot;family&quot;:&quot;Lewis&quot;,&quot;given&quot;:&quot;Martin&quot;}]},&quot;uri&quot;:[&quot;http://zotero.org/users/1913249/items/L9DXC8RY&quot;],&quot;uris&quot;:[&quot;http://zotero.org/users/1913249/items/L9DXC8RY&quot;]}],&quot;schema&quot;:&quot;https://github.com/citation-style-language/schema/raw/master/csl-citation.json&quot;,&quot;properties&quot;:{&quot;formattedCitation&quot;:&quot;[-@rainer_drama_2012]&quot;,&quot;noteIndex&quot;:0}} RNDwmoehwmmwm"/>.</text:p>
      <text:p text:style-name="Text_20_body"><text:span text:style-name="T2">Other forms of process dramas and STEM education</text:span></text:p>
      <text:p text:style-name="Text_20_body">MoE is one form of other process drama. Others exist. They share similar aims. MoE can be seen as formulaic <text:reference-mark-start text:name="ZOTERO_ITEM CSL_CITATION {&quot;citationID&quot;:&quot;hersdpmv&quot;,&quot;citationItems&quot;:[{&quot;suffix&quot;:&quot;&quot;,&quot;id&quot;:3679,&quot;prefix&quot;:&quot;&quot;,&quot;itemData&quot;:{&quot;language&quot;:&quot;en&quot;,&quot;title-short&quot;:&quot;Drama at the Heart of the Secondary School&quot;,&quot;type&quot;:&quot;book&quot;,&quot;number-of-pages&quot;:&quot;286&quot;,&quot;source&quot;:&quot;Google Books&quot;,&quot;issued&quot;:{&quot;date-parts&quot;:[[2012,3,15]]},&quot;publisher&quot;:&quot;Routledge&quot;,&quot;title&quot;:&quot;Drama at the Heart of the Secondary School: Projects to Promote Authentic Learning&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citation-key&quot;:&quot;rainer_drama_2012&quot;,&quot;ISBN&quot;:&quot;978-1-136-49649-3&quot;,&quot;author&quot;:[{&quot;family&quot;:&quot;Rainer&quot;,&quot;given&quot;:&quot;John&quot;},{&quot;family&quot;:&quot;Lewis&quot;,&quot;given&quot;:&quot;Martin&quot;}]},&quot;uris&quot;:[&quot;http://zotero.org/users/1913249/items/L9DXC8RY&quot;],&quot;uri&quot;:[&quot;http://zotero.org/users/1913249/items/L9DXC8RY&quot;]}],&quot;schema&quot;:&quot;https://github.com/citation-style-language/schema/raw/master/csl-citation.json&quot;,&quot;properties&quot;:{&quot;formattedCitation&quot;:&quot;[@rainer_drama_2012]&quot;,&quot;noteIndex&quot;:0}} RNDsefmddjiyx"/>&lt;Do Zotero Refresh: [@rainer_drama_2012]&gt;<text:reference-mark-end text:name="ZOTERO_ITEM CSL_CITATION {&quot;citationID&quot;:&quot;hersdpmv&quot;,&quot;citationItems&quot;:[{&quot;suffix&quot;:&quot;&quot;,&quot;id&quot;:3679,&quot;prefix&quot;:&quot;&quot;,&quot;itemData&quot;:{&quot;language&quot;:&quot;en&quot;,&quot;title-short&quot;:&quot;Drama at the Heart of the Secondary School&quot;,&quot;type&quot;:&quot;book&quot;,&quot;number-of-pages&quot;:&quot;286&quot;,&quot;source&quot;:&quot;Google Books&quot;,&quot;issued&quot;:{&quot;date-parts&quot;:[[2012,3,15]]},&quot;publisher&quot;:&quot;Routledge&quot;,&quot;title&quot;:&quot;Drama at the Heart of the Secondary School: Projects to Promote Authentic Learning&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citation-key&quot;:&quot;rainer_drama_2012&quot;,&quot;ISBN&quot;:&quot;978-1-136-49649-3&quot;,&quot;author&quot;:[{&quot;family&quot;:&quot;Rainer&quot;,&quot;given&quot;:&quot;John&quot;},{&quot;family&quot;:&quot;Lewis&quot;,&quot;given&quot;:&quot;Martin&quot;}]},&quot;uris&quot;:[&quot;http://zotero.org/users/1913249/items/L9DXC8RY&quot;],&quot;uri&quot;:[&quot;http://zotero.org/users/1913249/items/L9DXC8RY&quot;]}],&quot;schema&quot;:&quot;https://github.com/citation-style-language/schema/raw/master/csl-citation.json&quot;,&quot;properties&quot;:{&quot;formattedCitation&quot;:&quot;[@rainer_drama_2012]&quot;,&quot;noteIndex&quot;:0}} RNDsefmddjiyx"/>, or prohibitively time consuming <text:reference-mark-start text:name="ZOTERO_ITEM CSL_CITATION {&quot;citationID&quot;:&quot;qvvmikrp&quot;,&quot;citationItems&quot;:[{&quot;suffix&quot;:&quot;&quot;,&quot;id&quot;:3253,&quot;prefix&quot;:&quot;&quot;,&quot;itemData&quot;:{&quot;citation-key&quot;:&quot;heathcote_drama_1994&quot;,&quot;publisher&quot;:&quot;ERIC&quot;,&quot;id&quot;:&quot;heathcote_drama_1994&quot;,&quot;author&quot;:[{&quot;family&quot;:&quot;Heathcote&quot;,&quot;given&quot;:&quot;Dorothy&quot;},{&quot;family&quot;:&quot;Bolton&quot;,&quot;given&quot;:&quot;Gavin&quot;}],&quot;type&quot;:&quot;book&quot;,&quot;issued&quot;:{&quot;date-parts&quot;:[[1994]]},&quot;title&quot;:&quot;Drama for Learning: Dorothy Heathcote's Mantle of the Expert Approach to Education. Dimensions of Drama Series.&quot;},&quot;uris&quot;:[&quot;http://zotero.org/users/1913249/items/FUU3FZWS&quot;],&quot;uri&quot;:[&quot;http://zotero.org/users/1913249/items/FUU3FZWS&quot;]}],&quot;schema&quot;:&quot;https://github.com/citation-style-language/schema/raw/master/csl-citation.json&quot;,&quot;properties&quot;:{&quot;formattedCitation&quot;:&quot;[@heathcote_drama_1994]&quot;,&quot;noteIndex&quot;:0}} RNDgdbcqjhicl"/>&lt;Do Zotero Refresh: [@heathcote_drama_1994]&gt;<text:reference-mark-end text:name="ZOTERO_ITEM CSL_CITATION {&quot;citationID&quot;:&quot;qvvmikrp&quot;,&quot;citationItems&quot;:[{&quot;suffix&quot;:&quot;&quot;,&quot;id&quot;:3253,&quot;prefix&quot;:&quot;&quot;,&quot;itemData&quot;:{&quot;citation-key&quot;:&quot;heathcote_drama_1994&quot;,&quot;publisher&quot;:&quot;ERIC&quot;,&quot;id&quot;:&quot;heathcote_drama_1994&quot;,&quot;author&quot;:[{&quot;family&quot;:&quot;Heathcote&quot;,&quot;given&quot;:&quot;Dorothy&quot;},{&quot;family&quot;:&quot;Bolton&quot;,&quot;given&quot;:&quot;Gavin&quot;}],&quot;type&quot;:&quot;book&quot;,&quot;issued&quot;:{&quot;date-parts&quot;:[[1994]]},&quot;title&quot;:&quot;Drama for Learning: Dorothy Heathcote's Mantle of the Expert Approach to Education. Dimensions of Drama Series.&quot;},&quot;uris&quot;:[&quot;http://zotero.org/users/1913249/items/FUU3FZWS&quot;],&quot;uri&quot;:[&quot;http://zotero.org/users/1913249/items/FUU3FZWS&quot;]}],&quot;schema&quot;:&quot;https://github.com/citation-style-language/schema/raw/master/csl-citation.json&quot;,&quot;properties&quot;:{&quot;formattedCitation&quot;:&quot;[@heathcote_drama_1994]&quot;,&quot;noteIndex&quot;:0}} RNDgdbcqjhicl"/>.</text:p>
      <text:p text:style-name="Text_20_body">Rainer chapter <text:reference-mark-start text:name="ZOTERO_ITEM CSL_CITATION {&quot;citationID&quot;:&quot;ypgrtmew&quot;,&quot;citationItems&quot;:[{&quot;suffix&quot;:&quot;&quot;,&quot;id&quot;:3679,&quot;prefix&quot;:&quot;&quot;,&quot;itemData&quot;:{&quot;language&quot;:&quot;en&quot;,&quot;title-short&quot;:&quot;Drama at the Heart of the Secondary School&quot;,&quot;type&quot;:&quot;book&quot;,&quot;number-of-pages&quot;:&quot;286&quot;,&quot;source&quot;:&quot;Google Books&quot;,&quot;issued&quot;:{&quot;date-parts&quot;:[[2012,3,15]]},&quot;publisher&quot;:&quot;Routledge&quot;,&quot;title&quot;:&quot;Drama at the Heart of the Secondary School: Projects to Promote Authentic Learning&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citation-key&quot;:&quot;rainer_drama_2012&quot;,&quot;ISBN&quot;:&quot;978-1-136-49649-3&quot;,&quot;author&quot;:[{&quot;family&quot;:&quot;Rainer&quot;,&quot;given&quot;:&quot;John&quot;},{&quot;family&quot;:&quot;Lewis&quot;,&quot;given&quot;:&quot;Martin&quot;}]},&quot;uris&quot;:[&quot;http://zotero.org/users/1913249/items/L9DXC8RY&quot;],&quot;uri&quot;:[&quot;http://zotero.org/users/1913249/items/L9DXC8RY&quot;]}],&quot;schema&quot;:&quot;https://github.com/citation-style-language/schema/raw/master/csl-citation.json&quot;,&quot;properties&quot;:{&quot;formattedCitation&quot;:&quot;[@rainer_drama_2012]&quot;,&quot;noteIndex&quot;:0}} RNDqnfolvkgis"/>&lt;Do Zotero Refresh: [@rainer_drama_2012]&gt;<text:reference-mark-end text:name="ZOTERO_ITEM CSL_CITATION {&quot;citationID&quot;:&quot;ypgrtmew&quot;,&quot;citationItems&quot;:[{&quot;suffix&quot;:&quot;&quot;,&quot;id&quot;:3679,&quot;prefix&quot;:&quot;&quot;,&quot;itemData&quot;:{&quot;language&quot;:&quot;en&quot;,&quot;title-short&quot;:&quot;Drama at the Heart of the Secondary School&quot;,&quot;type&quot;:&quot;book&quot;,&quot;number-of-pages&quot;:&quot;286&quot;,&quot;source&quot;:&quot;Google Books&quot;,&quot;issued&quot;:{&quot;date-parts&quot;:[[2012,3,15]]},&quot;publisher&quot;:&quot;Routledge&quot;,&quot;title&quot;:&quot;Drama at the Heart of the Secondary School: Projects to Promote Authentic Learning&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citation-key&quot;:&quot;rainer_drama_2012&quot;,&quot;ISBN&quot;:&quot;978-1-136-49649-3&quot;,&quot;author&quot;:[{&quot;family&quot;:&quot;Rainer&quot;,&quot;given&quot;:&quot;John&quot;},{&quot;family&quot;:&quot;Lewis&quot;,&quot;given&quot;:&quot;Martin&quot;}]},&quot;uris&quot;:[&quot;http://zotero.org/users/1913249/items/L9DXC8RY&quot;],&quot;uri&quot;:[&quot;http://zotero.org/users/1913249/items/L9DXC8RY&quot;]}],&quot;schema&quot;:&quot;https://github.com/citation-style-language/schema/raw/master/csl-citation.json&quot;,&quot;properties&quot;:{&quot;formattedCitation&quot;:&quot;[@rainer_drama_2012]&quot;,&quot;noteIndex&quot;:0}} RNDqnfolvkgis"/>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citationID&quot;:&quot;qzixdkau&quot;,&quot;citationItems&quot;:[{&quot;suffix&quot;:&quot;&quot;,&quot;id&quot;:3888,&quot;prefix&quot;:&quot;&quot;,&quot;itemData&quot;:{&quot;page&quot;:&quot;113-131&quot;,&quot;title-short&quot;:&quot;Picking Up the Mantle of “Expert”&quot;,&quot;URL&quot;:&quot;https://doi.org/10.1080/10749039.2012.691199&quot;,&quot;ISSN&quot;:&quot;1074-9039&quot;,&quot;title&quot;:&quot;Picking Up the Mantle of “Expert”: Assigned Roles, Assertion of Identity, and Peer Recognition Within a Programming Class&quot;,&quot;publisher&quot;:&quot;Routledge&quot;,&quot;author&quot;:[{&quot;family&quot;:&quot;Fields&quot;,&quot;given&quot;:&quot;Deborah&quot;},{&quot;family&quot;:&quot;Enyedy&quot;,&quot;given&quot;:&quot;Noel&quot;}],&quot;type&quot;:&quot;article-journal&quot;,&quot;accessed&quot;:{&quot;date-parts&quot;:[[2022,7,21]]},&quot;issue&quot;:&quot;2&quot;,&quot;citation-key&quot;:&quot;fields_picking_2013&quot;,&quot;volume&quot;:&quot;20&quot;,&quot;source&quot;:&quot;Taylor and Francis+NEJM&quot;,&quot;id&quot;:&quot;fields_picking_2013&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issued&quot;:{&quot;date-parts&quot;:[[2013,4,1]]},&quot;DOI&quot;:&quot;10.1080/10749039.2012.691199&quot;,&quot;container-title&quot;:&quot;Mind, Culture, and Activity&quot;},&quot;uris&quot;:[&quot;http://zotero.org/users/1913249/items/5JSJU8ID&quot;],&quot;uri&quot;:[&quot;http://zotero.org/users/1913249/items/5JSJU8ID&quot;]},{&quot;suffix&quot;:&quot;&quot;,&quot;id&quot;:3670,&quot;prefix&quot;:&quot;&quot;,&quot;itemData&quot;:{&quot;type&quot;:&quot;article-journal&quot;,&quot;page&quot;:&quot;1299-1310&quot;,&quot;title-short&quot;:&quot;Process drama&quot;,&quot;container-title-short&quot;:&quot;Pertanika Journal of Social Science and Humanities&quot;,&quot;source&quot;:&quot;ResearchGate&quot;,&quot;issued&quot;:{&quot;date-parts&quot;:[[2012,2,13]]},&quot;volume&quot;:&quot;20&quot;,&quot;title&quot;:&quot;Process drama: Bridging the Arts and the Sciences&quot;,&quot;container-title&quot;:&quot;Pertanika Journal of Social Science and Humanities&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itation-key&quot;:&quot;gill_process_2012&quot;,&quot;id&quot;:&quot;gill_process_2012&quot;,&quot;author&quot;:[{&quot;family&quot;:&quot;Gill&quot;,&quot;given&quot;:&quot;Chamkaur&quot;}]},&quot;uris&quot;:[&quot;http://zotero.org/users/1913249/items/6EJQTJ7J&quot;],&quot;uri&quot;:[&quot;http://zotero.org/users/1913249/items/6EJQTJ7J&quot;]}],&quot;schema&quot;:&quot;https://github.com/citation-style-language/schema/raw/master/csl-citation.json&quot;,&quot;properties&quot;:{&quot;formattedCitation&quot;:&quot;[@fields_picking_2013; @gill_process_2012]&quot;,&quot;noteIndex&quot;:0}} RNDuhcwsblzsf"/>&lt;Do Zotero Refresh: [@fields_picking_2013; @gill_process_2012]&gt;<text:reference-mark-end text:name="ZOTERO_ITEM CSL_CITATION {&quot;citationID&quot;:&quot;qzixdkau&quot;,&quot;citationItems&quot;:[{&quot;suffix&quot;:&quot;&quot;,&quot;id&quot;:3888,&quot;prefix&quot;:&quot;&quot;,&quot;itemData&quot;:{&quot;page&quot;:&quot;113-131&quot;,&quot;title-short&quot;:&quot;Picking Up the Mantle of “Expert”&quot;,&quot;URL&quot;:&quot;https://doi.org/10.1080/10749039.2012.691199&quot;,&quot;ISSN&quot;:&quot;1074-9039&quot;,&quot;title&quot;:&quot;Picking Up the Mantle of “Expert”: Assigned Roles, Assertion of Identity, and Peer Recognition Within a Programming Class&quot;,&quot;publisher&quot;:&quot;Routledge&quot;,&quot;author&quot;:[{&quot;family&quot;:&quot;Fields&quot;,&quot;given&quot;:&quot;Deborah&quot;},{&quot;family&quot;:&quot;Enyedy&quot;,&quot;given&quot;:&quot;Noel&quot;}],&quot;type&quot;:&quot;article-journal&quot;,&quot;accessed&quot;:{&quot;date-parts&quot;:[[2022,7,21]]},&quot;issue&quot;:&quot;2&quot;,&quot;citation-key&quot;:&quot;fields_picking_2013&quot;,&quot;volume&quot;:&quot;20&quot;,&quot;source&quot;:&quot;Taylor and Francis+NEJM&quot;,&quot;id&quot;:&quot;fields_picking_2013&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issued&quot;:{&quot;date-parts&quot;:[[2013,4,1]]},&quot;DOI&quot;:&quot;10.1080/10749039.2012.691199&quot;,&quot;container-title&quot;:&quot;Mind, Culture, and Activity&quot;},&quot;uris&quot;:[&quot;http://zotero.org/users/1913249/items/5JSJU8ID&quot;],&quot;uri&quot;:[&quot;http://zotero.org/users/1913249/items/5JSJU8ID&quot;]},{&quot;suffix&quot;:&quot;&quot;,&quot;id&quot;:3670,&quot;prefix&quot;:&quot;&quot;,&quot;itemData&quot;:{&quot;type&quot;:&quot;article-journal&quot;,&quot;page&quot;:&quot;1299-1310&quot;,&quot;title-short&quot;:&quot;Process drama&quot;,&quot;container-title-short&quot;:&quot;Pertanika Journal of Social Science and Humanities&quot;,&quot;source&quot;:&quot;ResearchGate&quot;,&quot;issued&quot;:{&quot;date-parts&quot;:[[2012,2,13]]},&quot;volume&quot;:&quot;20&quot;,&quot;title&quot;:&quot;Process drama: Bridging the Arts and the Sciences&quot;,&quot;container-title&quot;:&quot;Pertanika Journal of Social Science and Humanities&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itation-key&quot;:&quot;gill_process_2012&quot;,&quot;id&quot;:&quot;gill_process_2012&quot;,&quot;author&quot;:[{&quot;family&quot;:&quot;Gill&quot;,&quot;given&quot;:&quot;Chamkaur&quot;}]},&quot;uris&quot;:[&quot;http://zotero.org/users/1913249/items/6EJQTJ7J&quot;],&quot;uri&quot;:[&quot;http://zotero.org/users/1913249/items/6EJQTJ7J&quot;]}],&quot;schema&quot;:&quot;https://github.com/citation-style-language/schema/raw/master/csl-citation.json&quot;,&quot;properties&quot;:{&quot;formattedCitation&quot;:&quot;[@fields_picking_2013; @gill_process_2012]&quot;,&quot;noteIndex&quot;:0}} RNDuhcwsblzsf"/>.</text:p>
      <text:p text:style-name="Text_20_body">My own work with Manchester Met University drama education department explored the value of coding in role. <text:reference-mark-start text:name="ZOTERO_ITEM CSL_CITATION {&quot;citationID&quot;:&quot;mwccjhrv&quot;,&quot;citationItems&quot;:[{&quot;suffix&quot;:&quot;&quot;,&quot;id&quot;:3257,&quot;prefix&quot;:&quot;&quot;,&quot;itemData&quot;:{&quot;edition&quot;:&quot;1 edition&quot;,&quot;type&quot;:&quot;chapter&quot;,&quot;title&quot;:&quot;Drama and STEM&quot;,&quot;event-place&quot;:&quot;Thousand Oaks, CA&quot;,&quot;language&quot;:&quot;English&quot;,&quot;id&quot;:&quot;caldwell_drama_2019&quot;,&quot;issued&quot;:{&quot;date-parts&quot;:[[2019,3,25]]},&quot;source&quot;:&quot;Amazon&quot;,&quot;citation-key&quot;:&quot;caldwell_drama_2019&quot;,&quot;publisher&quot;:&quot;Learning Matters&quot;,&quot;ISBN&quot;:&quot;978-1-5264-7435-3&quot;,&quot;container-title&quot;:&quot;STEM in the Primary Curriculu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or&quot;:[{&quot;family&quot;:&quot;Caldwell&quot;,&quot;given&quot;:&quot;Helen&quot;},{&quot;family&quot;:&quot;Pope&quot;,&quot;given&quot;:&quot;Sue&quot;}],&quot;publisher-place&quot;:&quot;Thousand Oaks, CA&quot;,&quot;author&quot;:[{&quot;family&quot;:&quot;Patterson&quot;,&quot;given&quot;:&quot;Rebecca&quot;},{&quot;family&quot;:&quot;Chesterman&quot;,&quot;given&quot;:&quot;Mick&quot;},{&quot;family&quot;:&quot;Ramsey&quot;,&quot;given&quot;:&quot;Alison&quot;}]},&quot;uris&quot;:[&quot;http://zotero.org/users/1913249/items/5P66QFBW&quot;],&quot;uri&quot;:[&quot;http://zotero.org/users/1913249/items/5P66QFBW&quot;]}],&quot;schema&quot;:&quot;https://github.com/citation-style-language/schema/raw/master/csl-citation.json&quot;,&quot;properties&quot;:{&quot;formattedCitation&quot;:&quot;[@caldwell_drama_2019]&quot;,&quot;noteIndex&quot;:0}} RNDdbblurldpp"/>&lt;Do Zotero Refresh: [@caldwell_drama_2019]&gt;<text:reference-mark-end text:name="ZOTERO_ITEM CSL_CITATION {&quot;citationID&quot;:&quot;mwccjhrv&quot;,&quot;citationItems&quot;:[{&quot;suffix&quot;:&quot;&quot;,&quot;id&quot;:3257,&quot;prefix&quot;:&quot;&quot;,&quot;itemData&quot;:{&quot;edition&quot;:&quot;1 edition&quot;,&quot;type&quot;:&quot;chapter&quot;,&quot;title&quot;:&quot;Drama and STEM&quot;,&quot;event-place&quot;:&quot;Thousand Oaks, CA&quot;,&quot;language&quot;:&quot;English&quot;,&quot;id&quot;:&quot;caldwell_drama_2019&quot;,&quot;issued&quot;:{&quot;date-parts&quot;:[[2019,3,25]]},&quot;source&quot;:&quot;Amazon&quot;,&quot;citation-key&quot;:&quot;caldwell_drama_2019&quot;,&quot;publisher&quot;:&quot;Learning Matters&quot;,&quot;ISBN&quot;:&quot;978-1-5264-7435-3&quot;,&quot;container-title&quot;:&quot;STEM in the Primary Curriculu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or&quot;:[{&quot;family&quot;:&quot;Caldwell&quot;,&quot;given&quot;:&quot;Helen&quot;},{&quot;family&quot;:&quot;Pope&quot;,&quot;given&quot;:&quot;Sue&quot;}],&quot;publisher-place&quot;:&quot;Thousand Oaks, CA&quot;,&quot;author&quot;:[{&quot;family&quot;:&quot;Patterson&quot;,&quot;given&quot;:&quot;Rebecca&quot;},{&quot;family&quot;:&quot;Chesterman&quot;,&quot;given&quot;:&quot;Mick&quot;},{&quot;family&quot;:&quot;Ramsey&quot;,&quot;given&quot;:&quot;Alison&quot;}]},&quot;uris&quot;:[&quot;http://zotero.org/users/1913249/items/5P66QFBW&quot;],&quot;uri&quot;:[&quot;http://zotero.org/users/1913249/items/5P66QFBW&quot;]}],&quot;schema&quot;:&quot;https://github.com/citation-style-language/schema/raw/master/csl-citation.json&quot;,&quot;properties&quot;:{&quot;formattedCitation&quot;:&quot;[@caldwell_drama_2019]&quot;,&quot;noteIndex&quot;:0}} RNDdbblurldpp"/></text:p>
      <text:h text:style-name="Heading_20_2" text:outline-level="2"><text:bookmark-start text:name="studies-with-pedagogies-addressing-barriers-to-do-with-identity-and-computer-cultures"/>Studies with pedagogies addressing barriers to do with identity and computer cultures<text:bookmark-end text:name="studies-with-pedagogies-addressing-barriers-to-do-with-identity-and-computer-cultures"/></text:h>
      <text:p text:style-name="First_20_paragraph"><text:span text:style-name="T2">Studies exploring identity and barriers to participation</text:span></text:p>
      <text:p text:style-name="Text_20_body">Game making is thus a suitable mediumn to support existing collaborative practices and home interests to overcome difficulties in computer coding.</text:p>
      <text:p text:style-name="Text_20_body">Issues of identities and barriers have been explored in relation to gender in terms of game making in several studies. REWRITE WITH CORRECT CITATIONS - ALSO INCLUDE THE GAME TESTERS OF BLACK STUDENTS.</text:p>
      <text:p text:style-name="Text_20_body"><text:span text:style-name="T2">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Kafai and Burke also address the issues of gender identities and game design 2014).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list text:style-name="L26">
        <text:list-item>
          <text:p text:style-name="P26">girl’s low self-confidence in the area of computing compared to their ability <text:reference-mark-start text:name="ZOTERO_ITEM CSL_CITATION {&quot;citationID&quot;:&quot;npjhxmep&quot;,&quot;citationItems&quot;:[{&quot;suffix&quot;:&quot;&quot;,&quot;id&quot;:2691,&quot;prefix&quot;:&quot;&quot;,&quot;itemData&quot;:{&quot;page&quot;:&quot;49–53&quot;,&quot;event-place&quot;:&quot;New York, NY, USA&quot;,&quot;URL&quot;:&quot;http://doi.acm.org/10.1145/611892.611930&quot;,&quot;source&quot;:&quot;ACM Digital Library&quot;,&quot;publisher&quot;:&quot;ACM&quot;,&quot;ISBN&quot;:&quot;978-1-58113-648-7&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type&quot;:&quot;paper-conference&quot;,&quot;collection-title&quot;:&quot;SIGCSE '03&quot;,&quot;accessed&quot;:{&quot;date-parts&quot;:[[2018,9,19]]},&quot;DOI&quot;:&quot;10.1145/611892.611930&quot;,&quot;citation-key&quot;:&quot;beyer_gender_2003&quot;,&quot;title&quot;:&quot;Gender Differences in Computer Science Students&quot;,&quot;container-title&quot;:&quot;Proceedings of the 34th SIGCSE Technical Symposium on Computer Science Education&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issued&quot;:{&quot;date-parts&quot;:[[2003]]},&quot;publisher-place&quot;:&quot;New York, NY, USA&quot;,&quot;id&quot;:&quot;beyer_gender_2003&quot;},&quot;uris&quot;:[&quot;http://zotero.org/users/1913249/items/4V4VNGBJ&quot;],&quot;uri&quot;:[&quot;http://zotero.org/users/1913249/items/4V4VNGBJ&quot;]},{&quot;suffix&quot;:&quot;&quot;,&quot;id&quot;:2699,&quot;prefix&quot;:&quot;&quot;,&quot;itemData&quot;:{&quot;language&quot;:&quot;en&quot;,&quot;type&quot;:&quot;book&quot;,&quot;event-place&quot;:&quot;Cambridge, Mass&quot;,&quot;title-short&quot;:&quot;Unlocking the clubhouse&quot;,&quot;title&quot;:&quot;Unlocking the clubhouse: women in computing&quot;,&quot;number-of-pages&quot;:&quot;172&quot;,&quot;source&quot;:&quot;Library of Congress ISBN&quot;,&quot;issued&quot;:{&quot;date-parts&quot;:[[2002]]},&quot;publisher&quot;:&quot;MIT Press&quot;,&quot;id&quot;:&quot;margolis_unlocking_2002&quot;,&quot;ISBN&quot;:&quot;978-0-262-13398-2&quot;,&quot;author&quot;:[{&quot;family&quot;:&quot;Margolis&quot;,&quot;given&quot;:&quot;Jane&quot;},{&quot;family&quot;:&quot;Fisher&quot;,&quot;given&quot;:&quot;Allan&quot;}],&quot;citation-key&quot;:&quot;margolis_unlocking_2002&quot;,&quot;publisher-place&quot;:&quot;Cambridge, Mass&quot;,&quot;call-number&quot;:&quot;QA76.25 .M35 2002&quot;},&quot;uris&quot;:[&quot;http://zotero.org/users/1913249/items/4YCD88M7&quot;],&quot;uri&quot;:[&quot;http://zotero.org/users/1913249/items/4YCD88M7&quot;]}],&quot;schema&quot;:&quot;https://github.com/citation-style-language/schema/raw/master/csl-citation.json&quot;,&quot;properties&quot;:{&quot;formattedCitation&quot;:&quot;[@beyer_gender_2003; @margolis_unlocking_2002]&quot;,&quot;noteIndex&quot;:0}} RNDnqpgvbcyem"/>&lt;Do Zotero Refresh: [@beyer_gender_2003; @margolis_unlocking_2002]&gt;<text:reference-mark-end text:name="ZOTERO_ITEM CSL_CITATION {&quot;citationID&quot;:&quot;npjhxmep&quot;,&quot;citationItems&quot;:[{&quot;suffix&quot;:&quot;&quot;,&quot;id&quot;:2691,&quot;prefix&quot;:&quot;&quot;,&quot;itemData&quot;:{&quot;page&quot;:&quot;49–53&quot;,&quot;event-place&quot;:&quot;New York, NY, USA&quot;,&quot;URL&quot;:&quot;http://doi.acm.org/10.1145/611892.611930&quot;,&quot;source&quot;:&quot;ACM Digital Library&quot;,&quot;publisher&quot;:&quot;ACM&quot;,&quot;ISBN&quot;:&quot;978-1-58113-648-7&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type&quot;:&quot;paper-conference&quot;,&quot;collection-title&quot;:&quot;SIGCSE '03&quot;,&quot;accessed&quot;:{&quot;date-parts&quot;:[[2018,9,19]]},&quot;DOI&quot;:&quot;10.1145/611892.611930&quot;,&quot;citation-key&quot;:&quot;beyer_gender_2003&quot;,&quot;title&quot;:&quot;Gender Differences in Computer Science Students&quot;,&quot;container-title&quot;:&quot;Proceedings of the 34th SIGCSE Technical Symposium on Computer Science Education&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issued&quot;:{&quot;date-parts&quot;:[[2003]]},&quot;publisher-place&quot;:&quot;New York, NY, USA&quot;,&quot;id&quot;:&quot;beyer_gender_2003&quot;},&quot;uris&quot;:[&quot;http://zotero.org/users/1913249/items/4V4VNGBJ&quot;],&quot;uri&quot;:[&quot;http://zotero.org/users/1913249/items/4V4VNGBJ&quot;]},{&quot;suffix&quot;:&quot;&quot;,&quot;id&quot;:2699,&quot;prefix&quot;:&quot;&quot;,&quot;itemData&quot;:{&quot;language&quot;:&quot;en&quot;,&quot;type&quot;:&quot;book&quot;,&quot;event-place&quot;:&quot;Cambridge, Mass&quot;,&quot;title-short&quot;:&quot;Unlocking the clubhouse&quot;,&quot;title&quot;:&quot;Unlocking the clubhouse: women in computing&quot;,&quot;number-of-pages&quot;:&quot;172&quot;,&quot;source&quot;:&quot;Library of Congress ISBN&quot;,&quot;issued&quot;:{&quot;date-parts&quot;:[[2002]]},&quot;publisher&quot;:&quot;MIT Press&quot;,&quot;id&quot;:&quot;margolis_unlocking_2002&quot;,&quot;ISBN&quot;:&quot;978-0-262-13398-2&quot;,&quot;author&quot;:[{&quot;family&quot;:&quot;Margolis&quot;,&quot;given&quot;:&quot;Jane&quot;},{&quot;family&quot;:&quot;Fisher&quot;,&quot;given&quot;:&quot;Allan&quot;}],&quot;citation-key&quot;:&quot;margolis_unlocking_2002&quot;,&quot;publisher-place&quot;:&quot;Cambridge, Mass&quot;,&quot;call-number&quot;:&quot;QA76.25 .M35 2002&quot;},&quot;uris&quot;:[&quot;http://zotero.org/users/1913249/items/4YCD88M7&quot;],&quot;uri&quot;:[&quot;http://zotero.org/users/1913249/items/4YCD88M7&quot;]}],&quot;schema&quot;:&quot;https://github.com/citation-style-language/schema/raw/master/csl-citation.json&quot;,&quot;properties&quot;:{&quot;formattedCitation&quot;:&quot;[@beyer_gender_2003; @margolis_unlocking_2002]&quot;,&quot;noteIndex&quot;:0}} RNDnqpgvbcyem"/></text:p>
        </text:list-item>
      </text:list>
      <text:p text:style-name="First_20_paragraph"><text:span text:style-name="T2">Research</text:span> Extensive research by Roberson on game making in schools measured gender differences in performance and attitudes to game making and computing in pre post tests <text:reference-mark-start text:name="ZOTERO_ITEM CSL_CITATION {&quot;citationID&quot;:&quot;fvhjwivr&quot;,&quot;citationItems&quot;:[{&quot;suffix&quot;:&quot;&quot;,&quot;id&quot;:239,&quot;prefix&quot;:&quot;&quot;,&quot;itemData&quot;:{&quot;page&quot;:&quot;385-398&quot;,&quot;title-short&quot;:&quot;Making games in the classroom&quot;,&quot;URL&quot;:&quot;http://linkinghub.elsevier.com/retrieve/pii/S0360131511003368&quot;,&quot;ISSN&quot;:&quot;03601315&quot;,&quot;source&quot;:&quot;Crossref&quot;,&quot;author&quot;:[{&quot;family&quot;:&quot;Robertson&quot;,&quot;given&quot;:&quot;Judy&quot;}],&quot;type&quot;:&quot;article-journal&quot;,&quot;volume&quot;:&quot;59&quot;,&quot;accessed&quot;:{&quot;date-parts&quot;:[[2018,4,28]]},&quot;issue&quot;:&quot;2&quot;,&quot;issued&quot;:{&quot;date-parts&quot;:[[2012,9]]},&quot;language&quot;:&quot;en&quot;,&quot;title&quot;:&quot;Making games in the classroom: Benefits and gender concerns&quot;,&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DOI&quot;:&quot;10.1016/j.compedu.2011.12.020&quot;,&quot;citation-key&quot;:&quot;robertson_making_2012&quot;,&quot;container-title&quot;:&quot;Computers &amp; Education&quot;},&quot;uris&quot;:[&quot;http://zotero.org/users/1913249/items/34QR9L8P&quot;],&quot;uri&quot;:[&quot;http://zotero.org/users/1913249/items/34QR9L8P&quot;]},{&quot;suffix&quot;:&quot;&quot;,&quot;id&quot;:273,&quot;prefix&quot;:&quot;&quot;,&quot;itemData&quot;:{&quot;language&quot;:&quot;en&quot;,&quot;volume&quot;:&quot;23&quot;,&quot;page&quot;:&quot;58-83&quot;,&quot;title&quot;:&quot;The influence of a game-making project on male and female learners’ attitudes to computing&quot;,&quot;type&quot;:&quot;article-journal&quot;,&quot;URL&quot;:&quot;http://www.tandfonline.com/doi/abs/10.1080/08993408.2013.774155&quot;,&quot;accessed&quot;:{&quot;date-parts&quot;:[[2018,4,21]]},&quot;DOI&quot;:&quot;10.1080/08993408.2013.774155&quot;,&quot;citation-key&quot;:&quot;robertson_influence_2013&quot;,&quot;source&quot;:&quot;Crossref&quot;,&quot;issued&quot;:{&quot;date-parts&quot;:[[2013,3]]},&quot;container-title&quot;:&quot;Computer Science Education&quot;,&quot;author&quot;:[{&quot;family&quot;:&quot;Robertson&quot;,&quot;given&quot;:&quot;Judy&quot;}],&quot;issue&quot;:&quot;1&quot;,&quot;ISSN&quot;:&quot;0899-3408, 1744-5175&quot;,&quot;id&quot;:&quot;robertson_influence_2013&quot;},&quot;uris&quot;:[&quot;http://zotero.org/users/1913249/items/U2DI4YFQ&quot;],&quot;uri&quot;:[&quot;http://zotero.org/users/1913249/items/U2DI4YFQ&quot;]}],&quot;schema&quot;:&quot;https://github.com/citation-style-language/schema/raw/master/csl-citation.json&quot;,&quot;properties&quot;:{&quot;formattedCitation&quot;:&quot;[@robertson_making_2012; @robertson_influence_2013]&quot;,&quot;noteIndex&quot;:0}} RNDaguqviffpc"/>&lt;Do Zotero Refresh: [@robertson_making_2012; @robertson_influence_2013]&gt;<text:reference-mark-end text:name="ZOTERO_ITEM CSL_CITATION {&quot;citationID&quot;:&quot;fvhjwivr&quot;,&quot;citationItems&quot;:[{&quot;suffix&quot;:&quot;&quot;,&quot;id&quot;:239,&quot;prefix&quot;:&quot;&quot;,&quot;itemData&quot;:{&quot;page&quot;:&quot;385-398&quot;,&quot;title-short&quot;:&quot;Making games in the classroom&quot;,&quot;URL&quot;:&quot;http://linkinghub.elsevier.com/retrieve/pii/S0360131511003368&quot;,&quot;ISSN&quot;:&quot;03601315&quot;,&quot;source&quot;:&quot;Crossref&quot;,&quot;author&quot;:[{&quot;family&quot;:&quot;Robertson&quot;,&quot;given&quot;:&quot;Judy&quot;}],&quot;type&quot;:&quot;article-journal&quot;,&quot;volume&quot;:&quot;59&quot;,&quot;accessed&quot;:{&quot;date-parts&quot;:[[2018,4,28]]},&quot;issue&quot;:&quot;2&quot;,&quot;issued&quot;:{&quot;date-parts&quot;:[[2012,9]]},&quot;language&quot;:&quot;en&quot;,&quot;title&quot;:&quot;Making games in the classroom: Benefits and gender concerns&quot;,&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DOI&quot;:&quot;10.1016/j.compedu.2011.12.020&quot;,&quot;citation-key&quot;:&quot;robertson_making_2012&quot;,&quot;container-title&quot;:&quot;Computers &amp; Education&quot;},&quot;uris&quot;:[&quot;http://zotero.org/users/1913249/items/34QR9L8P&quot;],&quot;uri&quot;:[&quot;http://zotero.org/users/1913249/items/34QR9L8P&quot;]},{&quot;suffix&quot;:&quot;&quot;,&quot;id&quot;:273,&quot;prefix&quot;:&quot;&quot;,&quot;itemData&quot;:{&quot;language&quot;:&quot;en&quot;,&quot;volume&quot;:&quot;23&quot;,&quot;page&quot;:&quot;58-83&quot;,&quot;title&quot;:&quot;The influence of a game-making project on male and female learners’ attitudes to computing&quot;,&quot;type&quot;:&quot;article-journal&quot;,&quot;URL&quot;:&quot;http://www.tandfonline.com/doi/abs/10.1080/08993408.2013.774155&quot;,&quot;accessed&quot;:{&quot;date-parts&quot;:[[2018,4,21]]},&quot;DOI&quot;:&quot;10.1080/08993408.2013.774155&quot;,&quot;citation-key&quot;:&quot;robertson_influence_2013&quot;,&quot;source&quot;:&quot;Crossref&quot;,&quot;issued&quot;:{&quot;date-parts&quot;:[[2013,3]]},&quot;container-title&quot;:&quot;Computer Science Education&quot;,&quot;author&quot;:[{&quot;family&quot;:&quot;Robertson&quot;,&quot;given&quot;:&quot;Judy&quot;}],&quot;issue&quot;:&quot;1&quot;,&quot;ISSN&quot;:&quot;0899-3408, 1744-5175&quot;,&quot;id&quot;:&quot;robertson_influence_2013&quot;},&quot;uris&quot;:[&quot;http://zotero.org/users/1913249/items/U2DI4YFQ&quot;],&quot;uri&quot;:[&quot;http://zotero.org/users/1913249/items/U2DI4YFQ&quot;]}],&quot;schema&quot;:&quot;https://github.com/citation-style-language/schema/raw/master/csl-citation.json&quot;,&quot;properties&quot;:{&quot;formattedCitation&quot;:&quot;[@robertson_making_2012; @robertson_influence_2013]&quot;,&quot;noteIndex&quot;:0}} RNDaguqviffpc"/>.</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citationID&quot;:&quot;rusfkilg&quot;,&quot;citationItems&quot;:[{&quot;suffix&quot;:&quot;&quot;,&quot;id&quot;:2687,&quot;prefix&quot;:&quot;&quot;,&quot;itemData&quot;:{&quot;type&quot;:&quot;article-journal&quot;,&quot;title-short&quot;:&quot;The Girls Creating Games Program&quot;,&quot;volume&quot;:&quot;10&quot;,&quot;issue&quot;:&quot;1&quot;,&quot;issued&quot;:{&quot;date-parts&quot;:[[2007]]},&quot;title&quot;:&quot;The Girls Creating Games Program: An Innovative Approach to Integrating Technology into Middle School&quot;,&quot;citation-key&quot;:&quot;denner_girls_2007&quot;,&quot;container-title&quot;:&quot;Meridian: A Middle School Computer Technologies 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source&quot;:&quot;CiteSeer&quot;,&quot;id&quot;:&quot;denner_girls_2007&quot;,&quot;author&quot;:[{&quot;family&quot;:&quot;Denner&quot;,&quot;given&quot;:&quot;Jill&quot;}]},&quot;uris&quot;:[&quot;http://zotero.org/users/1913249/items/UUXJYAW7&quot;],&quot;uri&quot;:[&quot;http://zotero.org/users/1913249/items/UUXJYAW7&quot;]}],&quot;schema&quot;:&quot;https://github.com/citation-style-language/schema/raw/master/csl-citation.json&quot;,&quot;properties&quot;:{&quot;formattedCitation&quot;:&quot;[@denner_girls_2007]&quot;,&quot;noteIndex&quot;:0}} RNDkneoajjhtg"/>&lt;Do Zotero Refresh: [@denner_girls_2007]&gt;<text:reference-mark-end text:name="ZOTERO_ITEM CSL_CITATION {&quot;citationID&quot;:&quot;rusfkilg&quot;,&quot;citationItems&quot;:[{&quot;suffix&quot;:&quot;&quot;,&quot;id&quot;:2687,&quot;prefix&quot;:&quot;&quot;,&quot;itemData&quot;:{&quot;type&quot;:&quot;article-journal&quot;,&quot;title-short&quot;:&quot;The Girls Creating Games Program&quot;,&quot;volume&quot;:&quot;10&quot;,&quot;issue&quot;:&quot;1&quot;,&quot;issued&quot;:{&quot;date-parts&quot;:[[2007]]},&quot;title&quot;:&quot;The Girls Creating Games Program: An Innovative Approach to Integrating Technology into Middle School&quot;,&quot;citation-key&quot;:&quot;denner_girls_2007&quot;,&quot;container-title&quot;:&quot;Meridian: A Middle School Computer Technologies 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source&quot;:&quot;CiteSeer&quot;,&quot;id&quot;:&quot;denner_girls_2007&quot;,&quot;author&quot;:[{&quot;family&quot;:&quot;Denner&quot;,&quot;given&quot;:&quot;Jill&quot;}]},&quot;uris&quot;:[&quot;http://zotero.org/users/1913249/items/UUXJYAW7&quot;],&quot;uri&quot;:[&quot;http://zotero.org/users/1913249/items/UUXJYAW7&quot;]}],&quot;schema&quot;:&quot;https://github.com/citation-style-language/schema/raw/master/csl-citation.json&quot;,&quot;properties&quot;:{&quot;formattedCitation&quot;:&quot;[@denner_girls_2007]&quot;,&quot;noteIndex&quot;:0}} RNDkneoajjhtg"/> . Findings were again mixed but encouraging in some areas. While there was no increase in desire to persue computing, there were marked increases in computer related confidence, ability and a decrease in gender stereo typing around computer use.</text:p>
      <text:list text:style-name="L27">
        <text:list-item>
          <text:p text:style-name="P27">Important to caution against gender stereo-typing and identity in relation to computers <text:reference-mark-start text:name="ZOTERO_ITEM CSL_CITATION {&quot;citationID&quot;:&quot;qoxrvsiq&quot;,&quot;citationItems&quot;:[{&quot;suffix&quot;:&quot;&quot;,&quot;id&quot;:2943,&quot;prefix&quot;:&quot;&quot;,&quot;itemData&quot;:{&quot;page&quot;:&quot;145-159&quot;,&quot;event-place&quot;:&quot;Cambridge, MA&quot;,&quot;title-short&quot;:&quot;Gaming in Context&quot;,&quot;URL&quot;:&quot;http://discovery.ucl.ac.uk/1561023/&quot;,&quot;source&quot;:&quot;discovery.ucl.ac.uk&quot;,&quot;publisher&quot;:&quot;MIT Press&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ype&quot;:&quot;chapter&quot;,&quot;accessed&quot;:{&quot;date-parts&quot;:[[2018,7,19]]},&quot;issued&quot;:{&quot;date-parts&quot;:[[2008]]},&quot;title&quot;:&quot;Gaming in Context: How Young People Construct Their Gendered Identities in Playing and Making Games&quot;,&quot;id&quot;:&quot;pelletier_gaming_2008&quot;,&quot;abstract&quot;:&quot;UCL Discovery is UCL's open access repository, showcasing and providing access to UCL research outputs from all UCL disciplines.&quot;,&quot;container-title&quot;:&quot;Beyond Barbie and Mortal Kombat: New Perspectives on Gender and Gaming&quot;,&quot;publisher-place&quot;:&quot;Cambridge, MA&quot;,&quot;citation-key&quot;:&quot;pelletier_gaming_2008&quot;},&quot;uris&quot;:[&quot;http://zotero.org/users/1913249/items/CI3UYB78&quot;],&quot;uri&quot;:[&quot;http://zotero.org/users/1913249/items/CI3UYB78&quot;]}],&quot;schema&quot;:&quot;https://github.com/citation-style-language/schema/raw/master/csl-citation.json&quot;,&quot;properties&quot;:{&quot;formattedCitation&quot;:&quot;[@pelletier_gaming_2008]&quot;,&quot;noteIndex&quot;:0}} RNDanvqqnkjsu"/>&lt;Do Zotero Refresh: [@pelletier_gaming_2008]&gt;<text:reference-mark-end text:name="ZOTERO_ITEM CSL_CITATION {&quot;citationID&quot;:&quot;qoxrvsiq&quot;,&quot;citationItems&quot;:[{&quot;suffix&quot;:&quot;&quot;,&quot;id&quot;:2943,&quot;prefix&quot;:&quot;&quot;,&quot;itemData&quot;:{&quot;page&quot;:&quot;145-159&quot;,&quot;event-place&quot;:&quot;Cambridge, MA&quot;,&quot;title-short&quot;:&quot;Gaming in Context&quot;,&quot;URL&quot;:&quot;http://discovery.ucl.ac.uk/1561023/&quot;,&quot;source&quot;:&quot;discovery.ucl.ac.uk&quot;,&quot;publisher&quot;:&quot;MIT Press&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ype&quot;:&quot;chapter&quot;,&quot;accessed&quot;:{&quot;date-parts&quot;:[[2018,7,19]]},&quot;issued&quot;:{&quot;date-parts&quot;:[[2008]]},&quot;title&quot;:&quot;Gaming in Context: How Young People Construct Their Gendered Identities in Playing and Making Games&quot;,&quot;id&quot;:&quot;pelletier_gaming_2008&quot;,&quot;abstract&quot;:&quot;UCL Discovery is UCL's open access repository, showcasing and providing access to UCL research outputs from all UCL disciplines.&quot;,&quot;container-title&quot;:&quot;Beyond Barbie and Mortal Kombat: New Perspectives on Gender and Gaming&quot;,&quot;publisher-place&quot;:&quot;Cambridge, MA&quot;,&quot;citation-key&quot;:&quot;pelletier_gaming_2008&quot;},&quot;uris&quot;:[&quot;http://zotero.org/users/1913249/items/CI3UYB78&quot;],&quot;uri&quot;:[&quot;http://zotero.org/users/1913249/items/CI3UYB78&quot;]}],&quot;schema&quot;:&quot;https://github.com/citation-style-language/schema/raw/master/csl-citation.json&quot;,&quot;properties&quot;:{&quot;formattedCitation&quot;:&quot;[@pelletier_gaming_2008]&quot;,&quot;noteIndex&quot;:0}} RNDanvqqnkjsu"/></text:p>
        </text:list-item>
        <text:list-item>
          <text:p text:style-name="P27">study by Fisher and Jenson critically explored diverse themes through a summer game making programme 2017). Emerging issues included pinkification, marginalisation and exclusions of women from game cultures, sexualisation and harassment.</text:p>
        </text:list-item>
      </text:list>
      <text:p text:style-name="First_20_paragraph">Research on making computing inclusive highlights the value personal expression within the process as a motivational factor <text:reference-mark-start text:name="ZOTERO_ITEM CSL_CITATION {&quot;citationID&quot;:&quot;rdabreqs&quot;,&quot;citationItems&quot;:[{&quot;suffix&quot;:&quot;&quot;,&quot;id&quot;:239,&quot;prefix&quot;:&quot;&quot;,&quot;itemData&quot;:{&quot;page&quot;:&quot;385-398&quot;,&quot;title-short&quot;:&quot;Making games in the classroom&quot;,&quot;URL&quot;:&quot;http://linkinghub.elsevier.com/retrieve/pii/S0360131511003368&quot;,&quot;ISSN&quot;:&quot;03601315&quot;,&quot;source&quot;:&quot;Crossref&quot;,&quot;author&quot;:[{&quot;family&quot;:&quot;Robertson&quot;,&quot;given&quot;:&quot;Judy&quot;}],&quot;type&quot;:&quot;article-journal&quot;,&quot;volume&quot;:&quot;59&quot;,&quot;accessed&quot;:{&quot;date-parts&quot;:[[2018,4,28]]},&quot;issue&quot;:&quot;2&quot;,&quot;issued&quot;:{&quot;date-parts&quot;:[[2012,9]]},&quot;language&quot;:&quot;en&quot;,&quot;title&quot;:&quot;Making games in the classroom: Benefits and gender concerns&quot;,&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DOI&quot;:&quot;10.1016/j.compedu.2011.12.020&quot;,&quot;citation-key&quot;:&quot;robertson_making_2012&quot;,&quot;container-title&quot;:&quot;Computers &amp; Education&quot;},&quot;uris&quot;:[&quot;http://zotero.org/users/1913249/items/34QR9L8P&quot;],&quot;uri&quot;:[&quot;http://zotero.org/users/1913249/items/34QR9L8P&quot;]},{&quot;suffix&quot;:&quot;&quot;,&quot;id&quot;:1471,&quot;prefix&quot;:&quot;&quot;,&quot;itemData&quot;:{&quot;type&quot;:&quot;paper-conference&quot;,&quot;page&quot;:&quot;37–44&quot;,&quot;title-short&quot;:&quot;Adventure Author&quot;,&quot;URL&quot;:&quot;http://dl.acm.org/citation.cfm?id=1297285&quot;,&quot;accessed&quot;:{&quot;date-parts&quot;:[[2017,6,19]]},&quot;source&quot;:&quot;Google Scholar&quot;,&quot;issued&quot;:{&quot;date-parts&quot;:[[2007]]},&quot;publisher&quot;:&quot;ACM&quot;,&quot;container-title&quot;:&quot;Proceedings of the 6th international conference on Interaction design and children&quot;,&quot;author&quot;:[{&quot;family&quot;:&quot;Robertson&quot;,&quot;given&quot;:&quot;Judy&quot;},{&quot;family&quot;:&quot;Nicholson&quot;,&quot;given&quot;:&quot;Keiron&quot;}],&quot;title&quot;:&quot;Adventure Author: a learning environment to support creative design&quot;,&quot;citation-key&quot;:&quot;robertson_adventure_2007&quot;,&quot;id&quot;:&quot;robertson_adventure_2007&quot;},&quot;uris&quot;:[&quot;http://zotero.org/users/1913249/items/XUCHIJK7&quot;],&quot;uri&quot;:[&quot;http://zotero.org/users/1913249/items/XUCHIJK7&quot;]}],&quot;schema&quot;:&quot;https://github.com/citation-style-language/schema/raw/master/csl-citation.json&quot;,&quot;properties&quot;:{&quot;formattedCitation&quot;:&quot;[@robertson_making_2012; @robertson_adventure_2007]&quot;,&quot;noteIndex&quot;:0}} RNDoaahgrweir"/>&lt;Do Zotero Refresh: [@robertson_making_2012; @robertson_adventure_2007]&gt;<text:reference-mark-end text:name="ZOTERO_ITEM CSL_CITATION {&quot;citationID&quot;:&quot;rdabreqs&quot;,&quot;citationItems&quot;:[{&quot;suffix&quot;:&quot;&quot;,&quot;id&quot;:239,&quot;prefix&quot;:&quot;&quot;,&quot;itemData&quot;:{&quot;page&quot;:&quot;385-398&quot;,&quot;title-short&quot;:&quot;Making games in the classroom&quot;,&quot;URL&quot;:&quot;http://linkinghub.elsevier.com/retrieve/pii/S0360131511003368&quot;,&quot;ISSN&quot;:&quot;03601315&quot;,&quot;source&quot;:&quot;Crossref&quot;,&quot;author&quot;:[{&quot;family&quot;:&quot;Robertson&quot;,&quot;given&quot;:&quot;Judy&quot;}],&quot;type&quot;:&quot;article-journal&quot;,&quot;volume&quot;:&quot;59&quot;,&quot;accessed&quot;:{&quot;date-parts&quot;:[[2018,4,28]]},&quot;issue&quot;:&quot;2&quot;,&quot;issued&quot;:{&quot;date-parts&quot;:[[2012,9]]},&quot;language&quot;:&quot;en&quot;,&quot;title&quot;:&quot;Making games in the classroom: Benefits and gender concerns&quot;,&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DOI&quot;:&quot;10.1016/j.compedu.2011.12.020&quot;,&quot;citation-key&quot;:&quot;robertson_making_2012&quot;,&quot;container-title&quot;:&quot;Computers &amp; Education&quot;},&quot;uris&quot;:[&quot;http://zotero.org/users/1913249/items/34QR9L8P&quot;],&quot;uri&quot;:[&quot;http://zotero.org/users/1913249/items/34QR9L8P&quot;]},{&quot;suffix&quot;:&quot;&quot;,&quot;id&quot;:1471,&quot;prefix&quot;:&quot;&quot;,&quot;itemData&quot;:{&quot;type&quot;:&quot;paper-conference&quot;,&quot;page&quot;:&quot;37–44&quot;,&quot;title-short&quot;:&quot;Adventure Author&quot;,&quot;URL&quot;:&quot;http://dl.acm.org/citation.cfm?id=1297285&quot;,&quot;accessed&quot;:{&quot;date-parts&quot;:[[2017,6,19]]},&quot;source&quot;:&quot;Google Scholar&quot;,&quot;issued&quot;:{&quot;date-parts&quot;:[[2007]]},&quot;publisher&quot;:&quot;ACM&quot;,&quot;container-title&quot;:&quot;Proceedings of the 6th international conference on Interaction design and children&quot;,&quot;author&quot;:[{&quot;family&quot;:&quot;Robertson&quot;,&quot;given&quot;:&quot;Judy&quot;},{&quot;family&quot;:&quot;Nicholson&quot;,&quot;given&quot;:&quot;Keiron&quot;}],&quot;title&quot;:&quot;Adventure Author: a learning environment to support creative design&quot;,&quot;citation-key&quot;:&quot;robertson_adventure_2007&quot;,&quot;id&quot;:&quot;robertson_adventure_2007&quot;},&quot;uris&quot;:[&quot;http://zotero.org/users/1913249/items/XUCHIJK7&quot;],&quot;uri&quot;:[&quot;http://zotero.org/users/1913249/items/XUCHIJK7&quot;]}],&quot;schema&quot;:&quot;https://github.com/citation-style-language/schema/raw/master/csl-citation.json&quot;,&quot;properties&quot;:{&quot;formattedCitation&quot;:&quot;[@robertson_making_2012; @robertson_adventure_2007]&quot;,&quot;noteIndex&quot;:0}} RNDoaahgrweir"/>.</text:p>
      <text:p text:style-name="Text_20_body"><text:span text:style-name="T2">Race related identities</text:span></text:p>
      <text:p text:style-name="Text_20_body">In study by Thayter and Ko <text:reference-mark-start text:name="ZOTERO_ITEM CSL_CITATION {&quot;citationID&quot;:&quot;wqixeenv&quot;,&quot;citationItems&quot;:[{&quot;suffix&quot;:&quot;&quot;,&quot;id&quot;:9011,&quot;prefix&quot;:&quot;&quot;,&quot;itemData&quot;:{&quot;page&quot;:&quot;245–253&quot;,&quot;event-place&quot;:&quot;New York, NY, USA&quot;,&quot;URL&quot;:&quot;https://dl.acm.org/doi/10.1145/3105726.3106176&quot;,&quot;source&quot;:&quot;ACM Digital Library&quot;,&quot;publisher&quot;:&quot;Association for Computing Machinery&quot;,&quot;ISBN&quot;:&quot;978-1-4503-4968-0&quot;,&quot;author&quot;:[{&quot;family&quot;:&quot;Thayer&quot;,&quot;given&quot;:&quot;Kyle&quot;},{&quot;family&quot;:&quot;Ko&quot;,&quot;given&quot;:&quot;Amy J.&quot;}],&quot;type&quot;:&quot;paper-conference&quot;,&quot;collection-title&quot;:&quot;ICER '17&quot;,&quot;accessed&quot;:{&quot;date-parts&quot;:[[2023,10,3]]},&quot;DOI&quot;:&quot;10.1145/3105726.3106176&quot;,&quot;citation-key&quot;:&quot;thayer_barriers_2017&quot;,&quot;title&quot;:&quot;Barriers Faced by Coding Bootcamp Students&quot;,&quot;container-title&quot;:&quot;Proceedings of the 2017 ACM Conference on International Computing Education Research&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issued&quot;:{&quot;date-parts&quot;:[[2017,8,14]]},&quot;publisher-place&quot;:&quot;New York, NY, USA&quot;,&quot;id&quot;:&quot;thayer_barriers_2017&quot;},&quot;uris&quot;:[&quot;http://zotero.org/users/1913249/items/LV67TTVJ&quot;],&quot;uri&quot;:[&quot;http://zotero.org/users/1913249/items/LV67TTVJ&quot;]}],&quot;schema&quot;:&quot;https://github.com/citation-style-language/schema/raw/master/csl-citation.json&quot;,&quot;properties&quot;:{&quot;formattedCitation&quot;:&quot;[@thayer_barriers_2017]&quot;,&quot;noteIndex&quot;:0}} RNDrxekswotyg"/>&lt;Do Zotero Refresh: [@thayer_barriers_2017]&gt;<text:reference-mark-end text:name="ZOTERO_ITEM CSL_CITATION {&quot;citationID&quot;:&quot;wqixeenv&quot;,&quot;citationItems&quot;:[{&quot;suffix&quot;:&quot;&quot;,&quot;id&quot;:9011,&quot;prefix&quot;:&quot;&quot;,&quot;itemData&quot;:{&quot;page&quot;:&quot;245–253&quot;,&quot;event-place&quot;:&quot;New York, NY, USA&quot;,&quot;URL&quot;:&quot;https://dl.acm.org/doi/10.1145/3105726.3106176&quot;,&quot;source&quot;:&quot;ACM Digital Library&quot;,&quot;publisher&quot;:&quot;Association for Computing Machinery&quot;,&quot;ISBN&quot;:&quot;978-1-4503-4968-0&quot;,&quot;author&quot;:[{&quot;family&quot;:&quot;Thayer&quot;,&quot;given&quot;:&quot;Kyle&quot;},{&quot;family&quot;:&quot;Ko&quot;,&quot;given&quot;:&quot;Amy J.&quot;}],&quot;type&quot;:&quot;paper-conference&quot;,&quot;collection-title&quot;:&quot;ICER '17&quot;,&quot;accessed&quot;:{&quot;date-parts&quot;:[[2023,10,3]]},&quot;DOI&quot;:&quot;10.1145/3105726.3106176&quot;,&quot;citation-key&quot;:&quot;thayer_barriers_2017&quot;,&quot;title&quot;:&quot;Barriers Faced by Coding Bootcamp Students&quot;,&quot;container-title&quot;:&quot;Proceedings of the 2017 ACM Conference on International Computing Education Research&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issued&quot;:{&quot;date-parts&quot;:[[2017,8,14]]},&quot;publisher-place&quot;:&quot;New York, NY, USA&quot;,&quot;id&quot;:&quot;thayer_barriers_2017&quot;},&quot;uris&quot;:[&quot;http://zotero.org/users/1913249/items/LV67TTVJ&quot;],&quot;uri&quot;:[&quot;http://zotero.org/users/1913249/items/LV67TTVJ&quot;]}],&quot;schema&quot;:&quot;https://github.com/citation-style-language/schema/raw/master/csl-citation.json&quot;,&quot;properties&quot;:{&quot;formattedCitation&quot;:&quot;[@thayer_barriers_2017]&quot;,&quot;noteIndex&quot;:0}} RNDrxekswotyg"/> the work of Margolis et al is analysed using concepts from communities of practice, type of barriers, and personal obstacles [(<text:span text:style-name="T2">margolis_stuck_2008?</text:span>);]</text:p>
      <text:p text:style-name="P28">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I adopt a similar approach but use the language of AT contradictions, barriers and tensions.</text:p>
      <text:p text:style-name="Text_20_body">Glitch game testers <text:reference-mark-start text:name="ZOTERO_ITEM CSL_CITATION {&quot;citationID&quot;:&quot;przyiwpq&quot;,&quot;citationItems&quot;:[{&quot;suffix&quot;:&quot;&quot;,&quot;id&quot;:2650,&quot;prefix&quot;:&quot;&quot;,&quot;itemData&quot;:{&quot;page&quot;:&quot;272-315&quot;,&quot;title-short&quot;:&quot;Saving Face While Geeking Out&quot;,&quot;URL&quot;:&quot;https://doi.org/10.1080/10508406.2014.893434&quot;,&quot;ISSN&quot;:&quot;1050-8406&quot;,&quot;title&quot;:&quot;Saving Face While Geeking Out: Video Game Testing as a Justification for Learning Computer Science&quot;,&quot;author&quot;:[{&quot;family&quot;:&quot;DiSalvo&quot;,&quot;given&quot;:&quot;Betsy&quot;},{&quot;family&quot;:&quot;Guzdial&quot;,&quot;given&quot;:&quot;Mark&quot;},{&quot;family&quot;:&quot;Bruckman&quot;,&quot;given&quot;:&quot;Amy&quot;},{&quot;family&quot;:&quot;McKlin&quot;,&quot;given&quot;:&quot;Tom&quot;}],&quot;type&quot;:&quot;article-journal&quot;,&quot;accessed&quot;:{&quot;date-parts&quot;:[[2018,7,16]]},&quot;issue&quot;:&quot;3&quot;,&quot;issued&quot;:{&quot;date-parts&quot;:[[2014,7,3]]},&quot;volume&quot;:&quot;23&quot;,&quot;source&quot;:&quot;Taylor and Francis+NEJM&quot;,&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DOI&quot;:&quot;10.1080/10508406.2014.893434&quot;,&quot;citation-key&quot;:&quot;disalvo_saving_2014&quot;,&quot;container-title&quot;:&quot;Journal of the Learning Sciences&quot;},&quot;uris&quot;:[&quot;http://zotero.org/users/1913249/items/HKBNN53C&quot;],&quot;uri&quot;:[&quot;http://zotero.org/users/1913249/items/HKBNN53C&quot;]},{&quot;suffix&quot;:&quot;&quot;,&quot;id&quot;:2670,&quot;prefix&quot;:&quot;&quot;,&quot;itemData&quot;:{&quot;language&quot;:&quot;en&quot;,&quot;page&quot;:&quot;7&quot;,&quot;type&quot;:&quot;paper-conference&quot;,&quot;source&quot;:&quot;Zotero&quot;,&quot;issued&quot;:{&quot;date-parts&quot;:[[2009]]},&quot;title&quot;:&quot;Glitch Game Testers: African American Men Breaking Open the Console&quot;,&quot;citation-key&quot;:&quot;disalvo_glitch_2009-1&quot;,&quot;container-title&quot;:&quot;Breaking New Ground: Innovation in Games, Play, Practice and Theor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event-title&quot;:&quot;DiGRA&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uris&quot;:[&quot;http://zotero.org/users/1913249/items/9GLLZLMB&quot;],&quot;uri&quot;:[&quot;http://zotero.org/users/1913249/items/9GLLZLMB&quot;]},{&quot;suffix&quot;:&quot;&quot;,&quot;id&quot;:2651,&quot;prefix&quot;:&quot;&quot;,&quot;itemData&quot;:{&quot;page&quot;:&quot;131-141&quot;,&quot;title-short&quot;:&quot;Learning in Context                                                    ,                                                             Learning in Context&quot;,&quot;URL&quot;:&quot;http://journals.sagepub.com/doi/abs/10.1177/1555412008314130&quot;,&quot;container-title-short&quot;:&quot;Games and Culture&quot;,&quot;title&quot;:&quot;Learning in Context                                                    ,                                                             Learning in Context: Digital Games and Young Black Men             ,                      Digital Games and Young Black Men&quot;,&quot;author&quot;:[{&quot;family&quot;:&quot;DiSalvo&quot;,&quot;given&quot;:&quot;Betsy James&quot;},{&quot;family&quot;:&quot;Crowley&quot;,&quot;given&quot;:&quot;Kevin&quot;},{&quot;family&quot;:&quot;Norwood&quot;,&quot;given&quot;:&quot;Roy&quot;}],&quot;language&quot;:&quot;en&quot;,&quot;volume&quot;:&quot;3&quot;,&quot;type&quot;:&quot;article-journal&quot;,&quot;accessed&quot;:{&quot;date-parts&quot;:[[2018,7,16]]},&quot;issue&quot;:&quot;2&quot;,&quot;citation-key&quot;:&quot;disalvo_learning_2008&quot;,&quot;source&quot;:&quot;SAGE Journals&quot;,&quot;issued&quot;:{&quot;date-parts&quot;:[[2008,4,1]]},&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DOI&quot;:&quot;10.1177/1555412008314130&quot;,&quot;ISSN&quot;:&quot;1555-4120&quot;,&quot;container-title&quot;:&quot;Games and Culture&quot;},&quot;uris&quot;:[&quot;http://zotero.org/users/1913249/items/XMLVAMHU&quot;],&quot;uri&quot;:[&quot;http://zotero.org/users/1913249/items/XMLVAMHU&quot;]}],&quot;schema&quot;:&quot;https://github.com/citation-style-language/schema/raw/master/csl-citation.json&quot;,&quot;properties&quot;:{&quot;formattedCitation&quot;:&quot;[@disalvo_saving_2014; @disalvo_glitch_2009-1; @disalvo_learning_2008]&quot;,&quot;noteIndex&quot;:0}} RNDtuugpmeuww"/>&lt;Do Zotero Refresh: [@disalvo_saving_2014; @disalvo_glitch_2009-1; @disalvo_learning_2008]&gt;<text:reference-mark-end text:name="ZOTERO_ITEM CSL_CITATION {&quot;citationID&quot;:&quot;przyiwpq&quot;,&quot;citationItems&quot;:[{&quot;suffix&quot;:&quot;&quot;,&quot;id&quot;:2650,&quot;prefix&quot;:&quot;&quot;,&quot;itemData&quot;:{&quot;page&quot;:&quot;272-315&quot;,&quot;title-short&quot;:&quot;Saving Face While Geeking Out&quot;,&quot;URL&quot;:&quot;https://doi.org/10.1080/10508406.2014.893434&quot;,&quot;ISSN&quot;:&quot;1050-8406&quot;,&quot;title&quot;:&quot;Saving Face While Geeking Out: Video Game Testing as a Justification for Learning Computer Science&quot;,&quot;author&quot;:[{&quot;family&quot;:&quot;DiSalvo&quot;,&quot;given&quot;:&quot;Betsy&quot;},{&quot;family&quot;:&quot;Guzdial&quot;,&quot;given&quot;:&quot;Mark&quot;},{&quot;family&quot;:&quot;Bruckman&quot;,&quot;given&quot;:&quot;Amy&quot;},{&quot;family&quot;:&quot;McKlin&quot;,&quot;given&quot;:&quot;Tom&quot;}],&quot;type&quot;:&quot;article-journal&quot;,&quot;accessed&quot;:{&quot;date-parts&quot;:[[2018,7,16]]},&quot;issue&quot;:&quot;3&quot;,&quot;issued&quot;:{&quot;date-parts&quot;:[[2014,7,3]]},&quot;volume&quot;:&quot;23&quot;,&quot;source&quot;:&quot;Taylor and Francis+NEJM&quot;,&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DOI&quot;:&quot;10.1080/10508406.2014.893434&quot;,&quot;citation-key&quot;:&quot;disalvo_saving_2014&quot;,&quot;container-title&quot;:&quot;Journal of the Learning Sciences&quot;},&quot;uris&quot;:[&quot;http://zotero.org/users/1913249/items/HKBNN53C&quot;],&quot;uri&quot;:[&quot;http://zotero.org/users/1913249/items/HKBNN53C&quot;]},{&quot;suffix&quot;:&quot;&quot;,&quot;id&quot;:2670,&quot;prefix&quot;:&quot;&quot;,&quot;itemData&quot;:{&quot;language&quot;:&quot;en&quot;,&quot;page&quot;:&quot;7&quot;,&quot;type&quot;:&quot;paper-conference&quot;,&quot;source&quot;:&quot;Zotero&quot;,&quot;issued&quot;:{&quot;date-parts&quot;:[[2009]]},&quot;title&quot;:&quot;Glitch Game Testers: African American Men Breaking Open the Console&quot;,&quot;citation-key&quot;:&quot;disalvo_glitch_2009-1&quot;,&quot;container-title&quot;:&quot;Breaking New Ground: Innovation in Games, Play, Practice and Theor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event-title&quot;:&quot;DiGRA&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uris&quot;:[&quot;http://zotero.org/users/1913249/items/9GLLZLMB&quot;],&quot;uri&quot;:[&quot;http://zotero.org/users/1913249/items/9GLLZLMB&quot;]},{&quot;suffix&quot;:&quot;&quot;,&quot;id&quot;:2651,&quot;prefix&quot;:&quot;&quot;,&quot;itemData&quot;:{&quot;page&quot;:&quot;131-141&quot;,&quot;title-short&quot;:&quot;Learning in Context                                                    ,                                                             Learning in Context&quot;,&quot;URL&quot;:&quot;http://journals.sagepub.com/doi/abs/10.1177/1555412008314130&quot;,&quot;container-title-short&quot;:&quot;Games and Culture&quot;,&quot;title&quot;:&quot;Learning in Context                                                    ,                                                             Learning in Context: Digital Games and Young Black Men             ,                      Digital Games and Young Black Men&quot;,&quot;author&quot;:[{&quot;family&quot;:&quot;DiSalvo&quot;,&quot;given&quot;:&quot;Betsy James&quot;},{&quot;family&quot;:&quot;Crowley&quot;,&quot;given&quot;:&quot;Kevin&quot;},{&quot;family&quot;:&quot;Norwood&quot;,&quot;given&quot;:&quot;Roy&quot;}],&quot;language&quot;:&quot;en&quot;,&quot;volume&quot;:&quot;3&quot;,&quot;type&quot;:&quot;article-journal&quot;,&quot;accessed&quot;:{&quot;date-parts&quot;:[[2018,7,16]]},&quot;issue&quot;:&quot;2&quot;,&quot;citation-key&quot;:&quot;disalvo_learning_2008&quot;,&quot;source&quot;:&quot;SAGE Journals&quot;,&quot;issued&quot;:{&quot;date-parts&quot;:[[2008,4,1]]},&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DOI&quot;:&quot;10.1177/1555412008314130&quot;,&quot;ISSN&quot;:&quot;1555-4120&quot;,&quot;container-title&quot;:&quot;Games and Culture&quot;},&quot;uris&quot;:[&quot;http://zotero.org/users/1913249/items/XMLVAMHU&quot;],&quot;uri&quot;:[&quot;http://zotero.org/users/1913249/items/XMLVAMHU&quot;]}],&quot;schema&quot;:&quot;https://github.com/citation-style-language/schema/raw/master/csl-citation.json&quot;,&quot;properties&quot;:{&quot;formattedCitation&quot;:&quot;[@disalvo_saving_2014; @disalvo_glitch_2009-1; @disalvo_learning_2008]&quot;,&quot;noteIndex&quot;:0}} RNDtuugpmeuww"/></text:p>
      <text:p text:style-name="Text_20_body"><text:span text:style-name="T2">Other Non-dominant identities</text:span></text:p>
      <text:p text:style-name="Text_20_body">Shift to other tactics like Family Connected Learning Roque.</text:p>
      <text:h text:style-name="Heading_20_2" text:outline-level="2"><text:bookmark-start text:name="pedagogies-from-coding-for-learning-community---k12-focused"/>Pedagogies from coding for learning community - K12 focused<text:bookmark-end text:name="pedagogies-from-coding-for-learning-community---k12-focused"/></text:h>
      <text:p text:style-name="First_20_paragraph">There is a lot of similarity of game making pedagogies and that of digital making and broader study of media literacy. This section attempts to stay focused on game making where possible but widens domain if relevant to the questions of community approaches.</text:p>
      <text:list text:style-name="L28">
        <text:list-item>
          <text:p text:style-name="P29">UMC / Remixing - Half-baked games</text:p>
        </text:list-item>
        <text:list-item>
          <text:p text:style-name="P29">Design approaches - designing for an audience</text:p>
        </text:list-item>
        <text:list-item>
          <text:p text:style-name="P29">Broader definition of CT, computational fluency / computational participation.</text:p>
        </text:list-item>
        <text:list-item>
          <text:p text:style-name="P29">Physical methods, feedback, from constructionism</text:p>
        </text:list-item>
        <text:list-item>
          <text:p text:style-name="P29">Design patterns in Agent sheets</text:p>
        </text:list-item>
      </text:list>
      <text:h text:style-name="Heading_20_4" text:outline-level="4"><text:bookmark-start text:name="also-see-this-writing-and-adapt"/>Also See this writing and adapt<text:bookmark-end text:name="also-see-this-writing-and-adapt"/></text:h>
      <text:p text:style-name="First_20_paragraph">chapters/planning/lit review/game making/overview of gamemaking studies part one/overview_of_gamemaking_studies_v6 (002) + CL.docx.md</text:p>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rkppqodp&quot;,&quot;citationItems&quot;:[{&quot;suffix&quot;:&quot;&quot;,&quot;id&quot;:83,&quot;prefix&quot;:&quot;&quot;,&quot;itemData&quot;:{&quot;page&quot;:&quot;120-129&quot;,&quot;event-place&quot;:&quot;Koli Finland&quot;,&quot;URL&quot;:&quot;https://dl.acm.org/doi/10.1145/2999541.2999542&quot;,&quot;source&quot;:&quot;DOI.org (Crossref)&quot;,&quot;publisher&quot;:&quot;ACM&quot;,&quot;ISBN&quot;:&quot;978-1-4503-4770-9&quot;,&quot;author&quot;:[{&quot;family&quot;:&quot;Tedre&quot;,&quot;given&quot;:&quot;Matti&quot;},{&quot;family&quot;:&quot;Denning&quot;,&quot;given&quot;:&quot;Peter J.&quot;}],&quot;language&quot;:&quot;en&quot;,&quot;type&quot;:&quot;paper-conference&quot;,&quot;accessed&quot;:{&quot;date-parts&quot;:[[2021,2,22]]},&quot;DOI&quot;:&quot;10.1145/2999541.2999542&quot;,&quot;citation-key&quot;:&quot;tedre_long_2016&quot;,&quot;title&quot;:&quot;The long quest for computational thinking&quot;,&quot;issued&quot;:{&quot;date-parts&quot;:[[2016,11,24]]},&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event-title&quot;:&quot;Koli Calling 2016: 16th Koli Calling International Conference on Computing Education Research&quot;,&quot;publisher-place&quot;:&quot;Koli Finland&quot;,&quot;container-title&quot;:&quot;Proceedings of the 16th Koli Calling International Conference on Computing Education Research&quot;},&quot;uris&quot;:[&quot;http://zotero.org/users/1913249/items/D6IF6PH5&quot;],&quot;uri&quot;:[&quot;http://zotero.org/users/1913249/items/D6IF6PH5&quot;]}],&quot;schema&quot;:&quot;https://github.com/citation-style-language/schema/raw/master/csl-citation.json&quot;,&quot;properties&quot;:{&quot;formattedCitation&quot;:&quot;[@tedre_long_2016]&quot;,&quot;noteIndex&quot;:0}} RNDasnvncmnbv"/>&lt;Do Zotero Refresh: [@tedre_long_2016]&gt;<text:reference-mark-end text:name="ZOTERO_ITEM CSL_CITATION {&quot;citationID&quot;:&quot;rkppqodp&quot;,&quot;citationItems&quot;:[{&quot;suffix&quot;:&quot;&quot;,&quot;id&quot;:83,&quot;prefix&quot;:&quot;&quot;,&quot;itemData&quot;:{&quot;page&quot;:&quot;120-129&quot;,&quot;event-place&quot;:&quot;Koli Finland&quot;,&quot;URL&quot;:&quot;https://dl.acm.org/doi/10.1145/2999541.2999542&quot;,&quot;source&quot;:&quot;DOI.org (Crossref)&quot;,&quot;publisher&quot;:&quot;ACM&quot;,&quot;ISBN&quot;:&quot;978-1-4503-4770-9&quot;,&quot;author&quot;:[{&quot;family&quot;:&quot;Tedre&quot;,&quot;given&quot;:&quot;Matti&quot;},{&quot;family&quot;:&quot;Denning&quot;,&quot;given&quot;:&quot;Peter J.&quot;}],&quot;language&quot;:&quot;en&quot;,&quot;type&quot;:&quot;paper-conference&quot;,&quot;accessed&quot;:{&quot;date-parts&quot;:[[2021,2,22]]},&quot;DOI&quot;:&quot;10.1145/2999541.2999542&quot;,&quot;citation-key&quot;:&quot;tedre_long_2016&quot;,&quot;title&quot;:&quot;The long quest for computational thinking&quot;,&quot;issued&quot;:{&quot;date-parts&quot;:[[2016,11,24]]},&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event-title&quot;:&quot;Koli Calling 2016: 16th Koli Calling International Conference on Computing Education Research&quot;,&quot;publisher-place&quot;:&quot;Koli Finland&quot;,&quot;container-title&quot;:&quot;Proceedings of the 16th Koli Calling International Conference on Computing Education Research&quot;},&quot;uris&quot;:[&quot;http://zotero.org/users/1913249/items/D6IF6PH5&quot;],&quot;uri&quot;:[&quot;http://zotero.org/users/1913249/items/D6IF6PH5&quot;]}],&quot;schema&quot;:&quot;https://github.com/citation-style-language/schema/raw/master/csl-citation.json&quot;,&quot;properties&quot;:{&quot;formattedCitation&quot;:&quot;[@tedre_long_2016]&quot;,&quot;noteIndex&quot;:0}} RNDasnvncmnbv"/>.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kqldkgka&quot;,&quot;citationItems&quot;:[{&quot;suffix&quot;:&quot;&quot;,&quot;id&quot;:3913,&quot;prefix&quot;:&quot;&quot;,&quot;itemData&quot;:{&quot;type&quot;:&quot;article-journal&quot;,&quot;page&quot;:&quot;20–23&quot;,&quot;volume&quot;:&quot;6&quot;,&quot;title&quot;:&quot;Research notebook: Computational thinking—What and why&quot;,&quot;issued&quot;:{&quot;date-parts&quot;:[[2011]]},&quot;container-title&quot;:&quot;The link magazine&quot;,&quot;author&quot;:[{&quot;family&quot;:&quot;Wing&quot;,&quot;given&quot;:&quot;Jeanette&quot;}],&quot;citation-key&quot;:&quot;wing2011research&quot;,&quot;id&quot;:&quot;wing2011research&quot;},&quot;uris&quot;:[&quot;http://zotero.org/users/1913249/items/JH4LGUDX&quot;],&quot;uri&quot;:[&quot;http://zotero.org/users/1913249/items/JH4LGUDX&quot;]}],&quot;schema&quot;:&quot;https://github.com/citation-style-language/schema/raw/master/csl-citation.json&quot;,&quot;properties&quot;:{&quot;formattedCitation&quot;:&quot;[@wing2011research]&quot;,&quot;noteIndex&quot;:0}} RNDsovplmzbbq"/>&lt;Do Zotero Refresh: [@wing2011research]&gt;<text:reference-mark-end text:name="ZOTERO_ITEM CSL_CITATION {&quot;citationID&quot;:&quot;kqldkgka&quot;,&quot;citationItems&quot;:[{&quot;suffix&quot;:&quot;&quot;,&quot;id&quot;:3913,&quot;prefix&quot;:&quot;&quot;,&quot;itemData&quot;:{&quot;type&quot;:&quot;article-journal&quot;,&quot;page&quot;:&quot;20–23&quot;,&quot;volume&quot;:&quot;6&quot;,&quot;title&quot;:&quot;Research notebook: Computational thinking—What and why&quot;,&quot;issued&quot;:{&quot;date-parts&quot;:[[2011]]},&quot;container-title&quot;:&quot;The link magazine&quot;,&quot;author&quot;:[{&quot;family&quot;:&quot;Wing&quot;,&quot;given&quot;:&quot;Jeanette&quot;}],&quot;citation-key&quot;:&quot;wing2011research&quot;,&quot;id&quot;:&quot;wing2011research&quot;},&quot;uris&quot;:[&quot;http://zotero.org/users/1913249/items/JH4LGUDX&quot;],&quot;uri&quot;:[&quot;http://zotero.org/users/1913249/items/JH4LGUDX&quot;]}],&quot;schema&quot;:&quot;https://github.com/citation-style-language/schema/raw/master/csl-citation.json&quot;,&quot;properties&quot;:{&quot;formattedCitation&quot;:&quot;[@wing2011research]&quot;,&quot;noteIndex&quot;:0}} RNDsovplmzbbq"/>. Many learning resources designed to support the computing curriculum present this principle as four key pillars of CT: decomposition, pattern recognition, abstraction and algorithmic thinking <text:reference-mark-start text:name="ZOTERO_ITEM CSL_CITATION {&quot;citationID&quot;:&quot;pffqytml&quot;,&quot;citationItems&quot;:[{&quot;suffix&quot;:&quot;&quot;,&quot;id&quot;:71,&quot;prefix&quot;:&quot;&quot;,&quot;itemData&quot;:{&quot;language&quot;:&quot;en-GB&quot;,&quot;title-short&quot;:&quot;What is computational thinking?&quot;,&quot;URL&quot;:&quot;https://www.bbc.co.uk/bitesize/guides/zp92mp3/revision/1&quot;,&quot;accessed&quot;:{&quot;date-parts&quot;:[[2021,3,26]]},&quot;title&quot;:&quot;Introduction to computational thinking - KS3 Computer Science Revision&quot;,&quot;citation-key&quot;:&quot;bbc_bitesize_introduction_nodate&quot;,&quot;container-title&quot;:&quot;BBC Bitesize&quot;,&quot;author&quot;:[{&quot;literal&quot;:&quot;BBC Bitesize&quot;}],&quot;type&quot;:&quot;webpage&quot;,&quot;abstract&quot;:&quot;Introducing computational thinking&quot;,&quot;id&quot;:&quot;bbc_bitesize_introduction_nodate&quot;},&quot;uris&quot;:[&quot;http://zotero.org/users/1913249/items/IA6P67BV&quot;],&quot;uri&quot;:[&quot;http://zotero.org/users/1913249/items/IA6P67BV&quot;]}],&quot;schema&quot;:&quot;https://github.com/citation-style-language/schema/raw/master/csl-citation.json&quot;,&quot;properties&quot;:{&quot;formattedCitation&quot;:&quot;[@bbc_bitesize_introduction_nodate]&quot;,&quot;noteIndex&quot;:0}} RNDwyyxtinfmy"/>&lt;Do Zotero Refresh: [@bbc_bitesize_introduction_nodate]&gt;<text:reference-mark-end text:name="ZOTERO_ITEM CSL_CITATION {&quot;citationID&quot;:&quot;pffqytml&quot;,&quot;citationItems&quot;:[{&quot;suffix&quot;:&quot;&quot;,&quot;id&quot;:71,&quot;prefix&quot;:&quot;&quot;,&quot;itemData&quot;:{&quot;language&quot;:&quot;en-GB&quot;,&quot;title-short&quot;:&quot;What is computational thinking?&quot;,&quot;URL&quot;:&quot;https://www.bbc.co.uk/bitesize/guides/zp92mp3/revision/1&quot;,&quot;accessed&quot;:{&quot;date-parts&quot;:[[2021,3,26]]},&quot;title&quot;:&quot;Introduction to computational thinking - KS3 Computer Science Revision&quot;,&quot;citation-key&quot;:&quot;bbc_bitesize_introduction_nodate&quot;,&quot;container-title&quot;:&quot;BBC Bitesize&quot;,&quot;author&quot;:[{&quot;literal&quot;:&quot;BBC Bitesize&quot;}],&quot;type&quot;:&quot;webpage&quot;,&quot;abstract&quot;:&quot;Introducing computational thinking&quot;,&quot;id&quot;:&quot;bbc_bitesize_introduction_nodate&quot;},&quot;uris&quot;:[&quot;http://zotero.org/users/1913249/items/IA6P67BV&quot;],&quot;uri&quot;:[&quot;http://zotero.org/users/1913249/items/IA6P67BV&quot;]}],&quot;schema&quot;:&quot;https://github.com/citation-style-language/schema/raw/master/csl-citation.json&quot;,&quot;properties&quot;:{&quot;formattedCitation&quot;:&quot;[@bbc_bitesize_introduction_nodate]&quot;,&quot;noteIndex&quot;:0}} RNDwyyxtinfmy"/>. The essence here is to deal with concepts and principles as abstract and separate from the context of coding.</text:p>
      <text:p text:style-name="Text_20_body">Another widely used definition of CT by Brennan and Resnick <text:reference-mark-start text:name="ZOTERO_ITEM CSL_CITATION {&quot;citationID&quot;:&quot;mwzelutx&quot;,&quot;citationItems&quot;:[{&quot;suppress-author&quot;:true,&quot;suffix&quot;:&quot;&quot;,&quot;prefix&quot;:&quot;&quot;,&quot;id&quot;:271,&quot;itemData&quot;:{&quot;language&quot;:&quot;en&quot;,&quot;page&quot;:&quot;25&quot;,&quot;source&quot;:&quot;Zotero&quot;,&quot;issued&quot;:{&quot;date-parts&quot;:[[2012]]},&quot;type&quot;:&quot;article-journal&quot;,&quot;id&quot;:&quot;brennan_new_2012&quot;,&quot;author&quot;:[{&quot;family&quot;:&quot;Brennan&quot;,&quot;given&quot;:&quot;Karen&quot;},{&quot;family&quot;:&quot;Resnick&quot;,&quot;given&quot;:&quot;Mitchel&quot;}],&quot;title&quot;:&quot;New frameworks for studying and assessing the development of computational thinking&quot;,&quot;citation-key&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uri&quot;:[&quot;http://zotero.org/users/1913249/items/7IHK4HWD&quot;],&quot;uris&quot;:[&quot;http://zotero.org/users/1913249/items/7IHK4HWD&quot;]}],&quot;schema&quot;:&quot;https://github.com/citation-style-language/schema/raw/master/csl-citation.json&quot;,&quot;properties&quot;:{&quot;formattedCitation&quot;:&quot;[-@brennan_new_2012]&quot;,&quot;noteIndex&quot;:0}} RNDgtzikooqem"/>&lt;Do Zotero Refresh: [-@brennan_new_2012]&gt;<text:reference-mark-end text:name="ZOTERO_ITEM CSL_CITATION {&quot;citationID&quot;:&quot;mwzelutx&quot;,&quot;citationItems&quot;:[{&quot;suppress-author&quot;:true,&quot;suffix&quot;:&quot;&quot;,&quot;prefix&quot;:&quot;&quot;,&quot;id&quot;:271,&quot;itemData&quot;:{&quot;language&quot;:&quot;en&quot;,&quot;page&quot;:&quot;25&quot;,&quot;source&quot;:&quot;Zotero&quot;,&quot;issued&quot;:{&quot;date-parts&quot;:[[2012]]},&quot;type&quot;:&quot;article-journal&quot;,&quot;id&quot;:&quot;brennan_new_2012&quot;,&quot;author&quot;:[{&quot;family&quot;:&quot;Brennan&quot;,&quot;given&quot;:&quot;Karen&quot;},{&quot;family&quot;:&quot;Resnick&quot;,&quot;given&quot;:&quot;Mitchel&quot;}],&quot;title&quot;:&quot;New frameworks for studying and assessing the development of computational thinking&quot;,&quot;citation-key&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uri&quot;:[&quot;http://zotero.org/users/1913249/items/7IHK4HWD&quot;],&quot;uris&quot;:[&quot;http://zotero.org/users/1913249/items/7IHK4HWD&quot;]}],&quot;schema&quot;:&quot;https://github.com/citation-style-language/schema/raw/master/csl-citation.json&quot;,&quot;properties&quot;:{&quot;formattedCitation&quot;:&quot;[-@brennan_new_2012]&quot;,&quot;noteIndex&quot;:0}} RNDgtzikooqem"/>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list text:style-name="L29">
        <text:list-item>
          <text:p text:style-name="P30"><text:span text:style-name="T1">Computational concepts</text:span> include sequences, loops, parallelism, events, conditionals, operators, and data; thus representing the mechanics of coding structures.</text:p>
        </text:list-item>
        <text:list-item>
          <text:p text:style-name="P30"><text:span text:style-name="T1">Computational practices</text:span> include debugging, iteration, reuse and remixing, and abstracting and taking a modular approach.</text:p>
        </text:list-item>
        <text:list-item>
          <text:p text:style-name="P30"><text:span text:style-name="T1">Computational perspectives</text:span> such as expressing, questioning connecting were observed in the behaviour of learners completing their coding designs.</text:p>
        </text:list-item>
      </text:list>
      <text:p text:style-name="First_20_paragraph">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riculum. As such, it may be familiar from websites, posters and other supporting material created by groups like Barefoot computing. Lye’s extensive review of teaching Computational Thinking <text:reference-mark-start text:name="ZOTERO_ITEM CSL_CITATION {&quot;citationID&quot;:&quot;jrxfpwcj&quot;,&quot;citationItems&quot;:[{&quot;suffix&quot;:&quot;&quot;,&quot;id&quot;:2729,&quot;prefix&quot;:&quot;&quot;,&quot;itemData&quot;:{&quot;page&quot;:&quot;51-61&quot;,&quot;title-short&quot;:&quot;Review on teaching and learning of computational thinking through programming&quot;,&quot;URL&quot;:&quot;http://www.sciencedirect.com/science/article/pii/S0747563214004634&quot;,&quot;container-title-short&quot;:&quot;Computers in Human Behavior&quot;,&quot;title&quot;:&quot;Review on teaching and learning of computational thinking through programming: What is next for K-12?&quot;,&quot;author&quot;:[{&quot;family&quot;:&quot;Lye&quot;,&quot;given&quot;:&quot;Sze Yee&quot;},{&quot;family&quot;:&quot;Koh&quot;,&quot;given&quot;:&quot;Joyce Hwee Ling&quot;}],&quot;type&quot;:&quot;article-journal&quot;,&quot;accessed&quot;:{&quot;date-parts&quot;:[[2018,9,16]]},&quot;DOI&quot;:&quot;10.1016/j.chb.2014.09.012&quot;,&quot;issued&quot;:{&quot;date-parts&quot;:[[2014,12,1]]},&quot;volume&quot;:&quot;41&quot;,&quot;source&quot;:&quot;ScienceDirect&quot;,&quot;id&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itation-key&quot;:&quot;lye_review_2014&quot;,&quot;ISSN&quot;:&quot;0747-5632&quot;,&quot;container-title&quot;:&quot;Computers in Human Behavior&quot;},&quot;uris&quot;:[&quot;http://zotero.org/users/1913249/items/8MV3LZYA&quot;],&quot;uri&quot;:[&quot;http://zotero.org/users/1913249/items/8MV3LZYA&quot;]}],&quot;schema&quot;:&quot;https://github.com/citation-style-language/schema/raw/master/csl-citation.json&quot;,&quot;properties&quot;:{&quot;formattedCitation&quot;:&quot;[@lye_review_2014]&quot;,&quot;noteIndex&quot;:0}} RNDfqprpbooga"/>&lt;Do Zotero Refresh: [@lye_review_2014]&gt;<text:reference-mark-end text:name="ZOTERO_ITEM CSL_CITATION {&quot;citationID&quot;:&quot;jrxfpwcj&quot;,&quot;citationItems&quot;:[{&quot;suffix&quot;:&quot;&quot;,&quot;id&quot;:2729,&quot;prefix&quot;:&quot;&quot;,&quot;itemData&quot;:{&quot;page&quot;:&quot;51-61&quot;,&quot;title-short&quot;:&quot;Review on teaching and learning of computational thinking through programming&quot;,&quot;URL&quot;:&quot;http://www.sciencedirect.com/science/article/pii/S0747563214004634&quot;,&quot;container-title-short&quot;:&quot;Computers in Human Behavior&quot;,&quot;title&quot;:&quot;Review on teaching and learning of computational thinking through programming: What is next for K-12?&quot;,&quot;author&quot;:[{&quot;family&quot;:&quot;Lye&quot;,&quot;given&quot;:&quot;Sze Yee&quot;},{&quot;family&quot;:&quot;Koh&quot;,&quot;given&quot;:&quot;Joyce Hwee Ling&quot;}],&quot;type&quot;:&quot;article-journal&quot;,&quot;accessed&quot;:{&quot;date-parts&quot;:[[2018,9,16]]},&quot;DOI&quot;:&quot;10.1016/j.chb.2014.09.012&quot;,&quot;issued&quot;:{&quot;date-parts&quot;:[[2014,12,1]]},&quot;volume&quot;:&quot;41&quot;,&quot;source&quot;:&quot;ScienceDirect&quot;,&quot;id&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itation-key&quot;:&quot;lye_review_2014&quot;,&quot;ISSN&quot;:&quot;0747-5632&quot;,&quot;container-title&quot;:&quot;Computers in Human Behavior&quot;},&quot;uris&quot;:[&quot;http://zotero.org/users/1913249/items/8MV3LZYA&quot;],&quot;uri&quot;:[&quot;http://zotero.org/users/1913249/items/8MV3LZYA&quot;]}],&quot;schema&quot;:&quot;https://github.com/citation-style-language/schema/raw/master/csl-citation.json&quot;,&quot;properties&quot;:{&quot;formattedCitation&quot;:&quot;[@lye_review_2014]&quot;,&quot;noteIndex&quot;:0}} RNDfqprpbooga"/>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citationID&quot;:&quot;iaypuxye&quot;,&quot;citationItems&quot;:[{&quot;suffix&quot;:&quot;&quot;,&quot;id&quot;:3914,&quot;prefix&quot;:&quot;&quot;,&quot;itemData&quot;:{&quot;citation-key&quot;:&quot;csizmadia_computational_2015-1&quot;,&quot;publisher&quot;:&quot;Computing at School&quot;,&quot;type&quot;:&quot;report&quot;,&quot;id&quot;:&quot;csizmadia_computational_2015-1&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itle&quot;:&quot;Computational thinking - a guide for teachers&quot;,&quot;issued&quot;:{&quot;date-parts&quot;:[[2015,1,1]]},&quot;source&quot;:&quot;ResearchGate&quot;},&quot;uris&quot;:[&quot;http://zotero.org/users/1913249/items/Z5NBBV7S&quot;],&quot;uri&quot;:[&quot;http://zotero.org/users/1913249/items/Z5NBBV7S&quot;]}],&quot;schema&quot;:&quot;https://github.com/citation-style-language/schema/raw/master/csl-citation.json&quot;,&quot;properties&quot;:{&quot;formattedCitation&quot;:&quot;[@csizmadia_computational_2015-1]&quot;,&quot;noteIndex&quot;:0}} RNDlmuqzehwjx"/>&lt;Do Zotero Refresh: [@csizmadia_computational_2015-1]&gt;<text:reference-mark-end text:name="ZOTERO_ITEM CSL_CITATION {&quot;citationID&quot;:&quot;iaypuxye&quot;,&quot;citationItems&quot;:[{&quot;suffix&quot;:&quot;&quot;,&quot;id&quot;:3914,&quot;prefix&quot;:&quot;&quot;,&quot;itemData&quot;:{&quot;citation-key&quot;:&quot;csizmadia_computational_2015-1&quot;,&quot;publisher&quot;:&quot;Computing at School&quot;,&quot;type&quot;:&quot;report&quot;,&quot;id&quot;:&quot;csizmadia_computational_2015-1&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itle&quot;:&quot;Computational thinking - a guide for teachers&quot;,&quot;issued&quot;:{&quot;date-parts&quot;:[[2015,1,1]]},&quot;source&quot;:&quot;ResearchGate&quot;},&quot;uris&quot;:[&quot;http://zotero.org/users/1913249/items/Z5NBBV7S&quot;],&quot;uri&quot;:[&quot;http://zotero.org/users/1913249/items/Z5NBBV7S&quot;]}],&quot;schema&quot;:&quot;https://github.com/citation-style-language/schema/raw/master/csl-citation.json&quot;,&quot;properties&quot;:{&quot;formattedCitation&quot;:&quot;[@csizmadia_computational_2015-1]&quot;,&quot;noteIndex&quot;:0}} RNDlmuqzehwjx"/> have included elements of this applied framework as well as other more abstract CT concepts.</text:p>
      <text:h text:style-name="Heading_20_3" text:outline-level="3"><text:bookmark-start text:name="instruction-based-tutorials-and-code-examples"/>Instruction-based tutorials and code examples<text:bookmark-end text:name="instruction-based-tutorials-and-code-examples"/></text:h>
      <text:p text:style-name="First_20_paragraph">Tutorials are a common way of learning coding and exist in many forms and formats <text:reference-mark-start text:name="ZOTERO_ITEM CSL_CITATION {&quot;citationID&quot;:&quot;tmhydwqs&quot;,&quot;citationItems&quot;:[{&quot;suffix&quot;:&quot;&quot;,&quot;id&quot;:8712,&quot;prefix&quot;:&quot;&quot;,&quot;itemData&quot;:{&quot;page&quot;:&quot;1–12&quot;,&quot;event-place&quot;:&quot;New York, NY, USA&quot;,&quot;URL&quot;:&quot;https://dl.acm.org/doi/10.1145/3313831.3376798&quot;,&quot;source&quot;:&quot;ACM Digital Library&quot;,&quot;publisher&quot;:&quot;Association for Computing Machinery&quot;,&quot;ISBN&quot;:&quot;978-1-4503-6708-0&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type&quot;:&quot;paper-conference&quot;,&quot;collection-title&quot;:&quot;CHI '20&quot;,&quot;accessed&quot;:{&quot;date-parts&quot;:[[2023,6,13]]},&quot;DOI&quot;:&quot;10.1145/3313831.3376798&quot;,&quot;citation-key&quot;:&quot;head_composing_2020&quot;,&quot;title&quot;:&quot;Composing Flexibly-Organized Step-by-Step Tutorials from Linked Source Code, Snippets, and Outputs&quot;,&quot;container-title&quot;:&quot;Proceedings of the 2020 CHI Conference on Human Factors in Computing Systems&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issued&quot;:{&quot;date-parts&quot;:[[2020,4,23]]},&quot;publisher-place&quot;:&quot;New York, NY, USA&quot;,&quot;id&quot;:&quot;head_composing_2020&quot;},&quot;uris&quot;:[&quot;http://zotero.org/users/1913249/items/7I5JT79P&quot;],&quot;uri&quot;:[&quot;http://zotero.org/users/1913249/items/7I5JT79P&quot;]},{&quot;suffix&quot;:&quot;&quot;,&quot;id&quot;:8714,&quot;prefix&quot;:&quot;&quot;,&quot;itemData&quot;:{&quot;page&quot;:&quot;321–326&quot;,&quot;event-place&quot;:&quot;New York, NY, USA&quot;,&quot;URL&quot;:&quot;https://dl.acm.org/doi/10.1145/3017680.3017728&quot;,&quot;source&quot;:&quot;ACM Digital Library&quot;,&quot;publisher&quot;:&quot;Association for Computing Machinery&quot;,&quot;ISBN&quot;:&quot;978-1-4503-4698-6&quot;,&quot;author&quot;:[{&quot;family&quot;:&quot;Kim&quot;,&quot;given&quot;:&quot;Ada S.&quot;},{&quot;family&quot;:&quot;Ko&quot;,&quot;given&quot;:&quot;Amy J.&quot;}],&quot;type&quot;:&quot;paper-conference&quot;,&quot;collection-title&quot;:&quot;SIGCSE '17&quot;,&quot;accessed&quot;:{&quot;date-parts&quot;:[[2023,6,13]]},&quot;DOI&quot;:&quot;10.1145/3017680.3017728&quot;,&quot;citation-key&quot;:&quot;kim_pedagogical_2017&quot;,&quot;title&quot;:&quot;A Pedagogical Analysis of Online Coding Tutorials&quot;,&quot;container-title&quot;:&quot;Proceedings of the 2017 ACM SIGCSE Technical Symposium on Computer Science Education&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2017,3,8]]},&quot;publisher-place&quot;:&quot;New York, NY, USA&quot;,&quot;id&quot;:&quot;kim_pedagogical_2017&quot;},&quot;uris&quot;:[&quot;http://zotero.org/users/1913249/items/BVPG23QV&quot;],&quot;uri&quot;:[&quot;http://zotero.org/users/1913249/items/BVPG23QV&quot;]}],&quot;schema&quot;:&quot;https://github.com/citation-style-language/schema/raw/master/csl-citation.json&quot;,&quot;properties&quot;:{&quot;formattedCitation&quot;:&quot;[@head_composing_2020; @kim_pedagogical_2017]&quot;,&quot;noteIndex&quot;:0}} RNDyehefqedfy"/>&lt;Do Zotero Refresh: [@head_composing_2020; @kim_pedagogical_2017]&gt;<text:reference-mark-end text:name="ZOTERO_ITEM CSL_CITATION {&quot;citationID&quot;:&quot;tmhydwqs&quot;,&quot;citationItems&quot;:[{&quot;suffix&quot;:&quot;&quot;,&quot;id&quot;:8712,&quot;prefix&quot;:&quot;&quot;,&quot;itemData&quot;:{&quot;page&quot;:&quot;1–12&quot;,&quot;event-place&quot;:&quot;New York, NY, USA&quot;,&quot;URL&quot;:&quot;https://dl.acm.org/doi/10.1145/3313831.3376798&quot;,&quot;source&quot;:&quot;ACM Digital Library&quot;,&quot;publisher&quot;:&quot;Association for Computing Machinery&quot;,&quot;ISBN&quot;:&quot;978-1-4503-6708-0&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type&quot;:&quot;paper-conference&quot;,&quot;collection-title&quot;:&quot;CHI '20&quot;,&quot;accessed&quot;:{&quot;date-parts&quot;:[[2023,6,13]]},&quot;DOI&quot;:&quot;10.1145/3313831.3376798&quot;,&quot;citation-key&quot;:&quot;head_composing_2020&quot;,&quot;title&quot;:&quot;Composing Flexibly-Organized Step-by-Step Tutorials from Linked Source Code, Snippets, and Outputs&quot;,&quot;container-title&quot;:&quot;Proceedings of the 2020 CHI Conference on Human Factors in Computing Systems&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issued&quot;:{&quot;date-parts&quot;:[[2020,4,23]]},&quot;publisher-place&quot;:&quot;New York, NY, USA&quot;,&quot;id&quot;:&quot;head_composing_2020&quot;},&quot;uris&quot;:[&quot;http://zotero.org/users/1913249/items/7I5JT79P&quot;],&quot;uri&quot;:[&quot;http://zotero.org/users/1913249/items/7I5JT79P&quot;]},{&quot;suffix&quot;:&quot;&quot;,&quot;id&quot;:8714,&quot;prefix&quot;:&quot;&quot;,&quot;itemData&quot;:{&quot;page&quot;:&quot;321–326&quot;,&quot;event-place&quot;:&quot;New York, NY, USA&quot;,&quot;URL&quot;:&quot;https://dl.acm.org/doi/10.1145/3017680.3017728&quot;,&quot;source&quot;:&quot;ACM Digital Library&quot;,&quot;publisher&quot;:&quot;Association for Computing Machinery&quot;,&quot;ISBN&quot;:&quot;978-1-4503-4698-6&quot;,&quot;author&quot;:[{&quot;family&quot;:&quot;Kim&quot;,&quot;given&quot;:&quot;Ada S.&quot;},{&quot;family&quot;:&quot;Ko&quot;,&quot;given&quot;:&quot;Amy J.&quot;}],&quot;type&quot;:&quot;paper-conference&quot;,&quot;collection-title&quot;:&quot;SIGCSE '17&quot;,&quot;accessed&quot;:{&quot;date-parts&quot;:[[2023,6,13]]},&quot;DOI&quot;:&quot;10.1145/3017680.3017728&quot;,&quot;citation-key&quot;:&quot;kim_pedagogical_2017&quot;,&quot;title&quot;:&quot;A Pedagogical Analysis of Online Coding Tutorials&quot;,&quot;container-title&quot;:&quot;Proceedings of the 2017 ACM SIGCSE Technical Symposium on Computer Science Education&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2017,3,8]]},&quot;publisher-place&quot;:&quot;New York, NY, USA&quot;,&quot;id&quot;:&quot;kim_pedagogical_2017&quot;},&quot;uris&quot;:[&quot;http://zotero.org/users/1913249/items/BVPG23QV&quot;],&quot;uri&quot;:[&quot;http://zotero.org/users/1913249/items/BVPG23QV&quot;]}],&quot;schema&quot;:&quot;https://github.com/citation-style-language/schema/raw/master/csl-citation.json&quot;,&quot;properties&quot;:{&quot;formattedCitation&quot;:&quot;[@head_composing_2020; @kim_pedagogical_2017]&quot;,&quot;noteIndex&quot;:0}} RNDyehefqedfy"/>.</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citationID&quot;:&quot;aedmqxcp&quot;,&quot;citationItems&quot;:[{&quot;locator&quot;:&quot; 325&quot;,&quot;id&quot;:8714,&quot;prefix&quot;:&quot;&quot;,&quot;itemData&quot;:{&quot;page&quot;:&quot;321–326&quot;,&quot;event-place&quot;:&quot;New York, NY, USA&quot;,&quot;URL&quot;:&quot;https://dl.acm.org/doi/10.1145/3017680.3017728&quot;,&quot;source&quot;:&quot;ACM Digital Library&quot;,&quot;publisher&quot;:&quot;Association for Computing Machinery&quot;,&quot;ISBN&quot;:&quot;978-1-4503-4698-6&quot;,&quot;author&quot;:[{&quot;family&quot;:&quot;Kim&quot;,&quot;given&quot;:&quot;Ada S.&quot;},{&quot;family&quot;:&quot;Ko&quot;,&quot;given&quot;:&quot;Amy J.&quot;}],&quot;type&quot;:&quot;paper-conference&quot;,&quot;collection-title&quot;:&quot;SIGCSE '17&quot;,&quot;accessed&quot;:{&quot;date-parts&quot;:[[2023,6,13]]},&quot;DOI&quot;:&quot;10.1145/3017680.3017728&quot;,&quot;citation-key&quot;:&quot;kim_pedagogical_2017&quot;,&quot;title&quot;:&quot;A Pedagogical Analysis of Online Coding Tutorials&quot;,&quot;container-title&quot;:&quot;Proceedings of the 2017 ACM SIGCSE Technical Symposium on Computer Science Education&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2017,3,8]]},&quot;publisher-place&quot;:&quot;New York, NY, USA&quot;,&quot;id&quot;:&quot;kim_pedagogical_2017&quot;},&quot;uris&quot;:[&quot;http://zotero.org/users/1913249/items/BVPG23QV&quot;],&quot;uri&quot;:[&quot;http://zotero.org/users/1913249/items/BVPG23QV&quot;]}],&quot;schema&quot;:&quot;https://github.com/citation-style-language/schema/raw/master/csl-citation.json&quot;,&quot;properties&quot;:{&quot;formattedCitation&quot;:&quot;[@kim_pedagogical_2017, p. 325]&quot;,&quot;noteIndex&quot;:0}} RNDbkmlhgxoea"/>&lt;Do Zotero Refresh: [@kim_pedagogical_2017, p. 325]&gt;<text:reference-mark-end text:name="ZOTERO_ITEM CSL_CITATION {&quot;citationID&quot;:&quot;aedmqxcp&quot;,&quot;citationItems&quot;:[{&quot;locator&quot;:&quot; 325&quot;,&quot;id&quot;:8714,&quot;prefix&quot;:&quot;&quot;,&quot;itemData&quot;:{&quot;page&quot;:&quot;321–326&quot;,&quot;event-place&quot;:&quot;New York, NY, USA&quot;,&quot;URL&quot;:&quot;https://dl.acm.org/doi/10.1145/3017680.3017728&quot;,&quot;source&quot;:&quot;ACM Digital Library&quot;,&quot;publisher&quot;:&quot;Association for Computing Machinery&quot;,&quot;ISBN&quot;:&quot;978-1-4503-4698-6&quot;,&quot;author&quot;:[{&quot;family&quot;:&quot;Kim&quot;,&quot;given&quot;:&quot;Ada S.&quot;},{&quot;family&quot;:&quot;Ko&quot;,&quot;given&quot;:&quot;Amy J.&quot;}],&quot;type&quot;:&quot;paper-conference&quot;,&quot;collection-title&quot;:&quot;SIGCSE '17&quot;,&quot;accessed&quot;:{&quot;date-parts&quot;:[[2023,6,13]]},&quot;DOI&quot;:&quot;10.1145/3017680.3017728&quot;,&quot;citation-key&quot;:&quot;kim_pedagogical_2017&quot;,&quot;title&quot;:&quot;A Pedagogical Analysis of Online Coding Tutorials&quot;,&quot;container-title&quot;:&quot;Proceedings of the 2017 ACM SIGCSE Technical Symposium on Computer Science Education&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2017,3,8]]},&quot;publisher-place&quot;:&quot;New York, NY, USA&quot;,&quot;id&quot;:&quot;kim_pedagogical_2017&quot;},&quot;uris&quot;:[&quot;http://zotero.org/users/1913249/items/BVPG23QV&quot;],&quot;uri&quot;:[&quot;http://zotero.org/users/1913249/items/BVPG23QV&quot;]}],&quot;schema&quot;:&quot;https://github.com/citation-style-language/schema/raw/master/csl-citation.json&quot;,&quot;properties&quot;:{&quot;formattedCitation&quot;:&quot;[@kim_pedagogical_2017, p. 325]&quot;,&quot;noteIndex&quot;:0}} RNDbkmlhgxoea"/>.</text:p>
      <text:p text:style-name="Text_20_body">Critique of instruction…</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lvtjzanf&quot;,&quot;citationItems&quot;:[{&quot;suppress-author&quot;:true,&quot;suffix&quot;:&quot;&quot;,&quot;prefix&quot;:&quot;&quot;,&quot;id&quot;:3872,&quot;itemData&quot;:{&quot;type&quot;:&quot;article-journal&quot;,&quot;volume&quot;:&quot;2&quot;,&quot;page&quot;:&quot;32–37&quot;,&quot;source&quot;:&quot;ACM Digital Library&quot;,&quot;title&quot;:&quot;Computational thinking for youth in practice&quot;,&quot;URL&quot;:&quot;http://doi.acm.org/10.1145/1929887.1929902&quot;,&quot;accessed&quot;:{&quot;date-parts&quot;:[[2018,9,15]]},&quot;DOI&quot;:&quot;10.1145/1929887.1929902&quot;,&quot;citation-key&quot;:&quot;lee_computational_2011&quot;,&quot;issued&quot;:{&quot;date-parts&quot;:[[2011,2]]},&quot;issue&quot;:&quot;1&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uri&quot;:[&quot;http://zotero.org/users/1913249/items/M2JH9UT3&quot;],&quot;uris&quot;:[&quot;http://zotero.org/users/1913249/items/M2JH9UT3&quot;]}],&quot;schema&quot;:&quot;https://github.com/citation-style-language/schema/raw/master/csl-citation.json&quot;,&quot;properties&quot;:{&quot;formattedCitation&quot;:&quot;[-@lee_computational_2011]&quot;,&quot;noteIndex&quot;:0}} RNDrsixqibtus"/>&lt;Do Zotero Refresh: [-@lee_computational_2011]&gt;<text:reference-mark-end text:name="ZOTERO_ITEM CSL_CITATION {&quot;citationID&quot;:&quot;lvtjzanf&quot;,&quot;citationItems&quot;:[{&quot;suppress-author&quot;:true,&quot;suffix&quot;:&quot;&quot;,&quot;prefix&quot;:&quot;&quot;,&quot;id&quot;:3872,&quot;itemData&quot;:{&quot;type&quot;:&quot;article-journal&quot;,&quot;volume&quot;:&quot;2&quot;,&quot;page&quot;:&quot;32–37&quot;,&quot;source&quot;:&quot;ACM Digital Library&quot;,&quot;title&quot;:&quot;Computational thinking for youth in practice&quot;,&quot;URL&quot;:&quot;http://doi.acm.org/10.1145/1929887.1929902&quot;,&quot;accessed&quot;:{&quot;date-parts&quot;:[[2018,9,15]]},&quot;DOI&quot;:&quot;10.1145/1929887.1929902&quot;,&quot;citation-key&quot;:&quot;lee_computational_2011&quot;,&quot;issued&quot;:{&quot;date-parts&quot;:[[2011,2]]},&quot;issue&quot;:&quot;1&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uri&quot;:[&quot;http://zotero.org/users/1913249/items/M2JH9UT3&quot;],&quot;uris&quot;:[&quot;http://zotero.org/users/1913249/items/M2JH9UT3&quot;]}],&quot;schema&quot;:&quot;https://github.com/citation-style-language/schema/raw/master/csl-citation.json&quot;,&quot;properties&quot;:{&quot;formattedCitation&quot;:&quot;[-@lee_computational_2011]&quot;,&quot;noteIndex&quot;:0}} RNDrsixqibtus"/> is particularly promising to counter issue of user anxiety surrounding the difficulty of coding games. It comes from the desire to be able to integrate game making and robotics to support computational thinking and draws upon grounded game making studies <text:reference-mark-start text:name="ZOTERO_ITEM CSL_CITATION {&quot;citationID&quot;:&quot;rxithvep&quot;,&quot;citationItems&quot;:[{&quot;suffix&quot;:&quot;&quot;,&quot;id&quot;:275,&quot;prefix&quot;:&quot;&quot;,&quot;itemData&quot;:{&quot;page&quot;:&quot;240-249&quot;,&quot;title-short&quot;:&quot;Computer games created by middle school girls&quot;,&quot;URL&quot;:&quot;http://linkinghub.elsevier.com/retrieve/pii/S0360131511001849&quot;,&quot;ISSN&quot;:&quot;03601315&quot;,&quot;source&quot;:&quot;Crossref&quot;,&quot;author&quot;:[{&quot;family&quot;:&quot;Denner&quot;,&quot;given&quot;:&quot;Jill&quot;},{&quot;family&quot;:&quot;Werner&quot;,&quot;given&quot;:&quot;Linda&quot;},{&quot;family&quot;:&quot;Ortiz&quot;,&quot;given&quot;:&quot;Eloy&quot;}],&quot;type&quot;:&quot;article-journal&quot;,&quot;volume&quot;:&quot;58&quot;,&quot;accessed&quot;:{&quot;date-parts&quot;:[[2018,4,21]]},&quot;issue&quot;:&quot;1&quot;,&quot;issued&quot;:{&quot;date-parts&quot;:[[2012,1]]},&quot;language&quot;:&quot;en&quot;,&quot;title&quot;:&quot;Computer games created by middle school girls: Can they be used to measure understanding of computer science concepts?&quot;,&quot;id&quot;:&quot;denner_computer_2012&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DOI&quot;:&quot;10.1016/j.compedu.2011.08.006&quot;,&quot;citation-key&quot;:&quot;denner_computer_2012&quot;,&quot;container-title&quot;:&quot;Computers &amp; Education&quot;},&quot;uris&quot;:[&quot;http://zotero.org/users/1913249/items/VJ5HVJHB&quot;],&quot;uri&quot;:[&quot;http://zotero.org/users/1913249/items/VJ5HVJHB&quot;]},{&quot;suffix&quot;:&quot;&quot;,&quot;id&quot;:3768,&quot;prefix&quot;:&quot;&quot;,&quot;itemData&quot;:{&quot;page&quot;:&quot;13-22&quot;,&quot;URL&quot;:&quot;https://www.igi-global.com/article/using-game-mechanics-to-measure-what-students-learn-from-programming-games/117696&quot;,&quot;container-title-short&quot;:&quot;IJGBL&quot;,&quot;source&quot;:&quot;www.igi-global.com&quot;,&quot;author&quot;:[{&quot;family&quot;:&quot;Denner&quot;,&quot;given&quot;:&quot;Jill&quot;},{&quot;family&quot;:&quot;Werner&quot;,&quot;given&quot;:&quot;Linda&quot;},{&quot;family&quot;:&quot;Campe&quot;,&quot;given&quot;:&quot;Shannon&quot;},{&quot;family&quot;:&quot;Ortiz&quot;,&quot;given&quot;:&quot;Eloy&quot;}],&quot;language&quot;:&quot;en&quot;,&quot;volume&quot;:&quot;4&quot;,&quot;type&quot;:&quot;article-journal&quot;,&quot;title&quot;:&quot;Using game mechanics to measure what students learn from programming games&quot;,&quot;accessed&quot;:{&quot;date-parts&quot;:[[2018,4,21]]},&quot;issue&quot;:&quot;3&quot;,&quot;citation-key&quot;:&quot;denner_using_2014&quot;,&quot;license&quot;:&quot;Access limited to members&quot;,&quot;issued&quot;:{&quot;date-parts&quot;:[[2014,7,1]]},&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ISSN&quot;:&quot;2155-6849 DOI: 10.4018/ijgbl.2014070102&quot;,&quot;container-title&quot;:&quot;International Journal of Game-Based Learning (IJGBL)&quot;},&quot;uris&quot;:[&quot;http://zotero.org/users/1913249/items/RUWZA8Q7&quot;],&quot;uri&quot;:[&quot;http://zotero.org/users/1913249/items/RUWZA8Q7&quot;]},{&quot;suffix&quot;:&quot;&quot;,&quot;id&quot;:280,&quot;prefix&quot;:&quot;&quot;,&quot;itemData&quot;:{&quot;language&quot;:&quot;en&quot;,&quot;title&quot;:&quot;Pair programming for middle school students: does friendship influence academic outcomes?&quot;,&quot;page&quot;:&quot;421&quot;,&quot;type&quot;:&quot;paper-conference&quot;,&quot;title-short&quot;:&quot;Pair programming for middle school students&quot;,&quot;URL&quot;:&quot;http://dl.acm.org/citation.cfm?doid=2445196.2445322&quot;,&quot;accessed&quot;:{&quot;date-parts&quot;:[[2018,4,21]]},&quot;DOI&quot;:&quot;10.1145/2445196.2445322&quot;,&quot;issued&quot;:{&quot;date-parts&quot;:[[2013]]},&quot;publisher&quot;:&quot;ACM Press&quot;,&quot;source&quot;:&quot;Crossref&quot;,&quot;id&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citation-key&quot;:&quot;werner_pair_2013&quot;,&quot;ISBN&quot;:&quot;978-1-4503-1868-6&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uris&quot;:[&quot;http://zotero.org/users/1913249/items/PH47MUUV&quot;],&quot;uri&quot;:[&quot;http://zotero.org/users/1913249/items/PH47MUUV&quot;]},{&quot;suffix&quot;:&quot;&quot;,&quot;id&quot;:2929,&quot;prefix&quot;:&quot;&quot;,&quot;itemData&quot;:{&quot;page&quot;:&quot;1-22&quot;,&quot;title-short&quot;:&quot;Children Programming Games&quot;,&quot;URL&quot;:&quot;http://dl.acm.org/citation.cfm?doid=2698235.2677091&quot;,&quot;ISSN&quot;:&quot;19466226&quot;,&quot;source&quot;:&quot;Crossref&quot;,&quot;author&quot;:[{&quot;family&quot;:&quot;Werner&quot;,&quot;given&quot;:&quot;Linda&quot;},{&quot;family&quot;:&quot;Denner&quot;,&quot;given&quot;:&quot;Jill&quot;},{&quot;family&quot;:&quot;Campe&quot;,&quot;given&quot;:&quot;Shannon&quot;}],&quot;type&quot;:&quot;article-journal&quot;,&quot;accessed&quot;:{&quot;date-parts&quot;:[[2018,8,16]]},&quot;issue&quot;:&quot;4&quot;,&quot;issued&quot;:{&quot;date-parts&quot;:[[2014,12,23]]},&quot;volume&quot;:&quot;14&quot;,&quot;language&quot;:&quot;en&quot;,&quot;id&quot;:&quot;werner_children_2014&quot;,&quot;title&quot;:&quot;Children Programming Games: A Strategy for Measuring Computational Learning&quot;,&quot;DOI&quot;:&quot;10.1145/2677091&quot;,&quot;citation-key&quot;:&quot;werner_children_2014&quot;,&quot;container-title&quot;:&quot;ACM Transactions on Computing Education&quot;},&quot;uris&quot;:[&quot;http://zotero.org/users/1913249/items/GK5Z3NX3&quot;],&quot;uri&quot;:[&quot;http://zotero.org/users/1913249/items/GK5Z3NX3&quot;]}],&quot;schema&quot;:&quot;https://github.com/citation-style-language/schema/raw/master/csl-citation.json&quot;,&quot;properties&quot;:{&quot;formattedCitation&quot;:&quot;[@denner_computer_2012; @denner_using_2014; @werner_pair_2013; @werner_children_2014]&quot;,&quot;noteIndex&quot;:0}} RNDbcegdpbxyb"/>&lt;Do Zotero Refresh: [@denner_computer_2012; @denner_using_2014; @werner_pair_2013; @werner_children_2014]&gt;<text:reference-mark-end text:name="ZOTERO_ITEM CSL_CITATION {&quot;citationID&quot;:&quot;rxithvep&quot;,&quot;citationItems&quot;:[{&quot;suffix&quot;:&quot;&quot;,&quot;id&quot;:275,&quot;prefix&quot;:&quot;&quot;,&quot;itemData&quot;:{&quot;page&quot;:&quot;240-249&quot;,&quot;title-short&quot;:&quot;Computer games created by middle school girls&quot;,&quot;URL&quot;:&quot;http://linkinghub.elsevier.com/retrieve/pii/S0360131511001849&quot;,&quot;ISSN&quot;:&quot;03601315&quot;,&quot;source&quot;:&quot;Crossref&quot;,&quot;author&quot;:[{&quot;family&quot;:&quot;Denner&quot;,&quot;given&quot;:&quot;Jill&quot;},{&quot;family&quot;:&quot;Werner&quot;,&quot;given&quot;:&quot;Linda&quot;},{&quot;family&quot;:&quot;Ortiz&quot;,&quot;given&quot;:&quot;Eloy&quot;}],&quot;type&quot;:&quot;article-journal&quot;,&quot;volume&quot;:&quot;58&quot;,&quot;accessed&quot;:{&quot;date-parts&quot;:[[2018,4,21]]},&quot;issue&quot;:&quot;1&quot;,&quot;issued&quot;:{&quot;date-parts&quot;:[[2012,1]]},&quot;language&quot;:&quot;en&quot;,&quot;title&quot;:&quot;Computer games created by middle school girls: Can they be used to measure understanding of computer science concepts?&quot;,&quot;id&quot;:&quot;denner_computer_2012&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DOI&quot;:&quot;10.1016/j.compedu.2011.08.006&quot;,&quot;citation-key&quot;:&quot;denner_computer_2012&quot;,&quot;container-title&quot;:&quot;Computers &amp; Education&quot;},&quot;uris&quot;:[&quot;http://zotero.org/users/1913249/items/VJ5HVJHB&quot;],&quot;uri&quot;:[&quot;http://zotero.org/users/1913249/items/VJ5HVJHB&quot;]},{&quot;suffix&quot;:&quot;&quot;,&quot;id&quot;:3768,&quot;prefix&quot;:&quot;&quot;,&quot;itemData&quot;:{&quot;page&quot;:&quot;13-22&quot;,&quot;URL&quot;:&quot;https://www.igi-global.com/article/using-game-mechanics-to-measure-what-students-learn-from-programming-games/117696&quot;,&quot;container-title-short&quot;:&quot;IJGBL&quot;,&quot;source&quot;:&quot;www.igi-global.com&quot;,&quot;author&quot;:[{&quot;family&quot;:&quot;Denner&quot;,&quot;given&quot;:&quot;Jill&quot;},{&quot;family&quot;:&quot;Werner&quot;,&quot;given&quot;:&quot;Linda&quot;},{&quot;family&quot;:&quot;Campe&quot;,&quot;given&quot;:&quot;Shannon&quot;},{&quot;family&quot;:&quot;Ortiz&quot;,&quot;given&quot;:&quot;Eloy&quot;}],&quot;language&quot;:&quot;en&quot;,&quot;volume&quot;:&quot;4&quot;,&quot;type&quot;:&quot;article-journal&quot;,&quot;title&quot;:&quot;Using game mechanics to measure what students learn from programming games&quot;,&quot;accessed&quot;:{&quot;date-parts&quot;:[[2018,4,21]]},&quot;issue&quot;:&quot;3&quot;,&quot;citation-key&quot;:&quot;denner_using_2014&quot;,&quot;license&quot;:&quot;Access limited to members&quot;,&quot;issued&quot;:{&quot;date-parts&quot;:[[2014,7,1]]},&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ISSN&quot;:&quot;2155-6849 DOI: 10.4018/ijgbl.2014070102&quot;,&quot;container-title&quot;:&quot;International Journal of Game-Based Learning (IJGBL)&quot;},&quot;uris&quot;:[&quot;http://zotero.org/users/1913249/items/RUWZA8Q7&quot;],&quot;uri&quot;:[&quot;http://zotero.org/users/1913249/items/RUWZA8Q7&quot;]},{&quot;suffix&quot;:&quot;&quot;,&quot;id&quot;:280,&quot;prefix&quot;:&quot;&quot;,&quot;itemData&quot;:{&quot;language&quot;:&quot;en&quot;,&quot;title&quot;:&quot;Pair programming for middle school students: does friendship influence academic outcomes?&quot;,&quot;page&quot;:&quot;421&quot;,&quot;type&quot;:&quot;paper-conference&quot;,&quot;title-short&quot;:&quot;Pair programming for middle school students&quot;,&quot;URL&quot;:&quot;http://dl.acm.org/citation.cfm?doid=2445196.2445322&quot;,&quot;accessed&quot;:{&quot;date-parts&quot;:[[2018,4,21]]},&quot;DOI&quot;:&quot;10.1145/2445196.2445322&quot;,&quot;issued&quot;:{&quot;date-parts&quot;:[[2013]]},&quot;publisher&quot;:&quot;ACM Press&quot;,&quot;source&quot;:&quot;Crossref&quot;,&quot;id&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citation-key&quot;:&quot;werner_pair_2013&quot;,&quot;ISBN&quot;:&quot;978-1-4503-1868-6&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uris&quot;:[&quot;http://zotero.org/users/1913249/items/PH47MUUV&quot;],&quot;uri&quot;:[&quot;http://zotero.org/users/1913249/items/PH47MUUV&quot;]},{&quot;suffix&quot;:&quot;&quot;,&quot;id&quot;:2929,&quot;prefix&quot;:&quot;&quot;,&quot;itemData&quot;:{&quot;page&quot;:&quot;1-22&quot;,&quot;title-short&quot;:&quot;Children Programming Games&quot;,&quot;URL&quot;:&quot;http://dl.acm.org/citation.cfm?doid=2698235.2677091&quot;,&quot;ISSN&quot;:&quot;19466226&quot;,&quot;source&quot;:&quot;Crossref&quot;,&quot;author&quot;:[{&quot;family&quot;:&quot;Werner&quot;,&quot;given&quot;:&quot;Linda&quot;},{&quot;family&quot;:&quot;Denner&quot;,&quot;given&quot;:&quot;Jill&quot;},{&quot;family&quot;:&quot;Campe&quot;,&quot;given&quot;:&quot;Shannon&quot;}],&quot;type&quot;:&quot;article-journal&quot;,&quot;accessed&quot;:{&quot;date-parts&quot;:[[2018,8,16]]},&quot;issue&quot;:&quot;4&quot;,&quot;issued&quot;:{&quot;date-parts&quot;:[[2014,12,23]]},&quot;volume&quot;:&quot;14&quot;,&quot;language&quot;:&quot;en&quot;,&quot;id&quot;:&quot;werner_children_2014&quot;,&quot;title&quot;:&quot;Children Programming Games: A Strategy for Measuring Computational Learning&quot;,&quot;DOI&quot;:&quot;10.1145/2677091&quot;,&quot;citation-key&quot;:&quot;werner_children_2014&quot;,&quot;container-title&quot;:&quot;ACM Transactions on Computing Education&quot;},&quot;uris&quot;:[&quot;http://zotero.org/users/1913249/items/GK5Z3NX3&quot;],&quot;uri&quot;:[&quot;http://zotero.org/users/1913249/items/GK5Z3NX3&quot;]}],&quot;schema&quot;:&quot;https://github.com/citation-style-language/schema/raw/master/csl-citation.json&quot;,&quot;properties&quot;:{&quot;formattedCitation&quot;:&quot;[@denner_computer_2012; @denner_using_2014; @werner_pair_2013; @werner_children_2014]&quot;,&quot;noteIndex&quot;:0}} RNDbcegdpbxyb"/></text:p>
      <text:p text:style-name="Text_20_body">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ymgpepmv&quot;,&quot;citationItems&quot;:[{&quot;suppress-author&quot;:true,&quot;suffix&quot;:&quot;&quot;,&quot;prefix&quot;:&quot;&quot;,&quot;id&quot;:3872,&quot;itemData&quot;:{&quot;type&quot;:&quot;article-journal&quot;,&quot;volume&quot;:&quot;2&quot;,&quot;page&quot;:&quot;32–37&quot;,&quot;source&quot;:&quot;ACM Digital Library&quot;,&quot;title&quot;:&quot;Computational thinking for youth in practice&quot;,&quot;URL&quot;:&quot;http://doi.acm.org/10.1145/1929887.1929902&quot;,&quot;accessed&quot;:{&quot;date-parts&quot;:[[2018,9,15]]},&quot;DOI&quot;:&quot;10.1145/1929887.1929902&quot;,&quot;citation-key&quot;:&quot;lee_computational_2011&quot;,&quot;issued&quot;:{&quot;date-parts&quot;:[[2011,2]]},&quot;issue&quot;:&quot;1&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uri&quot;:[&quot;http://zotero.org/users/1913249/items/M2JH9UT3&quot;],&quot;uris&quot;:[&quot;http://zotero.org/users/1913249/items/M2JH9UT3&quot;]}],&quot;schema&quot;:&quot;https://github.com/citation-style-language/schema/raw/master/csl-citation.json&quot;,&quot;properties&quot;:{&quot;formattedCitation&quot;:&quot;[-@lee_computational_2011]&quot;,&quot;noteIndex&quot;:0}} RNDynpsfgqnay"/>&lt;Do Zotero Refresh: [-@lee_computational_2011]&gt;<text:reference-mark-end text:name="ZOTERO_ITEM CSL_CITATION {&quot;citationID&quot;:&quot;ymgpepmv&quot;,&quot;citationItems&quot;:[{&quot;suppress-author&quot;:true,&quot;suffix&quot;:&quot;&quot;,&quot;prefix&quot;:&quot;&quot;,&quot;id&quot;:3872,&quot;itemData&quot;:{&quot;type&quot;:&quot;article-journal&quot;,&quot;volume&quot;:&quot;2&quot;,&quot;page&quot;:&quot;32–37&quot;,&quot;source&quot;:&quot;ACM Digital Library&quot;,&quot;title&quot;:&quot;Computational thinking for youth in practice&quot;,&quot;URL&quot;:&quot;http://doi.acm.org/10.1145/1929887.1929902&quot;,&quot;accessed&quot;:{&quot;date-parts&quot;:[[2018,9,15]]},&quot;DOI&quot;:&quot;10.1145/1929887.1929902&quot;,&quot;citation-key&quot;:&quot;lee_computational_2011&quot;,&quot;issued&quot;:{&quot;date-parts&quot;:[[2011,2]]},&quot;issue&quot;:&quot;1&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uri&quot;:[&quot;http://zotero.org/users/1913249/items/M2JH9UT3&quot;],&quot;uris&quot;:[&quot;http://zotero.org/users/1913249/items/M2JH9UT3&quot;]}],&quot;schema&quot;:&quot;https://github.com/citation-style-language/schema/raw/master/csl-citation.json&quot;,&quot;properties&quot;:{&quot;formattedCitation&quot;:&quot;[-@lee_computational_2011]&quot;,&quot;noteIndex&quot;:0}} RNDynpsfgqnay"/></text:p>
      <text:p text:style-name="Text_20_body"><text:span text:style-name="T2">Use:</text:span> In the <text:span text:style-name="T1">Use</text:span> stage, coders build a familiarity with coding interfaces, code structures and syntax through scaffolded approaches which involve interacting with the program code and what it produces.</text:p>
      <text:p text:style-name="Text_20_body"><text:span text:style-name="T2">Modify:</text:span> In the <text:span text:style-name="T1">Modify</text:span> stage learners progress to working on real projects created by others. Learners deepen their knowledge of coding structures and practices by altering existing projects and templates to suit their own aims.</text:p>
      <text:p text:style-name="Text_20_body"><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jfnkhrql&quot;,&quot;citationItems&quot;:[{&quot;suffix&quot;:&quot;&quot;,&quot;id&quot;:2,&quot;prefix&quot;:&quot;&quot;,&quot;itemData&quot;:{&quot;page&quot;:&quot;14-24&quot;,&quot;event-place&quot;:&quot;Virtual Event New Zealand&quot;,&quot;URL&quot;:&quot;https://dl.acm.org/doi/10.1145/3372782.3406256&quot;,&quot;source&quot;:&quot;DOI.org (Crossref)&quot;,&quot;publisher&quot;:&quot;ACM&quot;,&quot;ISBN&quot;:&quot;978-1-4503-7092-9&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type&quot;:&quot;paper-conference&quot;,&quot;accessed&quot;:{&quot;date-parts&quot;:[[2021,12,21]]},&quot;DOI&quot;:&quot;10.1145/3372782.3406256&quot;,&quot;citation-key&quot;:&quot;franklin_analysis_2020&quot;,&quot;title&quot;:&quot;An Analysis of Use-Modify-Create Pedagogical Approach's Success in Balancing Structure and Student Agency&quot;,&quot;issued&quot;:{&quot;date-parts&quot;:[[2020,8,10]]},&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event-title&quot;:&quot;ICER '20: International Computing Education Research Conference&quot;,&quot;publisher-place&quot;:&quot;Virtual Event New Zealand&quot;,&quot;container-title&quot;:&quot;Proceedings of the 2020 ACM Conference on International Computing Education Research&quot;},&quot;uris&quot;:[&quot;http://zotero.org/users/1913249/items/7NFVC6Q7&quot;],&quot;uri&quot;:[&quot;http://zotero.org/users/1913249/items/7NFVC6Q7&quot;]}],&quot;schema&quot;:&quot;https://github.com/citation-style-language/schema/raw/master/csl-citation.json&quot;,&quot;properties&quot;:{&quot;formattedCitation&quot;:&quot;[@franklin_analysis_2020]&quot;,&quot;noteIndex&quot;:0}} RNDgsiftgravw"/>&lt;Do Zotero Refresh: [@franklin_analysis_2020]&gt;<text:reference-mark-end text:name="ZOTERO_ITEM CSL_CITATION {&quot;citationID&quot;:&quot;jfnkhrql&quot;,&quot;citationItems&quot;:[{&quot;suffix&quot;:&quot;&quot;,&quot;id&quot;:2,&quot;prefix&quot;:&quot;&quot;,&quot;itemData&quot;:{&quot;page&quot;:&quot;14-24&quot;,&quot;event-place&quot;:&quot;Virtual Event New Zealand&quot;,&quot;URL&quot;:&quot;https://dl.acm.org/doi/10.1145/3372782.3406256&quot;,&quot;source&quot;:&quot;DOI.org (Crossref)&quot;,&quot;publisher&quot;:&quot;ACM&quot;,&quot;ISBN&quot;:&quot;978-1-4503-7092-9&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type&quot;:&quot;paper-conference&quot;,&quot;accessed&quot;:{&quot;date-parts&quot;:[[2021,12,21]]},&quot;DOI&quot;:&quot;10.1145/3372782.3406256&quot;,&quot;citation-key&quot;:&quot;franklin_analysis_2020&quot;,&quot;title&quot;:&quot;An Analysis of Use-Modify-Create Pedagogical Approach's Success in Balancing Structure and Student Agency&quot;,&quot;issued&quot;:{&quot;date-parts&quot;:[[2020,8,10]]},&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event-title&quot;:&quot;ICER '20: International Computing Education Research Conference&quot;,&quot;publisher-place&quot;:&quot;Virtual Event New Zealand&quot;,&quot;container-title&quot;:&quot;Proceedings of the 2020 ACM Conference on International Computing Education Research&quot;},&quot;uris&quot;:[&quot;http://zotero.org/users/1913249/items/7NFVC6Q7&quot;],&quot;uri&quot;:[&quot;http://zotero.org/users/1913249/items/7NFVC6Q7&quot;]}],&quot;schema&quot;:&quot;https://github.com/citation-style-language/schema/raw/master/csl-citation.json&quot;,&quot;properties&quot;:{&quot;formattedCitation&quot;:&quot;[@franklin_analysis_2020]&quot;,&quot;noteIndex&quot;:0}} RNDgsiftgravw"/>.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pirnwggb&quot;,&quot;citationItems&quot;:[{&quot;suffix&quot;:&quot;&quot;,&quot;id&quot;:74,&quot;prefix&quot;:&quot;&quot;,&quot;itemData&quot;:{&quot;page&quot;:&quot;395-401&quot;,&quot;event-place&quot;:&quot;Aberdeen Scotland Uk&quot;,&quot;title-short&quot;:&quot;Use, Modify, Create&quot;,&quot;URL&quot;:&quot;https://dl.acm.org/doi/10.1145/3304221.3319786&quot;,&quot;source&quot;:&quot;DOI.org (Crossref)&quot;,&quot;publisher&quot;:&quot;ACM&quot;,&quot;ISBN&quot;:&quot;978-1-4503-6895-7&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type&quot;:&quot;paper-conference&quot;,&quot;accessed&quot;:{&quot;date-parts&quot;:[[2021,3,25]]},&quot;DOI&quot;:&quot;10.1145/3304221.3319786&quot;,&quot;citation-key&quot;:&quot;lytle_use_2019&quot;,&quot;title&quot;:&quot;Use, Modify, Create: Comparing Computational Thinking Lesson Progressions for STEM Classes&quot;,&quot;issued&quot;:{&quot;date-parts&quot;:[[2019,7,2]]},&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publisher-place&quot;:&quot;Aberdeen Scotland Uk&quot;,&quot;container-title&quot;:&quot;Proceedings of the 2019 ACM Conference on Innovation and Technology in Computer Science Education&quot;},&quot;uris&quot;:[&quot;http://zotero.org/users/1913249/items/QJZKAUK6&quot;],&quot;uri&quot;:[&quot;http://zotero.org/users/1913249/items/QJZKAUK6&quot;]}],&quot;schema&quot;:&quot;https://github.com/citation-style-language/schema/raw/master/csl-citation.json&quot;,&quot;properties&quot;:{&quot;formattedCitation&quot;:&quot;[@lytle_use_2019]&quot;,&quot;noteIndex&quot;:0}} RNDnxpnvytijb"/>&lt;Do Zotero Refresh: [@lytle_use_2019]&gt;<text:reference-mark-end text:name="ZOTERO_ITEM CSL_CITATION {&quot;citationID&quot;:&quot;pirnwggb&quot;,&quot;citationItems&quot;:[{&quot;suffix&quot;:&quot;&quot;,&quot;id&quot;:74,&quot;prefix&quot;:&quot;&quot;,&quot;itemData&quot;:{&quot;page&quot;:&quot;395-401&quot;,&quot;event-place&quot;:&quot;Aberdeen Scotland Uk&quot;,&quot;title-short&quot;:&quot;Use, Modify, Create&quot;,&quot;URL&quot;:&quot;https://dl.acm.org/doi/10.1145/3304221.3319786&quot;,&quot;source&quot;:&quot;DOI.org (Crossref)&quot;,&quot;publisher&quot;:&quot;ACM&quot;,&quot;ISBN&quot;:&quot;978-1-4503-6895-7&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type&quot;:&quot;paper-conference&quot;,&quot;accessed&quot;:{&quot;date-parts&quot;:[[2021,3,25]]},&quot;DOI&quot;:&quot;10.1145/3304221.3319786&quot;,&quot;citation-key&quot;:&quot;lytle_use_2019&quot;,&quot;title&quot;:&quot;Use, Modify, Create: Comparing Computational Thinking Lesson Progressions for STEM Classes&quot;,&quot;issued&quot;:{&quot;date-parts&quot;:[[2019,7,2]]},&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publisher-place&quot;:&quot;Aberdeen Scotland Uk&quot;,&quot;container-title&quot;:&quot;Proceedings of the 2019 ACM Conference on Innovation and Technology in Computer Science Education&quot;},&quot;uris&quot;:[&quot;http://zotero.org/users/1913249/items/QJZKAUK6&quot;],&quot;uri&quot;:[&quot;http://zotero.org/users/1913249/items/QJZKAUK6&quot;]}],&quot;schema&quot;:&quot;https://github.com/citation-style-language/schema/raw/master/csl-citation.json&quot;,&quot;properties&quot;:{&quot;formattedCitation&quot;:&quot;[@lytle_use_2019]&quot;,&quot;noteIndex&quot;:0}} RNDnxpnvytijb"/>. The researchers found that because students using UMC had more time to play around with code, they were able to add their own personal touches and that this ownership over the code sustained their continued engagement.</text:p>
      <text:h text:style-name="Heading_20_3" text:outline-level="3"><text:bookmark-start text:name="microworlds"/>Microworlds<text:bookmark-end text:name="microworlds"/></text:h>
      <text:p text:style-name="First_20_paragraph">Papert’s concept of microworlds refers to simplified computer simulations or models that provide a controlled environment in which students can explore and experiment with maths or physics concepts in a concrete way <text:reference-mark-start text:name="ZOTERO_ITEM CSL_CITATION {&quot;citationID&quot;:&quot;aamhsvnm&quot;,&quot;citationItems&quot;:[{&quot;suffix&quot;:&quot;&quot;,&quot;id&quot;:2018,&quot;prefix&quot;:&quot;&quot;,&quot;itemData&quot;:{&quot;type&quot;:&quot;book&quot;,&quot;event-place&quot;:&quot;Norwood, N.J&quot;,&quot;title-short&quot;:&quot;Constructionism&quot;,&quot;title&quot;:&quot;Constructionism: research reports and essays, 1985-1990&quot;,&quot;number-of-pages&quot;:&quot;518&quot;,&quot;source&quot;:&quot;Library of Congress ISBN&quot;,&quot;issued&quot;:{&quot;date-parts&quot;:[[1991]]},&quot;publisher&quot;:&quot;Ablex Pub. Corp&quot;,&quot;citation-key&quot;:&quot;harel_constructionism:_1991&quot;,&quot;id&quot;:&quot;harel_constructionism:_1991&quot;,&quot;call-number&quot;:&quot;BF311 .C657 1991&quot;,&quot;editor&quot;:[{&quot;family&quot;:&quot;Harel&quot;,&quot;given&quot;:&quot;Idit&quot;},{&quot;family&quot;:&quot;Papert&quot;,&quot;given&quot;:&quot;Seymour&quot;}],&quot;publisher-place&quot;:&quot;Norwood, N.J&quot;,&quot;ISBN&quot;:&quot;978-0-89391-785-2 978-0-89391-786-9&quot;},&quot;uris&quot;:[&quot;http://zotero.org/users/1913249/items/P6QUTW6X&quot;],&quot;uri&quot;:[&quot;http://zotero.org/users/1913249/items/P6QUTW6X&quot;]},{&quot;suffix&quot;:&quot;&quot;,&quot;id&quot;:1691,&quot;prefix&quot;:&quot;&quot;,&quot;itemData&quot;:{&quot;type&quot;:&quot;book&quot;,&quot;event-place&quot;:&quot;New York&quot;,&quot;title-short&quot;:&quot;Mindstorms&quot;,&quot;title&quot;:&quot;Mindstorms: children, computers, and powerful ideas&quot;,&quot;number-of-pages&quot;:&quot;230&quot;,&quot;source&quot;:&quot;Library of Congress ISBN&quot;,&quot;issued&quot;:{&quot;date-parts&quot;:[[1980]]},&quot;publisher&quot;:&quot;Basic Books&quot;,&quot;id&quot;:&quot;papert_mindstorms:_1980&quot;,&quot;ISBN&quot;:&quot;978-0-465-04627-0&quot;,&quot;author&quot;:[{&quot;family&quot;:&quot;Papert&quot;,&quot;given&quot;:&quot;Seymour&quot;}],&quot;citation-key&quot;:&quot;papert_mindstorms:_1980&quot;,&quot;publisher-place&quot;:&quot;New York&quot;,&quot;call-number&quot;:&quot;QA20.C65 P36 1980&quot;},&quot;uris&quot;:[&quot;http://zotero.org/users/1913249/items/FAVPGKNU&quot;],&quot;uri&quot;:[&quot;http://zotero.org/users/1913249/items/FAVPGKNU&quot;]},{&quot;suffix&quot;:&quot;&quot;,&quot;id&quot;:1131,&quot;prefix&quot;:&quot;&quot;,&quot;itemData&quot;:{&quot;language&quot;:&quot;English&quot;,&quot;event-place&quot;:&quot;New York&quot;,&quot;title-short&quot;:&quot;The children's machine&quot;,&quot;type&quot;:&quot;book&quot;,&quot;source&quot;:&quot;Open WorldCat&quot;,&quot;issued&quot;:{&quot;date-parts&quot;:[[1993]]},&quot;publisher&quot;:&quot;BasicBooks&quot;,&quot;title&quot;:&quot;The children's machine: rethinking school in the age of the computer&quot;,&quot;ISBN&quot;:&quot;0-465-01830-0 978-0-465-01830-7 0-465-01063-6 978-0-465-01063-9 0-7450-1603-0 978-0-7450-1603-0&quot;,&quot;author&quot;:[{&quot;family&quot;:&quot;Papert&quot;,&quot;given&quot;:&quot;Seymour&quot;}],&quot;citation-key&quot;:&quot;papert_childrens_1993&quot;,&quot;publisher-place&quot;:&quot;New York&quot;,&quot;id&quot;:&quot;papert_childrens_1993&quot;},&quot;uris&quot;:[&quot;http://zotero.org/users/1913249/items/ZWUAZAZN&quot;],&quot;uri&quot;:[&quot;http://zotero.org/users/1913249/items/ZWUAZAZN&quot;]}],&quot;schema&quot;:&quot;https://github.com/citation-style-language/schema/raw/master/csl-citation.json&quot;,&quot;properties&quot;:{&quot;formattedCitation&quot;:&quot;[@harel_constructionism:_1991; @papert_mindstorms:_1980; @papert_childrens_1993]&quot;,&quot;noteIndex&quot;:0}} RNDcemybcgspc"/>&lt;Do Zotero Refresh: [@harel_constructionism:_1991; @papert_mindstorms:_1980; @papert_childrens_1993]&gt;<text:reference-mark-end text:name="ZOTERO_ITEM CSL_CITATION {&quot;citationID&quot;:&quot;aamhsvnm&quot;,&quot;citationItems&quot;:[{&quot;suffix&quot;:&quot;&quot;,&quot;id&quot;:2018,&quot;prefix&quot;:&quot;&quot;,&quot;itemData&quot;:{&quot;type&quot;:&quot;book&quot;,&quot;event-place&quot;:&quot;Norwood, N.J&quot;,&quot;title-short&quot;:&quot;Constructionism&quot;,&quot;title&quot;:&quot;Constructionism: research reports and essays, 1985-1990&quot;,&quot;number-of-pages&quot;:&quot;518&quot;,&quot;source&quot;:&quot;Library of Congress ISBN&quot;,&quot;issued&quot;:{&quot;date-parts&quot;:[[1991]]},&quot;publisher&quot;:&quot;Ablex Pub. Corp&quot;,&quot;citation-key&quot;:&quot;harel_constructionism:_1991&quot;,&quot;id&quot;:&quot;harel_constructionism:_1991&quot;,&quot;call-number&quot;:&quot;BF311 .C657 1991&quot;,&quot;editor&quot;:[{&quot;family&quot;:&quot;Harel&quot;,&quot;given&quot;:&quot;Idit&quot;},{&quot;family&quot;:&quot;Papert&quot;,&quot;given&quot;:&quot;Seymour&quot;}],&quot;publisher-place&quot;:&quot;Norwood, N.J&quot;,&quot;ISBN&quot;:&quot;978-0-89391-785-2 978-0-89391-786-9&quot;},&quot;uris&quot;:[&quot;http://zotero.org/users/1913249/items/P6QUTW6X&quot;],&quot;uri&quot;:[&quot;http://zotero.org/users/1913249/items/P6QUTW6X&quot;]},{&quot;suffix&quot;:&quot;&quot;,&quot;id&quot;:1691,&quot;prefix&quot;:&quot;&quot;,&quot;itemData&quot;:{&quot;type&quot;:&quot;book&quot;,&quot;event-place&quot;:&quot;New York&quot;,&quot;title-short&quot;:&quot;Mindstorms&quot;,&quot;title&quot;:&quot;Mindstorms: children, computers, and powerful ideas&quot;,&quot;number-of-pages&quot;:&quot;230&quot;,&quot;source&quot;:&quot;Library of Congress ISBN&quot;,&quot;issued&quot;:{&quot;date-parts&quot;:[[1980]]},&quot;publisher&quot;:&quot;Basic Books&quot;,&quot;id&quot;:&quot;papert_mindstorms:_1980&quot;,&quot;ISBN&quot;:&quot;978-0-465-04627-0&quot;,&quot;author&quot;:[{&quot;family&quot;:&quot;Papert&quot;,&quot;given&quot;:&quot;Seymour&quot;}],&quot;citation-key&quot;:&quot;papert_mindstorms:_1980&quot;,&quot;publisher-place&quot;:&quot;New York&quot;,&quot;call-number&quot;:&quot;QA20.C65 P36 1980&quot;},&quot;uris&quot;:[&quot;http://zotero.org/users/1913249/items/FAVPGKNU&quot;],&quot;uri&quot;:[&quot;http://zotero.org/users/1913249/items/FAVPGKNU&quot;]},{&quot;suffix&quot;:&quot;&quot;,&quot;id&quot;:1131,&quot;prefix&quot;:&quot;&quot;,&quot;itemData&quot;:{&quot;language&quot;:&quot;English&quot;,&quot;event-place&quot;:&quot;New York&quot;,&quot;title-short&quot;:&quot;The children's machine&quot;,&quot;type&quot;:&quot;book&quot;,&quot;source&quot;:&quot;Open WorldCat&quot;,&quot;issued&quot;:{&quot;date-parts&quot;:[[1993]]},&quot;publisher&quot;:&quot;BasicBooks&quot;,&quot;title&quot;:&quot;The children's machine: rethinking school in the age of the computer&quot;,&quot;ISBN&quot;:&quot;0-465-01830-0 978-0-465-01830-7 0-465-01063-6 978-0-465-01063-9 0-7450-1603-0 978-0-7450-1603-0&quot;,&quot;author&quot;:[{&quot;family&quot;:&quot;Papert&quot;,&quot;given&quot;:&quot;Seymour&quot;}],&quot;citation-key&quot;:&quot;papert_childrens_1993&quot;,&quot;publisher-place&quot;:&quot;New York&quot;,&quot;id&quot;:&quot;papert_childrens_1993&quot;},&quot;uris&quot;:[&quot;http://zotero.org/users/1913249/items/ZWUAZAZN&quot;],&quot;uri&quot;:[&quot;http://zotero.org/users/1913249/items/ZWUAZAZN&quot;]}],&quot;schema&quot;:&quot;https://github.com/citation-style-language/schema/raw/master/csl-citation.json&quot;,&quot;properties&quot;:{&quot;formattedCitation&quot;:&quot;[@harel_constructionism:_1991; @papert_mindstorms:_1980; @papert_childrens_1993]&quot;,&quot;noteIndex&quot;:0}} RNDcemybcgspc"/>.</text:p>
      <text:p text:style-name="Text_20_body">Papert believed that microworlds were an effective tool for promoting computational thinking. His take on CT however, should be contrasted to a abstracted later take from Wing <text:reference-mark-start text:name="ZOTERO_ITEM CSL_CITATION {&quot;citationID&quot;:&quot;zwemtuap&quot;,&quot;citationItems&quot;:[{&quot;suffix&quot;:&quot;&quot;,&quot;id&quot;:3696,&quot;prefix&quot;:&quot;&quot;,&quot;itemData&quot;:{&quot;page&quot;:&quot;883-908&quot;,&quot;URL&quot;:&quot;https://doi.org/10.1007/s11191-021-00202-5&quot;,&quot;container-title-short&quot;:&quot;Sci &amp; Educ&quot;,&quot;source&quot;:&quot;Springer Link&quot;,&quot;author&quot;:[{&quot;family&quot;:&quot;Lodi&quot;,&quot;given&quot;:&quot;Michael&quot;},{&quot;family&quot;:&quot;Martini&quot;,&quot;given&quot;:&quot;Simone&quot;}],&quot;type&quot;:&quot;article-journal&quot;,&quot;volume&quot;:&quot;30&quot;,&quot;language&quot;:&quot;en&quot;,&quot;accessed&quot;:{&quot;date-parts&quot;:[[2023,3,14]]},&quot;issue&quot;:&quot;4&quot;,&quot;citation-key&quot;:&quot;lodi_computational_2021&quot;,&quot;title&quot;:&quot;Computational Thinking, Between Papert and Wing&quot;,&quot;issued&quot;:{&quot;date-parts&quot;:[[2021,8,1]]},&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DOI&quot;:&quot;10.1007/s11191-021-00202-5&quot;,&quot;ISSN&quot;:&quot;1573-1901&quot;,&quot;container-title&quot;:&quot;Science &amp; Education&quot;},&quot;uris&quot;:[&quot;http://zotero.org/users/1913249/items/SZW59GAB&quot;],&quot;uri&quot;:[&quot;http://zotero.org/users/1913249/items/SZW59GAB&quot;]}],&quot;schema&quot;:&quot;https://github.com/citation-style-language/schema/raw/master/csl-citation.json&quot;,&quot;properties&quot;:{&quot;formattedCitation&quot;:&quot;[@lodi_computational_2021]&quot;,&quot;noteIndex&quot;:0}} RNDttxcuychgv"/>&lt;Do Zotero Refresh: [@lodi_computational_2021]&gt;<text:reference-mark-end text:name="ZOTERO_ITEM CSL_CITATION {&quot;citationID&quot;:&quot;zwemtuap&quot;,&quot;citationItems&quot;:[{&quot;suffix&quot;:&quot;&quot;,&quot;id&quot;:3696,&quot;prefix&quot;:&quot;&quot;,&quot;itemData&quot;:{&quot;page&quot;:&quot;883-908&quot;,&quot;URL&quot;:&quot;https://doi.org/10.1007/s11191-021-00202-5&quot;,&quot;container-title-short&quot;:&quot;Sci &amp; Educ&quot;,&quot;source&quot;:&quot;Springer Link&quot;,&quot;author&quot;:[{&quot;family&quot;:&quot;Lodi&quot;,&quot;given&quot;:&quot;Michael&quot;},{&quot;family&quot;:&quot;Martini&quot;,&quot;given&quot;:&quot;Simone&quot;}],&quot;type&quot;:&quot;article-journal&quot;,&quot;volume&quot;:&quot;30&quot;,&quot;language&quot;:&quot;en&quot;,&quot;accessed&quot;:{&quot;date-parts&quot;:[[2023,3,14]]},&quot;issue&quot;:&quot;4&quot;,&quot;citation-key&quot;:&quot;lodi_computational_2021&quot;,&quot;title&quot;:&quot;Computational Thinking, Between Papert and Wing&quot;,&quot;issued&quot;:{&quot;date-parts&quot;:[[2021,8,1]]},&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DOI&quot;:&quot;10.1007/s11191-021-00202-5&quot;,&quot;ISSN&quot;:&quot;1573-1901&quot;,&quot;container-title&quot;:&quot;Science &amp; Education&quot;},&quot;uris&quot;:[&quot;http://zotero.org/users/1913249/items/SZW59GAB&quot;],&quot;uri&quot;:[&quot;http://zotero.org/users/1913249/items/SZW59GAB&quot;]}],&quot;schema&quot;:&quot;https://github.com/citation-style-language/schema/raw/master/csl-citation.json&quot;,&quot;properties&quot;:{&quot;formattedCitation&quot;:&quot;[@lodi_computational_2021]&quot;,&quot;noteIndex&quot;:0}} RNDttxcuychgv"/>. Instead here CT concepts are heuristics developed from concrete experience.<text:line-break/>This concept of CT as a set of heuristics or design behaviours continues in practitioner-focused interpretations of CT.</text:p>
      <text:p text:style-name="Text_20_body">Papert argued that microworlds could help students develop computational thinking skills by providing them with opportunities to experiment with computational processes and to reflect on their own thinking. In addition to the software based tool of the microworld, the social context is key to the whole process. For a deeper take on constructionism - see - NOTE FIND GOOD SUMMARY.</text:p>
      <text:p text:style-name="Text_20_body">He argued that by working with microworlds, students could engage in hands-on and minds-on learning, which would help them to develop a deeper and more meaningful understanding of the concepts they were studying.</text:p>
      <text:p text:style-name="Text_20_body">The work of Papert and the concept of microworlds continue to be influential in the field of educational technology <text:reference-mark-start text:name="ZOTERO_ITEM CSL_CITATION {&quot;citationID&quot;:&quot;ctheytcz&quot;,&quot;citationItems&quot;:[{&quot;suffix&quot;:&quot;&quot;,&quot;id&quot;:1746,&quot;prefix&quot;:&quot;&quot;,&quot;itemData&quot;:{&quot;edition&quot;:&quot;1 edition&quot;,&quot;type&quot;:&quot;book&quot;,&quot;title&quot;:&quot;Constructionism in Practice: Designing, Thinking, and Learning in A Digital World&quot;,&quot;event-place&quot;:&quot;Mahwah, N.J&quot;,&quot;title-short&quot;:&quot;Constructionism in Practice&quot;,&quot;ISBN&quot;:&quot;978-0-8058-1985-4&quot;,&quot;number-of-pages&quot;:&quot;360&quot;,&quot;source&quot;:&quot;Amazon&quot;,&quot;issued&quot;:{&quot;date-parts&quot;:[[1996,1,4]]},&quot;publisher&quot;:&quot;Routledge&quot;,&quot;language&quot;:&quot;English&quot;,&quot;id&quot;:&quot;kafai_constructionism_1996-1&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citation-key&quot;:&quot;kafai_constructionism_1996-1&quot;,&quot;publisher-place&quot;:&quot;Mahwah, N.J&quot;,&quot;author&quot;:[{&quot;family&quot;:&quot;Kafai&quot;,&quot;given&quot;:&quot;Yasmin B.&quot;},{&quot;family&quot;:&quot;Resnick&quot;,&quot;given&quot;:&quot;Mitchel&quot;}]},&quot;uris&quot;:[&quot;http://zotero.org/users/1913249/items/MITIR6EX&quot;],&quot;uri&quot;:[&quot;http://zotero.org/users/1913249/items/MITIR6EX&quot;]}],&quot;schema&quot;:&quot;https://github.com/citation-style-language/schema/raw/master/csl-citation.json&quot;,&quot;properties&quot;:{&quot;formattedCitation&quot;:&quot;[@kafai_constructionism_1996-1]&quot;,&quot;noteIndex&quot;:0}} RNDvisllripdc"/>&lt;Do Zotero Refresh: [@kafai_constructionism_1996-1]&gt;<text:reference-mark-end text:name="ZOTERO_ITEM CSL_CITATION {&quot;citationID&quot;:&quot;ctheytcz&quot;,&quot;citationItems&quot;:[{&quot;suffix&quot;:&quot;&quot;,&quot;id&quot;:1746,&quot;prefix&quot;:&quot;&quot;,&quot;itemData&quot;:{&quot;edition&quot;:&quot;1 edition&quot;,&quot;type&quot;:&quot;book&quot;,&quot;title&quot;:&quot;Constructionism in Practice: Designing, Thinking, and Learning in A Digital World&quot;,&quot;event-place&quot;:&quot;Mahwah, N.J&quot;,&quot;title-short&quot;:&quot;Constructionism in Practice&quot;,&quot;ISBN&quot;:&quot;978-0-8058-1985-4&quot;,&quot;number-of-pages&quot;:&quot;360&quot;,&quot;source&quot;:&quot;Amazon&quot;,&quot;issued&quot;:{&quot;date-parts&quot;:[[1996,1,4]]},&quot;publisher&quot;:&quot;Routledge&quot;,&quot;language&quot;:&quot;English&quot;,&quot;id&quot;:&quot;kafai_constructionism_1996-1&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citation-key&quot;:&quot;kafai_constructionism_1996-1&quot;,&quot;publisher-place&quot;:&quot;Mahwah, N.J&quot;,&quot;author&quot;:[{&quot;family&quot;:&quot;Kafai&quot;,&quot;given&quot;:&quot;Yasmin B.&quot;},{&quot;family&quot;:&quot;Resnick&quot;,&quot;given&quot;:&quot;Mitchel&quot;}]},&quot;uris&quot;:[&quot;http://zotero.org/users/1913249/items/MITIR6EX&quot;],&quot;uri&quot;:[&quot;http://zotero.org/users/1913249/items/MITIR6EX&quot;]}],&quot;schema&quot;:&quot;https://github.com/citation-style-language/schema/raw/master/csl-citation.json&quot;,&quot;properties&quot;:{&quot;formattedCitation&quot;:&quot;[@kafai_constructionism_1996-1]&quot;,&quot;noteIndex&quot;:0}} RNDvisllripdc"/>.</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jdrcwpfr&quot;,&quot;citationItems&quot;:[{&quot;suffix&quot;:&quot;&quot;,&quot;id&quot;:9055,&quot;prefix&quot;:&quot;&quot;,&quot;itemData&quot;:{&quot;page&quot;:&quot;7-27&quot;,&quot;title-short&quot;:&quot;The Turtle's Long Slow Trip&quot;,&quot;URL&quot;:&quot;http://journals.sagepub.com/doi/10.2190/XG11-B72E-JK04-K8TA&quot;,&quot;container-title-short&quot;:&quot;Journal of Educational Computing Research&quot;,&quot;source&quot;:&quot;DOI.org (Crossref)&quot;,&quot;author&quot;:[{&quot;family&quot;:&quot;Papert&quot;,&quot;given&quot;:&quot;Seymour&quot;}],&quot;type&quot;:&quot;article-journal&quot;,&quot;volume&quot;:&quot;27&quot;,&quot;accessed&quot;:{&quot;date-parts&quot;:[[2023,10,24]]},&quot;issue&quot;:&quot;1&quot;,&quot;issued&quot;:{&quot;date-parts&quot;:[[2002,7]]},&quot;language&quot;:&quot;en&quot;,&quot;title&quot;:&quot;The Turtle's Long Slow Trip: Macro-Educological Perspectives on Microworlds&quot;,&quot;container-title&quot;:&quot;Journal of Educational Computing Research&quot;,&quot;DOI&quot;:&quot;10.2190/XG11-B72E-JK04-K8TA&quot;,&quot;citation-key&quot;:&quot;papert_turtles_2002&quot;,&quot;id&quot;:&quot;papert_turtles_2002&quot;,&quot;ISSN&quot;:&quot;0735-6331, 1541-4140&quot;},&quot;uris&quot;:[&quot;http://zotero.org/users/1913249/items/J9XFMA4M&quot;],&quot;uri&quot;:[&quot;http://zotero.org/users/1913249/items/J9XFMA4M&quot;]}],&quot;schema&quot;:&quot;https://github.com/citation-style-language/schema/raw/master/csl-citation.json&quot;,&quot;properties&quot;:{&quot;formattedCitation&quot;:&quot;[@papert_turtles_2002]&quot;,&quot;noteIndex&quot;:0}} RNDniytdankfl"/>&lt;Do Zotero Refresh: [@papert_turtles_2002]&gt;<text:reference-mark-end text:name="ZOTERO_ITEM CSL_CITATION {&quot;citationID&quot;:&quot;jdrcwpfr&quot;,&quot;citationItems&quot;:[{&quot;suffix&quot;:&quot;&quot;,&quot;id&quot;:9055,&quot;prefix&quot;:&quot;&quot;,&quot;itemData&quot;:{&quot;page&quot;:&quot;7-27&quot;,&quot;title-short&quot;:&quot;The Turtle's Long Slow Trip&quot;,&quot;URL&quot;:&quot;http://journals.sagepub.com/doi/10.2190/XG11-B72E-JK04-K8TA&quot;,&quot;container-title-short&quot;:&quot;Journal of Educational Computing Research&quot;,&quot;source&quot;:&quot;DOI.org (Crossref)&quot;,&quot;author&quot;:[{&quot;family&quot;:&quot;Papert&quot;,&quot;given&quot;:&quot;Seymour&quot;}],&quot;type&quot;:&quot;article-journal&quot;,&quot;volume&quot;:&quot;27&quot;,&quot;accessed&quot;:{&quot;date-parts&quot;:[[2023,10,24]]},&quot;issue&quot;:&quot;1&quot;,&quot;issued&quot;:{&quot;date-parts&quot;:[[2002,7]]},&quot;language&quot;:&quot;en&quot;,&quot;title&quot;:&quot;The Turtle's Long Slow Trip: Macro-Educological Perspectives on Microworlds&quot;,&quot;container-title&quot;:&quot;Journal of Educational Computing Research&quot;,&quot;DOI&quot;:&quot;10.2190/XG11-B72E-JK04-K8TA&quot;,&quot;citation-key&quot;:&quot;papert_turtles_2002&quot;,&quot;id&quot;:&quot;papert_turtles_2002&quot;,&quot;ISSN&quot;:&quot;0735-6331, 1541-4140&quot;},&quot;uris&quot;:[&quot;http://zotero.org/users/1913249/items/J9XFMA4M&quot;],&quot;uri&quot;:[&quot;http://zotero.org/users/1913249/items/J9XFMA4M&quot;]}],&quot;schema&quot;:&quot;https://github.com/citation-style-language/schema/raw/master/csl-citation.json&quot;,&quot;properties&quot;:{&quot;formattedCitation&quot;:&quot;[@papert_turtles_2002]&quot;,&quot;noteIndex&quot;:0}} RNDniytdankfl"/>. There is a danger that the potential is ‘trivialised’<text:reference-mark-start text:name="ZOTERO_ITEM CSL_CITATION {&quot;citationID&quot;:&quot;eilaqdmc&quot;,&quot;citationItems&quot;:[{&quot;suffix&quot;:&quot;&quot;,&quot;id&quot;:9056,&quot;prefix&quot;:&quot;&quot;,&quot;itemData&quot;:{&quot;page&quot;:&quot;1-17&quot;,&quot;event-place&quot;:&quot;Berlin, Heidelberg&quot;,&quot;title-short&quot;:&quot;Microworlds/Schoolworlds&quot;,&quot;source&quot;:&quot;Springer Link&quot;,&quot;publisher&quot;:&quot;Springer&quot;,&quot;ISBN&quot;:&quot;978-3-642-78542-9&quot;,&quot;author&quot;:[{&quot;family&quot;:&quot;Hoyles&quot;,&quot;given&quot;:&quot;Celia&quot;}],&quot;editor&quot;:[{&quot;family&quot;:&quot;Keitel&quot;,&quot;given&quot;:&quot;Christine&quot;},{&quot;family&quot;:&quot;Ruthven&quot;,&quot;given&quot;:&quot;Kenneth&quot;}],&quot;language&quot;:&quot;en&quot;,&quot;collection-title&quot;:&quot;NATO ASI Series&quot;,&quot;DOI&quot;:&quot;10.1007/978-3-642-78542-9_1&quot;,&quot;citation-key&quot;:&quot;hoyles_microworldsschoolworlds_1993&quot;,&quot;type&quot;:&quot;paper-conference&quot;,&quot;title&quot;:&quot;Microworlds/Schoolworlds: The Transformation of an Innovation&quot;,&quot;id&quot;:&quot;hoyles_microworldsschoolworlds_1993&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ntainer-title&quot;:&quot;Learning from Computers: Mathematics Education and Technology&quot;,&quot;publisher-place&quot;:&quot;Berlin, Heidelberg&quot;,&quot;issued&quot;:{&quot;date-parts&quot;:[[1993]]}},&quot;uris&quot;:[&quot;http://zotero.org/users/1913249/items/WN6ID63D&quot;],&quot;uri&quot;:[&quot;http://zotero.org/users/1913249/items/WN6ID63D&quot;]}],&quot;schema&quot;:&quot;https://github.com/citation-style-language/schema/raw/master/csl-citation.json&quot;,&quot;properties&quot;:{&quot;formattedCitation&quot;:&quot;[@hoyles_microworldsschoolworlds_1993]&quot;,&quot;noteIndex&quot;:0}} RNDuurxwbbney"/>&lt;Do Zotero Refresh: [@hoyles_microworldsschoolworlds_1993]&gt;<text:reference-mark-end text:name="ZOTERO_ITEM CSL_CITATION {&quot;citationID&quot;:&quot;eilaqdmc&quot;,&quot;citationItems&quot;:[{&quot;suffix&quot;:&quot;&quot;,&quot;id&quot;:9056,&quot;prefix&quot;:&quot;&quot;,&quot;itemData&quot;:{&quot;page&quot;:&quot;1-17&quot;,&quot;event-place&quot;:&quot;Berlin, Heidelberg&quot;,&quot;title-short&quot;:&quot;Microworlds/Schoolworlds&quot;,&quot;source&quot;:&quot;Springer Link&quot;,&quot;publisher&quot;:&quot;Springer&quot;,&quot;ISBN&quot;:&quot;978-3-642-78542-9&quot;,&quot;author&quot;:[{&quot;family&quot;:&quot;Hoyles&quot;,&quot;given&quot;:&quot;Celia&quot;}],&quot;editor&quot;:[{&quot;family&quot;:&quot;Keitel&quot;,&quot;given&quot;:&quot;Christine&quot;},{&quot;family&quot;:&quot;Ruthven&quot;,&quot;given&quot;:&quot;Kenneth&quot;}],&quot;language&quot;:&quot;en&quot;,&quot;collection-title&quot;:&quot;NATO ASI Series&quot;,&quot;DOI&quot;:&quot;10.1007/978-3-642-78542-9_1&quot;,&quot;citation-key&quot;:&quot;hoyles_microworldsschoolworlds_1993&quot;,&quot;type&quot;:&quot;paper-conference&quot;,&quot;title&quot;:&quot;Microworlds/Schoolworlds: The Transformation of an Innovation&quot;,&quot;id&quot;:&quot;hoyles_microworldsschoolworlds_1993&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ntainer-title&quot;:&quot;Learning from Computers: Mathematics Education and Technology&quot;,&quot;publisher-place&quot;:&quot;Berlin, Heidelberg&quot;,&quot;issued&quot;:{&quot;date-parts&quot;:[[1993]]}},&quot;uris&quot;:[&quot;http://zotero.org/users/1913249/items/WN6ID63D&quot;],&quot;uri&quot;:[&quot;http://zotero.org/users/1913249/items/WN6ID63D&quot;]}],&quot;schema&quot;:&quot;https://github.com/citation-style-language/schema/raw/master/csl-citation.json&quot;,&quot;properties&quot;:{&quot;formattedCitation&quot;:&quot;[@hoyles_microworldsschoolworlds_1993]&quot;,&quot;noteIndex&quot;:0}} RNDuurxwbbney"/> into a vehicle for instruction based processes aimed narrowed to teacher chosen curricular concepts.</text:p>
      <text:h text:style-name="Heading_20_3" text:outline-level="3"><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text:p>
      <text:p text:style-name="Text_20_body">The focus of half-baked games is to design them in a way which encourages malleability of the code in directions that the learner may find interesting <text:reference-mark-start text:name="ZOTERO_ITEM CSL_CITATION {&quot;citationID&quot;:&quot;ckpqsokv&quot;,&quot;citationItems&quot;:[{&quot;suffix&quot;:&quot;&quot;,&quot;id&quot;:2765,&quot;prefix&quot;:&quot;&quot;,&quot;itemData&quot;:{&quot;language&quot;:&quot;English&quot;,&quot;page&quot;:&quot;335-359&quot;,&quot;volume&quot;:&quot;6&quot;,&quot;type&quot;:&quot;article-journal&quot;,&quot;URL&quot;:&quot;https://www.ceeol.com/search/article-detail?id=60016&quot;,&quot;accessed&quot;:{&quot;date-parts&quot;:[[2018,9,15]]},&quot;issue&quot;:&quot;2&quot;,&quot;issued&quot;:{&quot;date-parts&quot;:[[2007]]},&quot;title&quot;:&quot;Half-Baked Logo Microworlds as Boundary Objects in Integrated Design&quot;,&quot;source&quot;:&quot;www.ceeol.com&quot;,&quot;id&quot;:&quot;kynigos_half-baked_2007&quot;,&quot;author&quot;:[{&quot;family&quot;:&quot;Kynigos&quot;,&quot;given&quot;:&quot;Chronis&quot;}],&quot;citation-key&quot;:&quot;kynigos_half-baked_2007&quot;,&quot;container-title&quot;:&quot;Informatics in Education - An International Journal&quot;,&quot;ISSN&quot;:&quot;1648-5831&quot;},&quot;uris&quot;:[&quot;http://zotero.org/users/1913249/items/49KSYPTU&quot;],&quot;uri&quot;:[&quot;http://zotero.org/users/1913249/items/49KSYPTU&quot;]},{&quot;suffix&quot;:&quot;&quot;,&quot;id&quot;:2576,&quot;prefix&quot;:&quot;&quot;,&quot;itemData&quot;:{&quot;type&quot;:&quot;article-journal&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ccessed&quot;:{&quot;date-parts&quot;:[[2018,7,18]]},&quot;DOI&quot;:&quot;10.1016/j.ijcci.2018.04.001&quot;,&quot;citation-key&quot;:&quot;kynigos_children_2018&quot;,&quot;issued&quot;:{&quot;date-parts&quot;:[[2018,4,21]]},&quot;ISSN&quot;:&quot;2212-8689&quot;,&quot;container-title&quot;:&quot;International Journal of Child-Computer Interaction&quot;,&quot;author&quot;:[{&quot;family&quot;:&quot;Kynigos&quot;,&quot;given&quot;:&quot;Chronis&quot;},{&quot;family&quot;:&quot;Yiannoutsou&quot;,&quot;given&quot;:&quot;Nikole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d&quot;:&quot;kynigos_children_2018&quot;},&quot;uris&quot;:[&quot;http://zotero.org/users/1913249/items/KLB4BDFL&quot;],&quot;uri&quot;:[&quot;http://zotero.org/users/1913249/items/KLB4BDFL&quot;]}],&quot;schema&quot;:&quot;https://github.com/citation-style-language/schema/raw/master/csl-citation.json&quot;,&quot;properties&quot;:{&quot;formattedCitation&quot;:&quot;[@kynigos_half-baked_2007; @kynigos_children_2018]&quot;,&quot;noteIndex&quot;:0}} RNDpxfujjcvkt"/>&lt;Do Zotero Refresh: [@kynigos_half-baked_2007; @kynigos_children_2018]&gt;<text:reference-mark-end text:name="ZOTERO_ITEM CSL_CITATION {&quot;citationID&quot;:&quot;ckpqsokv&quot;,&quot;citationItems&quot;:[{&quot;suffix&quot;:&quot;&quot;,&quot;id&quot;:2765,&quot;prefix&quot;:&quot;&quot;,&quot;itemData&quot;:{&quot;language&quot;:&quot;English&quot;,&quot;page&quot;:&quot;335-359&quot;,&quot;volume&quot;:&quot;6&quot;,&quot;type&quot;:&quot;article-journal&quot;,&quot;URL&quot;:&quot;https://www.ceeol.com/search/article-detail?id=60016&quot;,&quot;accessed&quot;:{&quot;date-parts&quot;:[[2018,9,15]]},&quot;issue&quot;:&quot;2&quot;,&quot;issued&quot;:{&quot;date-parts&quot;:[[2007]]},&quot;title&quot;:&quot;Half-Baked Logo Microworlds as Boundary Objects in Integrated Design&quot;,&quot;source&quot;:&quot;www.ceeol.com&quot;,&quot;id&quot;:&quot;kynigos_half-baked_2007&quot;,&quot;author&quot;:[{&quot;family&quot;:&quot;Kynigos&quot;,&quot;given&quot;:&quot;Chronis&quot;}],&quot;citation-key&quot;:&quot;kynigos_half-baked_2007&quot;,&quot;container-title&quot;:&quot;Informatics in Education - An International Journal&quot;,&quot;ISSN&quot;:&quot;1648-5831&quot;},&quot;uris&quot;:[&quot;http://zotero.org/users/1913249/items/49KSYPTU&quot;],&quot;uri&quot;:[&quot;http://zotero.org/users/1913249/items/49KSYPTU&quot;]},{&quot;suffix&quot;:&quot;&quot;,&quot;id&quot;:2576,&quot;prefix&quot;:&quot;&quot;,&quot;itemData&quot;:{&quot;type&quot;:&quot;article-journal&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ccessed&quot;:{&quot;date-parts&quot;:[[2018,7,18]]},&quot;DOI&quot;:&quot;10.1016/j.ijcci.2018.04.001&quot;,&quot;citation-key&quot;:&quot;kynigos_children_2018&quot;,&quot;issued&quot;:{&quot;date-parts&quot;:[[2018,4,21]]},&quot;ISSN&quot;:&quot;2212-8689&quot;,&quot;container-title&quot;:&quot;International Journal of Child-Computer Interaction&quot;,&quot;author&quot;:[{&quot;family&quot;:&quot;Kynigos&quot;,&quot;given&quot;:&quot;Chronis&quot;},{&quot;family&quot;:&quot;Yiannoutsou&quot;,&quot;given&quot;:&quot;Nikole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d&quot;:&quot;kynigos_children_2018&quot;},&quot;uris&quot;:[&quot;http://zotero.org/users/1913249/items/KLB4BDFL&quot;],&quot;uri&quot;:[&quot;http://zotero.org/users/1913249/items/KLB4BDFL&quot;]}],&quot;schema&quot;:&quot;https://github.com/citation-style-language/schema/raw/master/csl-citation.json&quot;,&quot;properties&quot;:{&quot;formattedCitation&quot;:&quot;[@kynigos_half-baked_2007; @kynigos_children_2018]&quot;,&quot;noteIndex&quot;:0}} RNDpxfujjcvkt"/>.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rimm"/>PRIMM<text:bookmark-end text:name="primm"/></text:h>
      <text:p text:style-name="First_20_paragraph">FIND MATERIAL IN OTHER BOOK CHAPTERS</text:p>
      <text:p text:style-name="Text_20_body"><text:span text:style-name="T2">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h text:style-name="Heading_20_3" text:outline-level="3"><text:bookmark-start text:name="semantic-profiles-and-waves"/>Semantic Profiles and Waves<text:bookmark-end text:name="semantic-profiles-and-waves"/></text:h>
      <text:p text:style-name="First_20_paragraph">Semantic profiles chart the use of more concrete (high semantic gravity) language and more abstract (high semantic density) concepts and patterns as they emerge in classroom situations <text:reference-mark-start text:name="ZOTERO_ITEM CSL_CITATION {&quot;citationID&quot;:&quot;ywvsqnqn&quot;,&quot;citationItems&quot;:[{&quot;suffix&quot;:&quot;&quot;,&quot;id&quot;:3624,&quot;prefix&quot;:&quot;&quot;,&quot;itemData&quot;:{&quot;page&quot;:&quot;50-63&quot;,&quot;title-short&quot;:&quot;Jointly constructing semantic waves&quot;,&quot;URL&quot;:&quot;http://www.sciencedirect.com/science/article/pii/S0898589812000708&quot;,&quot;container-title-short&quot;:&quot;Linguistics and Education&quot;,&quot;source&quot;:&quot;ScienceDirect&quot;,&quot;author&quot;:[{&quot;family&quot;:&quot;Macnaught&quot;,&quot;given&quot;:&quot;Lucy&quot;},{&quot;family&quot;:&quot;Maton&quot;,&quot;given&quot;:&quot;Karl&quot;},{&quot;family&quot;:&quot;Martin&quot;,&quot;given&quot;:&quot;J. R.&quot;},{&quot;family&quot;:&quot;Matruglio&quot;,&quot;given&quot;:&quot;Erika&quot;}],&quot;language&quot;:&quot;en&quot;,&quot;collection-title&quot;:&quot;Cumulative knowledge-building in secondary schooling&quot;,&quot;volume&quot;:&quot;24&quot;,&quot;type&quot;:&quot;article-journal&quot;,&quot;accessed&quot;:{&quot;date-parts&quot;:[[2020,10,22]]},&quot;issue&quot;:&quot;1&quot;,&quot;citation-key&quot;:&quot;macnaught_jointly_2013&quot;,&quot;title&quot;:&quot;Jointly constructing semantic waves: Implications for teacher training&quot;,&quot;issued&quot;:{&quot;date-parts&quot;:[[2013,4,1]]},&quot;container-title&quot;:&quot;Linguistics and Education&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DOI&quot;:&quot;10.1016/j.linged.2012.11.008&quot;,&quot;ISSN&quot;:&quot;0898-5898&quot;,&quot;id&quot;:&quot;macnaught_jointly_2013&quot;},&quot;uris&quot;:[&quot;http://zotero.org/users/1913249/items/8KA63FXV&quot;],&quot;uri&quot;:[&quot;http://zotero.org/users/1913249/items/8KA63FXV&quot;]}],&quot;schema&quot;:&quot;https://github.com/citation-style-language/schema/raw/master/csl-citation.json&quot;,&quot;properties&quot;:{&quot;formattedCitation&quot;:&quot;[@macnaught_jointly_2013]&quot;,&quot;noteIndex&quot;:0}} RNDpratpddfuv"/>&lt;Do Zotero Refresh: [@macnaught_jointly_2013]&gt;<text:reference-mark-end text:name="ZOTERO_ITEM CSL_CITATION {&quot;citationID&quot;:&quot;ywvsqnqn&quot;,&quot;citationItems&quot;:[{&quot;suffix&quot;:&quot;&quot;,&quot;id&quot;:3624,&quot;prefix&quot;:&quot;&quot;,&quot;itemData&quot;:{&quot;page&quot;:&quot;50-63&quot;,&quot;title-short&quot;:&quot;Jointly constructing semantic waves&quot;,&quot;URL&quot;:&quot;http://www.sciencedirect.com/science/article/pii/S0898589812000708&quot;,&quot;container-title-short&quot;:&quot;Linguistics and Education&quot;,&quot;source&quot;:&quot;ScienceDirect&quot;,&quot;author&quot;:[{&quot;family&quot;:&quot;Macnaught&quot;,&quot;given&quot;:&quot;Lucy&quot;},{&quot;family&quot;:&quot;Maton&quot;,&quot;given&quot;:&quot;Karl&quot;},{&quot;family&quot;:&quot;Martin&quot;,&quot;given&quot;:&quot;J. R.&quot;},{&quot;family&quot;:&quot;Matruglio&quot;,&quot;given&quot;:&quot;Erika&quot;}],&quot;language&quot;:&quot;en&quot;,&quot;collection-title&quot;:&quot;Cumulative knowledge-building in secondary schooling&quot;,&quot;volume&quot;:&quot;24&quot;,&quot;type&quot;:&quot;article-journal&quot;,&quot;accessed&quot;:{&quot;date-parts&quot;:[[2020,10,22]]},&quot;issue&quot;:&quot;1&quot;,&quot;citation-key&quot;:&quot;macnaught_jointly_2013&quot;,&quot;title&quot;:&quot;Jointly constructing semantic waves: Implications for teacher training&quot;,&quot;issued&quot;:{&quot;date-parts&quot;:[[2013,4,1]]},&quot;container-title&quot;:&quot;Linguistics and Education&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DOI&quot;:&quot;10.1016/j.linged.2012.11.008&quot;,&quot;ISSN&quot;:&quot;0898-5898&quot;,&quot;id&quot;:&quot;macnaught_jointly_2013&quot;},&quot;uris&quot;:[&quot;http://zotero.org/users/1913249/items/8KA63FXV&quot;],&quot;uri&quot;:[&quot;http://zotero.org/users/1913249/items/8KA63FXV&quot;]}],&quot;schema&quot;:&quot;https://github.com/citation-style-language/schema/raw/master/csl-citation.json&quot;,&quot;properties&quot;:{&quot;formattedCitation&quot;:&quot;[@macnaught_jointly_2013]&quot;,&quot;noteIndex&quot;:0}} RNDpratpddfuv"/>.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D&quot;:&quot;tericxcm&quot;,&quot;citationItems&quot;:[{&quot;suppress-author&quot;:true,&quot;suffix&quot;:&quot;&quot;,&quot;prefix&quot;:&quot;&quot;,&quot;id&quot;:3944,&quot;itemData&quot;:{&quot;page&quot;:&quot;1–10&quot;,&quot;event-place&quot;:&quot;New York, NY, USA&quot;,&quot;URL&quot;:&quot;https://doi.org/10.1145/3421590.3421606&quot;,&quot;source&quot;:&quot;ACM Digital Library&quot;,&quot;publisher&quot;:&quot;Association for Computing Machinery&quot;,&quot;ISBN&quot;:&quot;978-1-4503-8759-0&quot;,&quot;author&quot;:[{&quot;family&quot;:&quot;Curzon&quot;,&quot;given&quot;:&quot;Paul&quot;},{&quot;family&quot;:&quot;Waite&quot;,&quot;given&quot;:&quot;Jane&quot;},{&quot;family&quot;:&quot;Maton&quot;,&quot;given&quot;:&quot;Karl&quot;},{&quot;family&quot;:&quot;Donohue&quot;,&quot;given&quot;:&quot;James&quot;}],&quot;type&quot;:&quot;paper-conference&quot;,&quot;collection-title&quot;:&quot;WiPSCE '20&quot;,&quot;accessed&quot;:{&quot;date-parts&quot;:[[2022,1,23]]},&quot;DOI&quot;:&quot;10.1145/3421590.3421606&quot;,&quot;citation-key&quot;:&quot;curzon_using_2020&quot;,&quot;title&quot;:&quot;Using semantic waves to analyse the effectiveness of unplugged computing activities&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sued&quot;:{&quot;date-parts&quot;:[[2020,10,28]]},&quot;publisher-place&quot;:&quot;New York, NY, USA&quot;,&quot;id&quot;:&quot;curzon_using_2020&quot;},&quot;uri&quot;:[&quot;http://zotero.org/users/1913249/items/IHTMF2WC&quot;],&quot;uris&quot;:[&quot;http://zotero.org/users/1913249/items/IHTMF2WC&quot;]}],&quot;schema&quot;:&quot;https://github.com/citation-style-language/schema/raw/master/csl-citation.json&quot;,&quot;properties&quot;:{&quot;formattedCitation&quot;:&quot;[-@curzon_using_2020]&quot;,&quot;noteIndex&quot;:0}} RNDhfhryfnuyd"/>&lt;Do Zotero Refresh: [-@curzon_using_2020]&gt;<text:reference-mark-end text:name="ZOTERO_ITEM CSL_CITATION {&quot;citationID&quot;:&quot;tericxcm&quot;,&quot;citationItems&quot;:[{&quot;suppress-author&quot;:true,&quot;suffix&quot;:&quot;&quot;,&quot;prefix&quot;:&quot;&quot;,&quot;id&quot;:3944,&quot;itemData&quot;:{&quot;page&quot;:&quot;1–10&quot;,&quot;event-place&quot;:&quot;New York, NY, USA&quot;,&quot;URL&quot;:&quot;https://doi.org/10.1145/3421590.3421606&quot;,&quot;source&quot;:&quot;ACM Digital Library&quot;,&quot;publisher&quot;:&quot;Association for Computing Machinery&quot;,&quot;ISBN&quot;:&quot;978-1-4503-8759-0&quot;,&quot;author&quot;:[{&quot;family&quot;:&quot;Curzon&quot;,&quot;given&quot;:&quot;Paul&quot;},{&quot;family&quot;:&quot;Waite&quot;,&quot;given&quot;:&quot;Jane&quot;},{&quot;family&quot;:&quot;Maton&quot;,&quot;given&quot;:&quot;Karl&quot;},{&quot;family&quot;:&quot;Donohue&quot;,&quot;given&quot;:&quot;James&quot;}],&quot;type&quot;:&quot;paper-conference&quot;,&quot;collection-title&quot;:&quot;WiPSCE '20&quot;,&quot;accessed&quot;:{&quot;date-parts&quot;:[[2022,1,23]]},&quot;DOI&quot;:&quot;10.1145/3421590.3421606&quot;,&quot;citation-key&quot;:&quot;curzon_using_2020&quot;,&quot;title&quot;:&quot;Using semantic waves to analyse the effectiveness of unplugged computing activities&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sued&quot;:{&quot;date-parts&quot;:[[2020,10,28]]},&quot;publisher-place&quot;:&quot;New York, NY, USA&quot;,&quot;id&quot;:&quot;curzon_using_2020&quot;},&quot;uri&quot;:[&quot;http://zotero.org/users/1913249/items/IHTMF2WC&quot;],&quot;uris&quot;:[&quot;http://zotero.org/users/1913249/items/IHTMF2WC&quot;]}],&quot;schema&quot;:&quot;https://github.com/citation-style-language/schema/raw/master/csl-citation.json&quot;,&quot;properties&quot;:{&quot;formattedCitation&quot;:&quot;[-@curzon_using_2020]&quot;,&quot;noteIndex&quot;:0}} RNDhfhryfnuyd"/>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1">semantic waves</text:span></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2">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citationID&quot;:&quot;hoqwgrqv&quot;,&quot;citationItems&quot;:[{&quot;suffix&quot;:&quot;&quot;,&quot;id&quot;:8773,&quot;prefix&quot;:&quot;&quot;,&quot;itemData&quot;:{&quot;page&quot;:&quot;16-21&quot;,&quot;URL&quot;:&quot;https://dl.acm.org/doi/10.1145/1113378.1113381&quot;,&quot;container-title-short&quot;:&quot;SIGITE Newsl.&quot;,&quot;source&quot;:&quot;DOI.org (Crossref)&quot;,&quot;author&quot;:[{&quot;family&quot;:&quot;Preston&quot;,&quot;given&quot;:&quot;David&quot;}],&quot;type&quot;:&quot;article-journal&quot;,&quot;volume&quot;:&quot;3&quot;,&quot;language&quot;:&quot;en&quot;,&quot;accessed&quot;:{&quot;date-parts&quot;:[[2023,6,15]]},&quot;issue&quot;:&quot;1&quot;,&quot;citation-key&quot;:&quot;preston_using_2006&quot;,&quot;title&quot;:&quot;Using collaborative learning research to enhance pair programming pedagogy&quot;,&quot;issued&quot;:{&quot;date-parts&quot;:[[2006,1]]},&quot;id&quot;:&quot;preston_using_2006&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DOI&quot;:&quot;10.1145/1113378.1113381&quot;,&quot;ISSN&quot;:&quot;2166-1685, 1550-1469&quot;,&quot;container-title&quot;:&quot;ACM SIGITE Newsletter&quot;},&quot;uris&quot;:[&quot;http://zotero.org/users/1913249/items/US4XDX97&quot;],&quot;uri&quot;:[&quot;http://zotero.org/users/1913249/items/US4XDX97&quot;]}],&quot;schema&quot;:&quot;https://github.com/citation-style-language/schema/raw/master/csl-citation.json&quot;,&quot;properties&quot;:{&quot;formattedCitation&quot;:&quot;[@preston_using_2006]&quot;,&quot;noteIndex&quot;:0}} RNDvuapqtuhbw"/>&lt;Do Zotero Refresh: [@preston_using_2006]&gt;<text:reference-mark-end text:name="ZOTERO_ITEM CSL_CITATION {&quot;citationID&quot;:&quot;hoqwgrqv&quot;,&quot;citationItems&quot;:[{&quot;suffix&quot;:&quot;&quot;,&quot;id&quot;:8773,&quot;prefix&quot;:&quot;&quot;,&quot;itemData&quot;:{&quot;page&quot;:&quot;16-21&quot;,&quot;URL&quot;:&quot;https://dl.acm.org/doi/10.1145/1113378.1113381&quot;,&quot;container-title-short&quot;:&quot;SIGITE Newsl.&quot;,&quot;source&quot;:&quot;DOI.org (Crossref)&quot;,&quot;author&quot;:[{&quot;family&quot;:&quot;Preston&quot;,&quot;given&quot;:&quot;David&quot;}],&quot;type&quot;:&quot;article-journal&quot;,&quot;volume&quot;:&quot;3&quot;,&quot;language&quot;:&quot;en&quot;,&quot;accessed&quot;:{&quot;date-parts&quot;:[[2023,6,15]]},&quot;issue&quot;:&quot;1&quot;,&quot;citation-key&quot;:&quot;preston_using_2006&quot;,&quot;title&quot;:&quot;Using collaborative learning research to enhance pair programming pedagogy&quot;,&quot;issued&quot;:{&quot;date-parts&quot;:[[2006,1]]},&quot;id&quot;:&quot;preston_using_2006&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DOI&quot;:&quot;10.1145/1113378.1113381&quot;,&quot;ISSN&quot;:&quot;2166-1685, 1550-1469&quot;,&quot;container-title&quot;:&quot;ACM SIGITE Newsletter&quot;},&quot;uris&quot;:[&quot;http://zotero.org/users/1913249/items/US4XDX97&quot;],&quot;uri&quot;:[&quot;http://zotero.org/users/1913249/items/US4XDX97&quot;]}],&quot;schema&quot;:&quot;https://github.com/citation-style-language/schema/raw/master/csl-citation.json&quot;,&quot;properties&quot;:{&quot;formattedCitation&quot;:&quot;[@preston_using_2006]&quot;,&quot;noteIndex&quot;:0}} RNDvuapqtuhbw"/> -</text:p>
      <text:p text:style-name="Text_20_body"><text:span text:style-name="T2">Concepts</text:span> - perhaps some of the underlying concepts like - joint problem spaces - resource interdependence from Preston</text:p>
      <text:h text:style-name="Heading_20_3" text:outline-level="3"><text:bookmark-start text:name="project-based-learning-pbl"/>Project based learning PBL<text:bookmark-end text:name="project-based-learning-pbl"/></text:h>
      <text:p text:style-name="First_20_paragraph">NOTE - This spans k12 and more informal / community environments - thus I’m not sure where to place it at the moment - Lit review needs reworking.</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0">
        <text:list-item>
          <text:p text:style-name="P31">Student choice</text:p>
        </text:list-item>
      </text:list>
      <text:p text:style-name="First_20_paragraph"><text:span text:style-name="T2">Cautionary note</text:span> While the above claims are widely supported, the wide nature of the definition complicates any broad claims of replicability.</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citationID&quot;:&quot;eejljqci&quot;,&quot;citationItems&quot;:[{&quot;suffix&quot;:&quot;&quot;,&quot;id&quot;:332,&quot;prefix&quot;:&quot;&quot;,&quot;itemData&quot;:{&quot;type&quot;:&quot;article-journal&quot;,&quot;URL&quot;:&quot;https://journals.aau.dk/index.php/pbl/article/view/1206&quot;,&quot;accessed&quot;:{&quot;date-parts&quot;:[[2016,11,27]]},&quot;issue&quot;:&quot;2&quot;,&quot;issued&quot;:{&quot;date-parts&quot;:[[2015]]},&quot;volume&quot;:&quot;3&quot;,&quot;title&quot;:&quot;The Aalborg University PO-PBL Model from a Socio-cultural Learning Perspective&quot;,&quot;container-title&quot;:&quot;Journal of Problem Based Learning in Higher Education&quot;,&quot;author&quot;:[{&quot;family&quot;:&quot;Hernandez&quot;,&quot;given&quot;:&quot;Carola&quot;},{&quot;family&quot;:&quot;Ravn&quot;,&quot;given&quot;:&quot;Ole&quot;},{&quot;family&quot;:&quot;Valero&quot;,&quot;given&quot;:&quot;Paola&quot;}],&quot;citation-key&quot;:&quot;hernandez_aalborg_2015&quot;,&quot;source&quot;:&quot;Google Scholar&quot;,&quot;id&quot;:&quot;hernandez_aalborg_2015&quot;},&quot;uris&quot;:[&quot;http://zotero.org/users/1913249/items/GUME4KHQ&quot;],&quot;uri&quot;:[&quot;http://zotero.org/users/1913249/items/GUME4KHQ&quot;]}],&quot;schema&quot;:&quot;https://github.com/citation-style-language/schema/raw/master/csl-citation.json&quot;,&quot;properties&quot;:{&quot;formattedCitation&quot;:&quot;[@hernandez_aalborg_2015]&quot;,&quot;noteIndex&quot;:0}} RNDwpcutkjkhp"/>&lt;Do Zotero Refresh: [@hernandez_aalborg_2015]&gt;<text:reference-mark-end text:name="ZOTERO_ITEM CSL_CITATION {&quot;citationID&quot;:&quot;eejljqci&quot;,&quot;citationItems&quot;:[{&quot;suffix&quot;:&quot;&quot;,&quot;id&quot;:332,&quot;prefix&quot;:&quot;&quot;,&quot;itemData&quot;:{&quot;type&quot;:&quot;article-journal&quot;,&quot;URL&quot;:&quot;https://journals.aau.dk/index.php/pbl/article/view/1206&quot;,&quot;accessed&quot;:{&quot;date-parts&quot;:[[2016,11,27]]},&quot;issue&quot;:&quot;2&quot;,&quot;issued&quot;:{&quot;date-parts&quot;:[[2015]]},&quot;volume&quot;:&quot;3&quot;,&quot;title&quot;:&quot;The Aalborg University PO-PBL Model from a Socio-cultural Learning Perspective&quot;,&quot;container-title&quot;:&quot;Journal of Problem Based Learning in Higher Education&quot;,&quot;author&quot;:[{&quot;family&quot;:&quot;Hernandez&quot;,&quot;given&quot;:&quot;Carola&quot;},{&quot;family&quot;:&quot;Ravn&quot;,&quot;given&quot;:&quot;Ole&quot;},{&quot;family&quot;:&quot;Valero&quot;,&quot;given&quot;:&quot;Paola&quot;}],&quot;citation-key&quot;:&quot;hernandez_aalborg_2015&quot;,&quot;source&quot;:&quot;Google Scholar&quot;,&quot;id&quot;:&quot;hernandez_aalborg_2015&quot;},&quot;uris&quot;:[&quot;http://zotero.org/users/1913249/items/GUME4KHQ&quot;],&quot;uri&quot;:[&quot;http://zotero.org/users/1913249/items/GUME4KHQ&quot;]}],&quot;schema&quot;:&quot;https://github.com/citation-style-language/schema/raw/master/csl-citation.json&quot;,&quot;properties&quot;:{&quot;formattedCitation&quot;:&quot;[@hernandez_aalborg_2015]&quot;,&quot;noteIndex&quot;:0}} RNDwpcutkjkhp"/></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text:p>
      <text:h text:style-name="Heading_20_4" text:outline-level="4"><text:bookmark-start text:name="pbl-and-authenticity"/>PBL and Authenticity<text:bookmark-end text:name="pbl-and-authenticity"/></text:h>
      <text:p text:style-name="First_20_paragraph">The goal of authenticity of expression, assessment and the motivation of a real audience aligns PBL with the kind of learning that happens when people take part in work-place or other authentic activities .</text:p>
      <text:p text:style-name="Text_20_body">The next section deals with pedagogical approaches that are rooted in professional or non-educational settings.</text:p>
      <text:h text:style-name="Heading_20_2" text:outline-level="2"><text:bookmark-start text:name="pedagogical-resources-in-the-form-of-professional-practices-and-frameworks"/>Pedagogical resources in the form of professional practices and frameworks<text:bookmark-end text:name="pedagogical-resources-in-the-form-of-professional-practices-and-frameworks"/></text:h>
      <text:p text:style-name="First_20_paragraph">These professional practices and framework are both informed by research and in common use in professional communities.</text:p>
      <text:p text:style-name="Text_20_body">Where there is overlap between domains this is explored in each section.</text:p>
      <text:h text:style-name="Heading_20_3" text:outline-level="3"><text:bookmark-start text:name="design-steps-frameworks-via-stages"/>Design steps frameworks via stages<text:bookmark-end text:name="design-steps-frameworks-via-stages"/></text:h>
      <text:p text:style-name="First_20_paragraph">Many design frameworks exist in diverse areas of production with varied degrees of adoption. One stream in CS stems from engineering and design thinking <text:reference-mark-start text:name="ZOTERO_ITEM CSL_CITATION {&quot;citationID&quot;:&quot;bxlwrlmh&quot;,&quot;citationItems&quot;:[{&quot;suffix&quot;:&quot;&quot;,&quot;id&quot;:270,&quot;prefix&quot;:&quot;&quot;,&quot;itemData&quot;:{&quot;page&quot;:&quot;253-268&quot;,&quot;event-place&quot;:&quot;New York, NY&quot;,&quot;title-short&quot;:&quot;Imagining, Creating, Playing, Sharing, Reflecting&quot;,&quot;URL&quot;:&quot;http://link.springer.com/10.1007/978-1-4614-4696-5_17&quot;,&quot;source&quot;:&quot;Crossref&quot;,&quot;publisher&quot;:&quot;Springer New York&quot;,&quot;ISBN&quot;:&quot;978-1-4614-4695-8 978-1-4614-4696-5&quot;,&quot;author&quot;:[{&quot;family&quot;:&quot;Brennan&quot;,&quot;given&quot;:&quot;Karen&quot;},{&quot;family&quot;:&quot;Resnick&quot;,&quot;given&quot;:&quot;Mitchel&quot;}],&quot;editor&quot;:[{&quot;family&quot;:&quot;Mouza&quot;,&quot;given&quot;:&quot;Chrystalla&quot;},{&quot;family&quot;:&quot;Lavigne&quot;,&quot;given&quot;:&quot;Nancy&quot;}],&quot;language&quot;:&quot;en&quot;,&quot;accessed&quot;:{&quot;date-parts&quot;:[[2018,4,22]]},&quot;DOI&quot;:&quot;10.1007/978-1-4614-4696-5_17&quot;,&quot;issued&quot;:{&quot;date-parts&quot;:[[2013]]},&quot;type&quot;:&quot;chapter&quot;,&quot;container-title&quot;:&quot;Emerging Technologies for the Classroom&quot;,&quot;title&quot;:&quot;Imagining, Creating, Playing, Sharing, Reflecting: How Online Community Supports Young People as Designers of Interactive Media&quot;,&quot;citation-key&quot;:&quot;mouza_imagining_2013&quot;,&quot;publisher-place&quot;:&quot;New York, NY&quot;,&quot;id&quot;:&quot;mouza_imagining_2013&quot;},&quot;uris&quot;:[&quot;http://zotero.org/users/1913249/items/BYSB7AMS&quot;],&quot;uri&quot;:[&quot;http://zotero.org/users/1913249/items/BYSB7AMS&quot;]},{&quot;suffix&quot;:&quot;&quot;,&quot;id&quot;:1624,&quot;prefix&quot;:&quot;&quot;,&quot;itemData&quot;:{&quot;type&quot;:&quot;paper-conference&quot;,&quot;page&quot;:&quot;1–6&quot;,&quot;URL&quot;:&quot;http://dl.acm.org/citation.cfm?id=1254961&quot;,&quot;accessed&quot;:{&quot;date-parts&quot;:[[2017,3,14]]},&quot;source&quot;:&quot;Google Scholar&quot;,&quot;issued&quot;:{&quot;date-parts&quot;:[[2007]]},&quot;publisher&quot;:&quot;ACM&quot;,&quot;container-title&quot;:&quot;Proceedings of the 6th ACM SIGCHI conference on Creativity &amp; cognition&quot;,&quot;author&quot;:[{&quot;family&quot;:&quot;Resnick&quot;,&quot;given&quot;:&quot;Mitchel&quot;}],&quot;title&quot;:&quot;All I really need to know (about creative thinking) I learned (by studying how children learn) in kindergarten&quot;,&quot;citation-key&quot;:&quot;resnick_all_2007&quot;,&quot;id&quot;:&quot;resnick_all_2007&quot;},&quot;uris&quot;:[&quot;http://zotero.org/users/1913249/items/7KQUK5RV&quot;],&quot;uri&quot;:[&quot;http://zotero.org/users/1913249/items/7KQUK5RV&quot;]},{&quot;suffix&quot;:&quot;&quot;,&quot;id&quot;:8765,&quot;prefix&quot;:&quot;&quot;,&quot;itemData&quot;:{&quot;page&quot;:&quot;1345-1360&quot;,&quot;title-short&quot;:&quot;The steps of the Engineering Design Process (EDP) in science education&quot;,&quot;URL&quot;:&quot;http://dergipark.org.tr/en/doi/10.17478/jegys.766201&quot;,&quot;ISSN&quot;:&quot;2149-360X&quot;,&quot;source&quot;:&quot;DOI.org (Crossref)&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ype&quot;:&quot;article-journal&quot;,&quot;volume&quot;:&quot;8&quot;,&quot;accessed&quot;:{&quot;date-parts&quot;:[[2023,6,14]]},&quot;issue&quot;:&quot;4&quot;,&quot;issued&quot;:{&quot;date-parts&quot;:[[2020,12,15]]},&quot;language&quot;:&quot;en&quot;,&quot;title&quot;:&quot;The steps of the Engineering Design Process (EDP) in science education: A systematic literature review&quot;,&quot;id&quot;:&quot;winarno_steps_20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DOI&quot;:&quot;10.17478/jegys.766201&quot;,&quot;citation-key&quot;:&quot;winarno_steps_2020-1&quot;,&quot;container-title&quot;:&quot;Journal for the Education of Gifted Young Scientists&quot;},&quot;uris&quot;:[&quot;http://zotero.org/users/1913249/items/S78ZPG6I&quot;],&quot;uri&quot;:[&quot;http://zotero.org/users/1913249/items/S78ZPG6I&quot;]}],&quot;schema&quot;:&quot;https://github.com/citation-style-language/schema/raw/master/csl-citation.json&quot;,&quot;properties&quot;:{&quot;formattedCitation&quot;:&quot;[@mouza_imagining_2013; @resnick_all_2007; @winarno_steps_2020-1]&quot;,&quot;noteIndex&quot;:0}} RNDfgohdtmmfw"/>&lt;Do Zotero Refresh: [@mouza_imagining_2013; @resnick_all_2007; @winarno_steps_2020-1]&gt;<text:reference-mark-end text:name="ZOTERO_ITEM CSL_CITATION {&quot;citationID&quot;:&quot;bxlwrlmh&quot;,&quot;citationItems&quot;:[{&quot;suffix&quot;:&quot;&quot;,&quot;id&quot;:270,&quot;prefix&quot;:&quot;&quot;,&quot;itemData&quot;:{&quot;page&quot;:&quot;253-268&quot;,&quot;event-place&quot;:&quot;New York, NY&quot;,&quot;title-short&quot;:&quot;Imagining, Creating, Playing, Sharing, Reflecting&quot;,&quot;URL&quot;:&quot;http://link.springer.com/10.1007/978-1-4614-4696-5_17&quot;,&quot;source&quot;:&quot;Crossref&quot;,&quot;publisher&quot;:&quot;Springer New York&quot;,&quot;ISBN&quot;:&quot;978-1-4614-4695-8 978-1-4614-4696-5&quot;,&quot;author&quot;:[{&quot;family&quot;:&quot;Brennan&quot;,&quot;given&quot;:&quot;Karen&quot;},{&quot;family&quot;:&quot;Resnick&quot;,&quot;given&quot;:&quot;Mitchel&quot;}],&quot;editor&quot;:[{&quot;family&quot;:&quot;Mouza&quot;,&quot;given&quot;:&quot;Chrystalla&quot;},{&quot;family&quot;:&quot;Lavigne&quot;,&quot;given&quot;:&quot;Nancy&quot;}],&quot;language&quot;:&quot;en&quot;,&quot;accessed&quot;:{&quot;date-parts&quot;:[[2018,4,22]]},&quot;DOI&quot;:&quot;10.1007/978-1-4614-4696-5_17&quot;,&quot;issued&quot;:{&quot;date-parts&quot;:[[2013]]},&quot;type&quot;:&quot;chapter&quot;,&quot;container-title&quot;:&quot;Emerging Technologies for the Classroom&quot;,&quot;title&quot;:&quot;Imagining, Creating, Playing, Sharing, Reflecting: How Online Community Supports Young People as Designers of Interactive Media&quot;,&quot;citation-key&quot;:&quot;mouza_imagining_2013&quot;,&quot;publisher-place&quot;:&quot;New York, NY&quot;,&quot;id&quot;:&quot;mouza_imagining_2013&quot;},&quot;uris&quot;:[&quot;http://zotero.org/users/1913249/items/BYSB7AMS&quot;],&quot;uri&quot;:[&quot;http://zotero.org/users/1913249/items/BYSB7AMS&quot;]},{&quot;suffix&quot;:&quot;&quot;,&quot;id&quot;:1624,&quot;prefix&quot;:&quot;&quot;,&quot;itemData&quot;:{&quot;type&quot;:&quot;paper-conference&quot;,&quot;page&quot;:&quot;1–6&quot;,&quot;URL&quot;:&quot;http://dl.acm.org/citation.cfm?id=1254961&quot;,&quot;accessed&quot;:{&quot;date-parts&quot;:[[2017,3,14]]},&quot;source&quot;:&quot;Google Scholar&quot;,&quot;issued&quot;:{&quot;date-parts&quot;:[[2007]]},&quot;publisher&quot;:&quot;ACM&quot;,&quot;container-title&quot;:&quot;Proceedings of the 6th ACM SIGCHI conference on Creativity &amp; cognition&quot;,&quot;author&quot;:[{&quot;family&quot;:&quot;Resnick&quot;,&quot;given&quot;:&quot;Mitchel&quot;}],&quot;title&quot;:&quot;All I really need to know (about creative thinking) I learned (by studying how children learn) in kindergarten&quot;,&quot;citation-key&quot;:&quot;resnick_all_2007&quot;,&quot;id&quot;:&quot;resnick_all_2007&quot;},&quot;uris&quot;:[&quot;http://zotero.org/users/1913249/items/7KQUK5RV&quot;],&quot;uri&quot;:[&quot;http://zotero.org/users/1913249/items/7KQUK5RV&quot;]},{&quot;suffix&quot;:&quot;&quot;,&quot;id&quot;:8765,&quot;prefix&quot;:&quot;&quot;,&quot;itemData&quot;:{&quot;page&quot;:&quot;1345-1360&quot;,&quot;title-short&quot;:&quot;The steps of the Engineering Design Process (EDP) in science education&quot;,&quot;URL&quot;:&quot;http://dergipark.org.tr/en/doi/10.17478/jegys.766201&quot;,&quot;ISSN&quot;:&quot;2149-360X&quot;,&quot;source&quot;:&quot;DOI.org (Crossref)&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ype&quot;:&quot;article-journal&quot;,&quot;volume&quot;:&quot;8&quot;,&quot;accessed&quot;:{&quot;date-parts&quot;:[[2023,6,14]]},&quot;issue&quot;:&quot;4&quot;,&quot;issued&quot;:{&quot;date-parts&quot;:[[2020,12,15]]},&quot;language&quot;:&quot;en&quot;,&quot;title&quot;:&quot;The steps of the Engineering Design Process (EDP) in science education: A systematic literature review&quot;,&quot;id&quot;:&quot;winarno_steps_20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DOI&quot;:&quot;10.17478/jegys.766201&quot;,&quot;citation-key&quot;:&quot;winarno_steps_2020-1&quot;,&quot;container-title&quot;:&quot;Journal for the Education of Gifted Young Scientists&quot;},&quot;uris&quot;:[&quot;http://zotero.org/users/1913249/items/S78ZPG6I&quot;],&quot;uri&quot;:[&quot;http://zotero.org/users/1913249/items/S78ZPG6I&quot;]}],&quot;schema&quot;:&quot;https://github.com/citation-style-language/schema/raw/master/csl-citation.json&quot;,&quot;properties&quot;:{&quot;formattedCitation&quot;:&quot;[@mouza_imagining_2013; @resnick_all_2007; @winarno_steps_2020-1]&quot;,&quot;noteIndex&quot;:0}} RNDfgohdtmmfw"/>.</text:p>
      <text:p text:style-name="Text_20_body">A typical framework from teach engineering website (<text:span text:style-name="T2">noauthor_engineering_nodate?</text:span>), takes the form of Ask: Identify the Need &amp; Constraints; Research the Problem; Imagine: Develop Possible Solutions; Plan: Select a Promising Solution; Create: Build a Prototype; Test and Evaluate Prototype; and Improve: Redesign as Needed</text:p>
      <text:p text:style-name="Text_20_body">This has been adapted by computing educators elements of are included in early literature to help adoption of new computing curriculum in UK <text:reference-mark-start text:name="ZOTERO_ITEM CSL_CITATION {&quot;citationID&quot;:&quot;rebyucwf&quot;,&quot;citationItems&quot;:[{&quot;suffix&quot;:&quot;&quot;,&quot;id&quot;:3915,&quot;prefix&quot;:&quot;&quot;,&quot;itemData&quot;:{&quot;citation-key&quot;:&quot;csizmadia_computational_2015&quot;,&quot;id&quot;:&quot;csizmadia_computational_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ype&quot;:&quot;report&quot;,&quot;issued&quot;:{&quot;date-parts&quot;:[[2015]]},&quot;title&quot;:&quot;Computational thinking - A guide for teachers&quot;},&quot;uris&quot;:[&quot;http://zotero.org/users/1913249/items/KAAAUYZ8&quot;],&quot;uri&quot;:[&quot;http://zotero.org/users/1913249/items/KAAAUYZ8&quot;]}],&quot;schema&quot;:&quot;https://github.com/citation-style-language/schema/raw/master/csl-citation.json&quot;,&quot;properties&quot;:{&quot;formattedCitation&quot;:&quot;[@csizmadia_computational_2015]&quot;,&quot;noteIndex&quot;:0}} RNDznrmvxskfv"/>&lt;Do Zotero Refresh: [@csizmadia_computational_2015]&gt;<text:reference-mark-end text:name="ZOTERO_ITEM CSL_CITATION {&quot;citationID&quot;:&quot;rebyucwf&quot;,&quot;citationItems&quot;:[{&quot;suffix&quot;:&quot;&quot;,&quot;id&quot;:3915,&quot;prefix&quot;:&quot;&quot;,&quot;itemData&quot;:{&quot;citation-key&quot;:&quot;csizmadia_computational_2015&quot;,&quot;id&quot;:&quot;csizmadia_computational_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ype&quot;:&quot;report&quot;,&quot;issued&quot;:{&quot;date-parts&quot;:[[2015]]},&quot;title&quot;:&quot;Computational thinking - A guide for teachers&quot;},&quot;uris&quot;:[&quot;http://zotero.org/users/1913249/items/KAAAUYZ8&quot;],&quot;uri&quot;:[&quot;http://zotero.org/users/1913249/items/KAAAUYZ8&quot;]}],&quot;schema&quot;:&quot;https://github.com/citation-style-language/schema/raw/master/csl-citation.json&quot;,&quot;properties&quot;:{&quot;formattedCitation&quot;:&quot;[@csizmadia_computational_2015]&quot;,&quot;noteIndex&quot;:0}} RNDznrmvxskfv"/>.</text:p>
      <text:p text:style-name="Text_20_body">Michel Resnick, a researcher involved in the Scratch project at MIT illustrates an approach to design-based education through a creative cycle. The five circular stages are; Imagine, Create, Play, Share, Reflect and returning to Imagine once more. The model encourages both parents and teachers to create a supportive environment for creativity.</text:p>
      <text:p text:style-name="Text_20_body"><text:span text:style-name="T1">creative spiral image</text:span></text:p>
      <text:p text:style-name="Text_20_body">Figure 8.1. Diagram of five circular stages; Imagine - Create - Play - Share - Reflect - Imagine</text:p>
      <text:p text:style-name="Text_20_body">There is less clarity about if and how the stages could be used by learners to scaffold their design process.<text:line-break/>(critique of this in terms of writing structures stages at primary )</text:p>
      <text:h text:style-name="Heading_20_4" text:outline-level="4"><text:bookmark-start text:name="broad-design-based-approaches"/>Broad design based approaches<text:bookmark-end text:name="broad-design-based-approaches"/></text:h>
      <text:p text:style-name="First_20_paragraph">Resnick <text:reference-mark-start text:name="ZOTERO_ITEM CSL_CITATION {&quot;citationID&quot;:&quot;erijnlqs&quot;,&quot;citationItems&quot;:[{&quot;suppress-author&quot;:true,&quot;suffix&quot;:&quot;&quot;,&quot;prefix&quot;:&quot;&quot;,&quot;id&quot;:3961,&quot;itemData&quot;:{&quot;type&quot;:&quot;report&quot;,&quot;URL&quot;:&quot;https://web.media.mit.edu/~mres/proposals/NSF-ScratchEd.pdf&quot;,&quot;accessed&quot;:{&quot;date-parts&quot;:[[2021,7,30]]},&quot;title&quot;:&quot;ScratchEd: Working with teachers to develop design-based  approaches to the cultivation of computational thinking&quot;,&quot;issued&quot;:{&quot;date-parts&quot;:[[2012]]},&quot;publisher&quot;:&quot;MIT&quot;,&quot;id&quot;:&quot;resnick_scratched_2012&quot;,&quot;author&quot;:[{&quot;family&quot;:&quot;Resnick&quot;,&quot;given&quot;:&quot;Mitchel&quot;}],&quot;citation-key&quot;:&quot;resnick_scratched_2012&quot;},&quot;uri&quot;:[&quot;http://zotero.org/users/1913249/items/4VXD9NUT&quot;],&quot;uris&quot;:[&quot;http://zotero.org/users/1913249/items/4VXD9NUT&quot;]}],&quot;schema&quot;:&quot;https://github.com/citation-style-language/schema/raw/master/csl-citation.json&quot;,&quot;properties&quot;:{&quot;formattedCitation&quot;:&quot;[-@resnick_scratched_2012]&quot;,&quot;noteIndex&quot;:0}} RNDloageslgqf"/>&lt;Do Zotero Refresh: [-@resnick_scratched_2012]&gt;<text:reference-mark-end text:name="ZOTERO_ITEM CSL_CITATION {&quot;citationID&quot;:&quot;erijnlqs&quot;,&quot;citationItems&quot;:[{&quot;suppress-author&quot;:true,&quot;suffix&quot;:&quot;&quot;,&quot;prefix&quot;:&quot;&quot;,&quot;id&quot;:3961,&quot;itemData&quot;:{&quot;type&quot;:&quot;report&quot;,&quot;URL&quot;:&quot;https://web.media.mit.edu/~mres/proposals/NSF-ScratchEd.pdf&quot;,&quot;accessed&quot;:{&quot;date-parts&quot;:[[2021,7,30]]},&quot;title&quot;:&quot;ScratchEd: Working with teachers to develop design-based  approaches to the cultivation of computational thinking&quot;,&quot;issued&quot;:{&quot;date-parts&quot;:[[2012]]},&quot;publisher&quot;:&quot;MIT&quot;,&quot;id&quot;:&quot;resnick_scratched_2012&quot;,&quot;author&quot;:[{&quot;family&quot;:&quot;Resnick&quot;,&quot;given&quot;:&quot;Mitchel&quot;}],&quot;citation-key&quot;:&quot;resnick_scratched_2012&quot;},&quot;uri&quot;:[&quot;http://zotero.org/users/1913249/items/4VXD9NUT&quot;],&quot;uris&quot;:[&quot;http://zotero.org/users/1913249/items/4VXD9NUT&quot;]}],&quot;schema&quot;:&quot;https://github.com/citation-style-language/schema/raw/master/csl-citation.json&quot;,&quot;properties&quot;:{&quot;formattedCitation&quot;:&quot;[-@resnick_scratched_2012]&quot;,&quot;noteIndex&quot;:0}} RNDloageslgqf"/>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h text:style-name="Heading_20_3" text:outline-level="3"><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citationID&quot;:&quot;jnlibcvw&quot;,&quot;citationItems&quot;:[{&quot;suffix&quot;:&quot;&quot;,&quot;id&quot;:8683,&quot;prefix&quot;:&quot;&quot;,&quot;itemData&quot;:{&quot;type&quot;:&quot;paper-conference&quot;,&quot;page&quot;:&quot;1–16&quot;,&quot;title&quot;:&quot;The conceptual relationship model: understanding patterns and mechanics in game design&quot;,&quot;issued&quot;:{&quot;date-parts&quot;:[[2014]]},&quot;publisher&quot;:&quot;DiGRA&quot;,&quot;container-title&quot;:&quot;Digital games research association (DiGRA), snowbird, utah, USA (2014)&quot;,&quot;author&quot;:[{&quot;family&quot;:&quot;Olsson&quot;,&quot;given&quot;:&quot;Carl Magnus&quot;},{&quot;family&quot;:&quot;Björk&quot;,&quot;given&quot;:&quot;Staffan&quot;},{&quot;family&quot;:&quot;Dahlskog&quot;,&quot;given&quot;:&quot;Steve&quot;}],&quot;citation-key&quot;:&quot;olsson2014conceptual&quot;,&quot;id&quot;:&quot;olsson2014conceptual&quot;},&quot;uris&quot;:[&quot;http://zotero.org/users/1913249/items/CCN7UC6X&quot;],&quot;uri&quot;:[&quot;http://zotero.org/users/1913249/items/CCN7UC6X&quot;]}],&quot;schema&quot;:&quot;https://github.com/citation-style-language/schema/raw/master/csl-citation.json&quot;,&quot;properties&quot;:{&quot;formattedCitation&quot;:&quot;[@olsson2014conceptual]&quot;,&quot;noteIndex&quot;:0}} RNDznhejlwruk"/>&lt;Do Zotero Refresh: [@olsson2014conceptual]&gt;<text:reference-mark-end text:name="ZOTERO_ITEM CSL_CITATION {&quot;citationID&quot;:&quot;jnlibcvw&quot;,&quot;citationItems&quot;:[{&quot;suffix&quot;:&quot;&quot;,&quot;id&quot;:8683,&quot;prefix&quot;:&quot;&quot;,&quot;itemData&quot;:{&quot;type&quot;:&quot;paper-conference&quot;,&quot;page&quot;:&quot;1–16&quot;,&quot;title&quot;:&quot;The conceptual relationship model: understanding patterns and mechanics in game design&quot;,&quot;issued&quot;:{&quot;date-parts&quot;:[[2014]]},&quot;publisher&quot;:&quot;DiGRA&quot;,&quot;container-title&quot;:&quot;Digital games research association (DiGRA), snowbird, utah, USA (2014)&quot;,&quot;author&quot;:[{&quot;family&quot;:&quot;Olsson&quot;,&quot;given&quot;:&quot;Carl Magnus&quot;},{&quot;family&quot;:&quot;Björk&quot;,&quot;given&quot;:&quot;Staffan&quot;},{&quot;family&quot;:&quot;Dahlskog&quot;,&quot;given&quot;:&quot;Steve&quot;}],&quot;citation-key&quot;:&quot;olsson2014conceptual&quot;,&quot;id&quot;:&quot;olsson2014conceptual&quot;},&quot;uris&quot;:[&quot;http://zotero.org/users/1913249/items/CCN7UC6X&quot;],&quot;uri&quot;:[&quot;http://zotero.org/users/1913249/items/CCN7UC6X&quot;]}],&quot;schema&quot;:&quot;https://github.com/citation-style-language/schema/raw/master/csl-citation.json&quot;,&quot;properties&quot;:{&quot;formattedCitation&quot;:&quot;[@olsson2014conceptual]&quot;,&quot;noteIndex&quot;:0}} RNDznhejlwruk"/>.</text:p>
      <text:p text:style-name="Text_20_body">The common element is the utility of the concepts to designers. Although the process of formalising such patterns and mechanics is also noted. The levels of abstraction of</text:p>
      <text:h text:style-name="Heading_20_3" text:outline-level="3"><text:bookmark-start text:name="design-patterns-and-game-design-patterns-in-professional-context"/>Design Patterns and Game Design Patterns in professional context<text:bookmark-end text:name="design-patterns-and-game-design-patterns-in-professional-context"/></text:h>
      <text:p text:style-name="First_20_paragraph">NOTE - I think there is material to copy and paste here.</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D&quot;:&quot;dlcpzcwe&quot;,&quot;citationItems&quot;:[{&quot;suffix&quot;:&quot;&quot;,&quot;id&quot;:3100,&quot;prefix&quot;:&quot;&quot;,&quot;itemData&quot;:{&quot;citation-key&quot;:&quot;gamma_design_1995&quot;,&quot;publisher&quot;:&quot;Addison-Wesley&quot;,&quot;id&quot;:&quot;gamma_design_1995&quot;,&quot;author&quot;:[{&quot;family&quot;:&quot;Gamma&quot;,&quot;given&quot;:&quot;Erich&quot;},{&quot;family&quot;:&quot;Johnson&quot;,&quot;given&quot;:&quot;Ralph&quot;},{&quot;family&quot;:&quot;Vlissides&quot;,&quot;given&quot;:&quot;John&quot;},{&quot;family&quot;:&quot;Helm&quot;,&quot;given&quot;:&quot;Richard&quot;}],&quot;type&quot;:&quot;book&quot;,&quot;issued&quot;:{&quot;date-parts&quot;:[[1995]]},&quot;title&quot;:&quot;Design patterns: elements of reusable object-oriented software&quot;},&quot;uris&quot;:[&quot;http://zotero.org/users/1913249/items/6QPK4CLR&quot;],&quot;uri&quot;:[&quot;http://zotero.org/users/1913249/items/6QPK4CLR&quot;]}],&quot;schema&quot;:&quot;https://github.com/citation-style-language/schema/raw/master/csl-citation.json&quot;,&quot;properties&quot;:{&quot;formattedCitation&quot;:&quot;[@gamma_design_1995]&quot;,&quot;noteIndex&quot;:0}} RNDuiklntzyca"/>&lt;Do Zotero Refresh: [@gamma_design_1995]&gt;<text:reference-mark-end text:name="ZOTERO_ITEM CSL_CITATION {&quot;citationID&quot;:&quot;dlcpzcwe&quot;,&quot;citationItems&quot;:[{&quot;suffix&quot;:&quot;&quot;,&quot;id&quot;:3100,&quot;prefix&quot;:&quot;&quot;,&quot;itemData&quot;:{&quot;citation-key&quot;:&quot;gamma_design_1995&quot;,&quot;publisher&quot;:&quot;Addison-Wesley&quot;,&quot;id&quot;:&quot;gamma_design_1995&quot;,&quot;author&quot;:[{&quot;family&quot;:&quot;Gamma&quot;,&quot;given&quot;:&quot;Erich&quot;},{&quot;family&quot;:&quot;Johnson&quot;,&quot;given&quot;:&quot;Ralph&quot;},{&quot;family&quot;:&quot;Vlissides&quot;,&quot;given&quot;:&quot;John&quot;},{&quot;family&quot;:&quot;Helm&quot;,&quot;given&quot;:&quot;Richard&quot;}],&quot;type&quot;:&quot;book&quot;,&quot;issued&quot;:{&quot;date-parts&quot;:[[1995]]},&quot;title&quot;:&quot;Design patterns: elements of reusable object-oriented software&quot;},&quot;uris&quot;:[&quot;http://zotero.org/users/1913249/items/6QPK4CLR&quot;],&quot;uri&quot;:[&quot;http://zotero.org/users/1913249/items/6QPK4CLR&quot;]}],&quot;schema&quot;:&quot;https://github.com/citation-style-language/schema/raw/master/csl-citation.json&quot;,&quot;properties&quot;:{&quot;formattedCitation&quot;:&quot;[@gamma_design_1995]&quot;,&quot;noteIndex&quot;:0}} RNDuiklntzyca"/>, and has also been adopted by game designers <text:reference-mark-start text:name="ZOTERO_ITEM CSL_CITATION {&quot;citationID&quot;:&quot;bxxbkefu&quot;,&quot;citationItems&quot;:[{&quot;suffix&quot;:&quot;&quot;,&quot;id&quot;:3102,&quot;prefix&quot;:&quot;&quot;,&quot;itemData&quot;:{&quot;edition&quot;:&quot;1st ed&quot;,&quot;type&quot;:&quot;book&quot;,&quot;title&quot;:&quot;Patterns in game design&quot;,&quot;collection-title&quot;:&quot;Charles River Media game development series&quot;,&quot;language&quot;:&quot;en&quot;,&quot;event-place&quot;:&quot;Hingham, Mass&quot;,&quot;number-of-pages&quot;:&quot;423&quot;,&quot;source&quot;:&quot;Library of Congress ISBN&quot;,&quot;citation-key&quot;:&quot;bjork_patterns_2005&quot;,&quot;publisher&quot;:&quot;Charles River Media&quot;,&quot;issued&quot;:{&quot;date-parts&quot;:[[2005]]},&quot;id&quot;:&quot;bjork_patterns_2005&quot;,&quot;author&quot;:[{&quot;family&quot;:&quot;Bjork&quot;,&quot;given&quot;:&quot;Staffan&quot;},{&quot;family&quot;:&quot;Holopainen&quot;,&quot;given&quot;:&quot;Jussi&quot;}],&quot;ISBN&quot;:&quot;978-1-58450-354-5&quot;,&quot;publisher-place&quot;:&quot;Hingham, Mass&quot;,&quot;call-number&quot;:&quot;QA76.76.C672 B56 2005&quot;},&quot;uris&quot;:[&quot;http://zotero.org/users/1913249/items/APVZF8QA&quot;],&quot;uri&quot;:[&quot;http://zotero.org/users/1913249/items/APVZF8QA&quot;]}],&quot;schema&quot;:&quot;https://github.com/citation-style-language/schema/raw/master/csl-citation.json&quot;,&quot;properties&quot;:{&quot;formattedCitation&quot;:&quot;[@bjork_patterns_2005]&quot;,&quot;noteIndex&quot;:0}} RNDqblklpvofu"/>&lt;Do Zotero Refresh: [@bjork_patterns_2005]&gt;<text:reference-mark-end text:name="ZOTERO_ITEM CSL_CITATION {&quot;citationID&quot;:&quot;bxxbkefu&quot;,&quot;citationItems&quot;:[{&quot;suffix&quot;:&quot;&quot;,&quot;id&quot;:3102,&quot;prefix&quot;:&quot;&quot;,&quot;itemData&quot;:{&quot;edition&quot;:&quot;1st ed&quot;,&quot;type&quot;:&quot;book&quot;,&quot;title&quot;:&quot;Patterns in game design&quot;,&quot;collection-title&quot;:&quot;Charles River Media game development series&quot;,&quot;language&quot;:&quot;en&quot;,&quot;event-place&quot;:&quot;Hingham, Mass&quot;,&quot;number-of-pages&quot;:&quot;423&quot;,&quot;source&quot;:&quot;Library of Congress ISBN&quot;,&quot;citation-key&quot;:&quot;bjork_patterns_2005&quot;,&quot;publisher&quot;:&quot;Charles River Media&quot;,&quot;issued&quot;:{&quot;date-parts&quot;:[[2005]]},&quot;id&quot;:&quot;bjork_patterns_2005&quot;,&quot;author&quot;:[{&quot;family&quot;:&quot;Bjork&quot;,&quot;given&quot;:&quot;Staffan&quot;},{&quot;family&quot;:&quot;Holopainen&quot;,&quot;given&quot;:&quot;Jussi&quot;}],&quot;ISBN&quot;:&quot;978-1-58450-354-5&quot;,&quot;publisher-place&quot;:&quot;Hingham, Mass&quot;,&quot;call-number&quot;:&quot;QA76.76.C672 B56 2005&quot;},&quot;uris&quot;:[&quot;http://zotero.org/users/1913249/items/APVZF8QA&quot;],&quot;uri&quot;:[&quot;http://zotero.org/users/1913249/items/APVZF8QA&quot;]}],&quot;schema&quot;:&quot;https://github.com/citation-style-language/schema/raw/master/csl-citation.json&quot;,&quot;properties&quot;:{&quot;formattedCitation&quot;:&quot;[@bjork_patterns_2005]&quot;,&quot;noteIndex&quot;:0}} RNDqblklpvofu"/>.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rbzmjjyx&quot;,&quot;citationItems&quot;:[{&quot;suffix&quot;:&quot;&quot;,&quot;id&quot;:3097,&quot;prefix&quot;:&quot;&quot;,&quot;itemData&quot;:{&quot;page&quot;:&quot;167–176&quot;,&quot;event-place&quot;:&quot;Melbourne, VIC, Australia&quot;,&quot;URL&quot;:&quot;http://doi.org/10.1145/3373165.3373184&quot;,&quot;source&quot;:&quot;ACM Digital Library&quot;,&quot;publisher&quot;:&quot;Association for Computing Machinery&quot;,&quot;ISBN&quot;:&quot;978-1-4503-7686-0&quot;,&quot;author&quot;:[{&quot;family&quot;:&quot;Azimullah&quot;,&quot;given&quot;:&quot;Zain&quot;},{&quot;family&quot;:&quot;An&quot;,&quot;given&quot;:&quot;Young Sun&quot;},{&quot;family&quot;:&quot;Denny&quot;,&quot;given&quot;:&quot;Paul&quot;}],&quot;type&quot;:&quot;paper-conference&quot;,&quot;collection-title&quot;:&quot;ACE'20&quot;,&quot;accessed&quot;:{&quot;date-parts&quot;:[[2020,3,4]]},&quot;DOI&quot;:&quot;10.1145/3373165.3373184&quot;,&quot;citation-key&quot;:&quot;azimullah_evaluating_2020&quot;,&quot;title&quot;:&quot;Evaluating an Interactive Tool for Teaching Design Patterns&quot;,&quot;container-title&quot;:&quot;Proceedings of the Twenty-Second Australasian Computing Education 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ssued&quot;:{&quot;date-parts&quot;:[[2020,2,3]]},&quot;publisher-place&quot;:&quot;Melbourne, VIC, Australia&quot;,&quot;id&quot;:&quot;azimullah_evaluating_2020&quot;},&quot;uris&quot;:[&quot;http://zotero.org/users/1913249/items/V3M39TJK&quot;],&quot;uri&quot;:[&quot;http://zotero.org/users/1913249/items/V3M39TJK&quot;]},{&quot;suffix&quot;:&quot;&quot;,&quot;id&quot;:3096,&quot;prefix&quot;:&quot;&quot;,&quot;itemData&quot;:{&quot;page&quot;:&quot;168–177&quot;,&quot;event-place&quot;:&quot;Fortaleza, Brazil&quot;,&quot;title-short&quot;:&quot;Fostering Design Patterns Education&quot;,&quot;URL&quot;:&quot;http://doi.org/10.1145/3364641.3364660&quot;,&quot;source&quot;:&quot;ACM Digital Library&quot;,&quot;publisher&quot;:&quot;Association for Computing Machinery&quot;,&quot;ISBN&quot;:&quot;978-1-4503-7282-4&quot;,&quot;author&quot;:[{&quot;given&quot;:&quot;Diogo Soares&quot;,&quot;non-dropping-particle&quot;:&quot;da&quot;,&quot;family&quot;:&quot;Cruz Silva&quot;},{&quot;family&quot;:&quot;Schots&quot;,&quot;given&quot;:&quot;Marcelo&quot;},{&quot;family&quot;:&quot;Duboc&quot;,&quot;given&quot;:&quot;Leticia&quot;}],&quot;type&quot;:&quot;paper-conference&quot;,&quot;collection-title&quot;:&quot;SBQS'19&quot;,&quot;accessed&quot;:{&quot;date-parts&quot;:[[2020,3,4]]},&quot;DOI&quot;:&quot;10.1145/3364641.3364660&quot;,&quot;citation-key&quot;:&quot;da_cruz_silva_fostering_2019&quot;,&quot;title&quot;:&quot;Fostering Design Patterns Education: An Exemplar Inspired in the Angry Birds Game Franchise&quot;,&quot;container-title&quot;:&quot;Proceedings of the XVIII Brazilian Symposium on Software Quality&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ssued&quot;:{&quot;date-parts&quot;:[[2019,10,28]]},&quot;publisher-place&quot;:&quot;Fortaleza, Brazil&quot;,&quot;id&quot;:&quot;da_cruz_silva_fostering_2019&quot;},&quot;uris&quot;:[&quot;http://zotero.org/users/1913249/items/7JBLC69Q&quot;],&quot;uri&quot;:[&quot;http://zotero.org/users/1913249/items/7JBLC69Q&quot;]}],&quot;schema&quot;:&quot;https://github.com/citation-style-language/schema/raw/master/csl-citation.json&quot;,&quot;properties&quot;:{&quot;formattedCitation&quot;:&quot;[@azimullah_evaluating_2020; @da_cruz_silva_fostering_2019]&quot;,&quot;noteIndex&quot;:0}} RNDcxwexycvzn"/>&lt;Do Zotero Refresh: [@azimullah_evaluating_2020; @da_cruz_silva_fostering_2019]&gt;<text:reference-mark-end text:name="ZOTERO_ITEM CSL_CITATION {&quot;citationID&quot;:&quot;rbzmjjyx&quot;,&quot;citationItems&quot;:[{&quot;suffix&quot;:&quot;&quot;,&quot;id&quot;:3097,&quot;prefix&quot;:&quot;&quot;,&quot;itemData&quot;:{&quot;page&quot;:&quot;167–176&quot;,&quot;event-place&quot;:&quot;Melbourne, VIC, Australia&quot;,&quot;URL&quot;:&quot;http://doi.org/10.1145/3373165.3373184&quot;,&quot;source&quot;:&quot;ACM Digital Library&quot;,&quot;publisher&quot;:&quot;Association for Computing Machinery&quot;,&quot;ISBN&quot;:&quot;978-1-4503-7686-0&quot;,&quot;author&quot;:[{&quot;family&quot;:&quot;Azimullah&quot;,&quot;given&quot;:&quot;Zain&quot;},{&quot;family&quot;:&quot;An&quot;,&quot;given&quot;:&quot;Young Sun&quot;},{&quot;family&quot;:&quot;Denny&quot;,&quot;given&quot;:&quot;Paul&quot;}],&quot;type&quot;:&quot;paper-conference&quot;,&quot;collection-title&quot;:&quot;ACE'20&quot;,&quot;accessed&quot;:{&quot;date-parts&quot;:[[2020,3,4]]},&quot;DOI&quot;:&quot;10.1145/3373165.3373184&quot;,&quot;citation-key&quot;:&quot;azimullah_evaluating_2020&quot;,&quot;title&quot;:&quot;Evaluating an Interactive Tool for Teaching Design Patterns&quot;,&quot;container-title&quot;:&quot;Proceedings of the Twenty-Second Australasian Computing Education 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ssued&quot;:{&quot;date-parts&quot;:[[2020,2,3]]},&quot;publisher-place&quot;:&quot;Melbourne, VIC, Australia&quot;,&quot;id&quot;:&quot;azimullah_evaluating_2020&quot;},&quot;uris&quot;:[&quot;http://zotero.org/users/1913249/items/V3M39TJK&quot;],&quot;uri&quot;:[&quot;http://zotero.org/users/1913249/items/V3M39TJK&quot;]},{&quot;suffix&quot;:&quot;&quot;,&quot;id&quot;:3096,&quot;prefix&quot;:&quot;&quot;,&quot;itemData&quot;:{&quot;page&quot;:&quot;168–177&quot;,&quot;event-place&quot;:&quot;Fortaleza, Brazil&quot;,&quot;title-short&quot;:&quot;Fostering Design Patterns Education&quot;,&quot;URL&quot;:&quot;http://doi.org/10.1145/3364641.3364660&quot;,&quot;source&quot;:&quot;ACM Digital Library&quot;,&quot;publisher&quot;:&quot;Association for Computing Machinery&quot;,&quot;ISBN&quot;:&quot;978-1-4503-7282-4&quot;,&quot;author&quot;:[{&quot;given&quot;:&quot;Diogo Soares&quot;,&quot;non-dropping-particle&quot;:&quot;da&quot;,&quot;family&quot;:&quot;Cruz Silva&quot;},{&quot;family&quot;:&quot;Schots&quot;,&quot;given&quot;:&quot;Marcelo&quot;},{&quot;family&quot;:&quot;Duboc&quot;,&quot;given&quot;:&quot;Leticia&quot;}],&quot;type&quot;:&quot;paper-conference&quot;,&quot;collection-title&quot;:&quot;SBQS'19&quot;,&quot;accessed&quot;:{&quot;date-parts&quot;:[[2020,3,4]]},&quot;DOI&quot;:&quot;10.1145/3364641.3364660&quot;,&quot;citation-key&quot;:&quot;da_cruz_silva_fostering_2019&quot;,&quot;title&quot;:&quot;Fostering Design Patterns Education: An Exemplar Inspired in the Angry Birds Game Franchise&quot;,&quot;container-title&quot;:&quot;Proceedings of the XVIII Brazilian Symposium on Software Quality&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ssued&quot;:{&quot;date-parts&quot;:[[2019,10,28]]},&quot;publisher-place&quot;:&quot;Fortaleza, Brazil&quot;,&quot;id&quot;:&quot;da_cruz_silva_fostering_2019&quot;},&quot;uris&quot;:[&quot;http://zotero.org/users/1913249/items/7JBLC69Q&quot;],&quot;uri&quot;:[&quot;http://zotero.org/users/1913249/items/7JBLC69Q&quot;]}],&quot;schema&quot;:&quot;https://github.com/citation-style-language/schema/raw/master/csl-citation.json&quot;,&quot;properties&quot;:{&quot;formattedCitation&quot;:&quot;[@azimullah_evaluating_2020; @da_cruz_silva_fostering_2019]&quot;,&quot;noteIndex&quot;:0}} RNDcxwexycvzn"/></text:p>
      <text:p text:style-name="Text_20_body">The term game design patterns (GDP) is used in different ways. Kreimeier (<text:span text:style-name="T2">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jwhoryqq&quot;,&quot;citationItems&quot;:[{&quot;suppress-author&quot;:true,&quot;suffix&quot;:&quot;&quot;,&quot;prefix&quot;:&quot;&quot;,&quot;id&quot;:3745,&quot;itemData&quot;:{&quot;page&quot;:&quot;15-25&quot;,&quot;event-place&quot;:&quot;Boise ID USA&quot;,&quot;URL&quot;:&quot;https://dl.acm.org/doi/10.1145/3311927.3323155&quot;,&quot;source&quot;:&quot;DOI.org (Crossref)&quot;,&quot;publisher&quot;:&quot;ACM&quot;,&quot;ISBN&quot;:&quot;978-1-4503-6690-8&quot;,&quot;author&quot;:[{&quot;family&quot;:&quot;Eriksson&quot;,&quot;given&quot;:&quot;Eva&quot;},{&quot;family&quot;:&quot;Baykal&quot;,&quot;given&quot;:&quot;Gökçe Elif&quot;},{&quot;family&quot;:&quot;Björk&quot;,&quot;given&quot;:&quot;Staffan&quot;},{&quot;family&quot;:&quot;Torgersson&quot;,&quot;given&quot;:&quot;Olof&quot;}],&quot;language&quot;:&quot;en&quot;,&quot;accessed&quot;:{&quot;date-parts&quot;:[[2022,8,9]]},&quot;DOI&quot;:&quot;10.1145/3311927.3323155&quot;,&quot;issued&quot;:{&quot;date-parts&quot;:[[2019,6,12]]},&quot;type&quot;:&quot;paper-conference&quot;,&quot;title&quot;:&quot;Using Gameplay Design Patterns with Children in the Redesign of a Collaborative Co-located Game&quot;,&quot;container-title&quot;:&quot;Proceedings of the 18th ACM International Conference on Interaction Design and Children&quot;,&quot;citation-key&quot;:&quot;eriksson_using_2019&quot;,&quot;event-title&quot;:&quot;IDC '19: Interaction Design and Children&quot;,&quot;publisher-place&quot;:&quot;Boise ID USA&quot;,&quot;id&quot;:&quot;eriksson_using_2019&quot;},&quot;uri&quot;:[&quot;http://zotero.org/users/1913249/items/YJKSC8LM&quot;],&quot;uris&quot;:[&quot;http://zotero.org/users/1913249/items/YJKSC8LM&quot;]}],&quot;schema&quot;:&quot;https://github.com/citation-style-language/schema/raw/master/csl-citation.json&quot;,&quot;properties&quot;:{&quot;formattedCitation&quot;:&quot;[-@eriksson_using_2019]&quot;,&quot;noteIndex&quot;:0}} RNDlazjycguhe"/>&lt;Do Zotero Refresh: [-@eriksson_using_2019]&gt;<text:reference-mark-end text:name="ZOTERO_ITEM CSL_CITATION {&quot;citationID&quot;:&quot;jwhoryqq&quot;,&quot;citationItems&quot;:[{&quot;suppress-author&quot;:true,&quot;suffix&quot;:&quot;&quot;,&quot;prefix&quot;:&quot;&quot;,&quot;id&quot;:3745,&quot;itemData&quot;:{&quot;page&quot;:&quot;15-25&quot;,&quot;event-place&quot;:&quot;Boise ID USA&quot;,&quot;URL&quot;:&quot;https://dl.acm.org/doi/10.1145/3311927.3323155&quot;,&quot;source&quot;:&quot;DOI.org (Crossref)&quot;,&quot;publisher&quot;:&quot;ACM&quot;,&quot;ISBN&quot;:&quot;978-1-4503-6690-8&quot;,&quot;author&quot;:[{&quot;family&quot;:&quot;Eriksson&quot;,&quot;given&quot;:&quot;Eva&quot;},{&quot;family&quot;:&quot;Baykal&quot;,&quot;given&quot;:&quot;Gökçe Elif&quot;},{&quot;family&quot;:&quot;Björk&quot;,&quot;given&quot;:&quot;Staffan&quot;},{&quot;family&quot;:&quot;Torgersson&quot;,&quot;given&quot;:&quot;Olof&quot;}],&quot;language&quot;:&quot;en&quot;,&quot;accessed&quot;:{&quot;date-parts&quot;:[[2022,8,9]]},&quot;DOI&quot;:&quot;10.1145/3311927.3323155&quot;,&quot;issued&quot;:{&quot;date-parts&quot;:[[2019,6,12]]},&quot;type&quot;:&quot;paper-conference&quot;,&quot;title&quot;:&quot;Using Gameplay Design Patterns with Children in the Redesign of a Collaborative Co-located Game&quot;,&quot;container-title&quot;:&quot;Proceedings of the 18th ACM International Conference on Interaction Design and Children&quot;,&quot;citation-key&quot;:&quot;eriksson_using_2019&quot;,&quot;event-title&quot;:&quot;IDC '19: Interaction Design and Children&quot;,&quot;publisher-place&quot;:&quot;Boise ID USA&quot;,&quot;id&quot;:&quot;eriksson_using_2019&quot;},&quot;uri&quot;:[&quot;http://zotero.org/users/1913249/items/YJKSC8LM&quot;],&quot;uris&quot;:[&quot;http://zotero.org/users/1913249/items/YJKSC8LM&quot;]}],&quot;schema&quot;:&quot;https://github.com/citation-style-language/schema/raw/master/csl-citation.json&quot;,&quot;properties&quot;:{&quot;formattedCitation&quot;:&quot;[-@eriksson_using_2019]&quot;,&quot;noteIndex&quot;:0}} RNDlazjycguhe"/> use the second interpretation rephrasing slightly as gameplay design patterns, thus placing emphasis on the exposure to the user via playing the game. They described the utility of games design patterns as a <text:span text:style-name="T1">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sjasxaxe&quot;,&quot;citationItems&quot;:[{&quot;suffix&quot;:&quot;&quot;,&quot;id&quot;:3102,&quot;prefix&quot;:&quot;&quot;,&quot;itemData&quot;:{&quot;edition&quot;:&quot;1st ed&quot;,&quot;type&quot;:&quot;book&quot;,&quot;title&quot;:&quot;Patterns in game design&quot;,&quot;collection-title&quot;:&quot;Charles River Media game development series&quot;,&quot;language&quot;:&quot;en&quot;,&quot;event-place&quot;:&quot;Hingham, Mass&quot;,&quot;number-of-pages&quot;:&quot;423&quot;,&quot;source&quot;:&quot;Library of Congress ISBN&quot;,&quot;citation-key&quot;:&quot;bjork_patterns_2005&quot;,&quot;publisher&quot;:&quot;Charles River Media&quot;,&quot;issued&quot;:{&quot;date-parts&quot;:[[2005]]},&quot;id&quot;:&quot;bjork_patterns_2005&quot;,&quot;author&quot;:[{&quot;family&quot;:&quot;Bjork&quot;,&quot;given&quot;:&quot;Staffan&quot;},{&quot;family&quot;:&quot;Holopainen&quot;,&quot;given&quot;:&quot;Jussi&quot;}],&quot;ISBN&quot;:&quot;978-1-58450-354-5&quot;,&quot;publisher-place&quot;:&quot;Hingham, Mass&quot;,&quot;call-number&quot;:&quot;QA76.76.C672 B56 2005&quot;},&quot;uris&quot;:[&quot;http://zotero.org/users/1913249/items/APVZF8QA&quot;],&quot;uri&quot;:[&quot;http://zotero.org/users/1913249/items/APVZF8QA&quot;]}],&quot;schema&quot;:&quot;https://github.com/citation-style-language/schema/raw/master/csl-citation.json&quot;,&quot;properties&quot;:{&quot;formattedCitation&quot;:&quot;[@bjork_patterns_2005]&quot;,&quot;noteIndex&quot;:0}} RNDqdyrwhoevf"/>&lt;Do Zotero Refresh: [@bjork_patterns_2005]&gt;<text:reference-mark-end text:name="ZOTERO_ITEM CSL_CITATION {&quot;citationID&quot;:&quot;sjasxaxe&quot;,&quot;citationItems&quot;:[{&quot;suffix&quot;:&quot;&quot;,&quot;id&quot;:3102,&quot;prefix&quot;:&quot;&quot;,&quot;itemData&quot;:{&quot;edition&quot;:&quot;1st ed&quot;,&quot;type&quot;:&quot;book&quot;,&quot;title&quot;:&quot;Patterns in game design&quot;,&quot;collection-title&quot;:&quot;Charles River Media game development series&quot;,&quot;language&quot;:&quot;en&quot;,&quot;event-place&quot;:&quot;Hingham, Mass&quot;,&quot;number-of-pages&quot;:&quot;423&quot;,&quot;source&quot;:&quot;Library of Congress ISBN&quot;,&quot;citation-key&quot;:&quot;bjork_patterns_2005&quot;,&quot;publisher&quot;:&quot;Charles River Media&quot;,&quot;issued&quot;:{&quot;date-parts&quot;:[[2005]]},&quot;id&quot;:&quot;bjork_patterns_2005&quot;,&quot;author&quot;:[{&quot;family&quot;:&quot;Bjork&quot;,&quot;given&quot;:&quot;Staffan&quot;},{&quot;family&quot;:&quot;Holopainen&quot;,&quot;given&quot;:&quot;Jussi&quot;}],&quot;ISBN&quot;:&quot;978-1-58450-354-5&quot;,&quot;publisher-place&quot;:&quot;Hingham, Mass&quot;,&quot;call-number&quot;:&quot;QA76.76.C672 B56 2005&quot;},&quot;uris&quot;:[&quot;http://zotero.org/users/1913249/items/APVZF8QA&quot;],&quot;uri&quot;:[&quot;http://zotero.org/users/1913249/items/APVZF8QA&quot;]}],&quot;schema&quot;:&quot;https://github.com/citation-style-language/schema/raw/master/csl-citation.json&quot;,&quot;properties&quot;:{&quot;formattedCitation&quot;:&quot;[@bjork_patterns_2005]&quot;,&quot;noteIndex&quot;:0}} RNDqdyrwhoevf"/>.</text:p>
      <text:h text:style-name="Heading_20_3" text:outline-level="3"><text:bookmark-start text:name="using-professional-frameworks-to-help-novice-game-makers"/>Using professional frameworks to help novice game makers<text:bookmark-end text:name="using-professional-frameworks-to-help-novice-game-makers"/></text:h>
      <text:p text:style-name="First_20_paragraph">This section examines the use of potential use of these professional tools or processes in an educational context.</text:p>
      <text:h text:style-name="Heading_20_4" text:outline-level="4"><text:bookmark-start text:name="using-concepts-of-design-patterns-and-game-design-patterns"/>Using concepts of design patterns and game design patterns<text:bookmark-end text:name="using-concepts-of-design-patterns-and-game-design-patterns"/></text:h>
      <text:p text:style-name="First_20_paragraph">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clwolwxk&quot;,&quot;citationItems&quot;:[{&quot;suffix&quot;:&quot;&quot;,&quot;id&quot;:2727,&quot;prefix&quot;:&quot;&quot;,&quot;itemData&quot;:{&quot;page&quot;:&quot;215–220&quot;,&quot;event-place&quot;:&quot;New York, NY, USA&quot;,&quot;title-short&quot;:&quot;The Fairy Performance Assessment&quot;,&quot;URL&quot;:&quot;http://doi.acm.org/10.1145/2157136.2157200&quot;,&quot;source&quot;:&quot;ACM Digital Library&quot;,&quot;publisher&quot;:&quot;ACM&quot;,&quot;ISBN&quot;:&quot;978-1-4503-1098-7&quot;,&quot;author&quot;:[{&quot;family&quot;:&quot;Werner&quot;,&quot;given&quot;:&quot;Linda&quot;},{&quot;family&quot;:&quot;Denner&quot;,&quot;given&quot;:&quot;Jill&quot;},{&quot;family&quot;:&quot;Campe&quot;,&quot;given&quot;:&quot;Shannon&quot;},{&quot;family&quot;:&quot;Kawamoto&quot;,&quot;given&quot;:&quot;Damon Chizuru&quot;}],&quot;type&quot;:&quot;paper-conference&quot;,&quot;collection-title&quot;:&quot;SIGCSE '12&quot;,&quot;accessed&quot;:{&quot;date-parts&quot;:[[2018,9,16]]},&quot;DOI&quot;:&quot;10.1145/2157136.2157200&quot;,&quot;citation-key&quot;:&quot;werner_fairy_2012&quot;,&quot;title&quot;:&quot;The Fairy Performance Assessment: Measuring Computational Thinking in Middle School&quot;,&quot;container-title&quot;:&quot;Proceedings of the 43rd ACM Technical Symposium on Computer Science Education&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ssued&quot;:{&quot;date-parts&quot;:[[2012]]},&quot;publisher-place&quot;:&quot;New York, NY, USA&quot;,&quot;id&quot;:&quot;werner_fairy_2012&quot;},&quot;uris&quot;:[&quot;http://zotero.org/users/1913249/items/KKV74Q7K&quot;],&quot;uri&quot;:[&quot;http://zotero.org/users/1913249/items/KKV74Q7K&quot;]}],&quot;schema&quot;:&quot;https://github.com/citation-style-language/schema/raw/master/csl-citation.json&quot;,&quot;properties&quot;:{&quot;formattedCitation&quot;:&quot;[@werner_fairy_2012]&quot;,&quot;noteIndex&quot;:0}} RNDyeegjxqjqn"/>&lt;Do Zotero Refresh: [@werner_fairy_2012]&gt;<text:reference-mark-end text:name="ZOTERO_ITEM CSL_CITATION {&quot;citationID&quot;:&quot;clwolwxk&quot;,&quot;citationItems&quot;:[{&quot;suffix&quot;:&quot;&quot;,&quot;id&quot;:2727,&quot;prefix&quot;:&quot;&quot;,&quot;itemData&quot;:{&quot;page&quot;:&quot;215–220&quot;,&quot;event-place&quot;:&quot;New York, NY, USA&quot;,&quot;title-short&quot;:&quot;The Fairy Performance Assessment&quot;,&quot;URL&quot;:&quot;http://doi.acm.org/10.1145/2157136.2157200&quot;,&quot;source&quot;:&quot;ACM Digital Library&quot;,&quot;publisher&quot;:&quot;ACM&quot;,&quot;ISBN&quot;:&quot;978-1-4503-1098-7&quot;,&quot;author&quot;:[{&quot;family&quot;:&quot;Werner&quot;,&quot;given&quot;:&quot;Linda&quot;},{&quot;family&quot;:&quot;Denner&quot;,&quot;given&quot;:&quot;Jill&quot;},{&quot;family&quot;:&quot;Campe&quot;,&quot;given&quot;:&quot;Shannon&quot;},{&quot;family&quot;:&quot;Kawamoto&quot;,&quot;given&quot;:&quot;Damon Chizuru&quot;}],&quot;type&quot;:&quot;paper-conference&quot;,&quot;collection-title&quot;:&quot;SIGCSE '12&quot;,&quot;accessed&quot;:{&quot;date-parts&quot;:[[2018,9,16]]},&quot;DOI&quot;:&quot;10.1145/2157136.2157200&quot;,&quot;citation-key&quot;:&quot;werner_fairy_2012&quot;,&quot;title&quot;:&quot;The Fairy Performance Assessment: Measuring Computational Thinking in Middle School&quot;,&quot;container-title&quot;:&quot;Proceedings of the 43rd ACM Technical Symposium on Computer Science Education&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ssued&quot;:{&quot;date-parts&quot;:[[2012]]},&quot;publisher-place&quot;:&quot;New York, NY, USA&quot;,&quot;id&quot;:&quot;werner_fairy_2012&quot;},&quot;uris&quot;:[&quot;http://zotero.org/users/1913249/items/KKV74Q7K&quot;],&quot;uri&quot;:[&quot;http://zotero.org/users/1913249/items/KKV74Q7K&quot;]}],&quot;schema&quot;:&quot;https://github.com/citation-style-language/schema/raw/master/csl-citation.json&quot;,&quot;properties&quot;:{&quot;formattedCitation&quot;:&quot;[@werner_fairy_2012]&quot;,&quot;noteIndex&quot;:0}} RNDyeegjxqjqn"/>. The results - a limited use of standard CT concepts by students - led them to also investigate the use of students of game mechanics as well as more traditional CS constructions <text:reference-mark-start text:name="ZOTERO_ITEM CSL_CITATION {&quot;citationID&quot;:&quot;jnsaqqsn&quot;,&quot;citationItems&quot;:[{&quot;suffix&quot;:&quot;&quot;,&quot;id&quot;:8716,&quot;prefix&quot;:&quot;&quot;,&quot;itemData&quot;:{&quot;page&quot;:&quot;427–432&quot;,&quot;event-place&quot;:&quot;New York, NY, USA&quot;,&quot;URL&quot;:&quot;https://dl.acm.org/doi/10.1145/2157136.2157263&quot;,&quot;source&quot;:&quot;ACM Digital Library&quot;,&quot;publisher&quot;:&quot;Association for Computing Machinery&quot;,&quot;ISBN&quot;:&quot;978-1-4503-1098-7&quot;,&quot;author&quot;:[{&quot;family&quot;:&quot;Werner&quot;,&quot;given&quot;:&quot;Linda&quot;},{&quot;family&quot;:&quot;Campe&quot;,&quot;given&quot;:&quot;Shannon&quot;},{&quot;family&quot;:&quot;Denner&quot;,&quot;given&quot;:&quot;Jill&quot;}],&quot;type&quot;:&quot;paper-conference&quot;,&quot;collection-title&quot;:&quot;SIGCSE '12&quot;,&quot;accessed&quot;:{&quot;date-parts&quot;:[[2023,6,13]]},&quot;DOI&quot;:&quot;10.1145/2157136.2157263&quot;,&quot;citation-key&quot;:&quot;werner_children_2012&quot;,&quot;title&quot;:&quot;Children learning computer science concepts via Alice game-programming&quot;,&quot;container-title&quot;:&quot;Proceedings of the 43rd ACM technical symposium on Computer Science Education&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ssued&quot;:{&quot;date-parts&quot;:[[2012,2,29]]},&quot;publisher-place&quot;:&quot;New York, NY, USA&quot;,&quot;id&quot;:&quot;werner_children_2012&quot;},&quot;uris&quot;:[&quot;http://zotero.org/users/1913249/items/GCEGTU8X&quot;],&quot;uri&quot;:[&quot;http://zotero.org/users/1913249/items/GCEGTU8X&quot;]}],&quot;schema&quot;:&quot;https://github.com/citation-style-language/schema/raw/master/csl-citation.json&quot;,&quot;properties&quot;:{&quot;formattedCitation&quot;:&quot;[@werner_children_2012]&quot;,&quot;noteIndex&quot;:0}} RNDxgrsmueiiq"/>&lt;Do Zotero Refresh: [@werner_children_2012]&gt;<text:reference-mark-end text:name="ZOTERO_ITEM CSL_CITATION {&quot;citationID&quot;:&quot;jnsaqqsn&quot;,&quot;citationItems&quot;:[{&quot;suffix&quot;:&quot;&quot;,&quot;id&quot;:8716,&quot;prefix&quot;:&quot;&quot;,&quot;itemData&quot;:{&quot;page&quot;:&quot;427–432&quot;,&quot;event-place&quot;:&quot;New York, NY, USA&quot;,&quot;URL&quot;:&quot;https://dl.acm.org/doi/10.1145/2157136.2157263&quot;,&quot;source&quot;:&quot;ACM Digital Library&quot;,&quot;publisher&quot;:&quot;Association for Computing Machinery&quot;,&quot;ISBN&quot;:&quot;978-1-4503-1098-7&quot;,&quot;author&quot;:[{&quot;family&quot;:&quot;Werner&quot;,&quot;given&quot;:&quot;Linda&quot;},{&quot;family&quot;:&quot;Campe&quot;,&quot;given&quot;:&quot;Shannon&quot;},{&quot;family&quot;:&quot;Denner&quot;,&quot;given&quot;:&quot;Jill&quot;}],&quot;type&quot;:&quot;paper-conference&quot;,&quot;collection-title&quot;:&quot;SIGCSE '12&quot;,&quot;accessed&quot;:{&quot;date-parts&quot;:[[2023,6,13]]},&quot;DOI&quot;:&quot;10.1145/2157136.2157263&quot;,&quot;citation-key&quot;:&quot;werner_children_2012&quot;,&quot;title&quot;:&quot;Children learning computer science concepts via Alice game-programming&quot;,&quot;container-title&quot;:&quot;Proceedings of the 43rd ACM technical symposium on Computer Science Education&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ssued&quot;:{&quot;date-parts&quot;:[[2012,2,29]]},&quot;publisher-place&quot;:&quot;New York, NY, USA&quot;,&quot;id&quot;:&quot;werner_children_2012&quot;},&quot;uris&quot;:[&quot;http://zotero.org/users/1913249/items/GCEGTU8X&quot;],&quot;uri&quot;:[&quot;http://zotero.org/users/1913249/items/GCEGTU8X&quot;]}],&quot;schema&quot;:&quot;https://github.com/citation-style-language/schema/raw/master/csl-citation.json&quot;,&quot;properties&quot;:{&quot;formattedCitation&quot;:&quot;[@werner_children_2012]&quot;,&quot;noteIndex&quot;:0}} RNDxgrsmueiiq"/>. They began to identify use of design patterns and then combination of those patterns into large game mechanics.</text:p>
      <text:h text:style-name="Heading_20_4" text:outline-level="4"><text:bookmark-start text:name="using-pattern-collections-and-code-examples-to-help-students."/>Using pattern collections and code examples to help students.<text:bookmark-end text:name="using-pattern-collections-and-code-examples-to-help-students."/></text:h>
      <text:p text:style-name="First_20_paragraph">THERE IS DUPLICATION AT END - IN TENSIONS</text:p>
      <text:p text:style-name="Text_20_body">To help revolve the play paradox - of learner choice vs subject exploration <text:reference-mark-start text:name="ZOTERO_ITEM CSL_CITATION {&quot;citationID&quot;:&quot;egadkfku&quot;,&quot;citationItems&quot;:[{&quot;suffix&quot;:&quot;&quot;,&quot;id&quot;:8701,&quot;prefix&quot;:&quot;&quot;,&quot;itemData&quot;:{&quot;page&quot;:&quot;31-57&quot;,&quot;URL&quot;:&quot;https://doi.org/10.1007/BF00302313&quot;,&quot;container-title-short&quot;:&quot;Educ Stud Math&quot;,&quot;source&quot;:&quot;Springer Link&quot;,&quot;author&quot;:[{&quot;family&quot;:&quot;Hoyles&quot;,&quot;given&quot;:&quot;Celia&quot;},{&quot;family&quot;:&quot;Noss&quot;,&quot;given&quot;:&quot;Richard&quot;}],&quot;type&quot;:&quot;article-journal&quot;,&quot;volume&quot;:&quot;23&quot;,&quot;language&quot;:&quot;en&quot;,&quot;accessed&quot;:{&quot;date-parts&quot;:[[2023,6,12]]},&quot;issue&quot;:&quot;1&quot;,&quot;citation-key&quot;:&quot;hoyles_pedagogy_1992&quot;,&quot;title&quot;:&quot;A pedagogy for mathematical microworlds&quot;,&quot;issued&quot;:{&quot;date-parts&quot;:[[1992,2,1]]},&quot;id&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DOI&quot;:&quot;10.1007/BF00302313&quot;,&quot;ISSN&quot;:&quot;1573-0816&quot;,&quot;container-title&quot;:&quot;Educational Studies in Mathematics&quot;},&quot;uris&quot;:[&quot;http://zotero.org/users/1913249/items/UHLQKVL8&quot;],&quot;uri&quot;:[&quot;http://zotero.org/users/1913249/items/UHLQKVL8&quot;]}],&quot;schema&quot;:&quot;https://github.com/citation-style-language/schema/raw/master/csl-citation.json&quot;,&quot;properties&quot;:{&quot;formattedCitation&quot;:&quot;[@hoyles_pedagogy_1992]&quot;,&quot;noteIndex&quot;:0}} RNDdadtnngfox"/>&lt;Do Zotero Refresh: [@hoyles_pedagogy_1992]&gt;<text:reference-mark-end text:name="ZOTERO_ITEM CSL_CITATION {&quot;citationID&quot;:&quot;egadkfku&quot;,&quot;citationItems&quot;:[{&quot;suffix&quot;:&quot;&quot;,&quot;id&quot;:8701,&quot;prefix&quot;:&quot;&quot;,&quot;itemData&quot;:{&quot;page&quot;:&quot;31-57&quot;,&quot;URL&quot;:&quot;https://doi.org/10.1007/BF00302313&quot;,&quot;container-title-short&quot;:&quot;Educ Stud Math&quot;,&quot;source&quot;:&quot;Springer Link&quot;,&quot;author&quot;:[{&quot;family&quot;:&quot;Hoyles&quot;,&quot;given&quot;:&quot;Celia&quot;},{&quot;family&quot;:&quot;Noss&quot;,&quot;given&quot;:&quot;Richard&quot;}],&quot;type&quot;:&quot;article-journal&quot;,&quot;volume&quot;:&quot;23&quot;,&quot;language&quot;:&quot;en&quot;,&quot;accessed&quot;:{&quot;date-parts&quot;:[[2023,6,12]]},&quot;issue&quot;:&quot;1&quot;,&quot;citation-key&quot;:&quot;hoyles_pedagogy_1992&quot;,&quot;title&quot;:&quot;A pedagogy for mathematical microworlds&quot;,&quot;issued&quot;:{&quot;date-parts&quot;:[[1992,2,1]]},&quot;id&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DOI&quot;:&quot;10.1007/BF00302313&quot;,&quot;ISSN&quot;:&quot;1573-0816&quot;,&quot;container-title&quot;:&quot;Educational Studies in Mathematics&quot;},&quot;uris&quot;:[&quot;http://zotero.org/users/1913249/items/UHLQKVL8&quot;],&quot;uri&quot;:[&quot;http://zotero.org/users/1913249/items/UHLQKVL8&quot;]}],&quot;schema&quot;:&quot;https://github.com/citation-style-language/schema/raw/master/csl-citation.json&quot;,&quot;properties&quot;:{&quot;formattedCitation&quot;:&quot;[@hoyles_pedagogy_1992]&quot;,&quot;noteIndex&quot;:0}} RNDdadtnngfox"/> Franklin and friends suggest the use of the UMC framework <text:reference-mark-start text:name="ZOTERO_ITEM CSL_CITATION {&quot;citationID&quot;:&quot;vgktmcmy&quot;,&quot;citationItems&quot;:[{&quot;suffix&quot;:&quot;&quot;,&quot;id&quot;:2,&quot;prefix&quot;:&quot;&quot;,&quot;itemData&quot;:{&quot;page&quot;:&quot;14-24&quot;,&quot;event-place&quot;:&quot;Virtual Event New Zealand&quot;,&quot;URL&quot;:&quot;https://dl.acm.org/doi/10.1145/3372782.3406256&quot;,&quot;source&quot;:&quot;DOI.org (Crossref)&quot;,&quot;publisher&quot;:&quot;ACM&quot;,&quot;ISBN&quot;:&quot;978-1-4503-7092-9&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type&quot;:&quot;paper-conference&quot;,&quot;accessed&quot;:{&quot;date-parts&quot;:[[2021,12,21]]},&quot;DOI&quot;:&quot;10.1145/3372782.3406256&quot;,&quot;citation-key&quot;:&quot;franklin_analysis_2020&quot;,&quot;title&quot;:&quot;An Analysis of Use-Modify-Create Pedagogical Approach's Success in Balancing Structure and Student Agency&quot;,&quot;issued&quot;:{&quot;date-parts&quot;:[[2020,8,10]]},&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event-title&quot;:&quot;ICER '20: International Computing Education Research Conference&quot;,&quot;publisher-place&quot;:&quot;Virtual Event New Zealand&quot;,&quot;container-title&quot;:&quot;Proceedings of the 2020 ACM Conference on International Computing Education Research&quot;},&quot;uris&quot;:[&quot;http://zotero.org/users/1913249/items/7NFVC6Q7&quot;],&quot;uri&quot;:[&quot;http://zotero.org/users/1913249/items/7NFVC6Q7&quot;]}],&quot;schema&quot;:&quot;https://github.com/citation-style-language/schema/raw/master/csl-citation.json&quot;,&quot;properties&quot;:{&quot;formattedCitation&quot;:&quot;[@franklin_analysis_2020]&quot;,&quot;noteIndex&quot;:0}} RNDwqgfhllhpw"/>&lt;Do Zotero Refresh: [@franklin_analysis_2020]&gt;<text:reference-mark-end text:name="ZOTERO_ITEM CSL_CITATION {&quot;citationID&quot;:&quot;vgktmcmy&quot;,&quot;citationItems&quot;:[{&quot;suffix&quot;:&quot;&quot;,&quot;id&quot;:2,&quot;prefix&quot;:&quot;&quot;,&quot;itemData&quot;:{&quot;page&quot;:&quot;14-24&quot;,&quot;event-place&quot;:&quot;Virtual Event New Zealand&quot;,&quot;URL&quot;:&quot;https://dl.acm.org/doi/10.1145/3372782.3406256&quot;,&quot;source&quot;:&quot;DOI.org (Crossref)&quot;,&quot;publisher&quot;:&quot;ACM&quot;,&quot;ISBN&quot;:&quot;978-1-4503-7092-9&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type&quot;:&quot;paper-conference&quot;,&quot;accessed&quot;:{&quot;date-parts&quot;:[[2021,12,21]]},&quot;DOI&quot;:&quot;10.1145/3372782.3406256&quot;,&quot;citation-key&quot;:&quot;franklin_analysis_2020&quot;,&quot;title&quot;:&quot;An Analysis of Use-Modify-Create Pedagogical Approach's Success in Balancing Structure and Student Agency&quot;,&quot;issued&quot;:{&quot;date-parts&quot;:[[2020,8,10]]},&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event-title&quot;:&quot;ICER '20: International Computing Education Research Conference&quot;,&quot;publisher-place&quot;:&quot;Virtual Event New Zealand&quot;,&quot;container-title&quot;:&quot;Proceedings of the 2020 ACM Conference on International Computing Education Research&quot;},&quot;uris&quot;:[&quot;http://zotero.org/users/1913249/items/7NFVC6Q7&quot;],&quot;uri&quot;:[&quot;http://zotero.org/users/1913249/items/7NFVC6Q7&quot;]}],&quot;schema&quot;:&quot;https://github.com/citation-style-language/schema/raw/master/csl-citation.json&quot;,&quot;properties&quot;:{&quot;formattedCitation&quot;:&quot;[@franklin_analysis_2020]&quot;,&quot;noteIndex&quot;:0}} RNDwqgfhllhpw"/>. Other work from UMC proponent Lytle suggests a list of extensions to choose from swapping create for choose <text:reference-mark-start text:name="ZOTERO_ITEM CSL_CITATION {&quot;citationID&quot;:&quot;nzqqzukn&quot;,&quot;citationItems&quot;:[{&quot;suffix&quot;:&quot;&quot;,&quot;id&quot;:8703,&quot;prefix&quot;:&quot;&quot;,&quot;itemData&quot;:{&quot;page&quot;:&quot;1–6&quot;,&quot;event-place&quot;:&quot;New York, NY, USA&quot;,&quot;title-short&quot;:&quot;From 'Use' to 'Choose'&quot;,&quot;URL&quot;:&quot;https://dl.acm.org/doi/10.1145/3361721.3362110&quot;,&quot;source&quot;:&quot;ACM Digital Library&quot;,&quot;publisher&quot;:&quot;Association for Computing Machinery&quot;,&quot;ISBN&quot;:&quot;978-1-4503-7704-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collection-title&quot;:&quot;WiPSCE'19&quot;,&quot;accessed&quot;:{&quot;date-parts&quot;:[[2023,6,12]]},&quot;DOI&quot;:&quot;10.1145/3361721.3362110&quot;,&quot;citation-key&quot;:&quot;lytle_use_2019-1&quot;,&quot;title&quot;:&quot;From 'Use' to 'Choose': Scaffolding CT Curricula and Exploring Student Choices while Programming (Practical Report)&quot;,&quot;container-title&quot;:&quot;Proceedings of the 14th Workshop in Primary and Secondary Computing Education&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2019,10,23]]},&quot;publisher-place&quot;:&quot;New York, NY, USA&quot;,&quot;id&quot;:&quot;lytle_use_2019-1&quot;},&quot;uris&quot;:[&quot;http://zotero.org/users/1913249/items/KMBB3CBW&quot;],&quot;uri&quot;:[&quot;http://zotero.org/users/1913249/items/KMBB3CBW&quot;]}],&quot;schema&quot;:&quot;https://github.com/citation-style-language/schema/raw/master/csl-citation.json&quot;,&quot;properties&quot;:{&quot;formattedCitation&quot;:&quot;[@lytle_use_2019-1]&quot;,&quot;noteIndex&quot;:0}} RNDiqtwnpcyio"/>&lt;Do Zotero Refresh: [@lytle_use_2019-1]&gt;<text:reference-mark-end text:name="ZOTERO_ITEM CSL_CITATION {&quot;citationID&quot;:&quot;nzqqzukn&quot;,&quot;citationItems&quot;:[{&quot;suffix&quot;:&quot;&quot;,&quot;id&quot;:8703,&quot;prefix&quot;:&quot;&quot;,&quot;itemData&quot;:{&quot;page&quot;:&quot;1–6&quot;,&quot;event-place&quot;:&quot;New York, NY, USA&quot;,&quot;title-short&quot;:&quot;From 'Use' to 'Choose'&quot;,&quot;URL&quot;:&quot;https://dl.acm.org/doi/10.1145/3361721.3362110&quot;,&quot;source&quot;:&quot;ACM Digital Library&quot;,&quot;publisher&quot;:&quot;Association for Computing Machinery&quot;,&quot;ISBN&quot;:&quot;978-1-4503-7704-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collection-title&quot;:&quot;WiPSCE'19&quot;,&quot;accessed&quot;:{&quot;date-parts&quot;:[[2023,6,12]]},&quot;DOI&quot;:&quot;10.1145/3361721.3362110&quot;,&quot;citation-key&quot;:&quot;lytle_use_2019-1&quot;,&quot;title&quot;:&quot;From 'Use' to 'Choose': Scaffolding CT Curricula and Exploring Student Choices while Programming (Practical Report)&quot;,&quot;container-title&quot;:&quot;Proceedings of the 14th Workshop in Primary and Secondary Computing Education&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2019,10,23]]},&quot;publisher-place&quot;:&quot;New York, NY, USA&quot;,&quot;id&quot;:&quot;lytle_use_2019-1&quot;},&quot;uris&quot;:[&quot;http://zotero.org/users/1913249/items/KMBB3CBW&quot;],&quot;uri&quot;:[&quot;http://zotero.org/users/1913249/items/KMBB3CBW&quot;]}],&quot;schema&quot;:&quot;https://github.com/citation-style-language/schema/raw/master/csl-citation.json&quot;,&quot;properties&quot;:{&quot;formattedCitation&quot;:&quot;[@lytle_use_2019-1]&quot;,&quot;noteIndex&quot;:0}} RNDiqtwnpcyio"/>. Based partly on the cause of teacher stress caused by the open ended nature of the “Create” part of the model.<text:line-break/>Other researchers used to scaffold creation of coding projects by novices <text:reference-mark-start text:name="ZOTERO_ITEM CSL_CITATION {&quot;citationID&quot;:&quot;bunyluds&quot;,&quot;citationItems&quot;:[{&quot;suffix&quot;:&quot;&quot;,&quot;id&quot;:8698,&quot;prefix&quot;:&quot;&quot;,&quot;itemData&quot;:{&quot;page&quot;:&quot;394–400&quot;,&quot;event-place&quot;:&quot;New York, NY, USA&quot;,&quot;URL&quot;:&quot;https://dl.acm.org/doi/10.1145/3430665.3456370&quot;,&quot;source&quot;:&quot;ACM Digital Library&quot;,&quot;publisher&quot;:&quot;Association for Computing Machinery&quot;,&quot;ISBN&quot;:&quot;978-1-4503-8214-4&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type&quot;:&quot;paper-conference&quot;,&quot;collection-title&quot;:&quot;ITiCSE '21&quot;,&quot;accessed&quot;:{&quot;date-parts&quot;:[[2023,6,12]]},&quot;DOI&quot;:&quot;10.1145/3430665.3456370&quot;,&quot;citation-key&quot;:&quot;wang_novices_2021&quot;,&quot;title&quot;:&quot;Novices' Learning Barriers When Using Code Examples in Open-Ended Programming&quot;,&quot;container-title&quot;:&quot;Proceedings of the 26th ACM Conference on Innovation and Technology in Computer Science Education V. 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ssued&quot;:{&quot;date-parts&quot;:[[2021,6,26]]},&quot;publisher-place&quot;:&quot;New York, NY, USA&quot;,&quot;id&quot;:&quot;wang_novices_2021&quot;},&quot;uris&quot;:[&quot;http://zotero.org/users/1913249/items/D6ZVJHNB&quot;],&quot;uri&quot;:[&quot;http://zotero.org/users/1913249/items/D6ZVJHNB&quot;]}],&quot;schema&quot;:&quot;https://github.com/citation-style-language/schema/raw/master/csl-citation.json&quot;,&quot;properties&quot;:{&quot;formattedCitation&quot;:&quot;[@wang_novices_2021]&quot;,&quot;noteIndex&quot;:0}} RNDgpavmnudeu"/>&lt;Do Zotero Refresh: [@wang_novices_2021]&gt;<text:reference-mark-end text:name="ZOTERO_ITEM CSL_CITATION {&quot;citationID&quot;:&quot;bunyluds&quot;,&quot;citationItems&quot;:[{&quot;suffix&quot;:&quot;&quot;,&quot;id&quot;:8698,&quot;prefix&quot;:&quot;&quot;,&quot;itemData&quot;:{&quot;page&quot;:&quot;394–400&quot;,&quot;event-place&quot;:&quot;New York, NY, USA&quot;,&quot;URL&quot;:&quot;https://dl.acm.org/doi/10.1145/3430665.3456370&quot;,&quot;source&quot;:&quot;ACM Digital Library&quot;,&quot;publisher&quot;:&quot;Association for Computing Machinery&quot;,&quot;ISBN&quot;:&quot;978-1-4503-8214-4&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type&quot;:&quot;paper-conference&quot;,&quot;collection-title&quot;:&quot;ITiCSE '21&quot;,&quot;accessed&quot;:{&quot;date-parts&quot;:[[2023,6,12]]},&quot;DOI&quot;:&quot;10.1145/3430665.3456370&quot;,&quot;citation-key&quot;:&quot;wang_novices_2021&quot;,&quot;title&quot;:&quot;Novices' Learning Barriers When Using Code Examples in Open-Ended Programming&quot;,&quot;container-title&quot;:&quot;Proceedings of the 26th ACM Conference on Innovation and Technology in Computer Science Education V. 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ssued&quot;:{&quot;date-parts&quot;:[[2021,6,26]]},&quot;publisher-place&quot;:&quot;New York, NY, USA&quot;,&quot;id&quot;:&quot;wang_novices_2021&quot;},&quot;uris&quot;:[&quot;http://zotero.org/users/1913249/items/D6ZVJHNB&quot;],&quot;uri&quot;:[&quot;http://zotero.org/users/1913249/items/D6ZVJHNB&quot;]}],&quot;schema&quot;:&quot;https://github.com/citation-style-language/schema/raw/master/csl-citation.json&quot;,&quot;properties&quot;:{&quot;formattedCitation&quot;:&quot;[@wang_novices_2021]&quot;,&quot;noteIndex&quot;:0}} RNDgpavmnudeu"/> and note barriers students encoutered including, mapping barriers, other</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Text_20_body"><text:span text:style-name="T2">GAP in the resaseach:</text:span></text:p>
      <text:p text:style-name="Text_20_body">No research for GDP pattern collection for to text code games with for CS or game studies in young people.</text:p>
      <text:p text:style-name="Text_20_body"><text:span text:style-name="T2">Link paragraph to game making pedagogies</text:span></text:p>
      <text:h text:style-name="Heading_20_2" text:outline-level="2"><text:bookmark-start text:name="relevant-case-studies-research-in-digital-making-context---family-making-ito-gee-etc-5th-dimension"/>Relevant case studies / research in digital making context - Family Making, Ito / Gee etc, 5th Dimension<text:bookmark-end text:name="relevant-case-studies-research-in-digital-making-context---family-making-ito-gee-etc-5th-dimension"/></text:h>
      <text:p text:style-name="First_20_paragraph">Outline case studies of similar work and identify gaps.</text:p>
      <text:p text:style-name="Text_20_body">Gap in particular exploring support for face-to-face informal communities.</text:p>
      <text:h text:style-name="Heading_20_3" text:outline-level="3"><text:bookmark-start text:name="family-making---what-in-particular-to-explore"/>Family Making - WHAT IN PARTICULAR TO EXPLORE ?<text:bookmark-end text:name="family-making---what-in-particular-to-explore"/></text:h>
      <text:p text:style-name="First_20_paragraph">Roque’s work is founded on sociocultural / situated understandings of learning and brings it into a non-formal learning environment. A key question she asks is how can facilitators help develop participation in community activities (<text:span text:style-name="T2">roqueBecomingFacilitatorsCreative2018?</text:span>). I extend this in this study, how can the learning design contribute?</text:p>
      <text:p text:style-name="Text_20_body">It is of value to explore the community aspect…</text:p>
      <text:p text:style-name="Text_20_body">In particular st</text:p>
      <text:h text:style-name="Heading_20_3" text:outline-level="3"><text:bookmark-start text:name="game-playing-and-making-communities---community-activities-around-the-game-gee-ito"/>Game playing and making communities - community activities around the game Gee / Ito<text:bookmark-end text:name="game-playing-and-making-communities---community-activities-around-the-game-gee-ito"/></text:h>
      <text:p text:style-name="First_20_paragraph">Games are funds of knowledge</text:p>
      <text:h text:style-name="Heading_20_3" text:outline-level="3"><text:bookmark-start text:name="mozilla---teach-the-web"/>Mozilla - Teach the Web<text:bookmark-end text:name="mozilla---teach-the-web"/></text:h>
      <text:p text:style-name="First_20_paragraph">Javascript as coding language, Phaser as a game making framework and Glitch as a code environment, are highly authentic and used by both professional coders and enthusiasts alike. A Mozilla white paper <text:reference-mark-start text:name="ZOTERO_ITEM CSL_CITATION {&quot;citationID&quot;:&quot;qfryussh&quot;,&quot;citationItems&quot;:[{&quot;suffix&quot;:&quot;&quot;,&quot;id&quot;:1091,&quot;prefix&quot;:&quot;&quot;,&quot;itemData&quot;:{&quot;citation-key&quot;:&quot;mozilla_foundation_webmaker_2014&quot;,&quot;issued&quot;:{&quot;date-parts&quot;:[[2014]]},&quot;type&quot;:&quot;webpage&quot;,&quot;id&quot;:&quot;mozilla_foundation_webmaker_2014&quot;,&quot;author&quot;:[{&quot;literal&quot;:&quot;Mozilla Foundation&quot;}],&quot;URL&quot;:&quot;https://wiki.mozilla.org/Webmaker/Whitepaper&quot;,&quot;accessed&quot;:{&quot;date-parts&quot;:[[2015,5,9]]},&quot;title&quot;:&quot;Webmaker Whitepaper&quot;},&quot;uris&quot;:[&quot;http://zotero.org/users/1913249/items/MRBIFKUU&quot;],&quot;uri&quot;:[&quot;http://zotero.org/users/1913249/items/MRBIFKUU&quot;]}],&quot;schema&quot;:&quot;https://github.com/citation-style-language/schema/raw/master/csl-citation.json&quot;,&quot;properties&quot;:{&quot;formattedCitation&quot;:&quot;[@mozilla_foundation_webmaker_2014]&quot;,&quot;noteIndex&quot;:0}} RNDqecuwijwdw"/>&lt;Do Zotero Refresh: [@mozilla_foundation_webmaker_2014]&gt;<text:reference-mark-end text:name="ZOTERO_ITEM CSL_CITATION {&quot;citationID&quot;:&quot;qfryussh&quot;,&quot;citationItems&quot;:[{&quot;suffix&quot;:&quot;&quot;,&quot;id&quot;:1091,&quot;prefix&quot;:&quot;&quot;,&quot;itemData&quot;:{&quot;citation-key&quot;:&quot;mozilla_foundation_webmaker_2014&quot;,&quot;issued&quot;:{&quot;date-parts&quot;:[[2014]]},&quot;type&quot;:&quot;webpage&quot;,&quot;id&quot;:&quot;mozilla_foundation_webmaker_2014&quot;,&quot;author&quot;:[{&quot;literal&quot;:&quot;Mozilla Foundation&quot;}],&quot;URL&quot;:&quot;https://wiki.mozilla.org/Webmaker/Whitepaper&quot;,&quot;accessed&quot;:{&quot;date-parts&quot;:[[2015,5,9]]},&quot;title&quot;:&quot;Webmaker Whitepaper&quot;},&quot;uris&quot;:[&quot;http://zotero.org/users/1913249/items/MRBIFKUU&quot;],&quot;uri&quot;:[&quot;http://zotero.org/users/1913249/items/MRBIFKUU&quot;]}],&quot;schema&quot;:&quot;https://github.com/citation-style-language/schema/raw/master/csl-citation.json&quot;,&quot;properties&quot;:{&quot;formattedCitation&quot;:&quot;[@mozilla_foundation_webmaker_2014]&quot;,&quot;noteIndex&quot;:0}} RNDqecuwijwdw"/> outlines the power of exploring web technology as an empowering activity. My own work in this area has been informed by work developing teaching materials for the Mozilla Foundation as part of the Teach the Web programme.</text:p>
      <text:p text:style-name="Text_20_body"/>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I contributed to the Mozilla teach the web programme by writing a course called Quacking Javascript. My report on the underlying pedagogical approach outlines the following possibilities; playful approach, use of online games, use of popular culture references to increase engagement <text:reference-mark-start text:name="ZOTERO_ITEM CSL_CITATION {&quot;citationID&quot;:&quot;kyzosxca&quot;,&quot;citationItems&quot;:[{&quot;suffix&quot;:&quot;&quot;,&quot;id&quot;:1019,&quot;prefix&quot;:&quot;&quot;,&quot;itemData&quot;:{&quot;citation-key&quot;:&quot;chesterman_webmaking_2015&quot;,&quot;issued&quot;:{&quot;date-parts&quot;:[[2015]]},&quot;type&quot;:&quot;webpage&quot;,&quot;id&quot;:&quot;chesterman_webmaking_2015&quot;,&quot;author&quot;:[{&quot;family&quot;:&quot;Chesterman&quot;,&quot;given&quot;:&quot;Mick&quot;}],&quot;URL&quot;:&quot;http://digitalducks.org/blog/project-report-webmaking/&quot;,&quot;accessed&quot;:{&quot;date-parts&quot;:[[2016,3,19]]},&quot;title&quot;:&quot;Webmaking using Javascript to promote student engagement and constructivist learning approaches at KS3&quot;},&quot;uris&quot;:[&quot;http://zotero.org/users/1913249/items/UIIVWFPB&quot;],&quot;uri&quot;:[&quot;http://zotero.org/users/1913249/items/UIIVWFPB&quot;]}],&quot;schema&quot;:&quot;https://github.com/citation-style-language/schema/raw/master/csl-citation.json&quot;,&quot;properties&quot;:{&quot;formattedCitation&quot;:&quot;[@chesterman_webmaking_2015]&quot;,&quot;noteIndex&quot;:0}} RNDeiagaqmspg"/>&lt;Do Zotero Refresh: [@chesterman_webmaking_2015]&gt;<text:reference-mark-end text:name="ZOTERO_ITEM CSL_CITATION {&quot;citationID&quot;:&quot;kyzosxca&quot;,&quot;citationItems&quot;:[{&quot;suffix&quot;:&quot;&quot;,&quot;id&quot;:1019,&quot;prefix&quot;:&quot;&quot;,&quot;itemData&quot;:{&quot;citation-key&quot;:&quot;chesterman_webmaking_2015&quot;,&quot;issued&quot;:{&quot;date-parts&quot;:[[2015]]},&quot;type&quot;:&quot;webpage&quot;,&quot;id&quot;:&quot;chesterman_webmaking_2015&quot;,&quot;author&quot;:[{&quot;family&quot;:&quot;Chesterman&quot;,&quot;given&quot;:&quot;Mick&quot;}],&quot;URL&quot;:&quot;http://digitalducks.org/blog/project-report-webmaking/&quot;,&quot;accessed&quot;:{&quot;date-parts&quot;:[[2016,3,19]]},&quot;title&quot;:&quot;Webmaking using Javascript to promote student engagement and constructivist learning approaches at KS3&quot;},&quot;uris&quot;:[&quot;http://zotero.org/users/1913249/items/UIIVWFPB&quot;],&quot;uri&quot;:[&quot;http://zotero.org/users/1913249/items/UIIVWFPB&quot;]}],&quot;schema&quot;:&quot;https://github.com/citation-style-language/schema/raw/master/csl-citation.json&quot;,&quot;properties&quot;:{&quot;formattedCitation&quot;:&quot;[@chesterman_webmaking_2015]&quot;,&quot;noteIndex&quot;:0}} RNDeiagaqmspg"/>.</text:p>
      <text:h text:style-name="Heading_20_4" text:outline-level="4"><text:bookmark-start text:name="phaser.js"/>Phaser.js<text:bookmark-end text:name="phaser.js"/></text:h>
      <text:p text:style-name="First_20_paragraph">While the Webmaker program was discontinued and the end of a funding cycle, ongoing core work of Mozilla to provide resources for webdevelopers. One strand of this is game development using javascript https://developer.mozilla.org/en-US/docs/Games</text:p>
      <text:p text:style-name="Text_20_body">Mozilla chose phaser as a javascript library/ framework (see Glossary). Phaser is a javascript framework embedded in html page. Unlike many game making tools this tools set can be extended to other kinds of projects and is a professional and foundational toolset used to build the majority of websites and many phone applications.</text:p>
      <text:h text:style-name="Heading_20_4" text:outline-level="4"><text:bookmark-start text:name="tensions-surrounding-authenticity-of-tool-use--move-to-lit-review-end-discussion"/>Tensions surrounding authenticity of tool use- move to LIT REVIEW / END DISCUSSION?<text:bookmark-end text:name="tensions-surrounding-authenticity-of-tool-use--move-to-lit-review-end-discussion"/></text:h>
      <text:p text:style-name="First_20_paragraph">Rainer, Bolton and other practitioner-researchers agree on the potential and value of exploring other subject matter - e.g. literacy, maths, science and history - and undertaking authentic project work within a drama frame <text:reference-mark-start text:name="ZOTERO_ITEM CSL_CITATION {&quot;citationID&quot;:&quot;liocmrwi&quot;,&quot;citationItems&quot;:[{&quot;suppress-author&quot;:true,&quot;suffix&quot;:&quot;&quot;,&quot;prefix&quot;:&quot;&quot;,&quot;id&quot;:3679,&quot;itemData&quot;:{&quot;language&quot;:&quot;en&quot;,&quot;title-short&quot;:&quot;Drama at the Heart of the Secondary School&quot;,&quot;type&quot;:&quot;book&quot;,&quot;number-of-pages&quot;:&quot;286&quot;,&quot;source&quot;:&quot;Google Books&quot;,&quot;issued&quot;:{&quot;date-parts&quot;:[[2012,3,15]]},&quot;publisher&quot;:&quot;Routledge&quot;,&quot;title&quot;:&quot;Drama at the Heart of the Secondary School: Projects to Promote Authentic Learning&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citation-key&quot;:&quot;rainer_drama_2012&quot;,&quot;ISBN&quot;:&quot;978-1-136-49649-3&quot;,&quot;author&quot;:[{&quot;family&quot;:&quot;Rainer&quot;,&quot;given&quot;:&quot;John&quot;},{&quot;family&quot;:&quot;Lewis&quot;,&quot;given&quot;:&quot;Martin&quot;}]},&quot;uri&quot;:[&quot;http://zotero.org/users/1913249/items/L9DXC8RY&quot;],&quot;uris&quot;:[&quot;http://zotero.org/users/1913249/items/L9DXC8RY&quot;]}],&quot;schema&quot;:&quot;https://github.com/citation-style-language/schema/raw/master/csl-citation.json&quot;,&quot;properties&quot;:{&quot;formattedCitation&quot;:&quot;[-@rainer_drama_2012]&quot;,&quot;noteIndex&quot;:0}} RNDzgfdcpbcdt"/>&lt;Do Zotero Refresh: [-@rainer_drama_2012]&gt;<text:reference-mark-end text:name="ZOTERO_ITEM CSL_CITATION {&quot;citationID&quot;:&quot;liocmrwi&quot;,&quot;citationItems&quot;:[{&quot;suppress-author&quot;:true,&quot;suffix&quot;:&quot;&quot;,&quot;prefix&quot;:&quot;&quot;,&quot;id&quot;:3679,&quot;itemData&quot;:{&quot;language&quot;:&quot;en&quot;,&quot;title-short&quot;:&quot;Drama at the Heart of the Secondary School&quot;,&quot;type&quot;:&quot;book&quot;,&quot;number-of-pages&quot;:&quot;286&quot;,&quot;source&quot;:&quot;Google Books&quot;,&quot;issued&quot;:{&quot;date-parts&quot;:[[2012,3,15]]},&quot;publisher&quot;:&quot;Routledge&quot;,&quot;title&quot;:&quot;Drama at the Heart of the Secondary School: Projects to Promote Authentic Learning&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citation-key&quot;:&quot;rainer_drama_2012&quot;,&quot;ISBN&quot;:&quot;978-1-136-49649-3&quot;,&quot;author&quot;:[{&quot;family&quot;:&quot;Rainer&quot;,&quot;given&quot;:&quot;John&quot;},{&quot;family&quot;:&quot;Lewis&quot;,&quot;given&quot;:&quot;Martin&quot;}]},&quot;uri&quot;:[&quot;http://zotero.org/users/1913249/items/L9DXC8RY&quot;],&quot;uris&quot;:[&quot;http://zotero.org/users/1913249/items/L9DXC8RY&quot;]}],&quot;schema&quot;:&quot;https://github.com/citation-style-language/schema/raw/master/csl-citation.json&quot;,&quot;properties&quot;:{&quot;formattedCitation&quot;:&quot;[-@rainer_drama_2012]&quot;,&quot;noteIndex&quot;:0}} RNDzgfdcpbcdt"/>.</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tange of working with digital tools is that if issues of complexity and cost can be addressed access to laptops and the internet allow learners to use very similar production tools to professionals.</text:p>
      <text:p text:style-name="Text_20_body"><text:span text:style-name="T2">Key message: authentic tools and processes can increase agency but facilitators should use them with careful curation - as there are negative effects too</text:span></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citationID&quot;:&quot;zgtdoukp&quot;,&quot;citationItems&quot;:[{&quot;suffix&quot;:&quot;&quot;,&quot;id&quot;:8832,&quot;prefix&quot;:&quot;&quot;,&quot;itemData&quot;:{&quot;type&quot;:&quot;paper-conference&quot;,&quot;page&quot;:&quot;543-551&quot;,&quot;title-short&quot;:&quot;Computing education in K-12 schools&quot;,&quot;title&quot;:&quot;Computing education in K-12 schools: A review of the literature&quot;,&quot;ISSN&quot;:&quot;2165-9567&quot;,&quot;DOI&quot;:&quot;10.1109/EDUCON.2015.7096023&quot;,&quot;citation-key&quot;:&quot;garneli_computing_2015-1&quot;,&quot;source&quot;:&quot;IEEE Xplore&quot;,&quot;issued&quot;:{&quot;date-parts&quot;:[[2015,3]]},&quot;id&quot;:&quot;garneli_computing_2015-1&quot;,&quot;author&quot;:[{&quot;family&quot;:&quot;Garneli&quot;,&quot;given&quot;:&quot;Varvara&quot;},{&quot;family&quot;:&quot;Giannakos&quot;,&quot;given&quot;:&quot;Michail N.&quot;},{&quot;family&quot;:&quot;Chorianopoulos&quot;,&quot;given&quot;:&quot;Konstantinos&quot;}],&quot;event-title&quot;:&quot;2015 IEEE Global Engineering Education Conference (EDUCON)&quot;,&quot;container-title&quot;:&quot;2015 IEEE Global Engineering Education Conference (EDUCON)&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uris&quot;:[&quot;http://zotero.org/users/1913249/items/JS7WH5LK&quot;],&quot;uri&quot;:[&quot;http://zotero.org/users/1913249/items/JS7WH5LK&quot;]},{&quot;suffix&quot;:&quot;&quot;,&quot;id&quot;:8831,&quot;prefix&quot;:&quot;&quot;,&quot;itemData&quot;:{&quot;citation-key&quot;:&quot;humble_use_nodate&quot;,&quot;type&quot;:&quot;article-journal&quot;,&quot;title&quot;:&quot;The use of Programming Tools in Teaching and Learning Material by K-12 Teachers&quot;,&quot;id&quot;:&quot;humble_use_nodate&quot;,&quot;author&quot;:[{&quot;family&quot;:&quot;Humble&quot;,&quot;given&quot;:&quot;Niklas&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uris&quot;:[&quot;http://zotero.org/users/1913249/items/TDQEKVP4&quot;],&quot;uri&quot;:[&quot;http://zotero.org/users/1913249/items/TDQEKVP4&quot;]}],&quot;schema&quot;:&quot;https://github.com/citation-style-language/schema/raw/master/csl-citation.json&quot;,&quot;properties&quot;:{&quot;formattedCitation&quot;:&quot;[@garneli_computing_2015-1; @humble_use_nodate]&quot;,&quot;noteIndex&quot;:0}} RNDlxiaetjsvv"/>&lt;Do Zotero Refresh: [@garneli_computing_2015-1; @humble_use_nodate]&gt;<text:reference-mark-end text:name="ZOTERO_ITEM CSL_CITATION {&quot;citationID&quot;:&quot;zgtdoukp&quot;,&quot;citationItems&quot;:[{&quot;suffix&quot;:&quot;&quot;,&quot;id&quot;:8832,&quot;prefix&quot;:&quot;&quot;,&quot;itemData&quot;:{&quot;type&quot;:&quot;paper-conference&quot;,&quot;page&quot;:&quot;543-551&quot;,&quot;title-short&quot;:&quot;Computing education in K-12 schools&quot;,&quot;title&quot;:&quot;Computing education in K-12 schools: A review of the literature&quot;,&quot;ISSN&quot;:&quot;2165-9567&quot;,&quot;DOI&quot;:&quot;10.1109/EDUCON.2015.7096023&quot;,&quot;citation-key&quot;:&quot;garneli_computing_2015-1&quot;,&quot;source&quot;:&quot;IEEE Xplore&quot;,&quot;issued&quot;:{&quot;date-parts&quot;:[[2015,3]]},&quot;id&quot;:&quot;garneli_computing_2015-1&quot;,&quot;author&quot;:[{&quot;family&quot;:&quot;Garneli&quot;,&quot;given&quot;:&quot;Varvara&quot;},{&quot;family&quot;:&quot;Giannakos&quot;,&quot;given&quot;:&quot;Michail N.&quot;},{&quot;family&quot;:&quot;Chorianopoulos&quot;,&quot;given&quot;:&quot;Konstantinos&quot;}],&quot;event-title&quot;:&quot;2015 IEEE Global Engineering Education Conference (EDUCON)&quot;,&quot;container-title&quot;:&quot;2015 IEEE Global Engineering Education Conference (EDUCON)&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uris&quot;:[&quot;http://zotero.org/users/1913249/items/JS7WH5LK&quot;],&quot;uri&quot;:[&quot;http://zotero.org/users/1913249/items/JS7WH5LK&quot;]},{&quot;suffix&quot;:&quot;&quot;,&quot;id&quot;:8831,&quot;prefix&quot;:&quot;&quot;,&quot;itemData&quot;:{&quot;citation-key&quot;:&quot;humble_use_nodate&quot;,&quot;type&quot;:&quot;article-journal&quot;,&quot;title&quot;:&quot;The use of Programming Tools in Teaching and Learning Material by K-12 Teachers&quot;,&quot;id&quot;:&quot;humble_use_nodate&quot;,&quot;author&quot;:[{&quot;family&quot;:&quot;Humble&quot;,&quot;given&quot;:&quot;Niklas&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uris&quot;:[&quot;http://zotero.org/users/1913249/items/TDQEKVP4&quot;],&quot;uri&quot;:[&quot;http://zotero.org/users/1913249/items/TDQEKVP4&quot;]}],&quot;schema&quot;:&quot;https://github.com/citation-style-language/schema/raw/master/csl-citation.json&quot;,&quot;properties&quot;:{&quot;formattedCitation&quot;:&quot;[@garneli_computing_2015-1; @humble_use_nodate]&quot;,&quot;noteIndex&quot;:0}} RNDlxiaetjsvv"/>, media making and STEM in general. [IF SO FIND THIS ]</text:p>
      <text:h text:style-name="Heading_20_3" text:outline-level="3"><text:bookmark-start text:name="game-jams-game-competitions"/>Game jams &amp; game competitions<text:bookmark-end text:name="game-jams-game-competitions"/></text:h>
      <text:p text:style-name="First_20_paragraph">Some of the tools that emerge allow participants to rapidly explore game concepts - See exercises on - space, mechanics, rules,</text:p>
      <text:p text:style-name="Text_20_body">Hackathons, Game Jams and accelerated production methods</text:p>
      <text:p text:style-name="Text_20_body">Hackathon events are characterise by a time constrained and thus accelerated production ethos. They have widened beyond code to embrace other creative and educational domains <text:reference-mark-start text:name="ZOTERO_ITEM CSL_CITATION {&quot;citationID&quot;:&quot;ksdjyinb&quot;,&quot;citationItems&quot;:[{&quot;suffix&quot;:&quot;&quot;,&quot;id&quot;:1670,&quot;prefix&quot;:&quot;&quot;,&quot;itemData&quot;:{&quot;page&quot;:&quot;349-357&quot;,&quot;title-short&quot;:&quot;Civic Hackathons&quot;,&quot;URL&quot;:&quot;http://doi.wiley.com/10.1111/ropr.12074&quot;,&quot;ISSN&quot;:&quot;1541132X&quot;,&quot;source&quot;:&quot;CrossRef&quot;,&quot;author&quot;:[{&quot;family&quot;:&quot;Johnson&quot;,&quot;given&quot;:&quot;Peter&quot;},{&quot;family&quot;:&quot;Robinson&quot;,&quot;given&quot;:&quot;Pamela&quot;}],&quot;type&quot;:&quot;article-journal&quot;,&quot;accessed&quot;:{&quot;date-parts&quot;:[[2017,10,30]]},&quot;issue&quot;:&quot;4&quot;,&quot;issued&quot;:{&quot;date-parts&quot;:[[2014,7]]},&quot;volume&quot;:&quot;31&quot;,&quot;language&quot;:&quot;en&quot;,&quot;id&quot;:&quot;johnson_civic_2014&quot;,&quot;title&quot;:&quot;Civic Hackathons: Innovation, Procurement, or Civic Engagement?: Civic Hackathon: Procurement or Civic Engagement?&quot;,&quot;DOI&quot;:&quot;10.1111/ropr.12074&quot;,&quot;citation-key&quot;:&quot;johnson_civic_2014&quot;,&quot;container-title&quot;:&quot;Review of Policy Research&quot;},&quot;uris&quot;:[&quot;http://zotero.org/users/1913249/items/2BHISTSZ&quot;],&quot;uri&quot;:[&quot;http://zotero.org/users/1913249/items/2BHISTSZ&quot;]},{&quot;suffix&quot;:&quot;&quot;,&quot;id&quot;:1669,&quot;prefix&quot;:&quot;&quot;,&quot;itemData&quot;:{&quot;page&quot;:&quot;129-142&quot;,&quot;title-short&quot;:&quot;Learning through inquiry&quot;,&quot;URL&quot;:&quot;https://www.tandfonline.com/doi/full/10.1080/13562517.2016.1221805&quot;,&quot;ISSN&quot;:&quot;1356-2517, 1470-1294&quot;,&quot;source&quot;:&quot;CrossRef&quot;,&quot;author&quot;:[{&quot;family&quot;:&quot;Kienzler&quot;,&quot;given&quot;:&quot;Hanna&quot;},{&quot;family&quot;:&quot;Fontanesi&quot;,&quot;given&quot;:&quot;Carolyn&quot;}],&quot;type&quot;:&quot;article-journal&quot;,&quot;accessed&quot;:{&quot;date-parts&quot;:[[2017,10,30]]},&quot;issue&quot;:&quot;2&quot;,&quot;issued&quot;:{&quot;date-parts&quot;:[[2017,2,17]]},&quot;volume&quot;:&quot;22&quot;,&quot;language&quot;:&quot;en&quot;,&quot;id&quot;:&quot;kienzler_learning_2017&quot;,&quot;title&quot;:&quot;Learning through inquiry: a Global Health Hackathon&quot;,&quot;DOI&quot;:&quot;10.1080/13562517.2016.1221805&quot;,&quot;citation-key&quot;:&quot;kienzler_learning_2017&quot;,&quot;container-title&quot;:&quot;Teaching in Higher Education&quot;},&quot;uris&quot;:[&quot;http://zotero.org/users/1913249/items/UB7UWN7C&quot;],&quot;uri&quot;:[&quot;http://zotero.org/users/1913249/items/UB7UWN7C&quot;]}],&quot;schema&quot;:&quot;https://github.com/citation-style-language/schema/raw/master/csl-citation.json&quot;,&quot;properties&quot;:{&quot;formattedCitation&quot;:&quot;[@johnson_civic_2014; @kienzler_learning_2017]&quot;,&quot;noteIndex&quot;:0}} RNDyodbicicgx"/>&lt;Do Zotero Refresh: [@johnson_civic_2014; @kienzler_learning_2017]&gt;<text:reference-mark-end text:name="ZOTERO_ITEM CSL_CITATION {&quot;citationID&quot;:&quot;ksdjyinb&quot;,&quot;citationItems&quot;:[{&quot;suffix&quot;:&quot;&quot;,&quot;id&quot;:1670,&quot;prefix&quot;:&quot;&quot;,&quot;itemData&quot;:{&quot;page&quot;:&quot;349-357&quot;,&quot;title-short&quot;:&quot;Civic Hackathons&quot;,&quot;URL&quot;:&quot;http://doi.wiley.com/10.1111/ropr.12074&quot;,&quot;ISSN&quot;:&quot;1541132X&quot;,&quot;source&quot;:&quot;CrossRef&quot;,&quot;author&quot;:[{&quot;family&quot;:&quot;Johnson&quot;,&quot;given&quot;:&quot;Peter&quot;},{&quot;family&quot;:&quot;Robinson&quot;,&quot;given&quot;:&quot;Pamela&quot;}],&quot;type&quot;:&quot;article-journal&quot;,&quot;accessed&quot;:{&quot;date-parts&quot;:[[2017,10,30]]},&quot;issue&quot;:&quot;4&quot;,&quot;issued&quot;:{&quot;date-parts&quot;:[[2014,7]]},&quot;volume&quot;:&quot;31&quot;,&quot;language&quot;:&quot;en&quot;,&quot;id&quot;:&quot;johnson_civic_2014&quot;,&quot;title&quot;:&quot;Civic Hackathons: Innovation, Procurement, or Civic Engagement?: Civic Hackathon: Procurement or Civic Engagement?&quot;,&quot;DOI&quot;:&quot;10.1111/ropr.12074&quot;,&quot;citation-key&quot;:&quot;johnson_civic_2014&quot;,&quot;container-title&quot;:&quot;Review of Policy Research&quot;},&quot;uris&quot;:[&quot;http://zotero.org/users/1913249/items/2BHISTSZ&quot;],&quot;uri&quot;:[&quot;http://zotero.org/users/1913249/items/2BHISTSZ&quot;]},{&quot;suffix&quot;:&quot;&quot;,&quot;id&quot;:1669,&quot;prefix&quot;:&quot;&quot;,&quot;itemData&quot;:{&quot;page&quot;:&quot;129-142&quot;,&quot;title-short&quot;:&quot;Learning through inquiry&quot;,&quot;URL&quot;:&quot;https://www.tandfonline.com/doi/full/10.1080/13562517.2016.1221805&quot;,&quot;ISSN&quot;:&quot;1356-2517, 1470-1294&quot;,&quot;source&quot;:&quot;CrossRef&quot;,&quot;author&quot;:[{&quot;family&quot;:&quot;Kienzler&quot;,&quot;given&quot;:&quot;Hanna&quot;},{&quot;family&quot;:&quot;Fontanesi&quot;,&quot;given&quot;:&quot;Carolyn&quot;}],&quot;type&quot;:&quot;article-journal&quot;,&quot;accessed&quot;:{&quot;date-parts&quot;:[[2017,10,30]]},&quot;issue&quot;:&quot;2&quot;,&quot;issued&quot;:{&quot;date-parts&quot;:[[2017,2,17]]},&quot;volume&quot;:&quot;22&quot;,&quot;language&quot;:&quot;en&quot;,&quot;id&quot;:&quot;kienzler_learning_2017&quot;,&quot;title&quot;:&quot;Learning through inquiry: a Global Health Hackathon&quot;,&quot;DOI&quot;:&quot;10.1080/13562517.2016.1221805&quot;,&quot;citation-key&quot;:&quot;kienzler_learning_2017&quot;,&quot;container-title&quot;:&quot;Teaching in Higher Education&quot;},&quot;uris&quot;:[&quot;http://zotero.org/users/1913249/items/UB7UWN7C&quot;],&quot;uri&quot;:[&quot;http://zotero.org/users/1913249/items/UB7UWN7C&quot;]}],&quot;schema&quot;:&quot;https://github.com/citation-style-language/schema/raw/master/csl-citation.json&quot;,&quot;properties&quot;:{&quot;formattedCitation&quot;:&quot;[@johnson_civic_2014; @kienzler_learning_2017]&quot;,&quot;noteIndex&quot;:0}} RNDyodbicicgx"/></text:p>
      <text:p text:style-name="Text_20_body">The value of rapid prototyping has been popularised by Agile design techniques as a way to avoid wasted planning time. The theory being to create a minimal proof of concept and test with users.</text:p>
      <text:p text:style-name="Text_20_body">Accelerated production methods are being applied to a wide variety of domains. Game jams draw on rapid prototyping processes, and from hackathons they add constraints to accelerate creativity <text:reference-mark-start text:name="ZOTERO_ITEM CSL_CITATION {&quot;citationID&quot;:&quot;xrmjouks&quot;,&quot;citationItems&quot;:[{&quot;suffix&quot;:&quot;&quot;,&quot;id&quot;:1861,&quot;prefix&quot;:&quot;&quot;,&quot;itemData&quot;:{&quot;page&quot;:&quot;27-46&quot;,&quot;title-short&quot;:&quot;An International Study on Learning and Process Choices in the Global Game Jam&quot;,&quot;URL&quot;:&quot;http://services.igi-global.com/resolvedoi/resolve.aspx?doi=10.4018/ijgbl.2013100103&quot;,&quot;ISSN&quot;:&quot;2155-6849, 2155-6857&quot;,&quot;source&quot;:&quot;CrossRef&quot;,&quot;author&quot;:[{&quot;family&quot;:&quot;Arya&quot;,&quot;given&quot;:&quot;Ali&quot;},{&quot;family&quot;:&quot;Chastine&quot;,&quot;given&quot;:&quot;Jeff&quot;},{&quot;family&quot;:&quot;Preston&quot;,&quot;given&quot;:&quot;Jon&quot;},{&quot;family&quot;:&quot;Fowler&quot;,&quot;given&quot;:&quot;Allan&quot;}],&quot;type&quot;:&quot;article-journal&quot;,&quot;accessed&quot;:{&quot;date-parts&quot;:[[2017,10,30]]},&quot;issue&quot;:&quot;4&quot;,&quot;issued&quot;:{&quot;date-parts&quot;:[[2013,10]]},&quot;volume&quot;:&quot;3&quot;,&quot;language&quot;:&quot;en&quot;,&quot;id&quot;:&quot;arya_international_2013&quot;,&quot;title&quot;:&quot;An International Study on Learning and Process Choices in the Global Game Jam:&quot;,&quot;DOI&quot;:&quot;10.4018/ijgbl.2013100103&quot;,&quot;citation-key&quot;:&quot;arya_international_2013&quot;,&quot;container-title&quot;:&quot;International Journal of Game-Based Learning&quot;},&quot;uris&quot;:[&quot;http://zotero.org/users/1913249/items/IJSV76G7&quot;],&quot;uri&quot;:[&quot;http://zotero.org/users/1913249/items/IJSV76G7&quot;]},{&quot;suffix&quot;:&quot;&quot;,&quot;id&quot;:8847,&quot;prefix&quot;:&quot;&quot;,&quot;itemData&quot;:{&quot;citation-key&quot;:&quot;gabler2005prototype&quot;,&quot;issued&quot;:{&quot;date-parts&quot;:[[2005]]},&quot;type&quot;:&quot;article-journal&quot;,&quot;id&quot;:&quot;gabler2005prototype&quot;,&quot;author&quot;:[{&quot;family&quot;:&quot;Gabler&quot;,&quot;given&quot;:&quot;Kyle&quot;},{&quot;family&quot;:&quot;Gray&quot;,&quot;given&quot;:&quot;Kyle&quot;},{&quot;family&quot;:&quot;Shodhan&quot;,&quot;given&quot;:&quot;S&quot;},{&quot;family&quot;:&quot;Kucic&quot;,&quot;given&quot;:&quot;Matt&quot;}],&quot;container-title&quot;:&quot;Gamasutra, October&quot;,&quot;volume&quot;:&quot;26&quot;,&quot;title&quot;:&quot;How to prototype a game in under 7 days&quot;},&quot;uris&quot;:[&quot;http://zotero.org/users/1913249/items/S9CUYZL4&quot;],&quot;uri&quot;:[&quot;http://zotero.org/users/1913249/items/S9CUYZL4&quot;]}],&quot;schema&quot;:&quot;https://github.com/citation-style-language/schema/raw/master/csl-citation.json&quot;,&quot;properties&quot;:{&quot;formattedCitation&quot;:&quot;[@arya_international_2013; @gabler2005prototype]&quot;,&quot;noteIndex&quot;:0}} RNDotljovbsfa"/>&lt;Do Zotero Refresh: [@arya_international_2013; @gabler2005prototype]&gt;<text:reference-mark-end text:name="ZOTERO_ITEM CSL_CITATION {&quot;citationID&quot;:&quot;xrmjouks&quot;,&quot;citationItems&quot;:[{&quot;suffix&quot;:&quot;&quot;,&quot;id&quot;:1861,&quot;prefix&quot;:&quot;&quot;,&quot;itemData&quot;:{&quot;page&quot;:&quot;27-46&quot;,&quot;title-short&quot;:&quot;An International Study on Learning and Process Choices in the Global Game Jam&quot;,&quot;URL&quot;:&quot;http://services.igi-global.com/resolvedoi/resolve.aspx?doi=10.4018/ijgbl.2013100103&quot;,&quot;ISSN&quot;:&quot;2155-6849, 2155-6857&quot;,&quot;source&quot;:&quot;CrossRef&quot;,&quot;author&quot;:[{&quot;family&quot;:&quot;Arya&quot;,&quot;given&quot;:&quot;Ali&quot;},{&quot;family&quot;:&quot;Chastine&quot;,&quot;given&quot;:&quot;Jeff&quot;},{&quot;family&quot;:&quot;Preston&quot;,&quot;given&quot;:&quot;Jon&quot;},{&quot;family&quot;:&quot;Fowler&quot;,&quot;given&quot;:&quot;Allan&quot;}],&quot;type&quot;:&quot;article-journal&quot;,&quot;accessed&quot;:{&quot;date-parts&quot;:[[2017,10,30]]},&quot;issue&quot;:&quot;4&quot;,&quot;issued&quot;:{&quot;date-parts&quot;:[[2013,10]]},&quot;volume&quot;:&quot;3&quot;,&quot;language&quot;:&quot;en&quot;,&quot;id&quot;:&quot;arya_international_2013&quot;,&quot;title&quot;:&quot;An International Study on Learning and Process Choices in the Global Game Jam:&quot;,&quot;DOI&quot;:&quot;10.4018/ijgbl.2013100103&quot;,&quot;citation-key&quot;:&quot;arya_international_2013&quot;,&quot;container-title&quot;:&quot;International Journal of Game-Based Learning&quot;},&quot;uris&quot;:[&quot;http://zotero.org/users/1913249/items/IJSV76G7&quot;],&quot;uri&quot;:[&quot;http://zotero.org/users/1913249/items/IJSV76G7&quot;]},{&quot;suffix&quot;:&quot;&quot;,&quot;id&quot;:8847,&quot;prefix&quot;:&quot;&quot;,&quot;itemData&quot;:{&quot;citation-key&quot;:&quot;gabler2005prototype&quot;,&quot;issued&quot;:{&quot;date-parts&quot;:[[2005]]},&quot;type&quot;:&quot;article-journal&quot;,&quot;id&quot;:&quot;gabler2005prototype&quot;,&quot;author&quot;:[{&quot;family&quot;:&quot;Gabler&quot;,&quot;given&quot;:&quot;Kyle&quot;},{&quot;family&quot;:&quot;Gray&quot;,&quot;given&quot;:&quot;Kyle&quot;},{&quot;family&quot;:&quot;Shodhan&quot;,&quot;given&quot;:&quot;S&quot;},{&quot;family&quot;:&quot;Kucic&quot;,&quot;given&quot;:&quot;Matt&quot;}],&quot;container-title&quot;:&quot;Gamasutra, October&quot;,&quot;volume&quot;:&quot;26&quot;,&quot;title&quot;:&quot;How to prototype a game in under 7 days&quot;},&quot;uris&quot;:[&quot;http://zotero.org/users/1913249/items/S9CUYZL4&quot;],&quot;uri&quot;:[&quot;http://zotero.org/users/1913249/items/S9CUYZL4&quot;]}],&quot;schema&quot;:&quot;https://github.com/citation-style-language/schema/raw/master/csl-citation.json&quot;,&quot;properties&quot;:{&quot;formattedCitation&quot;:&quot;[@arya_international_2013; @gabler2005prototype]&quot;,&quot;noteIndex&quot;:0}} RNDotljovbsfa"/>.</text:p>
      <text:p text:style-name="Text_20_body">Game Jams are an a type of hackathon where participants create games individually or in teams in a time-constrained period, typically 24 or 48 hours. Team events often take place in physical venues which may be part of a wider global Jams <text:reference-mark-start text:name="ZOTERO_ITEM CSL_CITATION {&quot;citationID&quot;:&quot;bsbzheaq&quot;,&quot;citationItems&quot;:[{&quot;suffix&quot;:&quot;&quot;,&quot;id&quot;:1861,&quot;prefix&quot;:&quot;&quot;,&quot;itemData&quot;:{&quot;page&quot;:&quot;27-46&quot;,&quot;title-short&quot;:&quot;An International Study on Learning and Process Choices in the Global Game Jam&quot;,&quot;URL&quot;:&quot;http://services.igi-global.com/resolvedoi/resolve.aspx?doi=10.4018/ijgbl.2013100103&quot;,&quot;ISSN&quot;:&quot;2155-6849, 2155-6857&quot;,&quot;source&quot;:&quot;CrossRef&quot;,&quot;author&quot;:[{&quot;family&quot;:&quot;Arya&quot;,&quot;given&quot;:&quot;Ali&quot;},{&quot;family&quot;:&quot;Chastine&quot;,&quot;given&quot;:&quot;Jeff&quot;},{&quot;family&quot;:&quot;Preston&quot;,&quot;given&quot;:&quot;Jon&quot;},{&quot;family&quot;:&quot;Fowler&quot;,&quot;given&quot;:&quot;Allan&quot;}],&quot;type&quot;:&quot;article-journal&quot;,&quot;accessed&quot;:{&quot;date-parts&quot;:[[2017,10,30]]},&quot;issue&quot;:&quot;4&quot;,&quot;issued&quot;:{&quot;date-parts&quot;:[[2013,10]]},&quot;volume&quot;:&quot;3&quot;,&quot;language&quot;:&quot;en&quot;,&quot;id&quot;:&quot;arya_international_2013&quot;,&quot;title&quot;:&quot;An International Study on Learning and Process Choices in the Global Game Jam:&quot;,&quot;DOI&quot;:&quot;10.4018/ijgbl.2013100103&quot;,&quot;citation-key&quot;:&quot;arya_international_2013&quot;,&quot;container-title&quot;:&quot;International Journal of Game-Based Learning&quot;},&quot;uris&quot;:[&quot;http://zotero.org/users/1913249/items/IJSV76G7&quot;],&quot;uri&quot;:[&quot;http://zotero.org/users/1913249/items/IJSV76G7&quot;]}],&quot;schema&quot;:&quot;https://github.com/citation-style-language/schema/raw/master/csl-citation.json&quot;,&quot;properties&quot;:{&quot;formattedCitation&quot;:&quot;[@arya_international_2013]&quot;,&quot;noteIndex&quot;:0}} RNDhjtngqftat"/>&lt;Do Zotero Refresh: [@arya_international_2013]&gt;<text:reference-mark-end text:name="ZOTERO_ITEM CSL_CITATION {&quot;citationID&quot;:&quot;bsbzheaq&quot;,&quot;citationItems&quot;:[{&quot;suffix&quot;:&quot;&quot;,&quot;id&quot;:1861,&quot;prefix&quot;:&quot;&quot;,&quot;itemData&quot;:{&quot;page&quot;:&quot;27-46&quot;,&quot;title-short&quot;:&quot;An International Study on Learning and Process Choices in the Global Game Jam&quot;,&quot;URL&quot;:&quot;http://services.igi-global.com/resolvedoi/resolve.aspx?doi=10.4018/ijgbl.2013100103&quot;,&quot;ISSN&quot;:&quot;2155-6849, 2155-6857&quot;,&quot;source&quot;:&quot;CrossRef&quot;,&quot;author&quot;:[{&quot;family&quot;:&quot;Arya&quot;,&quot;given&quot;:&quot;Ali&quot;},{&quot;family&quot;:&quot;Chastine&quot;,&quot;given&quot;:&quot;Jeff&quot;},{&quot;family&quot;:&quot;Preston&quot;,&quot;given&quot;:&quot;Jon&quot;},{&quot;family&quot;:&quot;Fowler&quot;,&quot;given&quot;:&quot;Allan&quot;}],&quot;type&quot;:&quot;article-journal&quot;,&quot;accessed&quot;:{&quot;date-parts&quot;:[[2017,10,30]]},&quot;issue&quot;:&quot;4&quot;,&quot;issued&quot;:{&quot;date-parts&quot;:[[2013,10]]},&quot;volume&quot;:&quot;3&quot;,&quot;language&quot;:&quot;en&quot;,&quot;id&quot;:&quot;arya_international_2013&quot;,&quot;title&quot;:&quot;An International Study on Learning and Process Choices in the Global Game Jam:&quot;,&quot;DOI&quot;:&quot;10.4018/ijgbl.2013100103&quot;,&quot;citation-key&quot;:&quot;arya_international_2013&quot;,&quot;container-title&quot;:&quot;International Journal of Game-Based Learning&quot;},&quot;uris&quot;:[&quot;http://zotero.org/users/1913249/items/IJSV76G7&quot;],&quot;uri&quot;:[&quot;http://zotero.org/users/1913249/items/IJSV76G7&quot;]}],&quot;schema&quot;:&quot;https://github.com/citation-style-language/schema/raw/master/csl-citation.json&quot;,&quot;properties&quot;:{&quot;formattedCitation&quot;:&quot;[@arya_international_2013]&quot;,&quot;noteIndex&quot;:0}} RNDhjtngqftat"/>. Within Game Jams a breadth of materials are used including video games, interactive fiction, and even a Cardboard Jam <text:reference-mark-start text:name="ZOTERO_ITEM CSL_CITATION {&quot;citationID&quot;:&quot;nkmcdylr&quot;,&quot;citationItems&quot;:[{&quot;suffix&quot;:&quot;&quot;,&quot;id&quot;:1865,&quot;prefix&quot;:&quot;&quot;,&quot;itemData&quot;:{&quot;language&quot;:&quot;en&quot;,&quot;page&quot;:&quot;34-37&quot;,&quot;type&quot;:&quot;paper-conference&quot;,&quot;title-short&quot;:&quot;No One Way to Jam&quot;,&quot;URL&quot;:&quot;http://dl.acm.org/citation.cfm?doid=2897167.2897181&quot;,&quot;accessed&quot;:{&quot;date-parts&quot;:[[2017,10,30]]},&quot;DOI&quot;:&quot;10.1145/2897167.2897181&quot;,&quot;issued&quot;:{&quot;date-parts&quot;:[[2016]]},&quot;publisher&quot;:&quot;ACM Press&quot;,&quot;title&quot;:&quot;No One Way to Jam: Game Jams for Creativity, Learning, Entertainment, and Research&quot;,&quot;ISBN&quot;:&quot;978-1-4503-4083-0&quot;,&quot;author&quot;:[{&quot;family&quot;:&quot;Eberhardt&quot;,&quot;given&quot;:&quot;Richard&quot;}],&quot;source&quot;:&quot;CrossRef&quot;,&quot;citation-key&quot;:&quot;eberhardt_no_2016&quot;,&quot;id&quot;:&quot;eberhardt_no_2016&quot;},&quot;uris&quot;:[&quot;http://zotero.org/users/1913249/items/3WB7QB43&quot;],&quot;uri&quot;:[&quot;http://zotero.org/users/1913249/items/3WB7QB43&quot;]}],&quot;schema&quot;:&quot;https://github.com/citation-style-language/schema/raw/master/csl-citation.json&quot;,&quot;properties&quot;:{&quot;formattedCitation&quot;:&quot;[@eberhardt_no_2016]&quot;,&quot;noteIndex&quot;:0}} RNDtnkznlspka"/>&lt;Do Zotero Refresh: [@eberhardt_no_2016]&gt;<text:reference-mark-end text:name="ZOTERO_ITEM CSL_CITATION {&quot;citationID&quot;:&quot;nkmcdylr&quot;,&quot;citationItems&quot;:[{&quot;suffix&quot;:&quot;&quot;,&quot;id&quot;:1865,&quot;prefix&quot;:&quot;&quot;,&quot;itemData&quot;:{&quot;language&quot;:&quot;en&quot;,&quot;page&quot;:&quot;34-37&quot;,&quot;type&quot;:&quot;paper-conference&quot;,&quot;title-short&quot;:&quot;No One Way to Jam&quot;,&quot;URL&quot;:&quot;http://dl.acm.org/citation.cfm?doid=2897167.2897181&quot;,&quot;accessed&quot;:{&quot;date-parts&quot;:[[2017,10,30]]},&quot;DOI&quot;:&quot;10.1145/2897167.2897181&quot;,&quot;issued&quot;:{&quot;date-parts&quot;:[[2016]]},&quot;publisher&quot;:&quot;ACM Press&quot;,&quot;title&quot;:&quot;No One Way to Jam: Game Jams for Creativity, Learning, Entertainment, and Research&quot;,&quot;ISBN&quot;:&quot;978-1-4503-4083-0&quot;,&quot;author&quot;:[{&quot;family&quot;:&quot;Eberhardt&quot;,&quot;given&quot;:&quot;Richard&quot;}],&quot;source&quot;:&quot;CrossRef&quot;,&quot;citation-key&quot;:&quot;eberhardt_no_2016&quot;,&quot;id&quot;:&quot;eberhardt_no_2016&quot;},&quot;uris&quot;:[&quot;http://zotero.org/users/1913249/items/3WB7QB43&quot;],&quot;uri&quot;:[&quot;http://zotero.org/users/1913249/items/3WB7QB43&quot;]}],&quot;schema&quot;:&quot;https://github.com/citation-style-language/schema/raw/master/csl-citation.json&quot;,&quot;properties&quot;:{&quot;formattedCitation&quot;:&quot;[@eberhardt_no_2016]&quot;,&quot;noteIndex&quot;:0}} RNDtnkznlspka"/>.</text:p>
      <text:p text:style-name="Text_20_body">Eberhardt also identifies potentially incompatible strands of Game Jams, specifically citing commercialised events and professional Game Jammers contrasted to those Jams with a social purpose with a more diverse, less target driven audience <text:reference-mark-start text:name="ZOTERO_ITEM CSL_CITATION {&quot;citationID&quot;:&quot;tlqaukob&quot;,&quot;citationItems&quot;:[{&quot;locator&quot;:&quot; 3&quot;,&quot;id&quot;:1865,&quot;prefix&quot;:&quot;&quot;,&quot;itemData&quot;:{&quot;language&quot;:&quot;en&quot;,&quot;page&quot;:&quot;34-37&quot;,&quot;type&quot;:&quot;paper-conference&quot;,&quot;title-short&quot;:&quot;No One Way to Jam&quot;,&quot;URL&quot;:&quot;http://dl.acm.org/citation.cfm?doid=2897167.2897181&quot;,&quot;accessed&quot;:{&quot;date-parts&quot;:[[2017,10,30]]},&quot;DOI&quot;:&quot;10.1145/2897167.2897181&quot;,&quot;issued&quot;:{&quot;date-parts&quot;:[[2016]]},&quot;publisher&quot;:&quot;ACM Press&quot;,&quot;title&quot;:&quot;No One Way to Jam: Game Jams for Creativity, Learning, Entertainment, and Research&quot;,&quot;ISBN&quot;:&quot;978-1-4503-4083-0&quot;,&quot;author&quot;:[{&quot;family&quot;:&quot;Eberhardt&quot;,&quot;given&quot;:&quot;Richard&quot;}],&quot;source&quot;:&quot;CrossRef&quot;,&quot;citation-key&quot;:&quot;eberhardt_no_2016&quot;,&quot;id&quot;:&quot;eberhardt_no_2016&quot;},&quot;uris&quot;:[&quot;http://zotero.org/users/1913249/items/3WB7QB43&quot;],&quot;uri&quot;:[&quot;http://zotero.org/users/1913249/items/3WB7QB43&quot;]}],&quot;schema&quot;:&quot;https://github.com/citation-style-language/schema/raw/master/csl-citation.json&quot;,&quot;properties&quot;:{&quot;formattedCitation&quot;:&quot;[@eberhardt_no_2016, p. 3]&quot;,&quot;noteIndex&quot;:0}} RNDauuaoilako"/>&lt;Do Zotero Refresh: [@eberhardt_no_2016, p. 3]&gt;<text:reference-mark-end text:name="ZOTERO_ITEM CSL_CITATION {&quot;citationID&quot;:&quot;tlqaukob&quot;,&quot;citationItems&quot;:[{&quot;locator&quot;:&quot; 3&quot;,&quot;id&quot;:1865,&quot;prefix&quot;:&quot;&quot;,&quot;itemData&quot;:{&quot;language&quot;:&quot;en&quot;,&quot;page&quot;:&quot;34-37&quot;,&quot;type&quot;:&quot;paper-conference&quot;,&quot;title-short&quot;:&quot;No One Way to Jam&quot;,&quot;URL&quot;:&quot;http://dl.acm.org/citation.cfm?doid=2897167.2897181&quot;,&quot;accessed&quot;:{&quot;date-parts&quot;:[[2017,10,30]]},&quot;DOI&quot;:&quot;10.1145/2897167.2897181&quot;,&quot;issued&quot;:{&quot;date-parts&quot;:[[2016]]},&quot;publisher&quot;:&quot;ACM Press&quot;,&quot;title&quot;:&quot;No One Way to Jam: Game Jams for Creativity, Learning, Entertainment, and Research&quot;,&quot;ISBN&quot;:&quot;978-1-4503-4083-0&quot;,&quot;author&quot;:[{&quot;family&quot;:&quot;Eberhardt&quot;,&quot;given&quot;:&quot;Richard&quot;}],&quot;source&quot;:&quot;CrossRef&quot;,&quot;citation-key&quot;:&quot;eberhardt_no_2016&quot;,&quot;id&quot;:&quot;eberhardt_no_2016&quot;},&quot;uris&quot;:[&quot;http://zotero.org/users/1913249/items/3WB7QB43&quot;],&quot;uri&quot;:[&quot;http://zotero.org/users/1913249/items/3WB7QB43&quot;]}],&quot;schema&quot;:&quot;https://github.com/citation-style-language/schema/raw/master/csl-citation.json&quot;,&quot;properties&quot;:{&quot;formattedCitation&quot;:&quot;[@eberhardt_no_2016, p. 3]&quot;,&quot;noteIndex&quot;:0}} RNDauuaoilako"/>.</text:p>
      <text:p text:style-name="Text_20_body">Goddard et al have analysed the key aspects of Game Games including tools, organisational processes and rewards systems <text:reference-mark-start text:name="ZOTERO_ITEM CSL_CITATION {&quot;citationID&quot;:&quot;ywgskqsy&quot;,&quot;citationItems&quot;:[{&quot;suppress-author&quot;:true,&quot;suffix&quot;:&quot;&quot;,&quot;prefix&quot;:&quot;&quot;,&quot;id&quot;:1672,&quot;itemData&quot;:{&quot;language&quot;:&quot;en&quot;,&quot;page&quot;:&quot;1-10&quot;,&quot;type&quot;:&quot;paper-conference&quot;,&quot;title-short&quot;:&quot;Playful Game Jams&quot;,&quot;URL&quot;:&quot;http://dl.acm.org/citation.cfm?doid=2677758.2677778&quot;,&quot;accessed&quot;:{&quot;date-parts&quot;:[[2017,10,30]]},&quot;DOI&quot;:&quot;10.1145/2677758.2677778&quot;,&quot;issued&quot;:{&quot;date-parts&quot;:[[2014]]},&quot;publisher&quot;:&quot;ACM Press&quot;,&quot;title&quot;:&quot;Playful Game Jams: Guidelines for Designed Outcomes&quot;,&quot;ISBN&quot;:&quot;978-1-4503-2790-9&quot;,&quot;author&quot;:[{&quot;family&quot;:&quot;Goddard&quot;,&quot;given&quot;:&quot;William&quot;},{&quot;family&quot;:&quot;Byrne&quot;,&quot;given&quot;:&quot;Richard&quot;},{&quot;family&quot;:&quot;Mueller&quot;,&quot;given&quot;:&quot;Florian 'Floyd'&quot;}],&quot;source&quot;:&quot;CrossRef&quot;,&quot;citation-key&quot;:&quot;goddard_playful_2014&quot;,&quot;id&quot;:&quot;goddard_playful_2014&quot;},&quot;uri&quot;:[&quot;http://zotero.org/users/1913249/items/K73FBC2G&quot;],&quot;uris&quot;:[&quot;http://zotero.org/users/1913249/items/K73FBC2G&quot;]}],&quot;schema&quot;:&quot;https://github.com/citation-style-language/schema/raw/master/csl-citation.json&quot;,&quot;properties&quot;:{&quot;formattedCitation&quot;:&quot;[-@goddard_playful_2014]&quot;,&quot;noteIndex&quot;:0}} RNDclnmlgycht"/>&lt;Do Zotero Refresh: [-@goddard_playful_2014]&gt;<text:reference-mark-end text:name="ZOTERO_ITEM CSL_CITATION {&quot;citationID&quot;:&quot;ywgskqsy&quot;,&quot;citationItems&quot;:[{&quot;suppress-author&quot;:true,&quot;suffix&quot;:&quot;&quot;,&quot;prefix&quot;:&quot;&quot;,&quot;id&quot;:1672,&quot;itemData&quot;:{&quot;language&quot;:&quot;en&quot;,&quot;page&quot;:&quot;1-10&quot;,&quot;type&quot;:&quot;paper-conference&quot;,&quot;title-short&quot;:&quot;Playful Game Jams&quot;,&quot;URL&quot;:&quot;http://dl.acm.org/citation.cfm?doid=2677758.2677778&quot;,&quot;accessed&quot;:{&quot;date-parts&quot;:[[2017,10,30]]},&quot;DOI&quot;:&quot;10.1145/2677758.2677778&quot;,&quot;issued&quot;:{&quot;date-parts&quot;:[[2014]]},&quot;publisher&quot;:&quot;ACM Press&quot;,&quot;title&quot;:&quot;Playful Game Jams: Guidelines for Designed Outcomes&quot;,&quot;ISBN&quot;:&quot;978-1-4503-2790-9&quot;,&quot;author&quot;:[{&quot;family&quot;:&quot;Goddard&quot;,&quot;given&quot;:&quot;William&quot;},{&quot;family&quot;:&quot;Byrne&quot;,&quot;given&quot;:&quot;Richard&quot;},{&quot;family&quot;:&quot;Mueller&quot;,&quot;given&quot;:&quot;Florian 'Floyd'&quot;}],&quot;source&quot;:&quot;CrossRef&quot;,&quot;citation-key&quot;:&quot;goddard_playful_2014&quot;,&quot;id&quot;:&quot;goddard_playful_2014&quot;},&quot;uri&quot;:[&quot;http://zotero.org/users/1913249/items/K73FBC2G&quot;],&quot;uris&quot;:[&quot;http://zotero.org/users/1913249/items/K73FBC2G&quot;]}],&quot;schema&quot;:&quot;https://github.com/citation-style-language/schema/raw/master/csl-citation.json&quot;,&quot;properties&quot;:{&quot;formattedCitation&quot;:&quot;[-@goddard_playful_2014]&quot;,&quot;noteIndex&quot;:0}} RNDclnmlgycht"/>, using a playful vs. gameful spectrum from Caillois <text:reference-mark-start text:name="ZOTERO_ITEM CSL_CITATION {&quot;citationID&quot;:&quot;mwunqpoe&quot;,&quot;citationItems&quot;:[{&quot;suppress-author&quot;:true,&quot;suffix&quot;:&quot;&quot;,&quot;prefix&quot;:&quot;&quot;,&quot;id&quot;:1862,&quot;itemData&quot;:{&quot;edition&quot;:&quot;Reprint edition&quot;,&quot;type&quot;:&quot;book&quot;,&quot;event-place&quot;:&quot;Urbana&quot;,&quot;title&quot;:&quot;Man, Play and Games&quot;,&quot;ISBN&quot;:&quot;978-0-252-07033-4&quot;,&quot;number-of-pages&quot;:&quot;224&quot;,&quot;source&quot;:&quot;Amazon&quot;,&quot;issued&quot;:{&quot;date-parts&quot;:[[2001,8,31]]},&quot;publisher&quot;:&quot;University of Illinois Press&quot;,&quot;language&quot;:&quot;English&quot;,&quot;id&quot;:&quot;caillois_man_2001&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citation-key&quot;:&quot;caillois_man_2001&quot;,&quot;publisher-place&quot;:&quot;Urbana&quot;,&quot;author&quot;:[{&quot;family&quot;:&quot;Caillois&quot;,&quot;given&quot;:&quot;Roger&quot;}]},&quot;uri&quot;:[&quot;http://zotero.org/users/1913249/items/BZQ5ZKMH&quot;],&quot;uris&quot;:[&quot;http://zotero.org/users/1913249/items/BZQ5ZKMH&quot;]}],&quot;schema&quot;:&quot;https://github.com/citation-style-language/schema/raw/master/csl-citation.json&quot;,&quot;properties&quot;:{&quot;formattedCitation&quot;:&quot;[-@caillois_man_2001]&quot;,&quot;noteIndex&quot;:0}} RNDyzfindfuwp"/>&lt;Do Zotero Refresh: [-@caillois_man_2001]&gt;<text:reference-mark-end text:name="ZOTERO_ITEM CSL_CITATION {&quot;citationID&quot;:&quot;mwunqpoe&quot;,&quot;citationItems&quot;:[{&quot;suppress-author&quot;:true,&quot;suffix&quot;:&quot;&quot;,&quot;prefix&quot;:&quot;&quot;,&quot;id&quot;:1862,&quot;itemData&quot;:{&quot;edition&quot;:&quot;Reprint edition&quot;,&quot;type&quot;:&quot;book&quot;,&quot;event-place&quot;:&quot;Urbana&quot;,&quot;title&quot;:&quot;Man, Play and Games&quot;,&quot;ISBN&quot;:&quot;978-0-252-07033-4&quot;,&quot;number-of-pages&quot;:&quot;224&quot;,&quot;source&quot;:&quot;Amazon&quot;,&quot;issued&quot;:{&quot;date-parts&quot;:[[2001,8,31]]},&quot;publisher&quot;:&quot;University of Illinois Press&quot;,&quot;language&quot;:&quot;English&quot;,&quot;id&quot;:&quot;caillois_man_2001&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citation-key&quot;:&quot;caillois_man_2001&quot;,&quot;publisher-place&quot;:&quot;Urbana&quot;,&quot;author&quot;:[{&quot;family&quot;:&quot;Caillois&quot;,&quot;given&quot;:&quot;Roger&quot;}]},&quot;uri&quot;:[&quot;http://zotero.org/users/1913249/items/BZQ5ZKMH&quot;],&quot;uris&quot;:[&quot;http://zotero.org/users/1913249/items/BZQ5ZKMH&quot;]}],&quot;schema&quot;:&quot;https://github.com/citation-style-language/schema/raw/master/csl-citation.json&quot;,&quot;properties&quot;:{&quot;formattedCitation&quot;:&quot;[-@caillois_man_2001]&quot;,&quot;noteIndex&quot;:0}} RNDyzfindfuwp"/>. Relevant design factors include; allowing teams to register before the event or enforcing a more playful team creation process, varied award categories which encourage diverse outcomes rather than technically structured awards and the culture of the Jam which may encourage risk taking and experimental process over commercially viable products.</text:p>
      <text:p text:style-name="Text_20_body">Beyond the scope of more competitive Game Jams a collective of New York educators have collaborated to create a process aimed at young people that can be applied in a shorter time-frame <text:reference-mark-start text:name="ZOTERO_ITEM CSL_CITATION {&quot;citationID&quot;:&quot;loonzbal&quot;,&quot;citationItems&quot;:[{&quot;suffix&quot;:&quot;&quot;,&quot;id&quot;:1860,&quot;prefix&quot;:&quot;&quot;,&quot;itemData&quot;:{&quot;type&quot;:&quot;webpage&quot;,&quot;URL&quot;:&quot;http://www.gamesforchange.org/2017/08/get-your-copy-of-the-the-game-jam-guide/&quot;,&quot;accessed&quot;:{&quot;date-parts&quot;:[[2017,10,30]]},&quot;title&quot;:&quot;Get your copy of The Game Jam Guide&quot;,&quot;issued&quot;:{&quot;date-parts&quot;:[[2017]]},&quot;container-title&quot;:&quot;Games for Change&quot;,&quot;author&quot;:[{&quot;literal&quot;:&quot;Games for Change&quot;}],&quot;citation-key&quot;:&quot;games_for_change_get_2017&quot;,&quot;abstract&quot;:&quot;Download 20+ flexible lesson plans and new ideas from experts who led game jams in NYC that were focused on real-world issues&quot;,&quot;id&quot;:&quot;games_for_change_get_2017&quot;},&quot;uris&quot;:[&quot;http://zotero.org/users/1913249/items/9MHZ3WF9&quot;],&quot;uri&quot;:[&quot;http://zotero.org/users/1913249/items/9MHZ3WF9&quot;]}],&quot;schema&quot;:&quot;https://github.com/citation-style-language/schema/raw/master/csl-citation.json&quot;,&quot;properties&quot;:{&quot;formattedCitation&quot;:&quot;[@games_for_change_get_2017]&quot;,&quot;noteIndex&quot;:0}} RNDiznpszmnnc"/>&lt;Do Zotero Refresh: [@games_for_change_get_2017]&gt;<text:reference-mark-end text:name="ZOTERO_ITEM CSL_CITATION {&quot;citationID&quot;:&quot;loonzbal&quot;,&quot;citationItems&quot;:[{&quot;suffix&quot;:&quot;&quot;,&quot;id&quot;:1860,&quot;prefix&quot;:&quot;&quot;,&quot;itemData&quot;:{&quot;type&quot;:&quot;webpage&quot;,&quot;URL&quot;:&quot;http://www.gamesforchange.org/2017/08/get-your-copy-of-the-the-game-jam-guide/&quot;,&quot;accessed&quot;:{&quot;date-parts&quot;:[[2017,10,30]]},&quot;title&quot;:&quot;Get your copy of The Game Jam Guide&quot;,&quot;issued&quot;:{&quot;date-parts&quot;:[[2017]]},&quot;container-title&quot;:&quot;Games for Change&quot;,&quot;author&quot;:[{&quot;literal&quot;:&quot;Games for Change&quot;}],&quot;citation-key&quot;:&quot;games_for_change_get_2017&quot;,&quot;abstract&quot;:&quot;Download 20+ flexible lesson plans and new ideas from experts who led game jams in NYC that were focused on real-world issues&quot;,&quot;id&quot;:&quot;games_for_change_get_2017&quot;},&quot;uris&quot;:[&quot;http://zotero.org/users/1913249/items/9MHZ3WF9&quot;],&quot;uri&quot;:[&quot;http://zotero.org/users/1913249/items/9MHZ3WF9&quot;]}],&quot;schema&quot;:&quot;https://github.com/citation-style-language/schema/raw/master/csl-citation.json&quot;,&quot;properties&quot;:{&quot;formattedCitation&quot;:&quot;[@games_for_change_get_2017]&quot;,&quot;noteIndex&quot;:0}} RNDiznpszmnnc"/>. Their process, the Moveable Game Jam, emphasises low-cost and both digital and analogue offline game production. The motivation is to communicate fundamentals concepts of game design process to participants.</text:p>
      <text:p text:style-name="Text_20_body">The Moveable Game Jam can be situated on the playful side of the spectrum in that it uses loosely structured activities and broad goals allowing for significant learner agency. Conversely, there are element of a more structured approaches in the steering of game outputs towards particular social goals, periodic facilitator checking of the fundamental concepts previously mentioned and the use of extensive playtesting in the process.</text:p>
      <text:p text:style-name="Text_20_body">Play testing is the process of involving other participants to try out a prototype of a game early the creation process <text:reference-mark-start text:name="ZOTERO_ITEM CSL_CITATION {&quot;citationID&quot;:&quot;dbhbamko&quot;,&quot;citationItems&quot;:[{&quot;suffix&quot;:&quot;&quot;,&quot;id&quot;:1858,&quot;prefix&quot;:&quot;&quot;,&quot;itemData&quot;:{&quot;type&quot;:&quot;article-journal&quot;,&quot;page&quot;:&quot;391–412&quot;,&quot;title-short&quot;:&quot;Design for research results&quot;,&quot;volume&quot;:&quot;43&quot;,&quot;issue&quot;:&quot;3&quot;,&quot;issued&quot;:{&quot;date-parts&quot;:[[2012]]},&quot;title&quot;:&quot;Design for research results: experimental prototyping and play testing&quot;,&quot;container-title&quot;:&quot;Simulation &amp; Gaming&quot;,&quot;author&quot;:[{&quot;family&quot;:&quot;Eladhari&quot;,&quot;given&quot;:&quot;Mirjam P.&quot;},{&quot;family&quot;:&quot;Ollila&quot;,&quot;given&quot;:&quot;Elina MI&quot;}],&quot;citation-key&quot;:&quot;eladhari_design_2012&quot;,&quot;source&quot;:&quot;Google Scholar&quot;,&quot;id&quot;:&quot;eladhari_design_2012&quot;},&quot;uris&quot;:[&quot;http://zotero.org/users/1913249/items/EMNUTIZJ&quot;],&quot;uri&quot;:[&quot;http://zotero.org/users/1913249/items/EMNUTIZJ&quot;]}],&quot;schema&quot;:&quot;https://github.com/citation-style-language/schema/raw/master/csl-citation.json&quot;,&quot;properties&quot;:{&quot;formattedCitation&quot;:&quot;[@eladhari_design_2012]&quot;,&quot;noteIndex&quot;:0}} RNDqpjmfubtib"/>&lt;Do Zotero Refresh: [@eladhari_design_2012]&gt;<text:reference-mark-end text:name="ZOTERO_ITEM CSL_CITATION {&quot;citationID&quot;:&quot;dbhbamko&quot;,&quot;citationItems&quot;:[{&quot;suffix&quot;:&quot;&quot;,&quot;id&quot;:1858,&quot;prefix&quot;:&quot;&quot;,&quot;itemData&quot;:{&quot;type&quot;:&quot;article-journal&quot;,&quot;page&quot;:&quot;391–412&quot;,&quot;title-short&quot;:&quot;Design for research results&quot;,&quot;volume&quot;:&quot;43&quot;,&quot;issue&quot;:&quot;3&quot;,&quot;issued&quot;:{&quot;date-parts&quot;:[[2012]]},&quot;title&quot;:&quot;Design for research results: experimental prototyping and play testing&quot;,&quot;container-title&quot;:&quot;Simulation &amp; Gaming&quot;,&quot;author&quot;:[{&quot;family&quot;:&quot;Eladhari&quot;,&quot;given&quot;:&quot;Mirjam P.&quot;},{&quot;family&quot;:&quot;Ollila&quot;,&quot;given&quot;:&quot;Elina MI&quot;}],&quot;citation-key&quot;:&quot;eladhari_design_2012&quot;,&quot;source&quot;:&quot;Google Scholar&quot;,&quot;id&quot;:&quot;eladhari_design_2012&quot;},&quot;uris&quot;:[&quot;http://zotero.org/users/1913249/items/EMNUTIZJ&quot;],&quot;uri&quot;:[&quot;http://zotero.org/users/1913249/items/EMNUTIZJ&quot;]}],&quot;schema&quot;:&quot;https://github.com/citation-style-language/schema/raw/master/csl-citation.json&quot;,&quot;properties&quot;:{&quot;formattedCitation&quot;:&quot;[@eladhari_design_2012]&quot;,&quot;noteIndex&quot;:0}} RNDqpjmfubtib"/>. It has a particular value in forcing an iterative approach.</text:p>
      <text:p text:style-name="Text_20_body">GAME JAMS FOR NOVICE CODERS - SEE RECENT WORK</text:p>
      <text:p text:style-name="Text_20_body">Jamming, a term common in music and theatre, describes responsive, improvised, rapid and fluid responses to collaborators ideas and audience reactions <text:reference-mark-start text:name="ZOTERO_ITEM CSL_CITATION {&quot;citationID&quot;:&quot;vjmdiztb&quot;,&quot;citationItems&quot;:[{&quot;suffix&quot;:&quot;&quot;,&quot;id&quot;:8756,&quot;prefix&quot;:&quot;&quot;,&quot;itemData&quot;:{&quot;type&quot;:&quot;article-journal&quot;,&quot;page&quot;:&quot;1–5&quot;,&quot;volume&quot;:&quot;1&quot;,&quot;issue&quot;:&quot;1&quot;,&quot;issued&quot;:{&quot;date-parts&quot;:[[2011]]},&quot;container-title&quot;:&quot;Journal of Music and Dance&quot;,&quot;author&quot;:[{&quot;family&quot;:&quot;Pinheiro&quot;,&quot;given&quot;:&quot;Ricardo&quot;}],&quot;citation-key&quot;:&quot;pinheiro2011creative&quot;,&quot;title&quot;:&quot;The creative process in the context of jazz jam sessions&quot;,&quot;id&quot;:&quot;pinheiro2011creative&quot;},&quot;uris&quot;:[&quot;http://zotero.org/users/1913249/items/3T3Z78QV&quot;],&quot;uri&quot;:[&quot;http://zotero.org/users/1913249/items/3T3Z78QV&quot;]},{&quot;suffix&quot;:&quot;&quot;,&quot;id&quot;:8754,&quot;prefix&quot;:&quot;&quot;,&quot;itemData&quot;:{&quot;type&quot;:&quot;book&quot;,&quot;title&quot;:&quot;Group creativity:  Music, theater, collaboration&quot;,&quot;page&quot;:&quot;ix, 214&quot;,&quot;collection-title&quot;:&quot;Group creativity:  Music, theater, collaboration&quot;,&quot;title-short&quot;:&quot;Group creativity&quot;,&quot;author&quot;:[{&quot;family&quot;:&quot;Sawyer&quot;,&quot;given&quot;:&quot;R. Keith&quot;}],&quot;number-of-pages&quot;:&quot;ix, 214&quot;,&quot;source&quot;:&quot;APA PsycNet&quot;,&quot;issued&quot;:{&quot;date-parts&quot;:[[2003]]},&quot;publisher&quot;:&quot;Lawrence Erlbaum Associates Publishers&quot;,&quot;citation-key&quot;:&quot;sawyer_group_2003&quot;,&quot;id&quot;:&quot;sawyer_group_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ISBN&quot;:&quot;978-0-8058-4435-1 978-0-8058-4436-8&quot;,&quot;publisher-place&quot;:&quot;Mahwah, NJ, US&quot;,&quot;event-place&quot;:&quot;Mahwah, NJ, US&quot;},&quot;uris&quot;:[&quot;http://zotero.org/users/1913249/items/QZX2JI9N&quot;],&quot;uri&quot;:[&quot;http://zotero.org/users/1913249/items/QZX2JI9N&quot;]}],&quot;schema&quot;:&quot;https://github.com/citation-style-language/schema/raw/master/csl-citation.json&quot;,&quot;properties&quot;:{&quot;formattedCitation&quot;:&quot;[@pinheiro2011creative; @sawyer_group_2003]&quot;,&quot;noteIndex&quot;:0}} RNDzfpmisoqto"/>&lt;Do Zotero Refresh: [@pinheiro2011creative; @sawyer_group_2003]&gt;<text:reference-mark-end text:name="ZOTERO_ITEM CSL_CITATION {&quot;citationID&quot;:&quot;vjmdiztb&quot;,&quot;citationItems&quot;:[{&quot;suffix&quot;:&quot;&quot;,&quot;id&quot;:8756,&quot;prefix&quot;:&quot;&quot;,&quot;itemData&quot;:{&quot;type&quot;:&quot;article-journal&quot;,&quot;page&quot;:&quot;1–5&quot;,&quot;volume&quot;:&quot;1&quot;,&quot;issue&quot;:&quot;1&quot;,&quot;issued&quot;:{&quot;date-parts&quot;:[[2011]]},&quot;container-title&quot;:&quot;Journal of Music and Dance&quot;,&quot;author&quot;:[{&quot;family&quot;:&quot;Pinheiro&quot;,&quot;given&quot;:&quot;Ricardo&quot;}],&quot;citation-key&quot;:&quot;pinheiro2011creative&quot;,&quot;title&quot;:&quot;The creative process in the context of jazz jam sessions&quot;,&quot;id&quot;:&quot;pinheiro2011creative&quot;},&quot;uris&quot;:[&quot;http://zotero.org/users/1913249/items/3T3Z78QV&quot;],&quot;uri&quot;:[&quot;http://zotero.org/users/1913249/items/3T3Z78QV&quot;]},{&quot;suffix&quot;:&quot;&quot;,&quot;id&quot;:8754,&quot;prefix&quot;:&quot;&quot;,&quot;itemData&quot;:{&quot;type&quot;:&quot;book&quot;,&quot;title&quot;:&quot;Group creativity:  Music, theater, collaboration&quot;,&quot;page&quot;:&quot;ix, 214&quot;,&quot;collection-title&quot;:&quot;Group creativity:  Music, theater, collaboration&quot;,&quot;title-short&quot;:&quot;Group creativity&quot;,&quot;author&quot;:[{&quot;family&quot;:&quot;Sawyer&quot;,&quot;given&quot;:&quot;R. Keith&quot;}],&quot;number-of-pages&quot;:&quot;ix, 214&quot;,&quot;source&quot;:&quot;APA PsycNet&quot;,&quot;issued&quot;:{&quot;date-parts&quot;:[[2003]]},&quot;publisher&quot;:&quot;Lawrence Erlbaum Associates Publishers&quot;,&quot;citation-key&quot;:&quot;sawyer_group_2003&quot;,&quot;id&quot;:&quot;sawyer_group_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ISBN&quot;:&quot;978-0-8058-4435-1 978-0-8058-4436-8&quot;,&quot;publisher-place&quot;:&quot;Mahwah, NJ, US&quot;,&quot;event-place&quot;:&quot;Mahwah, NJ, US&quot;},&quot;uris&quot;:[&quot;http://zotero.org/users/1913249/items/QZX2JI9N&quot;],&quot;uri&quot;:[&quot;http://zotero.org/users/1913249/items/QZX2JI9N&quot;]}],&quot;schema&quot;:&quot;https://github.com/citation-style-language/schema/raw/master/csl-citation.json&quot;,&quot;properties&quot;:{&quot;formattedCitation&quot;:&quot;[@pinheiro2011creative; @sawyer_group_2003]&quot;,&quot;noteIndex&quot;:0}} RNDzfpmisoqto"/>.</text:p>
      <text:p text:style-name="Text_20_body">The area of improvisation is under explored in game jam context compared to that of music and theatre <text:reference-mark-start text:name="ZOTERO_ITEM CSL_CITATION {&quot;citationID&quot;:&quot;cddstmfz&quot;,&quot;citationItems&quot;:[{&quot;suffix&quot;:&quot;&quot;,&quot;id&quot;:8925,&quot;prefix&quot;:&quot;&quot;,&quot;itemData&quot;:{&quot;page&quot;:&quot;189-200&quot;,&quot;URL&quot;:&quot;http://journals.sagepub.com/doi/10.1177/0255761404047401&quot;,&quot;container-title-short&quot;:&quot;International Journal of Music Education&quot;,&quot;source&quot;:&quot;DOI.org (Crossref)&quot;,&quot;author&quot;:[{&quot;family&quot;:&quot;Jaffurs&quot;,&quot;given&quot;:&quot;Sheri E.&quot;}],&quot;type&quot;:&quot;article-journal&quot;,&quot;volume&quot;:&quot;22&quot;,&quot;language&quot;:&quot;en&quot;,&quot;accessed&quot;:{&quot;date-parts&quot;:[[2023,9,17]]},&quot;issue&quot;:&quot;3&quot;,&quot;citation-key&quot;:&quot;jaffurs_impact_2004-1&quot;,&quot;title&quot;:&quot;The impact of informal music learning practices in the classroom, or how I learned how to teach from a garage band&quot;,&quot;issued&quot;:{&quot;date-parts&quot;:[[2004,12]]},&quot;id&quot;:&quot;jaffurs_impact_2004-1&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DOI&quot;:&quot;10.1177/0255761404047401&quot;,&quot;ISSN&quot;:&quot;0255-7614, 1744-795X&quot;,&quot;container-title&quot;:&quot;International Journal of Music Education&quot;},&quot;uris&quot;:[&quot;http://zotero.org/users/1913249/items/PTKWPH6L&quot;],&quot;uri&quot;:[&quot;http://zotero.org/users/1913249/items/PTKWPH6L&quot;]},{&quot;suffix&quot;:&quot;&quot;,&quot;id&quot;:8919,&quot;prefix&quot;:&quot;&quot;,&quot;itemData&quot;:{&quot;page&quot;:&quot;54-71&quot;,&quot;title-short&quot;:&quot;Game Jams for Learning and Teaching&quot;,&quot;URL&quot;:&quot;https://services.igi-global.com/resolvedoi/resolve.aspx?doi=10.4018/IJGBL.2020040104&quot;,&quot;ISSN&quot;:&quot;2155-6849, 2155-6857&quot;,&quot;source&quot;:&quot;DOI.org (Crossref)&quot;,&quot;author&quot;:[{&quot;family&quot;:&quot;Meriläinen&quot;,&quot;given&quot;:&quot;Mikko&quot;},{&quot;family&quot;:&quot;Aurava&quot;,&quot;given&quot;:&quot;Riikka&quot;},{&quot;family&quot;:&quot;Kultima&quot;,&quot;given&quot;:&quot;Annakaisa&quot;},{&quot;family&quot;:&quot;Stenros&quot;,&quot;given&quot;:&quot;Jaakko&quot;}],&quot;type&quot;:&quot;article-journal&quot;,&quot;volume&quot;:&quot;10&quot;,&quot;accessed&quot;:{&quot;date-parts&quot;:[[2023,9,17]]},&quot;issue&quot;:&quot;2&quot;,&quot;issued&quot;:{&quot;date-parts&quot;:[[2020,4,1]]},&quot;language&quot;:&quot;en&quot;,&quot;title&quot;:&quot;Game Jams for Learning and Teaching: A Review&quot;,&quot;id&quot;:&quot;merilainen_game_2020&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DOI&quot;:&quot;10.4018/IJGBL.2020040104&quot;,&quot;citation-key&quot;:&quot;merilainen_game_2020&quot;,&quot;container-title&quot;:&quot;International Journal of Game-Based Learning&quot;},&quot;uris&quot;:[&quot;http://zotero.org/users/1913249/items/N4WRCXYJ&quot;],&quot;uri&quot;:[&quot;http://zotero.org/users/1913249/items/N4WRCXYJ&quot;]}],&quot;schema&quot;:&quot;https://github.com/citation-style-language/schema/raw/master/csl-citation.json&quot;,&quot;properties&quot;:{&quot;formattedCitation&quot;:&quot;[@jaffurs_impact_2004-1; @merilainen_game_2020]&quot;,&quot;noteIndex&quot;:0}} RNDggspioyurh"/>&lt;Do Zotero Refresh: [@jaffurs_impact_2004-1; @merilainen_game_2020]&gt;<text:reference-mark-end text:name="ZOTERO_ITEM CSL_CITATION {&quot;citationID&quot;:&quot;cddstmfz&quot;,&quot;citationItems&quot;:[{&quot;suffix&quot;:&quot;&quot;,&quot;id&quot;:8925,&quot;prefix&quot;:&quot;&quot;,&quot;itemData&quot;:{&quot;page&quot;:&quot;189-200&quot;,&quot;URL&quot;:&quot;http://journals.sagepub.com/doi/10.1177/0255761404047401&quot;,&quot;container-title-short&quot;:&quot;International Journal of Music Education&quot;,&quot;source&quot;:&quot;DOI.org (Crossref)&quot;,&quot;author&quot;:[{&quot;family&quot;:&quot;Jaffurs&quot;,&quot;given&quot;:&quot;Sheri E.&quot;}],&quot;type&quot;:&quot;article-journal&quot;,&quot;volume&quot;:&quot;22&quot;,&quot;language&quot;:&quot;en&quot;,&quot;accessed&quot;:{&quot;date-parts&quot;:[[2023,9,17]]},&quot;issue&quot;:&quot;3&quot;,&quot;citation-key&quot;:&quot;jaffurs_impact_2004-1&quot;,&quot;title&quot;:&quot;The impact of informal music learning practices in the classroom, or how I learned how to teach from a garage band&quot;,&quot;issued&quot;:{&quot;date-parts&quot;:[[2004,12]]},&quot;id&quot;:&quot;jaffurs_impact_2004-1&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DOI&quot;:&quot;10.1177/0255761404047401&quot;,&quot;ISSN&quot;:&quot;0255-7614, 1744-795X&quot;,&quot;container-title&quot;:&quot;International Journal of Music Education&quot;},&quot;uris&quot;:[&quot;http://zotero.org/users/1913249/items/PTKWPH6L&quot;],&quot;uri&quot;:[&quot;http://zotero.org/users/1913249/items/PTKWPH6L&quot;]},{&quot;suffix&quot;:&quot;&quot;,&quot;id&quot;:8919,&quot;prefix&quot;:&quot;&quot;,&quot;itemData&quot;:{&quot;page&quot;:&quot;54-71&quot;,&quot;title-short&quot;:&quot;Game Jams for Learning and Teaching&quot;,&quot;URL&quot;:&quot;https://services.igi-global.com/resolvedoi/resolve.aspx?doi=10.4018/IJGBL.2020040104&quot;,&quot;ISSN&quot;:&quot;2155-6849, 2155-6857&quot;,&quot;source&quot;:&quot;DOI.org (Crossref)&quot;,&quot;author&quot;:[{&quot;family&quot;:&quot;Meriläinen&quot;,&quot;given&quot;:&quot;Mikko&quot;},{&quot;family&quot;:&quot;Aurava&quot;,&quot;given&quot;:&quot;Riikka&quot;},{&quot;family&quot;:&quot;Kultima&quot;,&quot;given&quot;:&quot;Annakaisa&quot;},{&quot;family&quot;:&quot;Stenros&quot;,&quot;given&quot;:&quot;Jaakko&quot;}],&quot;type&quot;:&quot;article-journal&quot;,&quot;volume&quot;:&quot;10&quot;,&quot;accessed&quot;:{&quot;date-parts&quot;:[[2023,9,17]]},&quot;issue&quot;:&quot;2&quot;,&quot;issued&quot;:{&quot;date-parts&quot;:[[2020,4,1]]},&quot;language&quot;:&quot;en&quot;,&quot;title&quot;:&quot;Game Jams for Learning and Teaching: A Review&quot;,&quot;id&quot;:&quot;merilainen_game_2020&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DOI&quot;:&quot;10.4018/IJGBL.2020040104&quot;,&quot;citation-key&quot;:&quot;merilainen_game_2020&quot;,&quot;container-title&quot;:&quot;International Journal of Game-Based Learning&quot;},&quot;uris&quot;:[&quot;http://zotero.org/users/1913249/items/N4WRCXYJ&quot;],&quot;uri&quot;:[&quot;http://zotero.org/users/1913249/items/N4WRCXYJ&quot;]}],&quot;schema&quot;:&quot;https://github.com/citation-style-language/schema/raw/master/csl-citation.json&quot;,&quot;properties&quot;:{&quot;formattedCitation&quot;:&quot;[@jaffurs_impact_2004-1; @merilainen_game_2020]&quot;,&quot;noteIndex&quot;:0}} RNDggspioyurh"/>.</text:p>
      <text:p text:style-name="Text_20_body">The alignment here with foundational game theory of the magic circle CITE []. The value of setting up playful learning environments has been explored in the context of bringing value of informal learning to environments of higher education WHITTON []. Benefits include, the reduction of learner stress, and creating a no wrong answer environment.</text:p>
      <text:h text:style-name="Heading_20_3" text:outline-level="3"><text:bookmark-start text:name="digital-informal-participatory-culture-and-learning"/>Digital informal / participatory culture and Learning<text:bookmark-end text:name="digital-informal-participatory-culture-and-learning"/></text:h>
      <text:p text:style-name="First_20_paragraph">Livingstone Sefton green ITO and Gee</text:p>
      <text:h text:style-name="Heading_20_4" text:outline-level="4"><text:bookmark-start text:name="inequality-of-access-to-participatory-culture-communities-barrier"/>Inequality of access to participatory culture communities (Barrier)<text:bookmark-end text:name="inequality-of-access-to-participatory-culture-communities-barrier"/></text:h>
      <text:p text:style-name="First_20_paragraph">In these more naturalistic settings, Ito and colleagues note that generative activities are the exception rather than norm even in expressly creative communities <text:reference-mark-start text:name="ZOTERO_ITEM CSL_CITATION {&quot;citationID&quot;:&quot;uliurxha&quot;,&quot;citationItems&quot;:[{&quot;suppress-author&quot;:true,&quot;suffix&quot;:&quot;&quot;,&quot;prefix&quot;:&quot;&quot;,&quot;id&quot;:1939,&quot;itemData&quot;:{&quot;language&quot;:&quot;eng&quot;,&quot;type&quot;:&quot;book&quot;,&quot;title&quot;:&quot;Hanging out, messing around, and geeking out: kids living and learning with new media&quot;,&quot;collection-title&quot;:&quot;The John D. and Catherine T. MacArthur Foundation series on digital media and learning&quot;,&quot;title-short&quot;:&quot;Hanging out, messing around, and geeking out&quot;,&quot;id&quot;:&quot;ito_hanging_2010&quot;,&quot;number-of-pages&quot;:&quot;419&quot;,&quot;source&quot;:&quot;Gemeinsamer Bibliotheksverbund ISBN&quot;,&quot;issued&quot;:{&quot;date-parts&quot;:[[2010]]},&quot;publisher&quot;:&quot;MIT Press&quot;,&quot;event-place&quot;:&quot;Cambridge, Mass.&quot;,&quot;ISBN&quot;:&quot;978-0-262-01336-9 978-0-262-51854-3&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publisher-place&quot;:&quot;Cambridge, Mass.&quot;,&quot;note&quot;:&quot;OCLC: 699713878&quot;},&quot;uri&quot;:[&quot;http://zotero.org/users/1913249/items/URKI7FTD&quot;],&quot;uris&quot;:[&quot;http://zotero.org/users/1913249/items/URKI7FTD&quot;]}],&quot;schema&quot;:&quot;https://github.com/citation-style-language/schema/raw/master/csl-citation.json&quot;,&quot;properties&quot;:{&quot;formattedCitation&quot;:&quot;[-@ito_hanging_2010]&quot;,&quot;noteIndex&quot;:0}} RNDpvqjjtnnmg"/>&lt;Do Zotero Refresh: [-@ito_hanging_2010]&gt;<text:reference-mark-end text:name="ZOTERO_ITEM CSL_CITATION {&quot;citationID&quot;:&quot;uliurxha&quot;,&quot;citationItems&quot;:[{&quot;suppress-author&quot;:true,&quot;suffix&quot;:&quot;&quot;,&quot;prefix&quot;:&quot;&quot;,&quot;id&quot;:1939,&quot;itemData&quot;:{&quot;language&quot;:&quot;eng&quot;,&quot;type&quot;:&quot;book&quot;,&quot;title&quot;:&quot;Hanging out, messing around, and geeking out: kids living and learning with new media&quot;,&quot;collection-title&quot;:&quot;The John D. and Catherine T. MacArthur Foundation series on digital media and learning&quot;,&quot;title-short&quot;:&quot;Hanging out, messing around, and geeking out&quot;,&quot;id&quot;:&quot;ito_hanging_2010&quot;,&quot;number-of-pages&quot;:&quot;419&quot;,&quot;source&quot;:&quot;Gemeinsamer Bibliotheksverbund ISBN&quot;,&quot;issued&quot;:{&quot;date-parts&quot;:[[2010]]},&quot;publisher&quot;:&quot;MIT Press&quot;,&quot;event-place&quot;:&quot;Cambridge, Mass.&quot;,&quot;ISBN&quot;:&quot;978-0-262-01336-9 978-0-262-51854-3&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publisher-place&quot;:&quot;Cambridge, Mass.&quot;,&quot;note&quot;:&quot;OCLC: 699713878&quot;},&quot;uri&quot;:[&quot;http://zotero.org/users/1913249/items/URKI7FTD&quot;],&quot;uris&quot;:[&quot;http://zotero.org/users/1913249/items/URKI7FTD&quot;]}],&quot;schema&quot;:&quot;https://github.com/citation-style-language/schema/raw/master/csl-citation.json&quot;,&quot;properties&quot;:{&quot;formattedCitation&quot;:&quot;[-@ito_hanging_2010]&quot;,&quot;noteIndex&quot;:0}} RNDpvqjjtnnmg"/>. Productive partnerships in communities like Scratch are extremely rare compared to false starts. Studies of the New Grounds site which has a similar aim of creating media collaborations, via collabs, showed a 80 percent failure rate of collaborative projects <text:reference-mark-start text:name="ZOTERO_ITEM CSL_CITATION {&quot;citationID&quot;:&quot;zrfgyyvg&quot;,&quot;citationItems&quot;:[{&quot;suffix&quot;:&quot;&quot;,&quot;id&quot;:2775,&quot;prefix&quot;:&quot;&quot;,&quot;itemData&quot;:{&quot;page&quot;:&quot;1–10&quot;,&quot;event-place&quot;:&quot;New York, NY, USA&quot;,&quot;title-short&quot;:&quot;Why It Works (when It Works)&quot;,&quot;URL&quot;:&quot;http://doi.acm.org/10.1145/1880071.1880073&quot;,&quot;source&quot;:&quot;ACM Digital Library&quot;,&quot;publisher&quot;:&quot;ACM&quot;,&quot;ISBN&quot;:&quot;978-1-4503-0387-3&quot;,&quot;author&quot;:[{&quot;family&quot;:&quot;Luther&quot;,&quot;given&quot;:&quot;Kurt&quot;},{&quot;family&quot;:&quot;Caine&quot;,&quot;given&quot;:&quot;Kelly&quot;},{&quot;family&quot;:&quot;Ziegler&quot;,&quot;given&quot;:&quot;Kevin&quot;},{&quot;family&quot;:&quot;Bruckman&quot;,&quot;given&quot;:&quot;Amy&quot;}],&quot;type&quot;:&quot;paper-conference&quot;,&quot;collection-title&quot;:&quot;GROUP '10&quot;,&quot;accessed&quot;:{&quot;date-parts&quot;:[[2018,11,20]]},&quot;DOI&quot;:&quot;10.1145/1880071.1880073&quot;,&quot;citation-key&quot;:&quot;luther_why_2010&quot;,&quot;title&quot;:&quot;Why It Works (when It Works): Success Factors in Online Creative Collaboration&quot;,&quot;container-title&quot;:&quot;Proceedings of the 16th ACM International Conference on Supporting Group Work&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issued&quot;:{&quot;date-parts&quot;:[[2010]]},&quot;publisher-place&quot;:&quot;New York, NY, USA&quot;,&quot;id&quot;:&quot;luther_why_2010&quot;},&quot;uris&quot;:[&quot;http://zotero.org/users/1913249/items/9XTYDSSZ&quot;],&quot;uri&quot;:[&quot;http://zotero.org/users/1913249/items/9XTYDSSZ&quot;]}],&quot;schema&quot;:&quot;https://github.com/citation-style-language/schema/raw/master/csl-citation.json&quot;,&quot;properties&quot;:{&quot;formattedCitation&quot;:&quot;[@luther_why_2010]&quot;,&quot;noteIndex&quot;:0}} RNDmubebvqjqh"/>&lt;Do Zotero Refresh: [@luther_why_2010]&gt;<text:reference-mark-end text:name="ZOTERO_ITEM CSL_CITATION {&quot;citationID&quot;:&quot;zrfgyyvg&quot;,&quot;citationItems&quot;:[{&quot;suffix&quot;:&quot;&quot;,&quot;id&quot;:2775,&quot;prefix&quot;:&quot;&quot;,&quot;itemData&quot;:{&quot;page&quot;:&quot;1–10&quot;,&quot;event-place&quot;:&quot;New York, NY, USA&quot;,&quot;title-short&quot;:&quot;Why It Works (when It Works)&quot;,&quot;URL&quot;:&quot;http://doi.acm.org/10.1145/1880071.1880073&quot;,&quot;source&quot;:&quot;ACM Digital Library&quot;,&quot;publisher&quot;:&quot;ACM&quot;,&quot;ISBN&quot;:&quot;978-1-4503-0387-3&quot;,&quot;author&quot;:[{&quot;family&quot;:&quot;Luther&quot;,&quot;given&quot;:&quot;Kurt&quot;},{&quot;family&quot;:&quot;Caine&quot;,&quot;given&quot;:&quot;Kelly&quot;},{&quot;family&quot;:&quot;Ziegler&quot;,&quot;given&quot;:&quot;Kevin&quot;},{&quot;family&quot;:&quot;Bruckman&quot;,&quot;given&quot;:&quot;Amy&quot;}],&quot;type&quot;:&quot;paper-conference&quot;,&quot;collection-title&quot;:&quot;GROUP '10&quot;,&quot;accessed&quot;:{&quot;date-parts&quot;:[[2018,11,20]]},&quot;DOI&quot;:&quot;10.1145/1880071.1880073&quot;,&quot;citation-key&quot;:&quot;luther_why_2010&quot;,&quot;title&quot;:&quot;Why It Works (when It Works): Success Factors in Online Creative Collaboration&quot;,&quot;container-title&quot;:&quot;Proceedings of the 16th ACM International Conference on Supporting Group Work&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issued&quot;:{&quot;date-parts&quot;:[[2010]]},&quot;publisher-place&quot;:&quot;New York, NY, USA&quot;,&quot;id&quot;:&quot;luther_why_2010&quot;},&quot;uris&quot;:[&quot;http://zotero.org/users/1913249/items/9XTYDSSZ&quot;],&quot;uri&quot;:[&quot;http://zotero.org/users/1913249/items/9XTYDSSZ&quot;]}],&quot;schema&quot;:&quot;https://github.com/citation-style-language/schema/raw/master/csl-citation.json&quot;,&quot;properties&quot;:{&quot;formattedCitation&quot;:&quot;[@luther_why_2010]&quot;,&quot;noteIndex&quot;:0}} RNDmubebvqjqh"/>.</text:p>
      <text:p text:style-name="Text_20_body">On the other end of the spectrum is the desire to bring open-ended practices into the school setting. We see that a similar pattern in different communities – ABOVE IN MAKING - SCRATCH IN SCHOOLS While the focus of my study will be on family learning, due to the need for strategies to bring game making into schools settings, which I will address this issue. Kafai’s study detailing an emergent peer pedagogy, accepts some of the limits of the school setting but identifies peer practices that show great promise.</text:p>
      <text:p text:style-name="Text_20_body"><text:span text:style-name="T2">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barrier---lack-of-knowledge-of-cultural-processes"/>Barrier - lack of knowledge of cultural processes<text:bookmark-end text:name="barrier---lack-of-knowledge-of-cultural-processes"/></text:h>
      <text:p text:style-name="First_20_paragraph"><text:span text:style-name="T2">Roles and practices to support learners</text:span></text:p>
      <text:p text:style-name="Text_20_body">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citationID&quot;:&quot;hxixsygc&quot;,&quot;citationItems&quot;:[{&quot;suffix&quot;:&quot;&quot;,&quot;id&quot;:1832,&quot;prefix&quot;:&quot;&quot;,&quot;itemData&quot;:{&quot;type&quot;:&quot;article-journal&quot;,&quot;page&quot;:&quot;75–86&quot;,&quot;title-short&quot;:&quot;Why minimal guidance during instruction does not work&quot;,&quot;volume&quot;:&quot;41&quot;,&quot;issue&quot;:&quot;2&quot;,&quot;issued&quot;:{&quot;date-parts&quot;:[[2006]]},&quot;title&quot;:&quot;Why minimal guidance during instruction does not work: An analysis of the failure of constructivist, discovery, problem-based, experiential, and inquiry-based teaching&quot;,&quot;container-title&quot;:&quot;Educational psychologist&quot;,&quot;author&quot;:[{&quot;family&quot;:&quot;Kirschner&quot;,&quot;given&quot;:&quot;Paul A.&quot;},{&quot;family&quot;:&quot;Sweller&quot;,&quot;given&quot;:&quot;John&quot;},{&quot;family&quot;:&quot;Clark&quot;,&quot;given&quot;:&quot;Richard E.&quot;}],&quot;citation-key&quot;:&quot;kirschner_why_2006&quot;,&quot;source&quot;:&quot;Google Scholar&quot;,&quot;id&quot;:&quot;kirschner_why_2006&quot;},&quot;uris&quot;:[&quot;http://zotero.org/users/1913249/items/F84HG9BX&quot;],&quot;uri&quot;:[&quot;http://zotero.org/users/1913249/items/F84HG9BX&quot;]},{&quot;suffix&quot;:&quot;&quot;,&quot;id&quot;:176,&quot;prefix&quot;:&quot;&quot;,&quot;itemData&quot;:{&quot;page&quot;:&quot;159-185&quot;,&quot;URL&quot;:&quot;https://doi.org/10.1007/s10648-006-9007-2&quot;,&quot;container-title-short&quot;:&quot;Educ Psychol Rev&quot;,&quot;source&quot;:&quot;Springer Link&quot;,&quot;author&quot;:[{&quot;family&quot;:&quot;Kollar&quot;,&quot;given&quot;:&quot;Ingo&quot;},{&quot;family&quot;:&quot;Fischer&quot;,&quot;given&quot;:&quot;Frank&quot;},{&quot;family&quot;:&quot;Hesse&quot;,&quot;given&quot;:&quot;Friedrich W.&quot;}],&quot;type&quot;:&quot;article-journal&quot;,&quot;volume&quot;:&quot;18&quot;,&quot;language&quot;:&quot;en&quot;,&quot;accessed&quot;:{&quot;date-parts&quot;:[[2018,12,20]]},&quot;issue&quot;:&quot;2&quot;,&quot;citation-key&quot;:&quot;kollar_collaboration_2006&quot;,&quot;title&quot;:&quot;Collaboration Scripts – A Conceptual Analysis&quot;,&quot;issued&quot;:{&quot;date-parts&quot;:[[2006,6,1]]},&quot;id&quot;:&quot;kollar_collaboration_2006&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DOI&quot;:&quot;10.1007/s10648-006-9007-2&quot;,&quot;ISSN&quot;:&quot;1573-336X&quot;,&quot;container-title&quot;:&quot;Educational Psychology Review&quot;},&quot;uris&quot;:[&quot;http://zotero.org/users/1913249/items/XC38WUCL&quot;],&quot;uri&quot;:[&quot;http://zotero.org/users/1913249/items/XC38WUCL&quot;]}],&quot;schema&quot;:&quot;https://github.com/citation-style-language/schema/raw/master/csl-citation.json&quot;,&quot;properties&quot;:{&quot;formattedCitation&quot;:&quot;[@kirschner_why_2006; @kollar_collaboration_2006]&quot;,&quot;noteIndex&quot;:0}} RNDstpeapvfvu"/>&lt;Do Zotero Refresh: [@kirschner_why_2006; @kollar_collaboration_2006]&gt;<text:reference-mark-end text:name="ZOTERO_ITEM CSL_CITATION {&quot;citationID&quot;:&quot;hxixsygc&quot;,&quot;citationItems&quot;:[{&quot;suffix&quot;:&quot;&quot;,&quot;id&quot;:1832,&quot;prefix&quot;:&quot;&quot;,&quot;itemData&quot;:{&quot;type&quot;:&quot;article-journal&quot;,&quot;page&quot;:&quot;75–86&quot;,&quot;title-short&quot;:&quot;Why minimal guidance during instruction does not work&quot;,&quot;volume&quot;:&quot;41&quot;,&quot;issue&quot;:&quot;2&quot;,&quot;issued&quot;:{&quot;date-parts&quot;:[[2006]]},&quot;title&quot;:&quot;Why minimal guidance during instruction does not work: An analysis of the failure of constructivist, discovery, problem-based, experiential, and inquiry-based teaching&quot;,&quot;container-title&quot;:&quot;Educational psychologist&quot;,&quot;author&quot;:[{&quot;family&quot;:&quot;Kirschner&quot;,&quot;given&quot;:&quot;Paul A.&quot;},{&quot;family&quot;:&quot;Sweller&quot;,&quot;given&quot;:&quot;John&quot;},{&quot;family&quot;:&quot;Clark&quot;,&quot;given&quot;:&quot;Richard E.&quot;}],&quot;citation-key&quot;:&quot;kirschner_why_2006&quot;,&quot;source&quot;:&quot;Google Scholar&quot;,&quot;id&quot;:&quot;kirschner_why_2006&quot;},&quot;uris&quot;:[&quot;http://zotero.org/users/1913249/items/F84HG9BX&quot;],&quot;uri&quot;:[&quot;http://zotero.org/users/1913249/items/F84HG9BX&quot;]},{&quot;suffix&quot;:&quot;&quot;,&quot;id&quot;:176,&quot;prefix&quot;:&quot;&quot;,&quot;itemData&quot;:{&quot;page&quot;:&quot;159-185&quot;,&quot;URL&quot;:&quot;https://doi.org/10.1007/s10648-006-9007-2&quot;,&quot;container-title-short&quot;:&quot;Educ Psychol Rev&quot;,&quot;source&quot;:&quot;Springer Link&quot;,&quot;author&quot;:[{&quot;family&quot;:&quot;Kollar&quot;,&quot;given&quot;:&quot;Ingo&quot;},{&quot;family&quot;:&quot;Fischer&quot;,&quot;given&quot;:&quot;Frank&quot;},{&quot;family&quot;:&quot;Hesse&quot;,&quot;given&quot;:&quot;Friedrich W.&quot;}],&quot;type&quot;:&quot;article-journal&quot;,&quot;volume&quot;:&quot;18&quot;,&quot;language&quot;:&quot;en&quot;,&quot;accessed&quot;:{&quot;date-parts&quot;:[[2018,12,20]]},&quot;issue&quot;:&quot;2&quot;,&quot;citation-key&quot;:&quot;kollar_collaboration_2006&quot;,&quot;title&quot;:&quot;Collaboration Scripts – A Conceptual Analysis&quot;,&quot;issued&quot;:{&quot;date-parts&quot;:[[2006,6,1]]},&quot;id&quot;:&quot;kollar_collaboration_2006&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DOI&quot;:&quot;10.1007/s10648-006-9007-2&quot;,&quot;ISSN&quot;:&quot;1573-336X&quot;,&quot;container-title&quot;:&quot;Educational Psychology Review&quot;},&quot;uris&quot;:[&quot;http://zotero.org/users/1913249/items/XC38WUCL&quot;],&quot;uri&quot;:[&quot;http://zotero.org/users/1913249/items/XC38WUCL&quot;]}],&quot;schema&quot;:&quot;https://github.com/citation-style-language/schema/raw/master/csl-citation.json&quot;,&quot;properties&quot;:{&quot;formattedCitation&quot;:&quot;[@kirschner_why_2006; @kollar_collaboration_2006]&quot;,&quot;noteIndex&quot;:0}} RNDstpeapvfvu"/></text:p>
      <text:p text:style-name="Text_20_body">I mention this as the literature surrounding the mature field of Project Based Learning may be a good source of inspiration for tactics to address issues of scaling</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p text:style-name="Text_20_body"><text:span text:style-name="T2">Developing UMC - adding the </text:span>“<text:span text:style-name="T2">Choos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eqbrkcvm&quot;,&quot;citationItems&quot;:[{&quot;suffix&quot;:&quot;&quot;,&quot;id&quot;:8703,&quot;prefix&quot;:&quot;&quot;,&quot;itemData&quot;:{&quot;page&quot;:&quot;1–6&quot;,&quot;event-place&quot;:&quot;New York, NY, USA&quot;,&quot;title-short&quot;:&quot;From 'Use' to 'Choose'&quot;,&quot;URL&quot;:&quot;https://dl.acm.org/doi/10.1145/3361721.3362110&quot;,&quot;source&quot;:&quot;ACM Digital Library&quot;,&quot;publisher&quot;:&quot;Association for Computing Machinery&quot;,&quot;ISBN&quot;:&quot;978-1-4503-7704-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collection-title&quot;:&quot;WiPSCE'19&quot;,&quot;accessed&quot;:{&quot;date-parts&quot;:[[2023,6,12]]},&quot;DOI&quot;:&quot;10.1145/3361721.3362110&quot;,&quot;citation-key&quot;:&quot;lytle_use_2019-1&quot;,&quot;title&quot;:&quot;From 'Use' to 'Choose': Scaffolding CT Curricula and Exploring Student Choices while Programming (Practical Report)&quot;,&quot;container-title&quot;:&quot;Proceedings of the 14th Workshop in Primary and Secondary Computing Education&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2019,10,23]]},&quot;publisher-place&quot;:&quot;New York, NY, USA&quot;,&quot;id&quot;:&quot;lytle_use_2019-1&quot;},&quot;uris&quot;:[&quot;http://zotero.org/users/1913249/items/KMBB3CBW&quot;],&quot;uri&quot;:[&quot;http://zotero.org/users/1913249/items/KMBB3CBW&quot;]}],&quot;schema&quot;:&quot;https://github.com/citation-style-language/schema/raw/master/csl-citation.json&quot;,&quot;properties&quot;:{&quot;formattedCitation&quot;:&quot;[@lytle_use_2019-1]&quot;,&quot;noteIndex&quot;:0}} RNDylvotdmcaf"/>&lt;Do Zotero Refresh: [@lytle_use_2019-1]&gt;<text:reference-mark-end text:name="ZOTERO_ITEM CSL_CITATION {&quot;citationID&quot;:&quot;eqbrkcvm&quot;,&quot;citationItems&quot;:[{&quot;suffix&quot;:&quot;&quot;,&quot;id&quot;:8703,&quot;prefix&quot;:&quot;&quot;,&quot;itemData&quot;:{&quot;page&quot;:&quot;1–6&quot;,&quot;event-place&quot;:&quot;New York, NY, USA&quot;,&quot;title-short&quot;:&quot;From 'Use' to 'Choose'&quot;,&quot;URL&quot;:&quot;https://dl.acm.org/doi/10.1145/3361721.3362110&quot;,&quot;source&quot;:&quot;ACM Digital Library&quot;,&quot;publisher&quot;:&quot;Association for Computing Machinery&quot;,&quot;ISBN&quot;:&quot;978-1-4503-7704-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collection-title&quot;:&quot;WiPSCE'19&quot;,&quot;accessed&quot;:{&quot;date-parts&quot;:[[2023,6,12]]},&quot;DOI&quot;:&quot;10.1145/3361721.3362110&quot;,&quot;citation-key&quot;:&quot;lytle_use_2019-1&quot;,&quot;title&quot;:&quot;From 'Use' to 'Choose': Scaffolding CT Curricula and Exploring Student Choices while Programming (Practical Report)&quot;,&quot;container-title&quot;:&quot;Proceedings of the 14th Workshop in Primary and Secondary Computing Education&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2019,10,23]]},&quot;publisher-place&quot;:&quot;New York, NY, USA&quot;,&quot;id&quot;:&quot;lytle_use_2019-1&quot;},&quot;uris&quot;:[&quot;http://zotero.org/users/1913249/items/KMBB3CBW&quot;],&quot;uri&quot;:[&quot;http://zotero.org/users/1913249/items/KMBB3CBW&quot;]}],&quot;schema&quot;:&quot;https://github.com/citation-style-language/schema/raw/master/csl-citation.json&quot;,&quot;properties&quot;:{&quot;formattedCitation&quot;:&quot;[@lytle_use_2019-1]&quot;,&quot;noteIndex&quot;:0}} RNDylvotdmcaf"/></text:p>
      <text:list text:style-name="L31">
        <text:list-item>
          <text:p text:style-name="P32">Scaffold Students and Teachers- Providing the necessary pro-gramming blocks students need to complete a choice</text:p>
        </text:list-item>
        <text:list-item>
          <text:p text:style-name="P32">Differentiate Choices by Difficulty -create choice systems that have varying difficulty</text:p>
        </text:list-item>
        <text:list-item>
          <text:p text:style-name="P32">Create Choices that Show Visible and Immediate Changes</text:p>
        </text:list-item>
        <text:list-item>
          <text:p text:style-name="P32">Make things Complex, not Complicated</text:p>
        </text:list-item>
        <text:list-item>
          <text:p text:style-name="P32">Draw from Student Desires - students will engage morewith the material, feeling like the creations are their 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3-10-24T14:02:34Z</meta:creation-date>
    <dc:date>2023-10-24T14:02:3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